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Default" style:data-style-name="N0">
      <style:table-cell-properties fo:background-color="#FFFF00"/>
      <style:text-properties fo:color="#FF0000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fo:background-color="transparent"/>
      <style:text-properties fo:color="#FF0000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Hyperlink" style:data-style-name="N0">
      <style:table-cell-properties fo:background-color="#FFFF00"/>
      <style:text-properties fo:color="#0563C1" style:text-underline-style="solid" style:text-underline-type="single"/>
    </style:style>
    <style:style style:name="ce10" style:family="table-cell" style:parent-style-name="Default" style:data-style-name="N0">
      <style:table-cell-properties fo:background-color="#FFFF00"/>
      <style:text-properties style:text-underline-style="solid" style:text-underline-type="single"/>
    </style:style>
    <style:style style:name="ce11" style:family="table-cell" style:parent-style-name="Default" style:data-style-name="N0">
      <style:table-cell-properties fo:background-color="#FFFF00"/>
      <style:text-properties fo:color="#24292E" style:font-name="Consolas" style:font-name-asian="Consolas" style:font-name-complex="Consolas" fo:font-size="6pt" style:font-size-asian="6pt" style:font-size-complex="6pt" style:font-family-generic="modern"/>
    </style:style>
    <style:style style:name="ce12" style:family="table-cell" style:parent-style-name="Default" style:data-style-name="N0">
      <style:table-cell-properties fo:background-color="transparent"/>
      <style:text-properties fo:color="#24292E" style:font-name="Consolas" style:font-name-asian="Consolas" style:font-name-complex="Consolas" fo:font-size="6pt" style:font-size-asian="6pt" style:font-size-complex="6pt" style:font-family-generic="modern"/>
    </style:style>
    <style:style style:name="ce13" style:family="table-cell" style:parent-style-name="Default" style:data-style-name="N0">
      <style:text-properties fo:color="#24292E" style:font-name="Consolas" style:font-name-asian="Consolas" style:font-name-complex="Consolas" fo:font-size="6pt" style:font-size-asian="6pt" style:font-size-complex="6pt" style:font-family-generic="modern"/>
    </style:style>
    <style:style style:name="ce14" style:family="table-cell" style:parent-style-name="Default" style:data-style-name="N36"/>
    <style:style style:name="ce15" style:family="table-cell" style:parent-style-name="Default" style:data-style-name="N2"/>
    <style:style style:name="ce16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73402777777778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20486111111111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mary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2">
            <text:p>1/ H -&gt; gamma gamma:<text:s/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HIGG-2016-21 (36 fb-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1">
            <text:p>Fig.15</text:p>
          </table:table-cell>
          <table:table-cell office:value-type="string" table:style-name="ce4">
            <text:p><text:a xlink:href="#Fig_15_Hgaga.A1">Done</text:a></text:p>
          </table:table-cell>
          <table:table-cell office:value-type="float" office:value="33.217432000000002" table:style-name="ce1">
            <text:p>33.217432</text:p>
          </table:table-cell>
          <table:table-cell office:value-type="float" office:value="2.36640578" table:style-name="ce1">
            <text:p>2.36640578</text:p>
          </table:table-cell>
          <table:table-cell office:value-type="float" office:value="2.88269749" table:style-name="ce1">
            <text:p>2.88269749</text:p>
          </table:table-cell>
          <table:table-cell office:value-type="float" office:value="0.81335829999999998" table:style-name="ce1">
            <text:p>0.8133583</text:p>
          </table:table-cell>
          <table:table-cell office:value-type="float" office:value="2.1521765400000001" table:style-name="ce1">
            <text:p>2.15217654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g.12</text:p>
          </table:table-cell>
          <table:table-cell office:value-type="string" table:style-name="ce1">
            <text:p>Signal Strength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tt. errors (+)</text:p>
          </table:table-cell>
          <table:table-cell office:value-type="string" table:style-name="ce1">
            <text:p>tt. errors (-)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ttH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VH</text:p>
          </table:table-cell>
          <table:table-cell office:value-type="float" office:value="0.7" table:style-name="ce1">
            <text:p>0.7</text:p>
          </table:table-cell>
          <table:table-cell office:value-type="float" office:value="0.9" table:style-name="ce1">
            <text:p>0.9</text:p>
          </table:table-cell>
          <table:table-cell office:value-type="float" office:value="0.8" table:style-name="ce1">
            <text:p>0.8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VBF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ggH</text:p>
          </table:table-cell>
          <table:table-cell office:value-type="float" office:value="0.81" table:style-name="ce1">
            <text:p>0.81</text:p>
          </table:table-cell>
          <table:table-cell office:value-type="float" office:value="0.19" table:style-name="ce1">
            <text:p>0.19</text:p>
          </table:table-cell>
          <table:table-cell office:value-type="float" office:value="0.18" table:style-name="ce1">
            <text:p>0.18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Fig.23</text:p>
          </table:table-cell>
          <table:table-cell office:value-type="string" table:style-name="ce1">
            <text:p>ggH</text:p>
          </table:table-cell>
          <table:table-cell office:value-type="string" table:style-name="ce1">
            <text:p>VBF</text:p>
          </table:table-cell>
          <table:table-cell office:value-type="string" table:style-name="ce1">
            <text:p>VH</text:p>
          </table:table-cell>
          <table:table-cell office:value-type="string" table:style-name="ce1">
            <text:p>top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4">
            <text:p><text:a xlink:href="#'1a'.A1">a</text:a></text:p>
          </table:table-cell>
          <table:table-cell office:value-type="string" table:style-name="ce4">
            <text:p><text:a xlink:href="#'1b'.A1">b</text:a></text:p>
          </table:table-cell>
          <table:table-cell office:value-type="string" table:style-name="ce4">
            <text:p><text:a xlink:href="#'1c'.A1">c</text:a></text:p>
          </table:table-cell>
          <table:table-cell office:value-type="string" table:style-name="ce4">
            <text:p><text:a xlink:href="#'1d'.A1">d</text:a>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ATLAS-CONF-2018-028 (80 fb-1)</text:p>
          </table:table-cell>
          <table:table-cell table:number-columns-repeated="16382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Signal Strength</text:p>
          </table:table-cell>
          <table:table-cell office:value-type="string" table:style-name="ce1">
            <text:p>central</text:p>
          </table:table-cell>
          <table:table-cell office:value-type="string" table:style-name="ce1">
            <text:p>tt. errors (+)</text:p>
          </table:table-cell>
          <table:table-cell office:value-type="string" table:style-name="ce1">
            <text:p>tt. errors (-)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g.8</text:p>
          </table:table-cell>
          <table:table-cell office:value-type="string" table:style-name="ce1">
            <text:p>ttH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0.43" table:style-name="ce1">
            <text:p>0.43</text:p>
          </table:table-cell>
          <table:table-cell office:value-type="float" office:value="0.37" table:style-name="ce1">
            <text:p>0.37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VH</text:p>
          </table:table-cell>
          <table:table-cell office:value-type="float" office:value="1.08" table:style-name="ce1">
            <text:p>1.08</text:p>
          </table:table-cell>
          <table:table-cell office:value-type="float" office:value="0.59" table:style-name="ce1">
            <text:p>0.59</text:p>
          </table:table-cell>
          <table:table-cell office:value-type="float" office:value="0.54" table:style-name="ce1">
            <text:p>0.54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VBF</text:p>
          </table:table-cell>
          <table:table-cell office:value-type="float" office:value="1.4" table:style-name="ce1">
            <text:p>1.4</text:p>
          </table:table-cell>
          <table:table-cell office:value-type="float" office:value="0.43" table:style-name="ce1">
            <text:p>0.43</text:p>
          </table:table-cell>
          <table:table-cell office:value-type="float" office:value="0.37" table:style-name="ce1">
            <text:p>0.37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ggH</text:p>
          </table:table-cell>
          <table:table-cell office:value-type="float" office:value="0.97" table:style-name="ce1">
            <text:p>0.97</text:p>
          </table:table-cell>
          <table:table-cell office:value-type="float" office:value="0.15" table:style-name="ce1">
            <text:p>0.15</text:p>
          </table:table-cell>
          <table:table-cell office:value-type="float" office:value="0.14000000000000001" table:style-name="ce1">
            <text:p>0.1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2/ H -&gt; ZZ* -&gt; 4l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3">
            <text:p>HIGG-2016-22 (36 fb-1)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table:style-name="ce6"/>
          <table:table-cell office:value-type="string" table:style-name="ce6">
            <text:p>Fig.6b</text:p>
          </table:table-cell>
          <table:table-cell table:number-columns-repeated="6" table:style-name="ce6"/>
          <table:table-cell office:value-type="string" table:style-name="ce6">
            <text:p>Replaced by 80 fb-1</text:p>
          </table:table-cell>
          <table:table-cell table:number-columns-repeated="16374" table:style-name="ce6"/>
        </table:table-row>
        <table:table-row table:style-name="ro1">
          <table:table-cell table:style-name="ce5"/>
          <table:table-cell table:style-name="ce6"/>
          <table:table-cell office:value-type="string" table:style-name="ce6">
            <text:p>Fig.8a</text:p>
          </table:table-cell>
          <table:table-cell table:number-columns-repeated="6" table:style-name="ce6"/>
          <table:table-cell office:value-type="string" table:style-name="ce6">
            <text:p>Replaced by 80 fb-1</text:p>
          </table:table-cell>
          <table:table-cell table:number-columns-repeated="16374" table:style-name="ce6"/>
        </table:table-row>
        <table:table-row table:style-name="ro1">
          <table:table-cell table:style-name="ce7"/>
          <table:table-cell table:number-columns-repeated="16383" table:style-name="ce8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Fig.7</text:p>
          </table:table-cell>
          <table:table-cell office:value-type="string" table:style-name="ce1">
            <text:p>ggF</text:p>
          </table:table-cell>
          <table:table-cell office:value-type="string" table:style-name="ce1">
            <text:p>VBF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1"/>
          <table:table-cell office:value-type="string" table:style-name="ce4">
            <text:p><text:a xlink:href="#'Fig.7a HZZ'.A1">a</text:a></text:p>
          </table:table-cell>
          <table:table-cell office:value-type="string" table:style-name="ce4">
            <text:p><text:a xlink:href="#'Fig.7b HZZ'.A1">b</text:a>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2" table:style-name="ce1"/>
          <table:table-cell table:number-columns-repeated="2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TLAS-CONF-2018-018 (80 fb-1)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1">
            <text:p>Fig.12b</text:p>
          </table:table-cell>
          <table:table-cell office:value-type="string" table:style-name="ce4">
            <text:p><text:a xlink:href="#'Fig 12.b HZZ (80)'.A1">Done</text:a></text:p>
          </table:table-cell>
          <table:table-cell table:number-columns-repeated="16380" table:style-name="ce1"/>
        </table:table-row>
        <table:table-row table:style-name="ro1">
          <table:table-cell table:style-name="ce2"/>
          <table:table-cell table:style-name="ce3"/>
          <table:table-cell table:style-name="ce1"/>
          <table:table-cell table:style-name="ce4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1">
            <text:p>Fig.14a</text:p>
          </table:table-cell>
          <table:table-cell office:value-type="string" table:style-name="ce4">
            <text:p><text:a xlink:href="#'Fig.14a HZZ (80)'.A1">Done</text:a></text:p>
          </table:table-cell>
          <table:table-cell office:value-type="float" office:value="1.3148148099999999" table:style-name="ce1">
            <text:p>1.31481481</text:p>
          </table:table-cell>
          <table:table-cell office:value-type="float" office:value="2.1452067600000002" table:style-name="ce1">
            <text:p>2.14520676</text:p>
          </table:table-cell>
          <table:table-cell office:value-type="float" office:value="43.89788583" table:style-name="ce1">
            <text:p>43.89788583</text:p>
          </table:table-cell>
          <table:table-cell office:value-type="float" office:value="2.9289961600000001" table:style-name="ce1">
            <text:p>2.92899616</text:p>
          </table:table-cell>
          <table:table-cell office:value-type="float" office:value="1.0515767899999999" table:style-name="ce1">
            <text:p>1.05157679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2">
            <text:p>3/ H -&gt; WW* -&gt; 2l2nu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table:style-name="ce3"/>
          <table:table-cell table:number-columns-repeated="16382" table:style-name="ce1"/>
        </table:table-row>
        <table:table-row table:style-name="ro1">
          <table:table-cell table:style-name="ce2"/>
          <table:table-cell office:value-type="string" table:style-name="ce3">
            <text:p>HIGG-2016-07 (36 fb-1)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1">
            <text:p>Fig. 9</text:p>
          </table:table-cell>
          <table:table-cell office:value-type="string" table:style-name="ce4">
            <text:p><text:a xlink:href="#'Fig.9 HWW'.A1">Done</text:a></text:p>
          </table:table-cell>
          <table:table-cell office:value-type="float" office:value="22.77008111" table:style-name="ce1">
            <text:p>22.77008111</text:p>
          </table:table-cell>
          <table:table-cell office:value-type="float" office:value="1.0445880599999999" table:style-name="ce1">
            <text:p>1.04458806</text:p>
          </table:table-cell>
          <table:table-cell office:value-type="float" office:value="7.6887384499999998" table:style-name="ce1">
            <text:p>7.68873845</text:p>
          </table:table-cell>
          <table:table-cell office:value-type="float" office:value="1.2211042700000001" table:style-name="ce1">
            <text:p>1.22110427</text:p>
          </table:table-cell>
          <table:table-cell office:value-type="float" office:value="0.63780448999999995" table:style-name="ce1">
            <text:p>0.63780449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/ H -&gt; tau tau<text:s/>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3">
            <text:p>ATLAS-CONF-2018-021/ <text:s text:c="2"/>(36 fb-1)</text:p>
          </table:table-cell>
          <table:table-cell table:number-columns-repeated="2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Fig. 9</text:p>
          </table:table-cell>
          <table:table-cell office:value-type="string" table:style-name="ce9">
            <text:p><text:a xlink:href="#'Fig.9 Htautau'.A1">Done</text:a></text:p>
          </table:table-cell>
          <table:table-cell office:value-type="float" office:value="3.5109789500000002" table:style-name="ce6">
            <text:p>3.51097895</text:p>
          </table:table-cell>
          <table:table-cell office:value-type="float" office:value="1.5768233" table:style-name="ce6">
            <text:p>1.5768233</text:p>
          </table:table-cell>
          <table:table-cell office:value-type="float" office:value="3.8294795000000001" table:style-name="ce6">
            <text:p>3.8294795</text:p>
          </table:table-cell>
          <table:table-cell office:value-type="float" office:value="1.0607208699999999" table:style-name="ce6">
            <text:p>1.06072087</text:p>
          </table:table-cell>
          <table:table-cell office:value-type="float" office:value="1.22541677" table:style-name="ce6">
            <text:p>1.22541677</text:p>
          </table:table-cell>
          <table:table-cell office:value-type="string" table:style-name="ce6">
            <text:p>Bad fitted</text:p>
          </table:table-cell>
          <table:table-cell table:number-columns-repeated="16374" table:style-name="ce6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5/ H -&gt; bb</text:p>
          </table:table-cell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style-name="ce2"/>
          <table:table-cell office:value-type="string" table:style-name="ce3">
            <text:p>HIGG-2016-29 (36 fb-1)</text:p>
          </table:table-cell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 table:style-name="ce5"/>
          <table:table-cell table:style-name="ce10"/>
          <table:table-cell office:value-type="string" table:style-name="ce6">
            <text:p>Fig. 5</text:p>
          </table:table-cell>
          <table:table-cell table:style-name="ce9"/>
          <table:table-cell table:number-columns-repeated="5" table:style-name="ce6"/>
          <table:table-cell office:value-type="string" table:style-name="ce6">
            <text:p>Replaced by 80 fb-1</text:p>
          </table:table-cell>
          <table:table-cell table:number-columns-repeated="16374" table:style-name="ce6"/>
        </table:table-row>
        <table:table-row table:style-name="ro1">
          <table:table-cell table:style-name="ce5"/>
          <table:table-cell table:style-name="ce10"/>
          <table:table-cell office:value-type="string" table:style-name="ce6">
            <text:p>Fig.11</text:p>
          </table:table-cell>
          <table:table-cell table:style-name="ce9"/>
          <table:table-cell table:number-columns-repeated="5" table:style-name="ce6"/>
          <table:table-cell office:value-type="string" table:style-name="ce6">
            <text:p>Replaced by 80 fb-1</text:p>
          </table:table-cell>
          <table:table-cell table:number-columns-repeated="16374" table:style-name="ce6"/>
        </table:table-row>
        <table:table-row table:style-name="ro1">
          <table:table-cell table:style-name="ce2"/>
          <table:table-cell table:style-name="ce3"/>
          <table:table-cell table:style-name="ce1"/>
          <table:table-cell table:style-name="ce4"/>
          <table:table-cell table:number-columns-repeated="16380" table:style-name="ce1"/>
        </table:table-row>
        <table:table-row table:style-name="ro1">
          <table:table-cell/>
          <table:table-cell office:value-type="string" table:style-name="ce3">
            <text:p>HIGG-2016-30 (36 fb-1)</text:p>
          </table:table-cell>
          <table:table-cell table:number-columns-repeated="3" table:style-name="ce1"/>
          <table:table-cell office:value-type="string" table:style-name="ce1">
            <text:p>central</text:p>
          </table:table-cell>
          <table:table-cell office:value-type="string" table:style-name="ce1">
            <text:p>tt. errors (+)</text:p>
          </table:table-cell>
          <table:table-cell office:value-type="string" table:style-name="ce1">
            <text:p>tt. errors (-)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3"/>
          <table:table-cell office:value-type="string" table:style-name="ce1">
            <text:p>Fig.6a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VBH</text:p>
          </table:table-cell>
          <table:table-cell office:value-type="float" office:value="2.5" table:style-name="ce1">
            <text:p>2.5</text:p>
          </table:table-cell>
          <table:table-cell office:value-type="float" office:value="1.4" table:style-name="ce1">
            <text:p>1.4</text:p>
          </table:table-cell>
          <table:table-cell office:value-type="float" office:value="1.3" table:style-name="ce1">
            <text:p>1.3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3"/>
          <table:table-cell table:number-columns-repeated="16382" table:style-name="ce1"/>
        </table:table-row>
        <table:table-row table:style-name="ro1">
          <table:table-cell/>
          <table:table-cell office:value-type="string" table:style-name="ce3">
            <text:p>HIGG-2018-04 (80 fb-1)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central</text:p>
          </table:table-cell>
          <table:table-cell office:value-type="string" table:style-name="ce1">
            <text:p>tt. errors (+)</text:p>
          </table:table-cell>
          <table:table-cell office:value-type="string" table:style-name="ce1">
            <text:p>tt. errors (-)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ig.3</text:p>
          </table:table-cell>
          <table:table-cell office:value-type="string" table:style-name="ce1">
            <text:p>mu</text:p>
          </table:table-cell>
          <table:table-cell office:value-type="string" table:style-name="ce1">
            <text:p>WH</text:p>
          </table:table-cell>
          <table:table-cell office:value-type="float" office:value="1.08" table:style-name="ce1">
            <text:p>1.08</text:p>
          </table:table-cell>
          <table:table-cell office:value-type="float" office:value="0.47" table:style-name="ce1">
            <text:p>0.47</text:p>
          </table:table-cell>
          <table:table-cell office:value-type="float" office:value="0.43" table:style-name="ce1">
            <text:p>0.43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ZH</text:p>
          </table:table-cell>
          <table:table-cell office:value-type="float" office:value="1.2" table:style-name="ce1">
            <text:p>1.2</text:p>
          </table:table-cell>
          <table:table-cell office:value-type="float" office:value="0.33" table:style-name="ce1">
            <text:p>0.33</text:p>
          </table:table-cell>
          <table:table-cell office:value-type="float" office:value="0.31" table:style-name="ce1">
            <text:p>0.31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omb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27" table:style-name="ce1">
            <text:p>0.27</text:p>
          </table:table-cell>
          <table:table-cell office:value-type="float" office:value="0.25" table:style-name="ce1">
            <text:p>0.25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Fig.8</text:p>
          </table:table-cell>
          <table:table-cell office:value-type="string" table:style-name="ce1">
            <text:p>mu (VH)</text:p>
          </table:table-cell>
          <table:table-cell office:value-type="string" table:style-name="ce1">
            <text:p>HZZ</text:p>
          </table:table-cell>
          <table:table-cell office:value-type="float" office:value="0.94" table:style-name="ce1">
            <text:p>0.94</text:p>
          </table:table-cell>
          <table:table-cell office:value-type="float" office:value="1.3" table:style-name="ce1">
            <text:p>1.3</text:p>
          </table:table-cell>
          <table:table-cell office:value-type="float" office:value="0.87" table:style-name="ce1">
            <text:p>0.87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Hgaga</text:p>
          </table:table-cell>
          <table:table-cell office:value-type="float" office:value="1.03" table:style-name="ce1">
            <text:p>1.03</text:p>
          </table:table-cell>
          <table:table-cell office:value-type="float" office:value="0.6" table:style-name="ce1">
            <text:p>0.6</text:p>
          </table:table-cell>
          <table:table-cell office:value-type="float" office:value="0.54" table:style-name="ce1">
            <text:p>0.54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Hbb</text:p>
          </table:table-cell>
          <table:table-cell office:value-type="float" office:value="1.17" table:style-name="ce1">
            <text:p>1.17</text:p>
          </table:table-cell>
          <table:table-cell office:value-type="float" office:value="0.27" table:style-name="ce1">
            <text:p>0.27</text:p>
          </table:table-cell>
          <table:table-cell office:value-type="float" office:value="0.25" table:style-name="ce1">
            <text:p>0.25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Comb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0.24" table:style-name="ce1">
            <text:p>0.24</text:p>
          </table:table-cell>
          <table:table-cell office:value-type="float" office:value="0.23" table:style-name="ce1">
            <text:p>0.23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Fig.6 (Aux.)</text:p>
          </table:table-cell>
          <table:table-cell office:value-type="string" table:style-name="ce4">
            <text:p><text:a xlink:href="#'Fig.6 Aux. Hbb (80)'.A1">Done</text:a></text:p>
          </table:table-cell>
          <table:table-cell office:value-type="string" table:style-name="ce1">
            <text:p>(Combined 7, 8, 13 TeV)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table:style-name="ce4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style-name="ce4"/>
          <table:table-cell office:value-type="float" office:value="7.6324516600000001" table:style-name="ce1">
            <text:p>7.63245166</text:p>
          </table:table-cell>
          <table:table-cell office:value-type="float" office:value="0.27827446" table:style-name="ce1">
            <text:p>0.27827446</text:p>
          </table:table-cell>
          <table:table-cell office:value-type="float" office:value="13.6257117" table:style-name="ce1">
            <text:p>13.6257117</text:p>
          </table:table-cell>
          <table:table-cell office:value-type="float" office:value="1.1113720899999999" table:style-name="ce1">
            <text:p>1.11137209</text:p>
          </table:table-cell>
          <table:table-cell office:value-type="float" office:value="0.94177032999999999" table:style-name="ce1">
            <text:p>0.94177033</text:p>
          </table:table-cell>
          <table:table-cell table:number-columns-repeated="16375" table:style-name="ce1"/>
        </table:table-row>
        <table:table-row table:style-name="ro1">
          <table:table-cell table:number-columns-repeated="3" table:style-name="ce1"/>
          <table:table-cell table:style-name="ce4"/>
          <table:table-cell table:number-columns-repeated="16380" table:style-name="ce1"/>
        </table:table-row>
        <table:table-row table:style-name="ro1">
          <table:table-cell office:value-type="string" table:style-name="ce2">
            <text:p>6/ ttH<text:s/>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office:value-type="string" table:style-name="ce3">
            <text:p>HIGG-2018-13 (80 fb-1)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g.5</text:p>
          </table:table-cell>
          <table:table-cell table:number-columns-repeated="2" table:style-name="ce1"/>
          <table:table-cell office:value-type="string" table:style-name="ce1">
            <text:p>central</text:p>
          </table:table-cell>
          <table:table-cell office:value-type="string" table:style-name="ce1">
            <text:p>tt. errors (+)</text:p>
          </table:table-cell>
          <table:table-cell office:value-type="string" table:style-name="ce1">
            <text:p>tt. errors (-)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u</text:p>
          </table:table-cell>
          <table:table-cell office:value-type="string" table:style-name="ce1">
            <text:p>Hbb</text:p>
          </table:table-cell>
          <table:table-cell office:value-type="float" office:value="0.79" table:style-name="ce1">
            <text:p>0.79</text:p>
          </table:table-cell>
          <table:table-cell office:value-type="float" office:value="0.61" table:style-name="ce1">
            <text:p>0.61</text:p>
          </table:table-cell>
          <table:table-cell office:value-type="float" office:value="0.6" table:style-name="ce1">
            <text:p>0.6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gaga</text:p>
          </table:table-cell>
          <table:table-cell office:value-type="float" office:value="1.39" table:style-name="ce1">
            <text:p>1.39</text:p>
          </table:table-cell>
          <table:table-cell office:value-type="float" office:value="0.48" table:style-name="ce1">
            <text:p>0.48</text:p>
          </table:table-cell>
          <table:table-cell office:value-type="float" office:value="0.42" table:style-name="ce1">
            <text:p>0.42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Combined</text:p>
          </table:table-cell>
          <table:table-cell office:value-type="float" office:value="1.32" table:style-name="ce1">
            <text:p>1.32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6" table:style-name="ce1">
            <text:p>0.2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">
            <text:p>HIGG-2017-03 (36 fb-1)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Fig.11</text:p>
          </table:table-cell>
          <table:table-cell table:number-columns-repeated="5" table:style-name="ce6"/>
          <table:table-cell table:style-name="ce11"/>
          <table:table-cell office:value-type="string" table:style-name="ce6">
            <text:p>Get the data from Powheg + Pythia 8 or Sherpa 4F or both?</text:p>
          </table:table-cell>
          <table:table-cell table:number-columns-repeated="16374" table:style-name="ce6"/>
        </table:table-row>
        <table:table-row table:style-name="ro1">
          <table:table-cell table:number-columns-repeated="8" table:style-name="ce8"/>
          <table:table-cell table:style-name="ce12"/>
          <table:table-cell table:number-columns-repeated="16375" table:style-name="ce8"/>
        </table:table-row>
        <table:table-row table:style-name="ro1">
          <table:table-cell table:style-name="ce1"/>
          <table:table-cell office:value-type="string" table:style-name="ce3">
            <text:p>HIGG-2017-02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Fig.16</text:p>
          </table:table-cell>
          <table:table-cell table:number-columns-repeated="2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mu</text:p>
          </table:table-cell>
          <table:table-cell office:value-type="string" table:style-name="ce1">
            <text:p>Htautau</text:p>
          </table:table-cell>
          <table:table-cell office:value-type="float" office:value="1.5" table:style-name="ce1">
            <text:p>1.5</text:p>
          </table:table-cell>
          <table:table-cell office:value-type="float" office:value="1.2" table:style-name="ce1">
            <text:p>1.2</text:p>
          </table:table-cell>
          <table:table-cell office:value-type="float" office:value="-1" table:style-name="ce1">
            <text:p>-1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Hgaga</text:p>
          </table:table-cell>
          <table:table-cell office:value-type="float" office:value="0.6" table:style-name="ce1">
            <text:p>0.6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Hbb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HVV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2" table:style-name="ce1"/>
          <table:table-cell office:value-type="string" table:style-name="ce1">
            <text:p>Combined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0.3" table:style-name="ce1">
            <text:p>0.3</text:p>
          </table:table-cell>
          <table:table-cell table:number-columns-repeated="16376" table:style-name="ce1"/>
        </table:table-row>
        <table:table-row table:style-name="ro1">
          <table:table-cell table:number-columns-repeated="2" table:style-name="ce6"/>
          <table:table-cell office:value-type="string" table:style-name="ce6">
            <text:p>Fig 17a</text:p>
          </table:table-cell>
          <table:table-cell office:value-type="string" table:style-name="ce6">
            <text:p>2D mu</text:p>
          </table:table-cell>
          <table:table-cell office:value-type="string" table:style-name="ce6">
            <text:p>VV-bb</text:p>
          </table:table-cell>
          <table:table-cell office:value-type="string" table:style-name="ce6">
            <text:p>?</text:p>
          </table:table-cell>
          <table:table-cell table:number-columns-repeated="3" table:style-name="ce6"/>
          <table:table-cell office:value-type="string" table:style-name="ce6">
            <text:p>Should we include these plot also?</text:p>
          </table:table-cell>
          <table:table-cell table:number-columns-repeated="16374" table:style-name="ce6"/>
        </table:table-row>
        <table:table-row table:style-name="ro1">
          <table:table-cell table:number-columns-repeated="2" table:style-name="ce6"/>
          <table:table-cell office:value-type="string" table:style-name="ce6">
            <text:p>Fig 17b</text:p>
          </table:table-cell>
          <table:table-cell table:style-name="ce6"/>
          <table:table-cell office:value-type="string" table:style-name="ce6">
            <text:p>VV-tautau</text:p>
          </table:table-cell>
          <table:table-cell office:value-type="string" table:style-name="ce6">
            <text:p>?</text:p>
          </table:table-cell>
          <table:table-cell table:number-columns-repeated="16378" table:style-name="ce6"/>
        </table:table-row>
        <table:table-row table:number-rows-repeated="1048491" table:style-name="ro1">
          <table:table-cell table:number-columns-repeated="16384"/>
        </table:table-row>
      </table:table>
      <table:table table:name="Fig_7a_HZZ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7a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4" table:style-name="ce1"/>
          <table:table-cell table:style-name="ce1">
            <draw:frame draw:z-index="1" draw:id="id0" draw:style-name="a0" draw:name="Chart 1" svg:x="0.29861in" svg:y="0.1111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0.50301173518660802" table:style-name="ce1">
            <text:p>0.503011735</text:p>
          </table:table-cell>
          <table:table-cell office:value-type="float" office:value="9.5161250704417704" table:style-name="ce1">
            <text:p>9.516125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627361495636602" table:style-name="ce1">
            <text:p>0.506273615</text:p>
          </table:table-cell>
          <table:table-cell office:value-type="float" office:value="9.3965230280571692" table:style-name="ce1">
            <text:p>9.3965230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872192564602103" table:style-name="ce1">
            <text:p>0.508721926</text:p>
          </table:table-cell>
          <table:table-cell office:value-type="float" office:value="9.2834269089915509" table:style-name="ce1">
            <text:p>9.2834269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215615026763905" table:style-name="ce1">
            <text:p>0.51215615</text:p>
          </table:table-cell>
          <table:table-cell office:value-type="float" office:value="9.1663054355436309" table:style-name="ce1">
            <text:p>9.166305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550166798021102" table:style-name="ce1">
            <text:p>0.515501668</text:p>
          </table:table-cell>
          <table:table-cell office:value-type="float" office:value="9.0445793131713295" table:style-name="ce1">
            <text:p>9.0445793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917959290140403" table:style-name="ce1">
            <text:p>0.519179593</text:p>
          </table:table-cell>
          <table:table-cell office:value-type="float" office:value="8.9205280144811194" table:style-name="ce1">
            <text:p>8.9205280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307554835728398" table:style-name="ce1">
            <text:p>0.523075548</text:p>
          </table:table-cell>
          <table:table-cell office:value-type="float" office:value="8.8065734273695409" table:style-name="ce1">
            <text:p>8.8065734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581701426064198" table:style-name="ce1">
            <text:p>0.525817014</text:p>
          </table:table-cell>
          <table:table-cell office:value-type="float" office:value="8.6883874383100803" table:style-name="ce1">
            <text:p>8.6883874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916253197321395" table:style-name="ce1">
            <text:p>0.529162532</text:p>
          </table:table-cell>
          <table:table-cell office:value-type="float" office:value="8.57074608514489" table:style-name="ce1">
            <text:p>8.5707460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250804968578602" table:style-name="ce1">
            <text:p>0.53250805</text:p>
          </table:table-cell>
          <table:table-cell office:value-type="float" office:value="8.4531047319797104" table:style-name="ce1">
            <text:p>8.4531047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594227430740404" table:style-name="ce1">
            <text:p>0.535942274</text:p>
          </table:table-cell>
          <table:table-cell office:value-type="float" office:value="8.3427416948563096" table:style-name="ce1">
            <text:p>8.3427416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981243002490198" table:style-name="ce1">
            <text:p>0.53981243</text:p>
          </table:table-cell>
          <table:table-cell office:value-type="float" office:value="8.2210898410150399" table:style-name="ce1">
            <text:p>8.2210898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263330973254797" table:style-name="ce1">
            <text:p>0.54263331</text:p>
          </table:table-cell>
          <table:table-cell office:value-type="float" office:value="8.1145887675056496" table:style-name="ce1">
            <text:p>8.1145887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700529310693202" table:style-name="ce1">
            <text:p>0.547005293</text:p>
          </table:table-cell>
          <table:table-cell office:value-type="float" office:value="7.9992868730681801" table:style-name="ce1">
            <text:p>7.9992868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035081081950499" table:style-name="ce1">
            <text:p>0.550350811</text:p>
          </table:table-cell>
          <table:table-cell office:value-type="float" office:value="7.8896108198568902" table:style-name="ce1">
            <text:p>7.889610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369632853207695" table:style-name="ce1">
            <text:p>0.553696329</text:p>
          </table:table-cell>
          <table:table-cell office:value-type="float" office:value="7.7811601974077398" table:style-name="ce1">
            <text:p>7.7811601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704184624464903" table:style-name="ce1">
            <text:p>0.557041846</text:p>
          </table:table-cell>
          <table:table-cell office:value-type="float" office:value="7.6751604364828596" table:style-name="ce1">
            <text:p>7.675160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0387363957221" table:style-name="ce1">
            <text:p>0.560387364</text:p>
          </table:table-cell>
          <table:table-cell office:value-type="float" office:value="7.5703861063201199" table:style-name="ce1">
            <text:p>7.5703861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373288166979296" table:style-name="ce1">
            <text:p>0.563732882</text:p>
          </table:table-cell>
          <table:table-cell office:value-type="float" office:value="7.4649990607763099" table:style-name="ce1">
            <text:p>7.4649990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712486490615099" table:style-name="ce1">
            <text:p>0.567124865</text:p>
          </table:table-cell>
          <table:table-cell office:value-type="float" office:value="7.35457413321038" table:style-name="ce1">
            <text:p>7.3545741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121383099929501" table:style-name="ce1">
            <text:p>0.571213831</text:p>
          </table:table-cell>
          <table:table-cell office:value-type="float" office:value="7.2391113236223301" table:style-name="ce1">
            <text:p>7.2391113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502400394972497" table:style-name="ce1">
            <text:p>0.575024004</text:p>
          </table:table-cell>
          <table:table-cell office:value-type="float" office:value="7.1172218104817304" table:style-name="ce1">
            <text:p>7.117221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920590109044001" table:style-name="ce1">
            <text:p>0.579205901</text:p>
          </table:table-cell>
          <table:table-cell office:value-type="float" office:value="6.9897770112194504" table:style-name="ce1">
            <text:p>6.9897770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338779823115505" table:style-name="ce1">
            <text:p>0.583387798</text:p>
          </table:table-cell>
          <table:table-cell office:value-type="float" office:value="6.8623322119571704" table:style-name="ce1">
            <text:p>6.862332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756969537186998" table:style-name="ce1">
            <text:p>0.587569695</text:p>
          </table:table-cell>
          <table:table-cell office:value-type="float" office:value="6.7378284465240199" table:style-name="ce1">
            <text:p>6.7378284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137986832230005" table:style-name="ce1">
            <text:p>0.591379868</text:p>
          </table:table-cell>
          <table:table-cell office:value-type="float" office:value="6.6176817682451299" table:style-name="ce1">
            <text:p>6.6176817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585745515983302" table:style-name="ce1">
            <text:p>0.595857455</text:p>
          </table:table-cell>
          <table:table-cell office:value-type="float" office:value="6.4965745502981402" table:style-name="ce1">
            <text:p>6.496574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011538679401599" table:style-name="ce1">
            <text:p>0.600115387</text:p>
          </table:table-cell>
          <table:table-cell office:value-type="float" office:value="6.3726500794070899" table:style-name="ce1">
            <text:p>6.3726500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429728393473103" table:style-name="ce1">
            <text:p>0.604297284</text:p>
          </table:table-cell>
          <table:table-cell office:value-type="float" office:value="6.2554988985467599" table:style-name="ce1">
            <text:p>6.2554988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847918107544596" table:style-name="ce1">
            <text:p>0.608479181</text:p>
          </table:table-cell>
          <table:table-cell office:value-type="float" office:value="6.1383477176864298" table:style-name="ce1">
            <text:p>6.1383477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2661078216162" table:style-name="ce1">
            <text:p>0.612661078</text:p>
          </table:table-cell>
          <table:table-cell office:value-type="float" office:value="6.0236473983503798" table:style-name="ce1">
            <text:p>6.0236473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684297535687704" table:style-name="ce1">
            <text:p>0.616842975</text:p>
          </table:table-cell>
          <table:table-cell office:value-type="float" office:value="5.9089470790143199" table:style-name="ce1">
            <text:p>5.9089470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102487249759197" table:style-name="ce1">
            <text:p>0.621024872</text:p>
          </table:table-cell>
          <table:table-cell office:value-type="float" office:value="5.7966976212025401" table:style-name="ce1">
            <text:p>5.7966976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520676963830701" table:style-name="ce1">
            <text:p>0.62520677</text:p>
          </table:table-cell>
          <table:table-cell office:value-type="float" office:value="5.6834678187810503" table:style-name="ce1">
            <text:p>5.6834678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938866677902305" table:style-name="ce1">
            <text:p>0.629388667</text:p>
          </table:table-cell>
          <table:table-cell office:value-type="float" office:value="5.5726888778838397" table:style-name="ce1">
            <text:p>5.5726888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357056391973798" table:style-name="ce1">
            <text:p>0.633570564</text:p>
          </table:table-cell>
          <table:table-cell office:value-type="float" office:value="5.4628902815963398" table:style-name="ce1">
            <text:p>5.462890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775246106045302" table:style-name="ce1">
            <text:p>0.637752461</text:p>
          </table:table-cell>
          <table:table-cell office:value-type="float" office:value="5.3550523745282499" table:style-name="ce1">
            <text:p>5.3550523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193435820116795" table:style-name="ce1">
            <text:p>0.641934358</text:p>
          </table:table-cell>
          <table:table-cell office:value-type="float" office:value="5.2486849843747301" table:style-name="ce1">
            <text:p>5.2486849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611625534188399" table:style-name="ce1">
            <text:p>0.646116255</text:p>
          </table:table-cell>
          <table:table-cell office:value-type="float" office:value="5.1428077665260599" table:style-name="ce1">
            <text:p>5.1428077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029815248259903" table:style-name="ce1">
            <text:p>0.650298152</text:p>
          </table:table-cell>
          <table:table-cell office:value-type="float" office:value="5.0359502040676896" table:style-name="ce1">
            <text:p>5.0359502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448004962331396" table:style-name="ce1">
            <text:p>0.65448005</text:p>
          </table:table-cell>
          <table:table-cell office:value-type="float" office:value="4.9290926416093104" table:style-name="ce1">
            <text:p>4.9290926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904211923136702" table:style-name="ce1">
            <text:p>0.659042119</text:p>
          </table:table-cell>
          <table:table-cell office:value-type="float" office:value="4.81795721176311" table:style-name="ce1">
            <text:p>4.817957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330005086554999" table:style-name="ce1">
            <text:p>0.663300051</text:p>
          </table:table-cell>
          <table:table-cell office:value-type="float" office:value="4.7092280823225696" table:style-name="ce1">
            <text:p>4.7092280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828031018767398" table:style-name="ce1">
            <text:p>0.66828031</text:p>
          </table:table-cell>
          <table:table-cell office:value-type="float" office:value="4.5962656466128102" table:style-name="ce1">
            <text:p>4.5962656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329858675653298" table:style-name="ce1">
            <text:p>0.673298587</text:p>
          </table:table-cell>
          <table:table-cell office:value-type="float" office:value="4.4806666780511897" table:style-name="ce1">
            <text:p>4.4806666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831686332539098" table:style-name="ce1">
            <text:p>0.678316863</text:p>
          </table:table-cell>
          <table:table-cell office:value-type="float" office:value="4.3634338018067202" table:style-name="ce1">
            <text:p>4.3634338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333513989424899" table:style-name="ce1">
            <text:p>0.68333514</text:p>
          </table:table-cell>
          <table:table-cell office:value-type="float" office:value="4.2511026486108001" table:style-name="ce1">
            <text:p>4.251102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835341646310799" table:style-name="ce1">
            <text:p>0.688353416</text:p>
          </table:table-cell>
          <table:table-cell office:value-type="float" office:value="4.1404054030977298" table:style-name="ce1">
            <text:p>4.1404054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302953781136201" table:style-name="ce1">
            <text:p>0.693029538</text:p>
          </table:table-cell>
          <table:table-cell office:value-type="float" office:value="4.0398309583652203" table:style-name="ce1">
            <text:p>4.0398309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867948555671999" table:style-name="ce1">
            <text:p>0.698679486</text:p>
          </table:table-cell>
          <table:table-cell office:value-type="float" office:value="3.9182819378746201" table:style-name="ce1">
            <text:p>3.9182819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389077276284195" table:style-name="ce1">
            <text:p>0.703890773</text:p>
          </table:table-cell>
          <table:table-cell office:value-type="float" office:value="3.8068997079868101" table:style-name="ce1">
            <text:p>3.8068997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926290216668397" table:style-name="ce1">
            <text:p>0.709262902</text:p>
          </table:table-cell>
          <table:table-cell office:value-type="float" office:value="3.6984333748868599" table:style-name="ce1">
            <text:p>3.6984333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469936844961401" table:style-name="ce1">
            <text:p>0.714699368</text:p>
          </table:table-cell>
          <table:table-cell office:value-type="float" office:value="3.58966180628572" table:style-name="ce1">
            <text:p>3.5896618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055402444661498" table:style-name="ce1">
            <text:p>0.720554024</text:p>
          </table:table-cell>
          <table:table-cell office:value-type="float" office:value="3.4755216838694998" table:style-name="ce1">
            <text:p>3.4755216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640868044361595" table:style-name="ce1">
            <text:p>0.72640868</text:p>
          </table:table-cell>
          <table:table-cell office:value-type="float" office:value="3.3617316845281802" table:style-name="ce1">
            <text:p>3.3617316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226333644061803" table:style-name="ce1">
            <text:p>0.732263336</text:p>
          </table:table-cell>
          <table:table-cell office:value-type="float" office:value="3.25074266978603" table:style-name="ce1">
            <text:p>3.250742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8117992437619" table:style-name="ce1">
            <text:p>0.738117992</text:p>
          </table:table-cell>
          <table:table-cell office:value-type="float" office:value="3.14220451656815" table:style-name="ce1">
            <text:p>3.142204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397264843461997" table:style-name="ce1">
            <text:p>0.743972648</text:p>
          </table:table-cell>
          <table:table-cell office:value-type="float" office:value="3.0343666095000601" table:style-name="ce1">
            <text:p>3.034366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982730443162204" table:style-name="ce1">
            <text:p>0.749827304</text:p>
          </table:table-cell>
          <table:table-cell office:value-type="float" office:value="2.92792919473156" table:style-name="ce1">
            <text:p>2.9279291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568196042862301" table:style-name="ce1">
            <text:p>0.75568196</text:p>
          </table:table-cell>
          <table:table-cell office:value-type="float" office:value="2.8232423953375401" table:style-name="ce1">
            <text:p>2.8232423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164813368271" table:style-name="ce1">
            <text:p>0.761648134</text:p>
          </table:table-cell>
          <table:table-cell office:value-type="float" office:value="2.71678163903072" table:style-name="ce1">
            <text:p>2.7167816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822765185076902" table:style-name="ce1">
            <text:p>0.768227652</text:p>
          </table:table-cell>
          <table:table-cell office:value-type="float" office:value="2.6101487388787401" table:style-name="ce1">
            <text:p>2.6101487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491868727591295" table:style-name="ce1">
            <text:p>0.774918687</text:p>
          </table:table-cell>
          <table:table-cell office:value-type="float" office:value="2.5010854010485102" table:style-name="ce1">
            <text:p>2.5010854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1609722701057" table:style-name="ce1">
            <text:p>0.781609723</text:p>
          </table:table-cell>
          <table:table-cell office:value-type="float" office:value="2.3956983555046998" table:style-name="ce1">
            <text:p>2.3956983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844835449587403" table:style-name="ce1">
            <text:p>0.788448354</text:p>
          </table:table-cell>
          <table:table-cell office:value-type="float" office:value="2.2868332491213001" table:style-name="ce1">
            <text:p>2.286833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582817297948905" table:style-name="ce1">
            <text:p>0.795828173</text:p>
          </table:table-cell>
          <table:table-cell office:value-type="float" office:value="2.1772653221537199" table:style-name="ce1">
            <text:p>2.1772653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320799146310395" table:style-name="ce1">
            <text:p>0.803207991</text:p>
          </table:table-cell>
          <table:table-cell office:value-type="float" office:value="2.0676973951861499" table:style-name="ce1">
            <text:p>2.0676973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004662325792098" table:style-name="ce1">
            <text:p>0.810046623</text:p>
          </table:table-cell>
          <table:table-cell office:value-type="float" office:value="1.96281493877969" table:style-name="ce1">
            <text:p>1.9628149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691688284623898" table:style-name="ce1">
            <text:p>0.816916883</text:p>
          </table:table-cell>
          <table:table-cell office:value-type="float" office:value="1.8656557854959499" table:style-name="ce1">
            <text:p>1.8656557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447416839338905" table:style-name="ce1">
            <text:p>0.824474168</text:p>
          </table:table-cell>
          <table:table-cell office:value-type="float" office:value="1.7728731706484" table:style-name="ce1">
            <text:p>1.7728731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304705753185504" table:style-name="ce1">
            <text:p>0.833047058</text:p>
          </table:table-cell>
          <table:table-cell office:value-type="float" office:value="1.6733681927628501" table:style-name="ce1">
            <text:p>1.6733681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141085181328501" table:style-name="ce1">
            <text:p>0.841410852</text:p>
          </table:table-cell>
          <table:table-cell office:value-type="float" office:value="1.5728828702675901" table:style-name="ce1">
            <text:p>1.572882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019283580878802" table:style-name="ce1">
            <text:p>0.850192836</text:p>
          </table:table-cell>
          <table:table-cell office:value-type="float" office:value="1.4616137570655201" table:style-name="ce1">
            <text:p>1.4616137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939300951836095" table:style-name="ce1">
            <text:p>0.85939301</text:p>
          </table:table-cell>
          <table:table-cell office:value-type="float" office:value="1.35823196185975" table:style-name="ce1">
            <text:p>1.3582319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894167465632799" table:style-name="ce1">
            <text:p>0.868941675</text:p>
          </table:table-cell>
          <table:table-cell office:value-type="float" office:value="1.2675872197271101" table:style-name="ce1">
            <text:p>1.267587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779335693750804" table:style-name="ce1">
            <text:p>0.877793357</text:p>
          </table:table-cell>
          <table:table-cell office:value-type="float" office:value="1.1603805951728601" table:style-name="ce1">
            <text:p>1.1603805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699353064708197" table:style-name="ce1">
            <text:p>0.886993531</text:p>
          </table:table-cell>
          <table:table-cell office:value-type="float" office:value="1.0757144697888199" table:style-name="ce1">
            <text:p>1.075714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691060100934905" table:style-name="ce1">
            <text:p>0.896910601</text:p>
          </table:table-cell>
          <table:table-cell office:value-type="float" office:value="0.98387082136941595" table:style-name="ce1">
            <text:p>0.9838708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539387806622895" table:style-name="ce1">
            <text:p>0.905393878</text:p>
          </table:table-cell>
          <table:table-cell office:value-type="float" office:value="0.89167704987510898" table:style-name="ce1">
            <text:p>0.891677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4594051775802" table:style-name="ce1">
            <text:p>0.914594052</text:p>
          </table:table-cell>
          <table:table-cell office:value-type="float" office:value="0.81280386991208897" table:style-name="ce1">
            <text:p>0.812803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379422548537604" table:style-name="ce1">
            <text:p>0.923794225</text:p>
          </table:table-cell>
          <table:table-cell office:value-type="float" office:value="0.73927802418385002" table:style-name="ce1">
            <text:p>0.7392780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299439919494898" table:style-name="ce1">
            <text:p>0.932994399</text:p>
          </table:table-cell>
          <table:table-cell office:value-type="float" office:value="0.668425845572999" table:style-name="ce1">
            <text:p>0.6684258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181820216185896" table:style-name="ce1">
            <text:p>0.941818202</text:p>
          </table:table-cell>
          <table:table-cell office:value-type="float" office:value="0.615965773550325" table:style-name="ce1">
            <text:p>0.6159657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139474661409595" table:style-name="ce1">
            <text:p>0.951394747</text:p>
          </table:table-cell>
          <table:table-cell office:value-type="float" office:value="0.53474248970347305" table:style-name="ce1">
            <text:p>0.53474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059492032367" table:style-name="ce1">
            <text:p>0.96059492</text:p>
          </table:table-cell>
          <table:table-cell office:value-type="float" office:value="0.47146570125856402" table:style-name="ce1">
            <text:p>0.4714657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9725395747565" table:style-name="ce1">
            <text:p>0.969725396</text:p>
          </table:table-cell>
          <table:table-cell office:value-type="float" office:value="0.42285694769378401" table:style-name="ce1">
            <text:p>0.4228569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899526774281698" table:style-name="ce1">
            <text:p>0.978995268</text:p>
          </table:table-cell>
          <table:table-cell office:value-type="float" office:value="0.36380603866497102" table:style-name="ce1">
            <text:p>0.3638060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799630349330902" table:style-name="ce1">
            <text:p>0.987996303</text:p>
          </table:table-cell>
          <table:table-cell office:value-type="float" office:value="0.32559590674274203" table:style-name="ce1">
            <text:p>0.3255959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811251181465799" table:style-name="ce1">
            <text:p>0.998112512</text:p>
          </table:table-cell>
          <table:table-cell office:value-type="float" office:value="0.27854788699066002" table:style-name="ce1">
            <text:p>0.2785478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62821465859799" table:style-name="ce1">
            <text:p>1.006282147</text:p>
          </table:table-cell>
          <table:table-cell office:value-type="float" office:value="0.236629723868238" table:style-name="ce1">
            <text:p>0.2366297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605331009746" table:style-name="ce1">
            <text:p>1.01605331</text:p>
          </table:table-cell>
          <table:table-cell office:value-type="float" office:value="0.196215099301563" table:style-name="ce1">
            <text:p>0.196215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46476448622901" table:style-name="ce1">
            <text:p>1.024647645</text:p>
          </table:table-cell>
          <table:table-cell office:value-type="float" office:value="0.163229016888955" table:style-name="ce1">
            <text:p>0.1632290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419631000025" table:style-name="ce1">
            <text:p>1.03419631</text:p>
          </table:table-cell>
          <table:table-cell office:value-type="float" office:value="0.139039756329673" table:style-name="ce1">
            <text:p>0.139039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339648370983" table:style-name="ce1">
            <text:p>1.043396484</text:p>
          </table:table-cell>
          <table:table-cell office:value-type="float" office:value="0.10406039596429199" table:style-name="ce1">
            <text:p>0.1040603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15511831342199" table:style-name="ce1">
            <text:p>1.051551183</text:p>
          </table:table-cell>
          <table:table-cell office:value-type="float" office:value="8.2506190337953797E-2" table:style-name="ce1">
            <text:p>0.082506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01240722726899" table:style-name="ce1">
            <text:p>1.060124072</text:p>
          </table:table-cell>
          <table:table-cell office:value-type="float" office:value="6.7404404881484498E-2" table:style-name="ce1">
            <text:p>0.0674044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93242459822601" table:style-name="ce1">
            <text:p>1.069324246</text:p>
          </table:table-cell>
          <table:table-cell office:value-type="float" office:value="5.0696220905416901E-2" table:style-name="ce1">
            <text:p>0.0506962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852441969184" table:style-name="ce1">
            <text:p>1.07852442</text:p>
          </table:table-cell>
          <table:table-cell office:value-type="float" office:value="3.83316282412966E-2" table:style-name="ce1">
            <text:p>0.0383316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77245934014099" table:style-name="ce1">
            <text:p>1.087724593</text:p>
          </table:table-cell>
          <table:table-cell office:value-type="float" office:value="3.4321127565211898E-2" table:style-name="ce1">
            <text:p>0.0343211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75037990227701" table:style-name="ce1">
            <text:p>1.097503799</text:p>
          </table:table-cell>
          <table:table-cell office:value-type="float" office:value="2.8023702590553801E-2" table:style-name="ce1">
            <text:p>0.0280237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612494082056" table:style-name="ce1">
            <text:p>1.106124941</text:p>
          </table:table-cell>
          <table:table-cell office:value-type="float" office:value="2.36264590956487E-2" table:style-name="ce1">
            <text:p>0.0236264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40041105671199" table:style-name="ce1">
            <text:p>1.114004111</text:p>
          </table:table-cell>
          <table:table-cell office:value-type="float" office:value="9.3669011362305099E-3" table:style-name="ce1">
            <text:p>0.0093669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45252882397001" table:style-name="ce1">
            <text:p>1.124525288</text:p>
          </table:table-cell>
          <table:table-cell office:value-type="float" office:value="1.51598465572462E-2" table:style-name="ce1">
            <text:p>0.0151598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372546194928" table:style-name="ce1">
            <text:p>1.133725462</text:p>
          </table:table-cell>
          <table:table-cell office:value-type="float" office:value="2.89737933304294E-2" table:style-name="ce1">
            <text:p>0.0289737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292563565885" table:style-name="ce1">
            <text:p>1.142925636</text:p>
          </table:table-cell>
          <table:table-cell office:value-type="float" office:value="3.56579611239062E-2" table:style-name="ce1">
            <text:p>0.0356579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57671368620199" table:style-name="ce1">
            <text:p>1.155767137</text:p>
          </table:table-cell>
          <table:table-cell office:value-type="float" office:value="4.6925664714223103E-2" table:style-name="ce1">
            <text:p>0.0469256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39679910040199" table:style-name="ce1">
            <text:p>1.163967991</text:p>
          </table:table-cell>
          <table:table-cell office:value-type="float" office:value="5.3815499209038699E-2" table:style-name="ce1">
            <text:p>0.0538154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263126646447" table:style-name="ce1">
            <text:p>1.172631266</text:p>
          </table:table-cell>
          <table:table-cell office:value-type="float" office:value="7.6902611041862898E-2" table:style-name="ce1">
            <text:p>0.0769026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116681723561" table:style-name="ce1">
            <text:p>1.181166817</text:p>
          </table:table-cell>
          <table:table-cell office:value-type="float" office:value="9.6829478992431106E-2" table:style-name="ce1">
            <text:p>0.0968294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89265042067201" table:style-name="ce1">
            <text:p>1.188926504</text:p>
          </table:table-cell>
          <table:table-cell office:value-type="float" office:value="0.115307607401401" table:style-name="ce1">
            <text:p>0.1153076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71273583487201" table:style-name="ce1">
            <text:p>1.197127358</text:p>
          </table:table-cell>
          <table:table-cell office:value-type="float" office:value="0.13452880001366899" table:style-name="ce1">
            <text:p>0.13452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71747826389301" table:style-name="ce1">
            <text:p>1.207174783</text:p>
          </table:table-cell>
          <table:table-cell office:value-type="float" office:value="0.164439593944885" table:style-name="ce1">
            <text:p>0.1644395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73076461350401" table:style-name="ce1">
            <text:p>1.217307646</text:p>
          </table:table-cell>
          <table:table-cell office:value-type="float" office:value="0.20061049051872801" table:style-name="ce1">
            <text:p>0.2006104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49892171966501" table:style-name="ce1">
            <text:p>1.224989217</text:p>
          </table:table-cell>
          <table:table-cell office:value-type="float" office:value="0.23243461847930599" table:style-name="ce1">
            <text:p>0.2324346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43443506399301" table:style-name="ce1">
            <text:p>1.234344351</text:p>
          </table:table-cell>
          <table:table-cell office:value-type="float" office:value="0.26546338885970899" table:style-name="ce1">
            <text:p>0.265463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334692566456" table:style-name="ce1">
            <text:p>1.243346926</text:p>
          </table:table-cell>
          <table:table-cell office:value-type="float" office:value="0.29357140661555697" table:style-name="ce1">
            <text:p>0.2935714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16814575442201" table:style-name="ce1">
            <text:p>1.251681458</text:p>
          </table:table-cell>
          <table:table-cell office:value-type="float" office:value="0.33340568472930998" table:style-name="ce1">
            <text:p>0.3334056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120036299053" table:style-name="ce1">
            <text:p>1.261200363</text:p>
          </table:table-cell>
          <table:table-cell office:value-type="float" office:value="0.38466175993443302" table:style-name="ce1">
            <text:p>0.384661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959530005111" table:style-name="ce1">
            <text:p>1.2695953</text:p>
          </table:table-cell>
          <table:table-cell office:value-type="float" office:value="0.43767649037723699" table:style-name="ce1">
            <text:p>0.43767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80706115896301" table:style-name="ce1">
            <text:p>1.278070612</text:p>
          </table:table-cell>
          <table:table-cell office:value-type="float" office:value="0.47920406958984202" table:style-name="ce1">
            <text:p>0.479204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76192767276" table:style-name="ce1">
            <text:p>1.287619277</text:p>
          </table:table-cell>
          <table:table-cell office:value-type="float" office:value="0.53028637784115695" table:style-name="ce1">
            <text:p>0.5302863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681945043717" table:style-name="ce1">
            <text:p>1.29681945</text:p>
          </table:table-cell>
          <table:table-cell office:value-type="float" office:value="0.58687899849258995" table:style-name="ce1">
            <text:p>0.5868789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588022757539" table:style-name="ce1">
            <text:p>1.305880228</text:p>
          </table:table-cell>
          <table:table-cell office:value-type="float" office:value="0.64547686948206695" table:style-name="ce1">
            <text:p>0.6454768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521979785632" table:style-name="ce1">
            <text:p>1.315219798</text:p>
          </table:table-cell>
          <table:table-cell office:value-type="float" office:value="0.69872740623676299" table:style-name="ce1">
            <text:p>0.6987274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379268699478" table:style-name="ce1">
            <text:p>1.323792687</text:p>
          </table:table-cell>
          <table:table-cell office:value-type="float" office:value="0.75515292269335799" table:style-name="ce1">
            <text:p>0.7551529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36201452754699" table:style-name="ce1">
            <text:p>1.333620145</text:p>
          </table:table-cell>
          <table:table-cell office:value-type="float" office:value="0.81904242651933601" table:style-name="ce1">
            <text:p>0.8190424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28203189850401" table:style-name="ce1">
            <text:p>1.342820319</text:p>
          </table:table-cell>
          <table:table-cell office:value-type="float" office:value="0.88365604852294" table:style-name="ce1">
            <text:p>0.8836560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202049269461" table:style-name="ce1">
            <text:p>1.352020493</text:p>
          </table:table-cell>
          <table:table-cell office:value-type="float" office:value="0.95183456001639899" table:style-name="ce1">
            <text:p>0.951834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12206664041899" table:style-name="ce1">
            <text:p>1.361220666</text:p>
          </table:table-cell>
          <table:table-cell office:value-type="float" office:value="1.0313018882277301" table:style-name="ce1">
            <text:p>1.0313018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04208401137601" table:style-name="ce1">
            <text:p>1.37042084</text:p>
          </table:table-cell>
          <table:table-cell office:value-type="float" office:value="1.09754941791418" table:style-name="ce1">
            <text:p>1.0975494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962101382333" table:style-name="ce1">
            <text:p>1.379621014</text:p>
          </table:table-cell>
          <table:table-cell office:value-type="float" office:value="1.1724120972011101" table:style-name="ce1">
            <text:p>1.1724120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882118753291" table:style-name="ce1">
            <text:p>1.388821188</text:p>
          </table:table-cell>
          <table:table-cell office:value-type="float" office:value="1.2508396659779" table:style-name="ce1">
            <text:p>1.2508396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80213612424801" table:style-name="ce1">
            <text:p>1.398021361</text:p>
          </table:table-cell>
          <table:table-cell office:value-type="float" office:value="1.3283760123822299" table:style-name="ce1">
            <text:p>1.3283760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722153495205" table:style-name="ce1">
            <text:p>1.407221535</text:p>
          </table:table-cell>
          <table:table-cell office:value-type="float" office:value="1.4063579699727899" table:style-name="ce1">
            <text:p>1.406357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642170866163" table:style-name="ce1">
            <text:p>1.416421709</text:p>
          </table:table-cell>
          <table:table-cell office:value-type="float" office:value="1.48924165061189" table:style-name="ce1">
            <text:p>1.4892416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56218823711999" table:style-name="ce1">
            <text:p>1.425621882</text:p>
          </table:table-cell>
          <table:table-cell office:value-type="float" office:value="1.5770270542995499" table:style-name="ce1">
            <text:p>1.5770270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48220560807701" table:style-name="ce1">
            <text:p>1.434822056</text:p>
          </table:table-cell>
          <table:table-cell office:value-type="float" office:value="1.6665949027321301" table:style-name="ce1">
            <text:p>1.6665949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402222979035" table:style-name="ce1">
            <text:p>1.44402223</text:p>
          </table:table-cell>
          <table:table-cell office:value-type="float" office:value="1.7566083623509501" table:style-name="ce1">
            <text:p>1.7566083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32224034999199" table:style-name="ce1">
            <text:p>1.453222403</text:p>
          </table:table-cell>
          <table:table-cell office:value-type="float" office:value="1.84617621078353" table:style-name="ce1">
            <text:p>1.8461762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24225772094901" table:style-name="ce1">
            <text:p>1.462422577</text:p>
          </table:table-cell>
          <table:table-cell office:value-type="float" office:value="1.9366352815885799" table:style-name="ce1">
            <text:p>1.936635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162275091907" table:style-name="ce1">
            <text:p>1.471622751</text:p>
          </table:table-cell>
          <table:table-cell office:value-type="float" office:value="2.03110485306971" table:style-name="ce1">
            <text:p>2.0311048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082292462864" table:style-name="ce1">
            <text:p>1.480822925</text:p>
          </table:table-cell>
          <table:table-cell office:value-type="float" office:value="2.1304761475993899" table:style-name="ce1">
            <text:p>2.1304761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00230983382201" table:style-name="ce1">
            <text:p>1.490023098</text:p>
          </table:table-cell>
          <table:table-cell office:value-type="float" office:value="2.2311842756877698" table:style-name="ce1">
            <text:p>2.231184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922327204779" table:style-name="ce1">
            <text:p>1.499223272</text:p>
          </table:table-cell>
          <table:table-cell office:value-type="float" office:value="2.3327836261486099" table:style-name="ce1">
            <text:p>2.3327836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842344575736" table:style-name="ce1">
            <text:p>1.508423446</text:p>
          </table:table-cell>
          <table:table-cell office:value-type="float" office:value="2.4361654213543802" table:style-name="ce1">
            <text:p>2.4361654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76236194669399" table:style-name="ce1">
            <text:p>1.517623619</text:p>
          </table:table-cell>
          <table:table-cell office:value-type="float" office:value="2.5399928277463801" table:style-name="ce1">
            <text:p>2.5399928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68237931765101" table:style-name="ce1">
            <text:p>1.526823793</text:p>
          </table:table-cell>
          <table:table-cell office:value-type="float" office:value="2.6478307348144599" table:style-name="ce1">
            <text:p>2.6478307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602396688608" table:style-name="ce1">
            <text:p>1.536023967</text:p>
          </table:table-cell>
          <table:table-cell office:value-type="float" office:value="2.7556686418825498" table:style-name="ce1">
            <text:p>2.7556686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52241405956599" table:style-name="ce1">
            <text:p>1.545224141</text:p>
          </table:table-cell>
          <table:table-cell office:value-type="float" office:value="2.8635065489506299" table:style-name="ce1">
            <text:p>2.8635065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544243143052301" table:style-name="ce1">
            <text:p>1.554424314</text:p>
          </table:table-cell>
          <table:table-cell office:value-type="float" office:value="2.9713444560187199" table:style-name="ce1">
            <text:p>2.9713444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320629830073" table:style-name="ce1">
            <text:p>1.563206298</text:p>
          </table:table-cell>
          <table:table-cell office:value-type="float" office:value="3.0752609846479602" table:style-name="ce1">
            <text:p>3.0752609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19122478027701" table:style-name="ce1">
            <text:p>1.571912248</text:p>
          </table:table-cell>
          <table:table-cell office:value-type="float" office:value="3.1825641582925699" table:style-name="ce1">
            <text:p>3.1825641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012397309726" table:style-name="ce1">
            <text:p>1.580123973</text:p>
          </table:table-cell>
          <table:table-cell office:value-type="float" office:value="3.2904020653606501" table:style-name="ce1">
            <text:p>3.2904020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84117328852201" table:style-name="ce1">
            <text:p>1.588411733</text:p>
          </table:table-cell>
          <table:table-cell office:value-type="float" office:value="3.39823997242874" table:style-name="ce1">
            <text:p>3.3982399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66994926731899" table:style-name="ce1">
            <text:p>1.596699493</text:p>
          </table:table-cell>
          <table:table-cell office:value-type="float" office:value="3.5060778794968299" table:style-name="ce1">
            <text:p>3.506077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49872524611499" table:style-name="ce1">
            <text:p>1.604987252</text:p>
          </table:table-cell>
          <table:table-cell office:value-type="float" office:value="3.6139157865649101" table:style-name="ce1">
            <text:p>3.6139157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309954803342" table:style-name="ce1">
            <text:p>1.613099548</text:p>
          </table:table-cell>
          <table:table-cell office:value-type="float" office:value="3.7118816919687898" table:style-name="ce1">
            <text:p>3.7118816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09544960893401" table:style-name="ce1">
            <text:p>1.620954496</text:p>
          </table:table-cell>
          <table:table-cell office:value-type="float" office:value="3.8295916007010802" table:style-name="ce1">
            <text:p>3.8295916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96287645524301" table:style-name="ce1">
            <text:p>1.629628765</text:p>
          </table:table-cell>
          <table:table-cell office:value-type="float" office:value="3.9386178042657898" table:style-name="ce1">
            <text:p>3.9386178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76118989659201" table:style-name="ce1">
            <text:p>1.637611899</text:p>
          </table:table-cell>
          <table:table-cell office:value-type="float" office:value="4.0499928521418003" table:style-name="ce1">
            <text:p>4.0499928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52909650342" table:style-name="ce1">
            <text:p>1.645290965</text:p>
          </table:table-cell>
          <table:table-cell office:value-type="float" office:value="4.1526597107191101" table:style-name="ce1">
            <text:p>4.1526597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192475662127" table:style-name="ce1">
            <text:p>1.651924757</text:p>
          </table:table-cell>
          <table:table-cell office:value-type="float" office:value="4.2608746734063097" table:style-name="ce1">
            <text:p>4.2608746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026442457305" table:style-name="ce1">
            <text:p>1.660264425</text:p>
          </table:table-cell>
          <table:table-cell office:value-type="float" office:value="4.3701736709984802" table:style-name="ce1">
            <text:p>4.3701736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779183942633" table:style-name="ce1">
            <text:p>1.667791839</text:p>
          </table:table-cell>
          <table:table-cell office:value-type="float" office:value="4.4780115780665701" table:style-name="ce1">
            <text:p>4.4780115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7531925427962" table:style-name="ce1">
            <text:p>1.675319254</text:p>
          </table:table-cell>
          <table:table-cell office:value-type="float" office:value="4.5858494851346503" table:style-name="ce1">
            <text:p>4.5858494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284666913291" table:style-name="ce1">
            <text:p>1.682846669</text:p>
          </table:table-cell>
          <table:table-cell office:value-type="float" office:value="4.69399374989327" table:style-name="ce1">
            <text:p>4.693993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894853259467" table:style-name="ce1">
            <text:p>1.688948533</text:p>
          </table:table-cell>
          <table:table-cell office:value-type="float" office:value="4.7852925539484401" table:style-name="ce1">
            <text:p>4.7852925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77969514109701" table:style-name="ce1">
            <text:p>1.697796951</text:p>
          </table:table-cell>
          <table:table-cell office:value-type="float" office:value="4.9137883729799601" table:style-name="ce1">
            <text:p>4.9137883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53243662642501" table:style-name="ce1">
            <text:p>1.705324366</text:p>
          </table:table-cell>
          <table:table-cell office:value-type="float" office:value="5.02625568514945" table:style-name="ce1">
            <text:p>5.0262556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28517811175401" table:style-name="ce1">
            <text:p>1.712851781</text:p>
          </table:table-cell>
          <table:table-cell office:value-type="float" office:value="5.1392676332132297" table:style-name="ce1">
            <text:p>5.1392676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02315996011599" table:style-name="ce1">
            <text:p>1.7202316</text:p>
          </table:table-cell>
          <table:table-cell office:value-type="float" office:value="5.2486273170447504" table:style-name="ce1">
            <text:p>5.2486273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707023139597" table:style-name="ce1">
            <text:p>1.727070231</text:p>
          </table:table-cell>
          <table:table-cell office:value-type="float" office:value="5.3609344421865099" table:style-name="ce1">
            <text:p>5.3609344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3376126682112" table:style-name="ce1">
            <text:p>1.733761267</text:p>
          </table:table-cell>
          <table:table-cell office:value-type="float" office:value="5.4715295684694096" table:style-name="ce1">
            <text:p>5.4715295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177330620927" table:style-name="ce1">
            <text:p>1.741773306</text:p>
          </table:table-cell>
          <table:table-cell office:value-type="float" office:value="5.60206355982855" table:style-name="ce1">
            <text:p>5.602063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79034918841101" table:style-name="ce1">
            <text:p>1.747903492</text:p>
          </table:table-cell>
          <table:table-cell office:value-type="float" office:value="5.6951962977509902" table:style-name="ce1">
            <text:p>5.695196298</text:p>
          </table:table-cell>
          <table:table-cell table:number-columns-repeated="16381"/>
        </table:table-row>
        <table:table-row table:number-rows-repeated="1048398" table:style-name="ro1">
          <table:table-cell table:number-columns-repeated="16384"/>
        </table:table-row>
      </table:table>
      <table:table table:name="Fig_7b_HZZ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7b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float" office:value="0.24616591180911501" table:style-name="ce1">
            <text:p>0.246165912</text:p>
          </table:table-cell>
          <table:table-cell office:value-type="float" office:value="9.62353994465089" table:style-name="ce1">
            <text:p>9.623539945</text:p>
          </table:table-cell>
          <table:table-cell/>
          <table:table-cell table:style-name="ce1">
            <draw:frame draw:z-index="1" draw:id="id1" draw:style-name="a1" draw:name="Chart 2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0.255284437008858" table:style-name="ce1">
            <text:p>0.255284437</text:p>
          </table:table-cell>
          <table:table-cell office:value-type="float" office:value="9.5106765374790498" table:style-name="ce1">
            <text:p>9.5106765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931293731615402" table:style-name="ce1">
            <text:p>0.269312937</text:p>
          </table:table-cell>
          <table:table-cell office:value-type="float" office:value="9.3888716177731997" table:style-name="ce1">
            <text:p>9.3888716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380905430035902" table:style-name="ce1">
            <text:p>0.283809054</text:p>
          </table:table-cell>
          <table:table-cell office:value-type="float" office:value="9.2684765631142199" table:style-name="ce1">
            <text:p>9.2684765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215401624067001" table:style-name="ce1">
            <text:p>0.302154016</text:p>
          </table:table-cell>
          <table:table-cell office:value-type="float" office:value="9.1283348358657896" table:style-name="ce1">
            <text:p>9.1283348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1689293419173298" table:style-name="ce1">
            <text:p>0.316892934</text:p>
          </table:table-cell>
          <table:table-cell office:value-type="float" office:value="8.9827933825674702" table:style-name="ce1">
            <text:p>8.9827933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232428452975799" table:style-name="ce1">
            <text:p>0.332324285</text:p>
          </table:table-cell>
          <table:table-cell office:value-type="float" office:value="8.85097100068662" table:style-name="ce1">
            <text:p>8.8509710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4775563486778399" table:style-name="ce1">
            <text:p>0.347755635</text:p>
          </table:table-cell>
          <table:table-cell office:value-type="float" office:value="8.7248622824166908" table:style-name="ce1">
            <text:p>8.724862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318698520581" table:style-name="ce1">
            <text:p>0.363186985</text:p>
          </table:table-cell>
          <table:table-cell office:value-type="float" office:value="8.6036509900990001" table:style-name="ce1">
            <text:p>8.60365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7861833554383501" table:style-name="ce1">
            <text:p>0.378618336</text:p>
          </table:table-cell>
          <table:table-cell office:value-type="float" office:value="8.4820315789519594" table:style-name="ce1">
            <text:p>8.4820315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5137793918517" table:style-name="ce1">
            <text:p>0.395137794</text:p>
          </table:table-cell>
          <table:table-cell office:value-type="float" office:value="8.3571786109261996" table:style-name="ce1">
            <text:p>8.3571786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294319815469999" table:style-name="ce1">
            <text:p>0.412943198</text:p>
          </table:table-cell>
          <table:table-cell office:value-type="float" office:value="8.2328593367542098" table:style-name="ce1">
            <text:p>8.2328593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748427828091701" table:style-name="ce1">
            <text:p>0.427484278</text:p>
          </table:table-cell>
          <table:table-cell office:value-type="float" office:value="8.1155408701934206" table:style-name="ce1">
            <text:p>8.115540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291562861894301" table:style-name="ce1">
            <text:p>0.442915629</text:p>
          </table:table-cell>
          <table:table-cell office:value-type="float" office:value="8.0061650239269504" table:style-name="ce1">
            <text:p>8.0061650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834697895696802" table:style-name="ce1">
            <text:p>0.458346979</text:p>
          </table:table-cell>
          <table:table-cell office:value-type="float" office:value="7.8963810588311301" table:style-name="ce1">
            <text:p>7.8963810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377832929499403" table:style-name="ce1">
            <text:p>0.473778329</text:p>
          </table:table-cell>
          <table:table-cell office:value-type="float" office:value="7.7874133313940099" table:style-name="ce1">
            <text:p>7.7874133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049562549452103" table:style-name="ce1">
            <text:p>0.490495625</text:p>
          </table:table-cell>
          <table:table-cell office:value-type="float" office:value="7.6826009956739396" table:style-name="ce1">
            <text:p>7.682600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6219822731381" table:style-name="ce1">
            <text:p>0.506219823</text:p>
          </table:table-cell>
          <table:table-cell office:value-type="float" office:value="7.5760808644389996" table:style-name="ce1">
            <text:p>7.5760808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209315237714604" table:style-name="ce1">
            <text:p>0.522093152</text:p>
          </table:table-cell>
          <table:table-cell office:value-type="float" office:value="7.4550296962313602" table:style-name="ce1">
            <text:p>7.4550296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879183788261798" table:style-name="ce1">
            <text:p>0.548791838</text:p>
          </table:table-cell>
          <table:table-cell office:value-type="float" office:value="7.3284428959041898" table:style-name="ce1">
            <text:p>7.3284428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240048498096496" table:style-name="ce1">
            <text:p>0.572400485</text:p>
          </table:table-cell>
          <table:table-cell office:value-type="float" office:value="7.1784058567317697" table:style-name="ce1">
            <text:p>7.1784058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009797767632399" table:style-name="ce1">
            <text:p>0.590097978</text:p>
          </table:table-cell>
          <table:table-cell office:value-type="float" office:value="7.0544937500631901" table:style-name="ce1">
            <text:p>7.054493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137453647572204" table:style-name="ce1">
            <text:p>0.611374536</text:p>
          </table:table-cell>
          <table:table-cell office:value-type="float" office:value="6.9334020077056104" table:style-name="ce1">
            <text:p>6.9334020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194967025975701" table:style-name="ce1">
            <text:p>0.63194967</text:p>
          </table:table-cell>
          <table:table-cell office:value-type="float" office:value="6.8099687350947802" table:style-name="ce1">
            <text:p>6.8099687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042052899769698" table:style-name="ce1">
            <text:p>0.650420529</text:p>
          </table:table-cell>
          <table:table-cell office:value-type="float" office:value="6.6902044095357001" table:style-name="ce1">
            <text:p>6.690204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239851281246099" table:style-name="ce1">
            <text:p>0.672398513</text:p>
          </table:table-cell>
          <table:table-cell office:value-type="float" office:value="6.57222096614107" table:style-name="ce1">
            <text:p>6.5722209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268588248762697" table:style-name="ce1">
            <text:p>0.692685882</text:p>
          </table:table-cell>
          <table:table-cell office:value-type="float" office:value="6.4517031904354996" table:style-name="ce1">
            <text:p>6.451703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425020539589401" table:style-name="ce1">
            <text:p>0.714250205</text:p>
          </table:table-cell>
          <table:table-cell office:value-type="float" office:value="6.3332859424110701" table:style-name="ce1">
            <text:p>6.3332859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700155525323896" table:style-name="ce1">
            <text:p>0.737001555</text:p>
          </table:table-cell>
          <table:table-cell office:value-type="float" office:value="6.21474311936222" table:style-name="ce1">
            <text:p>6.2147431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711506744596502" table:style-name="ce1">
            <text:p>0.757115067</text:p>
          </table:table-cell>
          <table:table-cell office:value-type="float" office:value="6.09943385319208" table:style-name="ce1">
            <text:p>6.0994338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769020122999799" table:style-name="ce1">
            <text:p>0.777690201</text:p>
          </table:table-cell>
          <table:table-cell office:value-type="float" office:value="5.9908742445843197" table:style-name="ce1">
            <text:p>5.9908742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826533501403296" table:style-name="ce1">
            <text:p>0.798265335</text:p>
          </table:table-cell>
          <table:table-cell office:value-type="float" office:value="5.8819065171471996" table:style-name="ce1">
            <text:p>5.881906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884046879806704" table:style-name="ce1">
            <text:p>0.818840469</text:p>
          </table:table-cell>
          <table:table-cell office:value-type="float" office:value="5.7770199780036098" table:style-name="ce1">
            <text:p>5.7770199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941560258210102" table:style-name="ce1">
            <text:p>0.839415603</text:p>
          </table:table-cell>
          <table:table-cell office:value-type="float" office:value="5.6745821518361401" table:style-name="ce1">
            <text:p>5.6745821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9661006658058" table:style-name="ce1">
            <text:p>0.859661007</text:p>
          </table:table-cell>
          <table:table-cell office:value-type="float" office:value="5.5701665190340997" table:style-name="ce1">
            <text:p>5.570166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485235635517701" table:style-name="ce1">
            <text:p>0.884852356</text:p>
          </table:table-cell>
          <table:table-cell office:value-type="float" office:value="5.4546877265810103" table:style-name="ce1">
            <text:p>5.4546877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057127358522005" table:style-name="ce1">
            <text:p>0.910571274</text:p>
          </table:table-cell>
          <table:table-cell office:value-type="float" office:value="5.3325785728387496" table:style-name="ce1">
            <text:p>5.3325785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629019081526199" table:style-name="ce1">
            <text:p>0.936290191</text:p>
          </table:table-cell>
          <table:table-cell office:value-type="float" office:value="5.2124283894773704" table:style-name="ce1">
            <text:p>5.212428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200910804530504" table:style-name="ce1">
            <text:p>0.962009108</text:p>
          </table:table-cell>
          <table:table-cell office:value-type="float" office:value="5.0939106814334103" table:style-name="ce1">
            <text:p>5.0939106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492932209975904" table:style-name="ce1">
            <text:p>0.994929322</text:p>
          </table:table-cell>
          <table:table-cell office:value-type="float" office:value="4.9652716264215" table:style-name="ce1">
            <text:p>4.9652716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12787251182201" table:style-name="ce1">
            <text:p>1.031278725</text:p>
          </table:table-cell>
          <table:table-cell office:value-type="float" office:value="4.8176958577276299" table:style-name="ce1">
            <text:p>4.817695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831396592948" table:style-name="ce1">
            <text:p>1.068313966</text:p>
          </table:table-cell>
          <table:table-cell office:value-type="float" office:value="4.6755072575812298" table:style-name="ce1">
            <text:p>4.6755072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060909763056" table:style-name="ce1">
            <text:p>1.120609098</text:p>
          </table:table-cell>
          <table:table-cell office:value-type="float" office:value="4.4518581390960597" table:style-name="ce1">
            <text:p>4.4518581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88999065836101" table:style-name="ce1">
            <text:p>1.148899907</text:p>
          </table:table-cell>
          <table:table-cell office:value-type="float" office:value="4.3456730400408903" table:style-name="ce1">
            <text:p>4.345673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20469320906499" table:style-name="ce1">
            <text:p>1.172046932</text:p>
          </table:table-cell>
          <table:table-cell office:value-type="float" office:value="4.2373508823883803" table:style-name="ce1">
            <text:p>4.2373508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29096327666999" table:style-name="ce1">
            <text:p>1.202909633</text:p>
          </table:table-cell>
          <table:table-cell office:value-type="float" office:value="4.1398921059390101" table:style-name="ce1">
            <text:p>4.1398921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83023019067001" table:style-name="ce1">
            <text:p>1.228302302</text:p>
          </table:table-cell>
          <table:table-cell office:value-type="float" office:value="4.0369846213805198" table:style-name="ce1">
            <text:p>4.0369846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83066813364501" table:style-name="ce1">
            <text:p>1.258306681</text:p>
          </table:table-cell>
          <table:table-cell office:value-type="float" office:value="3.9254870994656499" table:style-name="ce1">
            <text:p>3.925487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74944927338201" table:style-name="ce1">
            <text:p>1.277494493</text:p>
          </table:table-cell>
          <table:table-cell office:value-type="float" office:value="3.8429448457021298" table:style-name="ce1">
            <text:p>3.8429448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83571934098801" table:style-name="ce1">
            <text:p>1.308357193</text:p>
          </table:table-cell>
          <table:table-cell office:value-type="float" office:value="3.7319365241182498" table:style-name="ce1">
            <text:p>3.7319365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92198940859299" table:style-name="ce1">
            <text:p>1.339219894</text:p>
          </table:table-cell>
          <table:table-cell office:value-type="float" office:value="3.6241931531691902" table:style-name="ce1">
            <text:p>3.6241931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00825947619799" table:style-name="ce1">
            <text:p>1.370082595</text:p>
          </table:table-cell>
          <table:table-cell office:value-type="float" office:value="3.5180822575375501" table:style-name="ce1">
            <text:p>3.5180822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09452954380299" table:style-name="ce1">
            <text:p>1.400945295</text:p>
          </table:table-cell>
          <table:table-cell office:value-type="float" office:value="3.4156444313700698" table:style-name="ce1">
            <text:p>3.4156444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22036717637701" table:style-name="ce1">
            <text:p>1.432203672</text:p>
          </table:table-cell>
          <table:table-cell office:value-type="float" office:value="3.3101928046165998" table:style-name="ce1">
            <text:p>3.3101928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78144802361399" table:style-name="ce1">
            <text:p>1.46781448</text:p>
          </table:table-cell>
          <table:table-cell office:value-type="float" office:value="3.20091562444075" table:style-name="ce1">
            <text:p>3.2009156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38209643581999" table:style-name="ce1">
            <text:p>1.503820964</text:p>
          </table:table-cell>
          <table:table-cell office:value-type="float" office:value="3.0900239082366898" table:style-name="ce1">
            <text:p>3.0900239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98274484802601" table:style-name="ce1">
            <text:p>1.539827448</text:p>
          </table:table-cell>
          <table:table-cell office:value-type="float" office:value="2.9833299857059599" table:style-name="ce1">
            <text:p>2.9833299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65197703951199" table:style-name="ce1">
            <text:p>1.57651977</text:p>
          </table:table-cell>
          <table:table-cell office:value-type="float" office:value="2.8750502300097498" table:style-name="ce1">
            <text:p>2.875050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698420017039" table:style-name="ce1">
            <text:p>1.6169842</text:p>
          </table:table-cell>
          <table:table-cell office:value-type="float" office:value="2.76224618557672" table:style-name="ce1">
            <text:p>2.7622461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813446773846" table:style-name="ce1">
            <text:p>1.658134468</text:p>
          </table:table-cell>
          <table:table-cell office:value-type="float" office:value="2.6447079627232002" table:style-name="ce1">
            <text:p>2.6447079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92847353065299" table:style-name="ce1">
            <text:p>1.699284735</text:p>
          </table:table-cell>
          <table:table-cell office:value-type="float" office:value="2.5308428093338602" table:style-name="ce1">
            <text:p>2.5308428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19478803587101" table:style-name="ce1">
            <text:p>1.74194788</text:p>
          </table:table-cell>
          <table:table-cell office:value-type="float" office:value="2.42658045192927" table:style-name="ce1">
            <text:p>2.4265804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8249299693313" table:style-name="ce1">
            <text:p>1.782492997</text:p>
          </table:table-cell>
          <table:table-cell office:value-type="float" office:value="2.3301491746502698" table:style-name="ce1">
            <text:p>2.3301491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254427924559999" table:style-name="ce1">
            <text:p>1.825442792</text:p>
          </table:table-cell>
          <table:table-cell office:value-type="float" office:value="2.2305317907455802" table:style-name="ce1">
            <text:p>2.2305317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703832162474401" table:style-name="ce1">
            <text:p>1.870383216</text:p>
          </table:table-cell>
          <table:table-cell office:value-type="float" office:value="2.1116065775847899" table:style-name="ce1">
            <text:p>2.1116065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1757404529651" table:style-name="ce1">
            <text:p>1.917574045</text:p>
          </table:table-cell>
          <table:table-cell office:value-type="float" office:value="2.0182280688601502" table:style-name="ce1">
            <text:p>2.0182280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643120538104" table:style-name="ce1">
            <text:p>1.964312054</text:p>
          </table:table-cell>
          <table:table-cell office:value-type="float" office:value="1.91767341957669" table:style-name="ce1">
            <text:p>1.917673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124839940190502" table:style-name="ce1">
            <text:p>2.012483994</text:p>
          </table:table-cell>
          <table:table-cell office:value-type="float" office:value="1.8127292277174301" table:style-name="ce1">
            <text:p>1.8127292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629804824890101" table:style-name="ce1">
            <text:p>2.062980482</text:p>
          </table:table-cell>
          <table:table-cell office:value-type="float" office:value="1.7124525238622801" table:style-name="ce1">
            <text:p>1.7124525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010713755891901" table:style-name="ce1">
            <text:p>2.101071376</text:p>
          </table:table-cell>
          <table:table-cell office:value-type="float" office:value="1.62670844719609" table:style-name="ce1">
            <text:p>1.6267084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475287213158398" table:style-name="ce1">
            <text:p>2.147528721</text:p>
          </table:table-cell>
          <table:table-cell office:value-type="float" office:value="1.5466506483893301" table:style-name="ce1">
            <text:p>1.5466506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799022394182801" table:style-name="ce1">
            <text:p>2.179902239</text:p>
          </table:table-cell>
          <table:table-cell office:value-type="float" office:value="1.48017003451081" table:style-name="ce1">
            <text:p>1.4801700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177239615752802" table:style-name="ce1">
            <text:p>2.217723962</text:p>
          </table:table-cell>
          <table:table-cell office:value-type="float" office:value="1.40450402152721" table:style-name="ce1">
            <text:p>1.4045040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652638677449399" table:style-name="ce1">
            <text:p>2.265263868</text:p>
          </table:table-cell>
          <table:table-cell office:value-type="float" office:value="1.3184364227846599" table:style-name="ce1">
            <text:p>1.3184364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124237220707502" table:style-name="ce1">
            <text:p>2.312423722</text:p>
          </table:table-cell>
          <table:table-cell office:value-type="float" office:value="1.2478040204099601" table:style-name="ce1">
            <text:p>1.247804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5095650919965" table:style-name="ce1">
            <text:p>2.350956509</text:p>
          </table:table-cell>
          <table:table-cell office:value-type="float" office:value="1.1805439600149801" table:style-name="ce1">
            <text:p>1.180543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034918179315801" table:style-name="ce1">
            <text:p>2.403491818</text:p>
          </table:table-cell>
          <table:table-cell office:value-type="float" office:value="1.09071929459491" table:style-name="ce1">
            <text:p>1.0907192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477350794671802" table:style-name="ce1">
            <text:p>2.447735079</text:p>
          </table:table-cell>
          <table:table-cell office:value-type="float" office:value="1.0210485901219699" table:style-name="ce1">
            <text:p>1.021048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933541543729598" table:style-name="ce1">
            <text:p>2.493354154</text:p>
          </table:table-cell>
          <table:table-cell office:value-type="float" office:value="0.95661601297767396" table:style-name="ce1">
            <text:p>0.9566160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501522470004399" table:style-name="ce1">
            <text:p>2.550152247</text:p>
          </table:table-cell>
          <table:table-cell office:value-type="float" office:value="0.88326709523783298" table:style-name="ce1">
            <text:p>0.8832670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0459062180403" table:style-name="ce1">
            <text:p>2.604590622</text:p>
          </table:table-cell>
          <table:table-cell office:value-type="float" office:value="0.809091996415084" table:style-name="ce1">
            <text:p>0.809091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5090474332208" table:style-name="ce1">
            <text:p>2.650904743</text:p>
          </table:table-cell>
          <table:table-cell office:value-type="float" office:value="0.74427283252410803" table:style-name="ce1">
            <text:p>0.7442728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011794442901902" table:style-name="ce1">
            <text:p>2.701179444</text:p>
          </table:table-cell>
          <table:table-cell office:value-type="float" office:value="0.693666747658646" table:style-name="ce1">
            <text:p>0.6936667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585826387189099" table:style-name="ce1">
            <text:p>2.758582639</text:p>
          </table:table-cell>
          <table:table-cell office:value-type="float" office:value="0.62605020303842196" table:style-name="ce1">
            <text:p>0.6260502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034835817163599" table:style-name="ce1">
            <text:p>2.803483582</text:p>
          </table:table-cell>
          <table:table-cell office:value-type="float" office:value="0.56856407252687902" table:style-name="ce1">
            <text:p>0.5685640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444779770587898" table:style-name="ce1">
            <text:p>2.844477977</text:p>
          </table:table-cell>
          <table:table-cell office:value-type="float" office:value="0.52078337134929897" table:style-name="ce1">
            <text:p>0.520783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878201977998801" table:style-name="ce1">
            <text:p>2.887820198</text:p>
          </table:table-cell>
          <table:table-cell office:value-type="float" office:value="0.47998188061592101" table:style-name="ce1">
            <text:p>0.4799818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284145840883502" table:style-name="ce1">
            <text:p>2.928414584</text:p>
          </table:table-cell>
          <table:table-cell office:value-type="float" office:value="0.44576371017195798" table:style-name="ce1">
            <text:p>0.44576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7262832736594" table:style-name="ce1">
            <text:p>2.972628327</text:p>
          </table:table-cell>
          <table:table-cell office:value-type="float" office:value="0.41246121369679201" table:style-name="ce1">
            <text:p>0.4124612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201348416208602" table:style-name="ce1">
            <text:p>3.020134842</text:p>
          </table:table-cell>
          <table:table-cell office:value-type="float" office:value="0.37490780765287102" table:style-name="ce1">
            <text:p>0.3749078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7659398849253" table:style-name="ce1">
            <text:p>3.076593988</text:p>
          </table:table-cell>
          <table:table-cell office:value-type="float" office:value="0.314219885587327" table:style-name="ce1">
            <text:p>0.3142198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1380744477757698" table:style-name="ce1">
            <text:p>3.138074448</text:p>
          </table:table-cell>
          <table:table-cell office:value-type="float" office:value="0.27190508886779302" table:style-name="ce1">
            <text:p>0.2719050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1968557826769199" table:style-name="ce1">
            <text:p>3.196855783</text:p>
          </table:table-cell>
          <table:table-cell office:value-type="float" office:value="0.232174720830327" table:style-name="ce1">
            <text:p>0.2321747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24875057950418" table:style-name="ce1">
            <text:p>3.24875058</text:p>
          </table:table-cell>
          <table:table-cell office:value-type="float" office:value="0.20334112553657399" table:style-name="ce1">
            <text:p>0.2033411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30200192735869" table:style-name="ce1">
            <text:p>3.302001927</text:p>
          </table:table-cell>
          <table:table-cell office:value-type="float" office:value="0.173548450993841" table:style-name="ce1">
            <text:p>0.1735484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3607267883672902" table:style-name="ce1">
            <text:p>3.360726788</text:p>
          </table:table-cell>
          <table:table-cell office:value-type="float" office:value="0.14546245519203699" table:style-name="ce1">
            <text:p>0.1454624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128994490339499" table:style-name="ce1">
            <text:p>3.412899449</text:p>
          </table:table-cell>
          <table:table-cell office:value-type="float" office:value="0.121134332767001" table:style-name="ce1">
            <text:p>0.1211343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535831258902299" table:style-name="ce1">
            <text:p>3.453583126</text:p>
          </table:table-cell>
          <table:table-cell office:value-type="float" office:value="9.5869738021407899E-2" table:style-name="ce1">
            <text:p>0.0958697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5069160384620002" table:style-name="ce1">
            <text:p>3.506916038</text:p>
          </table:table-cell>
          <table:table-cell office:value-type="float" office:value="8.5821813388312407E-2" table:style-name="ce1">
            <text:p>0.0858218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5706574502575101" table:style-name="ce1">
            <text:p>3.57065745</text:p>
          </table:table-cell>
          <table:table-cell office:value-type="float" office:value="6.9911861074263698E-2" table:style-name="ce1">
            <text:p>0.0699118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6246424467125" table:style-name="ce1">
            <text:p>3.624642447</text:p>
          </table:table-cell>
          <table:table-cell office:value-type="float" office:value="5.45592906299514E-2" table:style-name="ce1">
            <text:p>0.0545592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6847851454658298" table:style-name="ce1">
            <text:p>3.684785145</text:p>
          </table:table-cell>
          <table:table-cell office:value-type="float" office:value="3.5938202078533203E-2" table:style-name="ce1">
            <text:p>0.0359382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7494910166574602" table:style-name="ce1">
            <text:p>3.749491017</text:p>
          </table:table-cell>
          <table:table-cell office:value-type="float" office:value="3.0150335044078599E-2" table:style-name="ce1">
            <text:p>0.0301503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8060726345635598" table:style-name="ce1">
            <text:p>3.806072635</text:p>
          </table:table-cell>
          <table:table-cell office:value-type="float" office:value="1.6906140719934001E-2" table:style-name="ce1">
            <text:p>0.0169061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85452999918411" table:style-name="ce1">
            <text:p>3.854529999</text:p>
          </table:table-cell>
          <table:table-cell office:value-type="float" office:value="9.6701901529350192E-3" table:style-name="ce1">
            <text:p>0.00967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9111116170901998" table:style-name="ce1">
            <text:p>3.911111617</text:p>
          </table:table-cell>
          <table:table-cell office:value-type="float" office:value="1.21099987181061E-3" table:style-name="ce1">
            <text:p>0.0012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9698364780988" table:style-name="ce1">
            <text:p>3.969836478</text:p>
          </table:table-cell>
          <table:table-cell office:value-type="float" office:value="-7.1828913967308895E-4" table:style-name="ce1">
            <text:p>-0.0007182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01986589566296" table:style-name="ce1">
            <text:p>4.019865896</text:p>
          </table:table-cell>
          <table:table-cell office:value-type="float" office:value="4.6455583318163402E-3" table:style-name="ce1">
            <text:p>0.0046455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0808564708084898" table:style-name="ce1">
            <text:p>4.080856471</text:p>
          </table:table-cell>
          <table:table-cell office:value-type="float" office:value="7.4440874473768997E-3" table:style-name="ce1">
            <text:p>0.0074440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1374380887145801" table:style-name="ce1">
            <text:p>4.137438089</text:p>
          </table:table-cell>
          <table:table-cell office:value-type="float" office:value="2.4362468009625701E-2" table:style-name="ce1">
            <text:p>0.0243624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1947055444134698" table:style-name="ce1">
            <text:p>4.194705544</text:p>
          </table:table-cell>
          <table:table-cell office:value-type="float" office:value="3.2584207335489099E-2" table:style-name="ce1">
            <text:p>0.0325842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2554021890763796" table:style-name="ce1">
            <text:p>4.255402189</text:p>
          </table:table-cell>
          <table:table-cell office:value-type="float" office:value="4.3608602522494801E-2" table:style-name="ce1">
            <text:p>0.0436086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3140824853741204" table:style-name="ce1">
            <text:p>4.314082485</text:p>
          </table:table-cell>
          <table:table-cell office:value-type="float" office:value="5.8985615248348097E-2" table:style-name="ce1">
            <text:p>0.0589856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3685654248885699" table:style-name="ce1">
            <text:p>4.368565425</text:p>
          </table:table-cell>
          <table:table-cell office:value-type="float" office:value="7.2013673045429202E-2" table:style-name="ce1">
            <text:p>0.0720136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4152023947990404" table:style-name="ce1">
            <text:p>4.415202395</text:p>
          </table:table-cell>
          <table:table-cell office:value-type="float" office:value="8.6472967042587001E-2" table:style-name="ce1">
            <text:p>0.0864729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4769277961511396" table:style-name="ce1">
            <text:p>4.476927796</text:p>
          </table:table-cell>
          <table:table-cell office:value-type="float" office:value="0.103497068870453" table:style-name="ce1">
            <text:p>0.1034970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5335094140572396" table:style-name="ce1">
            <text:p>4.533509414</text:p>
          </table:table-cell>
          <table:table-cell office:value-type="float" office:value="0.130324956794236" table:style-name="ce1">
            <text:p>0.1303249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5911932712731902" table:style-name="ce1">
            <text:p>4.591193271</text:p>
          </table:table-cell>
          <table:table-cell office:value-type="float" office:value="0.14667091094648599" table:style-name="ce1">
            <text:p>0.1466709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64667264986943" table:style-name="ce1">
            <text:p>4.64667265</text:p>
          </table:table-cell>
          <table:table-cell office:value-type="float" office:value="0.18286098064543099" table:style-name="ce1">
            <text:p>0.1828609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7113785210610599" table:style-name="ce1">
            <text:p>4.711378521</text:p>
          </table:table-cell>
          <table:table-cell office:value-type="float" office:value="0.21313597744103399" table:style-name="ce1">
            <text:p>0.2131359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76796013896716" table:style-name="ce1">
            <text:p>4.767960139</text:p>
          </table:table-cell>
          <table:table-cell office:value-type="float" office:value="0.24085207289917801" table:style-name="ce1">
            <text:p>0.2408520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8245417568732503" table:style-name="ce1">
            <text:p>4.824541757</text:p>
          </table:table-cell>
          <table:table-cell office:value-type="float" office:value="0.27615170151589602" table:style-name="ce1">
            <text:p>0.2761517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8729991214938" table:style-name="ce1">
            <text:p>4.872999121</text:p>
          </table:table-cell>
          <table:table-cell office:value-type="float" office:value="0.30707751161562502" table:style-name="ce1">
            <text:p>0.3070775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9219979370034102" table:style-name="ce1">
            <text:p>4.921997937</text:p>
          </table:table-cell>
          <table:table-cell office:value-type="float" office:value="0.333767311422276" table:style-name="ce1">
            <text:p>0.3337673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9747147152845104" table:style-name="ce1">
            <text:p>4.974714715</text:p>
          </table:table-cell>
          <table:table-cell office:value-type="float" office:value="0.37422864176305198" table:style-name="ce1">
            <text:p>0.3742286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0404292726613802" table:style-name="ce1">
            <text:p>5.040429273</text:p>
          </table:table-cell>
          <table:table-cell office:value-type="float" office:value="0.41417531278007502" table:style-name="ce1">
            <text:p>0.4141753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10414789009881" table:style-name="ce1">
            <text:p>5.10414789</text:p>
          </table:table-cell>
          <table:table-cell office:value-type="float" office:value="0.466543760566489" table:style-name="ce1">
            <text:p>0.4665437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1513685785719101" table:style-name="ce1">
            <text:p>5.151368579</text:p>
          </table:table-cell>
          <table:table-cell office:value-type="float" office:value="0.50554111517711597" table:style-name="ce1">
            <text:p>0.5055411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2133965554208404" table:style-name="ce1">
            <text:p>5.213396555</text:p>
          </table:table-cell>
          <table:table-cell office:value-type="float" office:value="0.55102635882495399" table:style-name="ce1">
            <text:p>0.5510263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26630071728861" table:style-name="ce1">
            <text:p>5.266300717</text:p>
          </table:table-cell>
          <table:table-cell office:value-type="float" office:value="0.60266970317993895" table:style-name="ce1">
            <text:p>0.6026697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3277095781209596" table:style-name="ce1">
            <text:p>5.327709578</text:p>
          </table:table-cell>
          <table:table-cell office:value-type="float" office:value="0.658801739093959" table:style-name="ce1">
            <text:p>0.6588017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3822336826486499" table:style-name="ce1">
            <text:p>5.382233683</text:p>
          </table:table-cell>
          <table:table-cell office:value-type="float" office:value="0.70065246995846997" table:style-name="ce1">
            <text:p>0.700652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4399175398645996" table:style-name="ce1">
            <text:p>5.43991754</text:p>
          </table:table-cell>
          <table:table-cell office:value-type="float" office:value="0.75360191288355305" table:style-name="ce1">
            <text:p>0.7536019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4969097959449602" table:style-name="ce1">
            <text:p>5.496909796</text:p>
          </table:table-cell>
          <table:table-cell office:value-type="float" office:value="0.81408718113559198" table:style-name="ce1">
            <text:p>0.8140871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5573835947664101" table:style-name="ce1">
            <text:p>5.557383595</text:p>
          </table:table-cell>
          <table:table-cell office:value-type="float" office:value="0.876056995919274" table:style-name="ce1">
            <text:p>0.876056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6042335270600798" table:style-name="ce1">
            <text:p>5.604233527</text:p>
          </table:table-cell>
          <table:table-cell office:value-type="float" office:value="0.92615444048374196" table:style-name="ce1">
            <text:p>0.926154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6711027118581896" table:style-name="ce1">
            <text:p>5.671102712</text:p>
          </table:table-cell>
          <table:table-cell office:value-type="float" office:value="0.98861456858869201" table:style-name="ce1">
            <text:p>0.9886145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7345838727055396" table:style-name="ce1">
            <text:p>5.734583873</text:p>
          </table:table-cell>
          <table:table-cell office:value-type="float" office:value="1.0559596627438399" table:style-name="ce1">
            <text:p>1.0559596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7761416943848296" table:style-name="ce1">
            <text:p>5.776141694</text:p>
          </table:table-cell>
          <table:table-cell office:value-type="float" office:value="1.1088072842487899" table:style-name="ce1">
            <text:p>1.1088072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83562145210397" table:style-name="ce1">
            <text:p>5.835621452</text:p>
          </table:table-cell>
          <table:table-cell office:value-type="float" office:value="1.1707226775577699" table:style-name="ce1">
            <text:p>1.1707226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8993817567973501" table:style-name="ce1">
            <text:p>5.899381757</text:p>
          </table:table-cell>
          <table:table-cell office:value-type="float" office:value="1.23716681488157" table:style-name="ce1">
            <text:p>1.2371668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9465295210338702" table:style-name="ce1">
            <text:p>5.946529521</text:p>
          </table:table-cell>
          <table:table-cell office:value-type="float" office:value="1.29803826150877" table:style-name="ce1">
            <text:p>1.2980382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99177202100066" table:style-name="ce1">
            <text:p>5.991772021</text:p>
          </table:table-cell>
          <table:table-cell office:value-type="float" office:value="1.3584171749846401" table:style-name="ce1">
            <text:p>1.3584171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0355353453049796" table:style-name="ce1">
            <text:p>6.035535345</text:p>
          </table:table-cell>
          <table:table-cell office:value-type="float" office:value="1.4173430558664899" table:style-name="ce1">
            <text:p>1.4173430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0783590423418099" table:style-name="ce1">
            <text:p>6.078359042</text:p>
          </table:table-cell>
          <table:table-cell office:value-type="float" office:value="1.4676630278462099" table:style-name="ce1">
            <text:p>1.4676630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1265619416441703" table:style-name="ce1">
            <text:p>6.126561942</text:p>
          </table:table-cell>
          <table:table-cell office:value-type="float" office:value="1.5304075189810999" table:style-name="ce1">
            <text:p>1.530407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1700898471289598" table:style-name="ce1">
            <text:p>6.170089847</text:p>
          </table:table-cell>
          <table:table-cell office:value-type="float" office:value="1.5862517787974999" table:style-name="ce1">
            <text:p>1.5862517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2156089309285196" table:style-name="ce1">
            <text:p>6.215608931</text:p>
          </table:table-cell>
          <table:table-cell office:value-type="float" office:value="1.64680745122214" table:style-name="ce1">
            <text:p>1.6468074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2600530139593298" table:style-name="ce1">
            <text:p>6.260053014</text:p>
          </table:table-cell>
          <table:table-cell office:value-type="float" office:value="1.7002539142592901" table:style-name="ce1">
            <text:p>1.700253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3081147029301903" table:style-name="ce1">
            <text:p>6.308114703</text:p>
          </table:table-cell>
          <table:table-cell office:value-type="float" office:value="1.76740088646237" table:style-name="ce1">
            <text:p>1.7674008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3562869844739396" table:style-name="ce1">
            <text:p>6.356286984</text:p>
          </table:table-cell>
          <table:table-cell office:value-type="float" office:value="1.8357380560524299" table:style-name="ce1">
            <text:p>1.8357380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4058465884043496" table:style-name="ce1">
            <text:p>6.405846588</text:p>
          </table:table-cell>
          <table:table-cell office:value-type="float" office:value="1.90497403366592" table:style-name="ce1">
            <text:p>1.9049740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4624282063104399" table:style-name="ce1">
            <text:p>6.462428206</text:p>
          </table:table-cell>
          <table:table-cell office:value-type="float" office:value="1.9828876283604899" table:style-name="ce1">
            <text:p>1.9828876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51740239188966" table:style-name="ce1">
            <text:p>6.517402392</text:p>
          </table:table-cell>
          <table:table-cell office:value-type="float" office:value="2.0645160319449598" table:style-name="ce1">
            <text:p>2.0645160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5697951624965398" table:style-name="ce1">
            <text:p>6.569795162</text:p>
          </table:table-cell>
          <table:table-cell office:value-type="float" office:value="2.13677492824907" table:style-name="ce1">
            <text:p>2.1367749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6218854931367099" table:style-name="ce1">
            <text:p>6.621885493</text:p>
          </table:table-cell>
          <table:table-cell office:value-type="float" office:value="2.2157802598682199" table:style-name="ce1">
            <text:p>2.215780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6561773827767698" table:style-name="ce1">
            <text:p>6.656177383</text:p>
          </table:table-cell>
          <table:table-cell office:value-type="float" office:value="2.2734448570584802" table:style-name="ce1">
            <text:p>2.2734448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7041860282728498" table:style-name="ce1">
            <text:p>6.704186028</text:p>
          </table:table-cell>
          <table:table-cell office:value-type="float" office:value="2.3393968598818402" table:style-name="ce1">
            <text:p>2.339396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7574442574430096" table:style-name="ce1">
            <text:p>6.757444257</text:p>
          </table:table-cell>
          <table:table-cell office:value-type="float" office:value="2.42514003253156" table:style-name="ce1">
            <text:p>2.4251400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8137972627514998" table:style-name="ce1">
            <text:p>6.813797263</text:p>
          </table:table-cell>
          <table:table-cell office:value-type="float" office:value="2.5056754815237898" table:style-name="ce1">
            <text:p>2.5056754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8602542671430404" table:style-name="ce1">
            <text:p>6.860254267</text:p>
          </table:table-cell>
          <table:table-cell office:value-type="float" office:value="2.5785927123681001" table:style-name="ce1">
            <text:p>2.5785927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9066354098082803" table:style-name="ce1">
            <text:p>6.90663541</text:p>
          </table:table-cell>
          <table:table-cell office:value-type="float" office:value="2.6606245970679501" table:style-name="ce1">
            <text:p>2.6606245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9596806765952399" table:style-name="ce1">
            <text:p>6.959680677</text:p>
          </table:table-cell>
          <table:table-cell office:value-type="float" office:value="2.7426564817678001" table:style-name="ce1">
            <text:p>2.7426564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0071092845265897" table:style-name="ce1">
            <text:p>7.007109285</text:p>
          </table:table-cell>
          <table:table-cell office:value-type="float" office:value="2.8352178322649499" table:style-name="ce1">
            <text:p>2.8352178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0629438291226698" table:style-name="ce1">
            <text:p>7.062943829</text:p>
          </table:table-cell>
          <table:table-cell office:value-type="float" office:value="2.9284088518131002" table:style-name="ce1">
            <text:p>2.9284088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1200153311664804" table:style-name="ce1">
            <text:p>7.120015331</text:p>
          </table:table-cell>
          <table:table-cell office:value-type="float" office:value="3.0254245278191698" table:style-name="ce1">
            <text:p>3.0254245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1770868332102902" table:style-name="ce1">
            <text:p>7.177086833</text:p>
          </table:table-cell>
          <table:table-cell office:value-type="float" office:value="3.1224402038252599" table:style-name="ce1">
            <text:p>3.1224402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2341583352540999" table:style-name="ce1">
            <text:p>7.234158335</text:p>
          </table:table-cell>
          <table:table-cell office:value-type="float" office:value="3.21945587983133" table:style-name="ce1">
            <text:p>3.219455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2897601848847602" table:style-name="ce1">
            <text:p>7.289760185</text:p>
          </table:table-cell>
          <table:table-cell office:value-type="float" office:value="3.3145422668259301" table:style-name="ce1">
            <text:p>3.3145422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3463418027908496" table:style-name="ce1">
            <text:p>7.346341803</text:p>
          </table:table-cell>
          <table:table-cell office:value-type="float" office:value="3.4182786529049798" table:style-name="ce1">
            <text:p>3.4182786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4029234206969496" table:style-name="ce1">
            <text:p>7.402923421</text:p>
          </table:table-cell>
          <table:table-cell office:value-type="float" office:value="3.5188984951962499" table:style-name="ce1">
            <text:p>3.5188984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4595050386030399" table:style-name="ce1">
            <text:p>7.459505039</text:p>
          </table:table-cell>
          <table:table-cell office:value-type="float" office:value="3.6204087785697401" table:style-name="ce1">
            <text:p>3.6204087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5160866565091302" table:style-name="ce1">
            <text:p>7.516086657</text:p>
          </table:table-cell>
          <table:table-cell office:value-type="float" office:value="3.7239225543782402" table:style-name="ce1">
            <text:p>3.7239225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5703535718645201" table:style-name="ce1">
            <text:p>7.570353572</text:p>
          </table:table-cell>
          <table:table-cell office:value-type="float" office:value="3.82009019125839" table:style-name="ce1">
            <text:p>3.8200901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6384595373347102" table:style-name="ce1">
            <text:p>7.638459537</text:p>
          </table:table-cell>
          <table:table-cell office:value-type="float" office:value="3.9352694714736201" table:style-name="ce1">
            <text:p>3.9352694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6036112571071603" table:style-name="ce1">
            <text:p>7.603611257</text:p>
          </table:table-cell>
          <table:table-cell office:value-type="float" office:value="3.8789739581422298" table:style-name="ce1">
            <text:p>3.8789739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6778586458860998" table:style-name="ce1">
            <text:p>7.677858646</text:p>
          </table:table-cell>
          <table:table-cell office:value-type="float" office:value="4.0243128534663803" table:style-name="ce1">
            <text:p>4.0243128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7248958789900399" table:style-name="ce1">
            <text:p>7.724895879</text:p>
          </table:table-cell>
          <table:table-cell office:value-type="float" office:value="4.0997240874922998" table:style-name="ce1">
            <text:p>4.0997240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7805829258620403" table:style-name="ce1">
            <text:p>7.780582926</text:p>
          </table:table-cell>
          <table:table-cell office:value-type="float" office:value="4.2184523871921202" table:style-name="ce1">
            <text:p>4.2184523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84204009171936" table:style-name="ce1">
            <text:p>7.842040092</text:p>
          </table:table-cell>
          <table:table-cell office:value-type="float" office:value="4.3254224803592498" table:style-name="ce1">
            <text:p>4.325422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8978120232416096" table:style-name="ce1">
            <text:p>7.897812023</text:p>
          </table:table-cell>
          <table:table-cell office:value-type="float" office:value="4.4536882298466303" table:style-name="ce1">
            <text:p>4.453688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9412659470379001" table:style-name="ce1">
            <text:p>7.941265947</text:p>
          </table:table-cell>
          <table:table-cell office:value-type="float" office:value="4.5415678445822198" table:style-name="ce1">
            <text:p>4.5415678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24731182795699" table:style-name="ce1">
            <text:p>1.092473118</text:p>
          </table:table-cell>
          <table:table-cell office:value-type="float" office:value="4.5581683168316696" table:style-name="ce1">
            <text:p>4.5581683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9818399044205499" table:style-name="ce1">
            <text:p>7.981839904</text:p>
          </table:table-cell>
          <table:table-cell office:value-type="float" office:value="4.6200495049504804" table:style-name="ce1">
            <text:p>4.620049505</text:p>
          </table:table-cell>
          <table:table-cell table:number-columns-repeated="16381"/>
        </table:table-row>
        <table:table-row table:number-rows-repeated="1048390" table:style-name="ro1">
          <table:table-cell table:number-columns-repeated="16384"/>
        </table:table-row>
      </table:table>
      <table:table table:name="Fig_12_b_HZZ_(80)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ZZ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1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.780828224106629" table:style-name="ce1">
            <text:p>0.780828224</text:p>
          </table:table-cell>
          <table:table-cell office:value-type="float" office:value="9.6272516443432394" table:style-name="ce1">
            <text:p>9.62725164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8294904630294204" table:style-name="ce1">
            <text:p>0.782949046</text:p>
          </table:table-cell>
          <table:table-cell office:value-type="float" office:value="9.5141972631746903" table:style-name="ce1">
            <text:p>9.514197263</text:p>
          </table:table-cell>
          <table:table-cell table:style-name="ce1">
            <draw:frame draw:z-index="1" draw:id="id2" draw:style-name="a2" draw:name="Chart 2" svg:x="0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float" office:value="0.78477984153223701" table:style-name="ce1">
            <text:p>0.784779842</text:p>
          </table:table-cell>
          <table:table-cell office:value-type="float" office:value="9.40273295769064" table:style-name="ce1">
            <text:p>9.40273295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8695504378486503" table:style-name="ce1">
            <text:p>0.786955044</text:p>
          </table:table-cell>
          <table:table-cell office:value-type="float" office:value="9.28745247056378" table:style-name="ce1">
            <text:p>9.28745247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8889130336580304" table:style-name="ce1">
            <text:p>0.788891303</text:p>
          </table:table-cell>
          <table:table-cell office:value-type="float" office:value="9.1756412394758406" table:style-name="ce1">
            <text:p>9.17564123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9112418143573604" table:style-name="ce1">
            <text:p>0.791124181</text:p>
          </table:table-cell>
          <table:table-cell office:value-type="float" office:value="9.06245676120583" table:style-name="ce1">
            <text:p>9.06245676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9351550955320904" table:style-name="ce1">
            <text:p>0.79351551</text:p>
          </table:table-cell>
          <table:table-cell office:value-type="float" office:value="8.9402655605270596" table:style-name="ce1">
            <text:p>8.94026556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9565585279537798" table:style-name="ce1">
            <text:p>0.795655853</text:p>
          </table:table-cell>
          <table:table-cell office:value-type="float" office:value="8.8207652571605397" table:style-name="ce1">
            <text:p>8.82076525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797831055048006" table:style-name="ce1">
            <text:p>0.797831055</text:p>
          </table:table-cell>
          <table:table-cell office:value-type="float" office:value="8.7058822889548004" table:style-name="ce1">
            <text:p>8.70588228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80000625730063502" table:style-name="ce1">
            <text:p>0.800006257</text:p>
          </table:table-cell>
          <table:table-cell office:value-type="float" office:value="8.5917943585913097" table:style-name="ce1">
            <text:p>8.59179435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802906526970806" table:style-name="ce1">
            <text:p>0.802906527</text:p>
          </table:table-cell>
          <table:table-cell office:value-type="float" office:value="8.4804890606757208" table:style-name="ce1">
            <text:p>8.48048906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80508172922343402" table:style-name="ce1">
            <text:p>0.805081729</text:p>
          </table:table-cell>
          <table:table-cell office:value-type="float" office:value="8.3731589519713996" table:style-name="ce1">
            <text:p>8.37315895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80725693147606203" table:style-name="ce1">
            <text:p>0.807256931</text:p>
          </table:table-cell>
          <table:table-cell office:value-type="float" office:value="8.2634437297403096" table:style-name="ce1">
            <text:p>8.2634437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809099811162317" table:style-name="ce1">
            <text:p>0.809099811</text:p>
          </table:table-cell>
          <table:table-cell office:value-type="float" office:value="8.1608838480895098" table:style-name="ce1">
            <text:p>8.1608838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139585798453495" table:style-name="ce1">
            <text:p>0.811395858</text:p>
          </table:table-cell>
          <table:table-cell office:value-type="float" office:value="8.0463983988049002" table:style-name="ce1">
            <text:p>8.0463983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378253823394697" table:style-name="ce1">
            <text:p>0.813782538</text:p>
          </table:table-cell>
          <table:table-cell office:value-type="float" office:value="7.9378757333371999" table:style-name="ce1">
            <text:p>7.937875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595774048657499" table:style-name="ce1">
            <text:p>0.81595774</text:p>
          </table:table-cell>
          <table:table-cell office:value-type="float" office:value="7.8311419030145704" table:style-name="ce1">
            <text:p>7.8311419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813294273920301" table:style-name="ce1">
            <text:p>0.818132943</text:p>
          </table:table-cell>
          <table:table-cell office:value-type="float" office:value="7.7261969078370099" table:style-name="ce1">
            <text:p>7.7261969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033835613422901" table:style-name="ce1">
            <text:p>0.820338356</text:p>
          </table:table-cell>
          <table:table-cell office:value-type="float" office:value="7.61760798921578" table:style-name="ce1">
            <text:p>7.6176079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2996936665219" table:style-name="ce1">
            <text:p>0.822996937</text:p>
          </table:table-cell>
          <table:table-cell office:value-type="float" office:value="7.5036525651593404" table:style-name="ce1">
            <text:p>7.5036525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5202350060245" table:style-name="ce1">
            <text:p>0.82520235</text:p>
          </table:table-cell>
          <table:table-cell office:value-type="float" office:value="7.3964549627620597" table:style-name="ce1">
            <text:p>7.3964549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737755231287302" table:style-name="ce1">
            <text:p>0.827377552</text:p>
          </table:table-cell>
          <table:table-cell office:value-type="float" office:value="7.2944913594929499" table:style-name="ce1">
            <text:p>7.2944913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955275456550104" table:style-name="ce1">
            <text:p>0.829552755</text:p>
          </table:table-cell>
          <table:table-cell office:value-type="float" office:value="7.1919314778421599" table:style-name="ce1">
            <text:p>7.1919314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172795681813005" table:style-name="ce1">
            <text:p>0.831727957</text:p>
          </table:table-cell>
          <table:table-cell office:value-type="float" office:value="7.09235298809981" table:style-name="ce1">
            <text:p>7.0923529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390315907075796" table:style-name="ce1">
            <text:p>0.833903159</text:p>
          </table:table-cell>
          <table:table-cell office:value-type="float" office:value="6.9921782199757798" table:style-name="ce1">
            <text:p>6.992178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635026160496495" table:style-name="ce1">
            <text:p>0.836350262</text:p>
          </table:table-cell>
          <table:table-cell office:value-type="float" office:value="6.8819859750393402" table:style-name="ce1">
            <text:p>6.8819859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906926442075003" table:style-name="ce1">
            <text:p>0.839069264</text:p>
          </table:table-cell>
          <table:table-cell office:value-type="float" office:value="6.7627302987012001" table:style-name="ce1">
            <text:p>6.7627302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178826723653499" table:style-name="ce1">
            <text:p>0.841788267</text:p>
          </table:table-cell>
          <table:table-cell office:value-type="float" office:value="6.64538271318448" table:style-name="ce1">
            <text:p>6.6453827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450727005231996" table:style-name="ce1">
            <text:p>0.84450727</text:p>
          </table:table-cell>
          <table:table-cell office:value-type="float" office:value="6.5285121503730998" table:style-name="ce1">
            <text:p>6.528512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698458372892504" table:style-name="ce1">
            <text:p>0.846984584</text:p>
          </table:table-cell>
          <table:table-cell office:value-type="float" office:value="6.41445072127103" table:style-name="ce1">
            <text:p>6.4144507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989583926905898" table:style-name="ce1">
            <text:p>0.849895839</text:p>
          </table:table-cell>
          <table:table-cell office:value-type="float" office:value="6.29702604117566" table:style-name="ce1">
            <text:p>6.2970260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266427849967596" table:style-name="ce1">
            <text:p>0.852664278</text:p>
          </table:table-cell>
          <table:table-cell office:value-type="float" office:value="6.1759923711175704" table:style-name="ce1">
            <text:p>6.175992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538328131546204" table:style-name="ce1">
            <text:p>0.855383281</text:p>
          </table:table-cell>
          <table:table-cell office:value-type="float" office:value="6.0648460807704296" table:style-name="ce1">
            <text:p>6.0648460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810228413124701" table:style-name="ce1">
            <text:p>0.858102284</text:p>
          </table:table-cell>
          <table:table-cell office:value-type="float" office:value="5.9551308585393397" table:style-name="ce1">
            <text:p>5.9551308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082128694703197" table:style-name="ce1">
            <text:p>0.860821287</text:p>
          </table:table-cell>
          <table:table-cell office:value-type="float" office:value="5.8463696817189597" table:style-name="ce1">
            <text:p>5.8463696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354028976281705" table:style-name="ce1">
            <text:p>0.86354029</text:p>
          </table:table-cell>
          <table:table-cell office:value-type="float" office:value="5.73713148219323" table:style-name="ce1">
            <text:p>5.7371314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625929257860301" table:style-name="ce1">
            <text:p>0.866259293</text:p>
          </table:table-cell>
          <table:table-cell office:value-type="float" office:value="5.6274162599621498" table:style-name="ce1">
            <text:p>5.627416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897829539438798" table:style-name="ce1">
            <text:p>0.868978295</text:p>
          </table:table-cell>
          <table:table-cell office:value-type="float" office:value="5.51865508314176" table:style-name="ce1">
            <text:p>5.5186550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169729821017305" table:style-name="ce1">
            <text:p>0.871697298</text:p>
          </table:table-cell>
          <table:table-cell office:value-type="float" office:value="5.4127560425535002" table:style-name="ce1">
            <text:p>5.4127560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441630102595902" table:style-name="ce1">
            <text:p>0.874416301</text:p>
          </table:table-cell>
          <table:table-cell office:value-type="float" office:value="5.3135353198401702" table:style-name="ce1">
            <text:p>5.313535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738248591590595" table:style-name="ce1">
            <text:p>0.877382486</text:p>
          </table:table-cell>
          <table:table-cell office:value-type="float" office:value="5.20637867393779" table:style-name="ce1">
            <text:p>5.2063786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985430665752895" table:style-name="ce1">
            <text:p>0.879854307</text:p>
          </table:table-cell>
          <table:table-cell office:value-type="float" office:value="5.10740850860505" table:style-name="ce1">
            <text:p>5.1074085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282049154747699" table:style-name="ce1">
            <text:p>0.882820492</text:p>
          </table:table-cell>
          <table:table-cell office:value-type="float" office:value="5.0055954806848604" table:style-name="ce1">
            <text:p>5.0055954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529231228909999" table:style-name="ce1">
            <text:p>0.885292312</text:p>
          </table:table-cell>
          <table:table-cell office:value-type="float" office:value="4.9065289471288196" table:style-name="ce1">
            <text:p>4.9065289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828321538646304" table:style-name="ce1">
            <text:p>0.888283215</text:p>
          </table:table-cell>
          <table:table-cell office:value-type="float" office:value="4.8022464834864698" table:style-name="ce1">
            <text:p>4.8022464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154601876540596" table:style-name="ce1">
            <text:p>0.891546019</text:p>
          </table:table-cell>
          <table:table-cell office:value-type="float" office:value="4.6897486288074903" table:style-name="ce1">
            <text:p>4.6897486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480882214434798" table:style-name="ce1">
            <text:p>0.894808822</text:p>
          </table:table-cell>
          <table:table-cell office:value-type="float" office:value="4.58241852010317" table:style-name="ce1">
            <text:p>4.582418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807162552329101" table:style-name="ce1">
            <text:p>0.898071626</text:p>
          </table:table-cell>
          <table:table-cell office:value-type="float" office:value="4.4742933735565904" table:style-name="ce1">
            <text:p>4.474293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133442890223303" table:style-name="ce1">
            <text:p>0.901334429</text:p>
          </table:table-cell>
          <table:table-cell office:value-type="float" office:value="4.3645781513255004" table:style-name="ce1">
            <text:p>4.3645781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459723228117495" table:style-name="ce1">
            <text:p>0.904597232</text:p>
          </table:table-cell>
          <table:table-cell office:value-type="float" office:value="4.2572480426211801" table:style-name="ce1">
            <text:p>4.2572480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786003566011797" table:style-name="ce1">
            <text:p>0.907860036</text:p>
          </table:table-cell>
          <table:table-cell office:value-type="float" office:value="4.16419138922529" table:style-name="ce1">
            <text:p>4.164191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109812083164399" table:style-name="ce1">
            <text:p>0.911098121</text:p>
          </table:table-cell>
          <table:table-cell office:value-type="float" office:value="4.0563202970332899" table:style-name="ce1">
            <text:p>4.0563202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465754269958099" table:style-name="ce1">
            <text:p>0.914657543</text:p>
          </table:table-cell>
          <table:table-cell office:value-type="float" office:value="3.9457831362745899" table:style-name="ce1">
            <text:p>3.9457831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819224636010199" table:style-name="ce1">
            <text:p>0.918192246</text:p>
          </table:table-cell>
          <table:table-cell office:value-type="float" office:value="3.8350457225320298" table:style-name="ce1">
            <text:p>3.8350457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145504973904402" table:style-name="ce1">
            <text:p>0.92145505</text:p>
          </table:table-cell>
          <table:table-cell office:value-type="float" office:value="3.7312932841178501" table:style-name="ce1">
            <text:p>3.7312932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494792258701397" table:style-name="ce1">
            <text:p>0.924947923</text:p>
          </table:table-cell>
          <table:table-cell office:value-type="float" office:value="3.62478879163434" table:style-name="ce1">
            <text:p>3.6247887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829438759105798" table:style-name="ce1">
            <text:p>0.928294388</text:p>
          </table:table-cell>
          <table:table-cell office:value-type="float" office:value="3.5213115586270902" table:style-name="ce1">
            <text:p>3.5213115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205916072060702" table:style-name="ce1">
            <text:p>0.932059161</text:p>
          </table:table-cell>
          <table:table-cell office:value-type="float" office:value="3.4169693943409101" table:style-name="ce1">
            <text:p>3.4169693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586576466270599" table:style-name="ce1">
            <text:p>0.935865765</text:p>
          </table:table-cell>
          <table:table-cell office:value-type="float" office:value="3.30759490261365" table:style-name="ce1">
            <text:p>3.3075949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967236860480496" table:style-name="ce1">
            <text:p>0.939672369</text:p>
          </table:table-cell>
          <table:table-cell office:value-type="float" office:value="3.19856114139021" table:style-name="ce1">
            <text:p>3.1985611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347897254690505" table:style-name="ce1">
            <text:p>0.943478973</text:p>
          </table:table-cell>
          <table:table-cell office:value-type="float" office:value="3.0922532241973499" table:style-name="ce1">
            <text:p>3.0922532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735808323075898" table:style-name="ce1">
            <text:p>0.947358083</text:p>
          </table:table-cell>
          <table:table-cell office:value-type="float" office:value="2.9865813372783001" table:style-name="ce1">
            <text:p>2.9865813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163598099426105" table:style-name="ce1">
            <text:p>0.951635981</text:p>
          </table:table-cell>
          <table:table-cell office:value-type="float" office:value="2.8762300847734199" table:style-name="ce1">
            <text:p>2.8762300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598638549951698" table:style-name="ce1">
            <text:p>0.955986385</text:p>
          </table:table-cell>
          <table:table-cell office:value-type="float" office:value="2.7617446354888102" table:style-name="ce1">
            <text:p>2.7617446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033679000477401" table:style-name="ce1">
            <text:p>0.96033679</text:p>
          </table:table-cell>
          <table:table-cell office:value-type="float" office:value="2.64904802134927" table:style-name="ce1">
            <text:p>2.6490480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468719451003004" table:style-name="ce1">
            <text:p>0.964687195</text:p>
          </table:table-cell>
          <table:table-cell office:value-type="float" office:value="2.5441030261717099" table:style-name="ce1">
            <text:p>2.5441030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903759901528697" table:style-name="ce1">
            <text:p>0.969037599</text:p>
          </table:table-cell>
          <table:table-cell office:value-type="float" office:value="2.4412450053300598" table:style-name="ce1">
            <text:p>2.4412450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3388003520543" table:style-name="ce1">
            <text:p>0.973388004</text:p>
          </table:table-cell>
          <table:table-cell office:value-type="float" office:value="2.3398776804426502" table:style-name="ce1">
            <text:p>2.339877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7834372831062" table:style-name="ce1">
            <text:p>0.977834373</text:p>
          </table:table-cell>
          <table:table-cell office:value-type="float" office:value="2.2342136436871698" table:style-name="ce1">
            <text:p>2.2342136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3048460583686" table:style-name="ce1">
            <text:p>0.983048461</text:p>
          </table:table-cell>
          <table:table-cell office:value-type="float" office:value="2.1250596246388498" table:style-name="ce1">
            <text:p>2.1250596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800664218894196" table:style-name="ce1">
            <text:p>0.988006642</text:p>
          </table:table-cell>
          <table:table-cell office:value-type="float" office:value="2.0150638008163799" table:style-name="ce1">
            <text:p>2.0150638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303279886459195" table:style-name="ce1">
            <text:p>0.993032799</text:p>
          </table:table-cell>
          <table:table-cell office:value-type="float" office:value="1.90727771452606" table:style-name="ce1">
            <text:p>1.9072777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785902886261102" table:style-name="ce1">
            <text:p>0.997859029</text:p>
          </table:table-cell>
          <table:table-cell office:value-type="float" office:value="1.8060740987838699" table:style-name="ce1">
            <text:p>1.806074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35689347757599" table:style-name="ce1">
            <text:p>1.003568935</text:p>
          </table:table-cell>
          <table:table-cell office:value-type="float" office:value="1.70676664466957" table:style-name="ce1">
            <text:p>1.706766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90069404073301" table:style-name="ce1">
            <text:p>1.00900694</text:p>
          </table:table-cell>
          <table:table-cell office:value-type="float" office:value="1.60229867219736" table:style-name="ce1">
            <text:p>1.6022986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44449460389" table:style-name="ce1">
            <text:p>1.014444946</text:p>
          </table:table-cell>
          <table:table-cell office:value-type="float" office:value="1.5030779494840301" table:style-name="ce1">
            <text:p>1.5030779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015485195205" table:style-name="ce1">
            <text:p>1.020154852</text:p>
          </table:table-cell>
          <table:table-cell office:value-type="float" office:value="1.4040740552731401" table:style-name="ce1">
            <text:p>1.4040740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61366581467699" table:style-name="ce1">
            <text:p>1.026136658</text:p>
          </table:table-cell>
          <table:table-cell office:value-type="float" office:value="1.3017310021247701" table:style-name="ce1">
            <text:p>1.3017310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21184643415" table:style-name="ce1">
            <text:p>1.032118464</text:p>
          </table:table-cell>
          <table:table-cell office:value-type="float" office:value="1.20372451902507" table:style-name="ce1">
            <text:p>1.203724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81002705362301" table:style-name="ce1">
            <text:p>1.038100271</text:p>
          </table:table-cell>
          <table:table-cell office:value-type="float" office:value="1.1152584900324101" table:style-name="ce1">
            <text:p>1.115258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408207673096" table:style-name="ce1">
            <text:p>1.044082077</text:p>
          </table:table-cell>
          <table:table-cell office:value-type="float" office:value="1.03503194413221" table:style-name="ce1">
            <text:p>1.0350319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00638829256801" table:style-name="ce1">
            <text:p>1.050063883</text:p>
          </table:table-cell>
          <table:table-cell office:value-type="float" office:value="0.93572449001791402" table:style-name="ce1">
            <text:p>0.935724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604568912041" table:style-name="ce1">
            <text:p>1.056045689</text:p>
          </table:table-cell>
          <table:table-cell office:value-type="float" office:value="0.86590571223449497" table:style-name="ce1">
            <text:p>0.8659057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20274953151401" table:style-name="ce1">
            <text:p>1.062027495</text:p>
          </table:table-cell>
          <table:table-cell office:value-type="float" office:value="0.78828110836349197" table:style-name="ce1">
            <text:p>0.7882811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80093015098699" table:style-name="ce1">
            <text:p>1.068009302</text:p>
          </table:table-cell>
          <table:table-cell office:value-type="float" office:value="0.71282478951681505" table:style-name="ce1">
            <text:p>0.712824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39911077045901" table:style-name="ce1">
            <text:p>1.073991108</text:p>
          </table:table-cell>
          <table:table-cell office:value-type="float" office:value="0.644740639752862" table:style-name="ce1">
            <text:p>0.644740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99729138993199" table:style-name="ce1">
            <text:p>1.079972914</text:p>
          </table:table-cell>
          <table:table-cell office:value-type="float" office:value="0.57777160800142002" table:style-name="ce1">
            <text:p>0.5777716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595472009405" table:style-name="ce1">
            <text:p>1.08595472</text:p>
          </table:table-cell>
          <table:table-cell office:value-type="float" office:value="0.51540135028318401" table:style-name="ce1">
            <text:p>0.51540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175525943439" table:style-name="ce1">
            <text:p>1.091755259</text:p>
          </table:table-cell>
          <table:table-cell office:value-type="float" office:value="0.46279743415576902" table:style-name="ce1">
            <text:p>0.4627974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705943677798" table:style-name="ce1">
            <text:p>1.097059437</text:p>
          </table:table-cell>
          <table:table-cell office:value-type="float" office:value="0.410456355105624" table:style-name="ce1">
            <text:p>0.4104563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243187715771" table:style-name="ce1">
            <text:p>1.102431877</text:p>
          </table:table-cell>
          <table:table-cell office:value-type="float" office:value="0.35611913239592102" table:style-name="ce1">
            <text:p>0.3561191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82505431834899" table:style-name="ce1">
            <text:p>1.108250543</text:p>
          </table:table-cell>
          <table:table-cell office:value-type="float" office:value="0.31472765904987199" table:style-name="ce1">
            <text:p>0.3147276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47398965705" table:style-name="ce1">
            <text:p>1.114739897</text:p>
          </table:table-cell>
          <table:table-cell office:value-type="float" office:value="0.268262398746893" table:style-name="ce1">
            <text:p>0.2682623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02141555729399" table:style-name="ce1">
            <text:p>1.120214156</text:p>
          </table:table-cell>
          <table:table-cell office:value-type="float" office:value="0.223659688028023" table:style-name="ce1">
            <text:p>0.2236596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56652170947701" table:style-name="ce1">
            <text:p>1.125665217</text:p>
          </table:table-cell>
          <table:table-cell office:value-type="float" office:value="0.19477837125698499" table:style-name="ce1">
            <text:p>0.194778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13924226037899" table:style-name="ce1">
            <text:p>1.131392423</text:p>
          </table:table-cell>
          <table:table-cell office:value-type="float" office:value="0.15798216839256701" table:style-name="ce1">
            <text:p>0.1579821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68519715368599" table:style-name="ce1">
            <text:p>1.136851972</text:p>
          </table:table-cell>
          <table:table-cell office:value-type="float" office:value="0.135922671061942" table:style-name="ce1">
            <text:p>0.1359226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258766445712" table:style-name="ce1">
            <text:p>1.142587664</text:p>
          </table:table-cell>
          <table:table-cell office:value-type="float" office:value="0.11313475171427501" table:style-name="ce1">
            <text:p>0.1131347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794798429395" table:style-name="ce1">
            <text:p>1.147947984</text:p>
          </table:table-cell>
          <table:table-cell office:value-type="float" office:value="8.1744345417231301E-2" table:style-name="ce1">
            <text:p>0.0817443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37032069207001" table:style-name="ce1">
            <text:p>1.153703207</text:p>
          </table:table-cell>
          <table:table-cell office:value-type="float" office:value="6.7149377997910806E-2" table:style-name="ce1">
            <text:p>0.0671493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95490629746401" table:style-name="ce1">
            <text:p>1.159549063</text:p>
          </table:table-cell>
          <table:table-cell office:value-type="float" office:value="4.3178351850913899E-2" table:style-name="ce1">
            <text:p>0.0431783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589340287814" table:style-name="ce1">
            <text:p>1.165893403</text:p>
          </table:table-cell>
          <table:table-cell office:value-type="float" office:value="1.9083083750917398E-2" table:style-name="ce1">
            <text:p>0.0190830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18752090728599" table:style-name="ce1">
            <text:p>1.171875209</text:p>
          </table:table-cell>
          <table:table-cell office:value-type="float" office:value="9.9762866487331792E-3" table:style-name="ce1">
            <text:p>0.0099762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81498309554499" table:style-name="ce1">
            <text:p>1.178149831</text:p>
          </table:table-cell>
          <table:table-cell office:value-type="float" office:value="8.56581361451169E-3" table:style-name="ce1">
            <text:p>0.0085658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38388214623199" table:style-name="ce1">
            <text:p>1.183838821</text:p>
          </table:table-cell>
          <table:table-cell office:value-type="float" office:value="6.3975285901811596E-3" table:style-name="ce1">
            <text:p>0.0063975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982062765705" table:style-name="ce1">
            <text:p>1.189820628</text:p>
          </table:table-cell>
          <table:table-cell office:value-type="float" office:value="7.5998752692463202E-4" table:style-name="ce1">
            <text:p>0.0007599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58024338517701" table:style-name="ce1">
            <text:p>1.195802434</text:p>
          </table:table-cell>
          <table:table-cell office:value-type="float" office:value="1.62730153665613E-3" table:style-name="ce1">
            <text:p>0.0016273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14914243586501" table:style-name="ce1">
            <text:p>1.201491424</text:p>
          </table:table-cell>
          <table:table-cell office:value-type="float" office:value="1.0009644879875801E-2" table:style-name="ce1">
            <text:p>0.010009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77660462412301" table:style-name="ce1">
            <text:p>1.207766046</text:p>
          </table:table-cell>
          <table:table-cell office:value-type="float" office:value="1.8106267721563499E-2" table:style-name="ce1">
            <text:p>0.0181062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374785243596" table:style-name="ce1">
            <text:p>1.213747852</text:p>
          </table:table-cell>
          <table:table-cell office:value-type="float" office:value="2.6779407818882099E-2" table:style-name="ce1">
            <text:p>0.0267794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95742870412101" table:style-name="ce1">
            <text:p>1.219574287</text:p>
          </table:table-cell>
          <table:table-cell office:value-type="float" office:value="3.3439140393609103E-2" table:style-name="ce1">
            <text:p>0.03343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584094114997" table:style-name="ce1">
            <text:p>1.225840941</text:p>
          </table:table-cell>
          <table:table-cell office:value-type="float" office:value="5.26645456909378E-2" table:style-name="ce1">
            <text:p>0.0526645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255216672566" table:style-name="ce1">
            <text:p>1.232552167</text:p>
          </table:table-cell>
          <table:table-cell office:value-type="float" office:value="7.8482514727177405E-2" table:style-name="ce1">
            <text:p>0.0784825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84044965958301" table:style-name="ce1">
            <text:p>1.238404497</text:p>
          </table:table-cell>
          <table:table-cell office:value-type="float" office:value="0.108408056116418" table:style-name="ce1">
            <text:p>0.1084080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36568834096" table:style-name="ce1">
            <text:p>1.243656883</text:p>
          </table:table-cell>
          <table:table-cell office:value-type="float" office:value="0.12600013053221301" table:style-name="ce1">
            <text:p>0.1260001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87797938987999" table:style-name="ce1">
            <text:p>1.248779794</text:p>
          </table:table-cell>
          <table:table-cell office:value-type="float" office:value="0.14089251800659799" table:style-name="ce1">
            <text:p>0.1408925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562049579905" table:style-name="ce1">
            <text:p>1.255620496</text:p>
          </table:table-cell>
          <table:table-cell office:value-type="float" office:value="0.18419690058522201" table:style-name="ce1">
            <text:p>0.1841969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16023019937801" table:style-name="ce1">
            <text:p>1.261602302</text:p>
          </table:table-cell>
          <table:table-cell office:value-type="float" office:value="0.21151729189177701" table:style-name="ce1">
            <text:p>0.2115172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758410818851" table:style-name="ce1">
            <text:p>1.267584108</text:p>
          </table:table-cell>
          <table:table-cell office:value-type="float" office:value="0.254449335373506" table:style-name="ce1">
            <text:p>0.2544493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33393308152501" table:style-name="ce1">
            <text:p>1.273339331</text:p>
          </table:table-cell>
          <table:table-cell office:value-type="float" office:value="0.30193477740632702" table:style-name="ce1">
            <text:p>0.3019347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954772057796" table:style-name="ce1">
            <text:p>1.279547721</text:p>
          </table:table-cell>
          <table:table-cell office:value-type="float" office:value="0.34248170736129402" table:style-name="ce1">
            <text:p>0.3424817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55295267726901" table:style-name="ce1">
            <text:p>1.285529527</text:p>
          </table:table-cell>
          <table:table-cell office:value-type="float" office:value="0.38758203586735301" table:style-name="ce1">
            <text:p>0.3875820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15113329674199" table:style-name="ce1">
            <text:p>1.291511333</text:p>
          </table:table-cell>
          <table:table-cell office:value-type="float" office:value="0.43745259142693799" table:style-name="ce1">
            <text:p>0.4374525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749313916214" table:style-name="ce1">
            <text:p>1.297493139</text:p>
          </table:table-cell>
          <table:table-cell office:value-type="float" office:value="0.48775680399138799" table:style-name="ce1">
            <text:p>0.4877568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34749453568699" table:style-name="ce1">
            <text:p>1.303474945</text:p>
          </table:table-cell>
          <table:table-cell office:value-type="float" office:value="0.53979564457530105" table:style-name="ce1">
            <text:p>0.539795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94567515516" table:style-name="ce1">
            <text:p>1.309456752</text:p>
          </table:table-cell>
          <table:table-cell office:value-type="float" office:value="0.59790568322733795" table:style-name="ce1">
            <text:p>0.5979056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54385577463299" table:style-name="ce1">
            <text:p>1.315438558</text:p>
          </table:table-cell>
          <table:table-cell office:value-type="float" office:value="0.65558206487450998" table:style-name="ce1">
            <text:p>0.6555820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142036394106" table:style-name="ce1">
            <text:p>1.321420364</text:p>
          </table:table-cell>
          <table:table-cell office:value-type="float" office:value="0.71629404555574305" table:style-name="ce1">
            <text:p>0.7162940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74021701357801" table:style-name="ce1">
            <text:p>1.32740217</text:p>
          </table:table-cell>
          <table:table-cell office:value-type="float" office:value="0.78220991029536902" table:style-name="ce1">
            <text:p>0.782209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338397633051" table:style-name="ce1">
            <text:p>1.333383976</text:p>
          </table:table-cell>
          <table:table-cell office:value-type="float" office:value="0.84899308904472504" table:style-name="ce1">
            <text:p>0.8489930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93657825252401" table:style-name="ce1">
            <text:p>1.339365783</text:p>
          </table:table-cell>
          <table:table-cell office:value-type="float" office:value="0.914908953784351" table:style-name="ce1">
            <text:p>0.9149089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534758871997" table:style-name="ce1">
            <text:p>1.345347589</text:p>
          </table:table-cell>
          <table:table-cell office:value-type="float" office:value="0.98516138857263302" table:style-name="ce1">
            <text:p>0.985161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13293949146901" table:style-name="ce1">
            <text:p>1.351329395</text:p>
          </table:table-cell>
          <table:table-cell office:value-type="float" office:value="1.0649542774679699" table:style-name="ce1">
            <text:p>1.0649542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73112011094199" table:style-name="ce1">
            <text:p>1.357311201</text:p>
          </table:table-cell>
          <table:table-cell office:value-type="float" office:value="1.13694134027571" table:style-name="ce1">
            <text:p>1.136941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329300730415" table:style-name="ce1">
            <text:p>1.363293007</text:p>
          </table:table-cell>
          <table:table-cell office:value-type="float" office:value="1.2171678861759101" table:style-name="ce1">
            <text:p>1.2171678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92748134988799" table:style-name="ce1">
            <text:p>1.369274813</text:p>
          </table:table-cell>
          <table:table-cell office:value-type="float" office:value="1.29696077507125" table:style-name="ce1">
            <text:p>1.2969607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52566196936" table:style-name="ce1">
            <text:p>1.37525662</text:p>
          </table:table-cell>
          <table:table-cell office:value-type="float" office:value="1.3793556059957801" table:style-name="ce1">
            <text:p>1.3793556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12384258883299" table:style-name="ce1">
            <text:p>1.381238426</text:p>
          </table:table-cell>
          <table:table-cell office:value-type="float" office:value="1.4673879779835699" table:style-name="ce1">
            <text:p>1.4673879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722023208306" table:style-name="ce1">
            <text:p>1.387220232</text:p>
          </table:table-cell>
          <table:table-cell office:value-type="float" office:value="1.5562876639810901" table:style-name="ce1">
            <text:p>1.5562876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32020382777901" table:style-name="ce1">
            <text:p>1.393202038</text:p>
          </table:table-cell>
          <table:table-cell office:value-type="float" office:value="1.64518734997861" table:style-name="ce1">
            <text:p>1.645187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918384447251" table:style-name="ce1">
            <text:p>1.399183844</text:p>
          </table:table-cell>
          <table:table-cell office:value-type="float" office:value="1.7397245770393801" table:style-name="ce1">
            <text:p>1.7397245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51656506672401" table:style-name="ce1">
            <text:p>1.405165651</text:p>
          </table:table-cell>
          <table:table-cell office:value-type="float" office:value="1.83339449009043" table:style-name="ce1">
            <text:p>1.833394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114745686197" table:style-name="ce1">
            <text:p>1.411147457</text:p>
          </table:table-cell>
          <table:table-cell office:value-type="float" office:value="1.9296663451706699" table:style-name="ce1">
            <text:p>1.9296663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71292630567001" table:style-name="ce1">
            <text:p>1.417129263</text:p>
          </table:table-cell>
          <table:table-cell office:value-type="float" office:value="2.0311420843093" table:style-name="ce1">
            <text:p>2.0311420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31110692514199" table:style-name="ce1">
            <text:p>1.423111069</text:p>
          </table:table-cell>
          <table:table-cell office:value-type="float" office:value="2.1343524514674002" table:style-name="ce1">
            <text:p>2.1343524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909287544615" table:style-name="ce1">
            <text:p>1.429092875</text:p>
          </table:table-cell>
          <table:table-cell office:value-type="float" office:value="2.2362618476109" table:style-name="ce1">
            <text:p>2.2362618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48027813593001" table:style-name="ce1">
            <text:p>1.434802781</text:p>
          </table:table-cell>
          <table:table-cell office:value-type="float" office:value="2.3392987519670498" table:style-name="ce1">
            <text:p>2.3392987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024078699087" table:style-name="ce1">
            <text:p>1.440240787</text:p>
          </table:table-cell>
          <table:table-cell office:value-type="float" office:value="2.4385194746803802" table:style-name="ce1">
            <text:p>2.4385194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595069290402" table:style-name="ce1">
            <text:p>1.445950693</text:p>
          </table:table-cell>
          <table:table-cell office:value-type="float" office:value="2.5372198089878699" table:style-name="ce1">
            <text:p>2.5372198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13886985355899" table:style-name="ce1">
            <text:p>1.451388699</text:p>
          </table:table-cell>
          <table:table-cell office:value-type="float" office:value="2.64216480416543" table:style-name="ce1">
            <text:p>2.6421648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67772677523301" table:style-name="ce1">
            <text:p>1.456777268</text:p>
          </table:table-cell>
          <table:table-cell office:value-type="float" office:value="2.74710979934299" table:style-name="ce1">
            <text:p>2.7471097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235534322593" table:style-name="ce1">
            <text:p>1.462355343</text:p>
          </table:table-cell>
          <table:table-cell office:value-type="float" office:value="2.8516211375156799" table:style-name="ce1">
            <text:p>2.8516211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76608846177499" table:style-name="ce1">
            <text:p>1.467660885</text:p>
          </table:table-cell>
          <table:table-cell office:value-type="float" office:value="2.9547314299803502" table:style-name="ce1">
            <text:p>2.954731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22818253563501" table:style-name="ce1">
            <text:p>1.472281825</text:p>
          </table:table-cell>
          <table:table-cell office:value-type="float" office:value="3.0536030273803401" table:style-name="ce1">
            <text:p>3.0536030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67354428447499" table:style-name="ce1">
            <text:p>1.476735443</text:p>
          </table:table-cell>
          <table:table-cell office:value-type="float" office:value="3.1554239758660501" table:style-name="ce1">
            <text:p>3.1554239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09826343668699" table:style-name="ce1">
            <text:p>1.480982634</text:p>
          </table:table-cell>
          <table:table-cell office:value-type="float" office:value="3.2427053042004799" table:style-name="ce1">
            <text:p>3.242705304</text:p>
          </table:table-cell>
          <table:table-cell table:number-columns-repeated="16381"/>
        </table:table-row>
        <table:table-row table:number-rows-repeated="1048417" table:style-name="ro1">
          <table:table-cell table:number-columns-repeated="16384"/>
        </table:table-row>
      </table:table>
      <table:table table:name="1a" table:style-name="ta2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0.60121228626912304" table:style-name="ce1">
            <text:p>0.601212286</text:p>
          </table:table-cell>
          <table:table-cell office:value-type="float" office:value="1.41303650598227" table:style-name="ce1">
            <text:p>1.4130365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212123454743505" table:style-name="ce1">
            <text:p>0.602121235</text:p>
          </table:table-cell>
          <table:table-cell office:value-type="float" office:value="1.39735058218348" table:style-name="ce1">
            <text:p>1.3973505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318133377539895" table:style-name="ce1">
            <text:p>0.603181334</text:p>
          </table:table-cell>
          <table:table-cell office:value-type="float" office:value="1.38329578719196" table:style-name="ce1">
            <text:p>1.383295787</text:p>
          </table:table-cell>
          <table:table-cell table:number-columns-repeated="2"/>
          <table:table-cell table:style-name="ce1">
            <draw:frame draw:z-index="1" draw:id="id3" draw:style-name="a3" draw:name="Chart 1" svg:x="0.29861in" svg:y="0.11111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0.60418218202486096" table:style-name="ce1">
            <text:p>0.604182182</text:p>
          </table:table-cell>
          <table:table-cell office:value-type="float" office:value="1.3698749963535399" table:style-name="ce1">
            <text:p>1.369874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513510633259104" table:style-name="ce1">
            <text:p>0.605135106</text:p>
          </table:table-cell>
          <table:table-cell office:value-type="float" office:value="1.3555729824952001" table:style-name="ce1">
            <text:p>1.3555729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802668971723495" table:style-name="ce1">
            <text:p>0.60802669</text:p>
          </table:table-cell>
          <table:table-cell office:value-type="float" office:value="1.31642589112055" table:style-name="ce1">
            <text:p>1.3164258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987176147397304" table:style-name="ce1">
            <text:p>0.609871761</text:p>
          </table:table-cell>
          <table:table-cell office:value-type="float" office:value="1.2915920655398401" table:style-name="ce1">
            <text:p>1.2915920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171683323071002" table:style-name="ce1">
            <text:p>0.611716833</text:p>
          </table:table-cell>
          <table:table-cell office:value-type="float" office:value="1.2673829902882101" table:style-name="ce1">
            <text:p>1.267382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3561904987448" table:style-name="ce1">
            <text:p>0.613561905</text:p>
          </table:table-cell>
          <table:table-cell office:value-type="float" office:value="1.2430177274542999" table:style-name="ce1">
            <text:p>1.2430177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540697674418599" table:style-name="ce1">
            <text:p>0.615406977</text:p>
          </table:table-cell>
          <table:table-cell office:value-type="float" office:value="1.2191210273672" table:style-name="ce1">
            <text:p>1.2191210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725204850092297" table:style-name="ce1">
            <text:p>0.617252049</text:p>
          </table:table-cell>
          <table:table-cell office:value-type="float" office:value="1.19538051486237" table:style-name="ce1">
            <text:p>1.1953805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922891109742795" table:style-name="ce1">
            <text:p>0.619228911</text:p>
          </table:table-cell>
          <table:table-cell office:value-type="float" office:value="1.1700781265348601" table:style-name="ce1">
            <text:p>1.1700781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133756453369904" table:style-name="ce1">
            <text:p>0.621337565</text:p>
          </table:table-cell>
          <table:table-cell office:value-type="float" office:value="1.1438386127137301" table:style-name="ce1">
            <text:p>1.1438386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344621796997102" table:style-name="ce1">
            <text:p>0.623446218</text:p>
          </table:table-cell>
          <table:table-cell office:value-type="float" office:value="1.1175990988925999" table:style-name="ce1">
            <text:p>1.117599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5554871406242" table:style-name="ce1">
            <text:p>0.625554871</text:p>
          </table:table-cell>
          <table:table-cell office:value-type="float" office:value="1.0914962492059599" table:style-name="ce1">
            <text:p>1.091496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753173400274698" table:style-name="ce1">
            <text:p>0.627531734</text:p>
          </table:table-cell>
          <table:table-cell office:value-type="float" office:value="1.0677752601489101" table:style-name="ce1">
            <text:p>1.067775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950859659925096" table:style-name="ce1">
            <text:p>0.629508597</text:p>
          </table:table-cell>
          <table:table-cell office:value-type="float" office:value="1.0439371304051701" table:style-name="ce1">
            <text:p>1.043937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161725003552305" table:style-name="ce1">
            <text:p>0.63161725</text:p>
          </table:table-cell>
          <table:table-cell office:value-type="float" office:value="1.01920092206337" table:style-name="ce1">
            <text:p>1.0192009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372590347179403" table:style-name="ce1">
            <text:p>0.633725903</text:p>
          </table:table-cell>
          <table:table-cell office:value-type="float" office:value="0.99446471372158696" table:style-name="ce1">
            <text:p>0.9944647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583455690806601" table:style-name="ce1">
            <text:p>0.635834557</text:p>
          </table:table-cell>
          <table:table-cell office:value-type="float" office:value="0.97013849778325001" table:style-name="ce1">
            <text:p>0.9701384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794321034433699" table:style-name="ce1">
            <text:p>0.63794321</text:p>
          </table:table-cell>
          <table:table-cell office:value-type="float" office:value="0.94594894597939705" table:style-name="ce1">
            <text:p>0.9459489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005186378060897" table:style-name="ce1">
            <text:p>0.640051864</text:p>
          </table:table-cell>
          <table:table-cell office:value-type="float" office:value="0.92257937898245601" table:style-name="ce1">
            <text:p>0.922579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216051721687994" table:style-name="ce1">
            <text:p>0.642160517</text:p>
          </table:table-cell>
          <table:table-cell office:value-type="float" office:value="0.89934647611999896" table:style-name="ce1">
            <text:p>0.8993464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426917065315203" table:style-name="ce1">
            <text:p>0.644269171</text:p>
          </table:table-cell>
          <table:table-cell office:value-type="float" office:value="0.87597690912305703" table:style-name="ce1">
            <text:p>0.8759769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650961492919001" table:style-name="ce1">
            <text:p>0.646509615</text:p>
          </table:table-cell>
          <table:table-cell office:value-type="float" office:value="0.85192402145369095" table:style-name="ce1">
            <text:p>0.8519240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888185004499599" table:style-name="ce1">
            <text:p>0.64888185</text:p>
          </table:table-cell>
          <table:table-cell office:value-type="float" office:value="0.82665634147778999" table:style-name="ce1">
            <text:p>0.8266563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125408516080097" table:style-name="ce1">
            <text:p>0.651254085</text:p>
          </table:table-cell>
          <table:table-cell office:value-type="float" office:value="0.80187457842450205" table:style-name="ce1">
            <text:p>0.8018745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362632027660605" table:style-name="ce1">
            <text:p>0.65362632</text:p>
          </table:table-cell>
          <table:table-cell office:value-type="float" office:value="0.77733577383252195" table:style-name="ce1">
            <text:p>0.7773357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599855539241203" table:style-name="ce1">
            <text:p>0.655998555</text:p>
          </table:table-cell>
          <table:table-cell office:value-type="float" office:value="0.75340436539380895" table:style-name="ce1">
            <text:p>0.7534043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837079050821701" table:style-name="ce1">
            <text:p>0.658370791</text:p>
          </table:table-cell>
          <table:table-cell office:value-type="float" office:value="0.72959443618574804" table:style-name="ce1">
            <text:p>0.729594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074302562402298" table:style-name="ce1">
            <text:p>0.660743026</text:p>
          </table:table-cell>
          <table:table-cell office:value-type="float" office:value="0.70639190313095501" table:style-name="ce1">
            <text:p>0.7063919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311526073982796" table:style-name="ce1">
            <text:p>0.663115261</text:p>
          </table:table-cell>
          <table:table-cell office:value-type="float" office:value="0.68343232853746905" table:style-name="ce1">
            <text:p>0.6834323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561928669540005" table:style-name="ce1">
            <text:p>0.665619287</text:p>
          </table:table-cell>
          <table:table-cell office:value-type="float" office:value="0.65971958271393105" table:style-name="ce1">
            <text:p>0.6597195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825510349074002" table:style-name="ce1">
            <text:p>0.668255103</text:p>
          </table:table-cell>
          <table:table-cell office:value-type="float" office:value="0.63533870112180002" table:style-name="ce1">
            <text:p>0.6353387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0890920286079" table:style-name="ce1">
            <text:p>0.67089092</text:p>
          </table:table-cell>
          <table:table-cell office:value-type="float" office:value="0.61128581345243305" table:style-name="ce1">
            <text:p>0.6112858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352673708141897" table:style-name="ce1">
            <text:p>0.673526737</text:p>
          </table:table-cell>
          <table:table-cell office:value-type="float" office:value="0.58799824493618202" table:style-name="ce1">
            <text:p>0.5879982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616255387675805" table:style-name="ce1">
            <text:p>0.676162554</text:p>
          </table:table-cell>
          <table:table-cell office:value-type="float" office:value="0.564492013804756" table:style-name="ce1">
            <text:p>0.5644920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893016151186403" table:style-name="ce1">
            <text:p>0.678930162</text:p>
          </table:table-cell>
          <table:table-cell office:value-type="float" office:value="0.54142310790368098" table:style-name="ce1">
            <text:p>0.5414231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1829559986738" table:style-name="ce1">
            <text:p>0.68182956</text:p>
          </table:table-cell>
          <table:table-cell office:value-type="float" office:value="0.517370220234314" table:style-name="ce1">
            <text:p>0.517370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472895846161097" table:style-name="ce1">
            <text:p>0.684728958</text:p>
          </table:table-cell>
          <table:table-cell office:value-type="float" office:value="0.49331733256494698" table:style-name="ce1">
            <text:p>0.4933173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762835693648405" table:style-name="ce1">
            <text:p>0.687628357</text:p>
          </table:table-cell>
          <table:table-cell office:value-type="float" office:value="0.46986079748242399" table:style-name="ce1">
            <text:p>0.4698607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052775541135702" table:style-name="ce1">
            <text:p>0.690527755</text:p>
          </table:table-cell>
          <table:table-cell office:value-type="float" office:value="0.44739818337797399" table:style-name="ce1">
            <text:p>0.4473981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3427153886231" table:style-name="ce1">
            <text:p>0.693427154</text:p>
          </table:table-cell>
          <table:table-cell office:value-type="float" office:value="0.42553192186036798" table:style-name="ce1">
            <text:p>0.4255319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632655236110397" table:style-name="ce1">
            <text:p>0.696326552</text:p>
          </table:table-cell>
          <table:table-cell office:value-type="float" office:value="0.40426201292960501" table:style-name="ce1">
            <text:p>0.4042620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922595083597705" table:style-name="ce1">
            <text:p>0.699225951</text:p>
          </table:table-cell>
          <table:table-cell office:value-type="float" office:value="0.38309149609665" table:style-name="ce1">
            <text:p>0.3830914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212534931085102" table:style-name="ce1">
            <text:p>0.702125349</text:p>
          </table:table-cell>
          <table:table-cell office:value-type="float" office:value="0.36311368443738301" table:style-name="ce1">
            <text:p>0.3631136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502474778572399" table:style-name="ce1">
            <text:p>0.705024748</text:p>
          </table:table-cell>
          <table:table-cell office:value-type="float" office:value="0.343334656973729" table:style-name="ce1">
            <text:p>0.3433346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792414626059696" table:style-name="ce1">
            <text:p>0.707924146</text:p>
          </table:table-cell>
          <table:table-cell office:value-type="float" office:value="0.32425137419472699" table:style-name="ce1">
            <text:p>0.324251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082354473547105" table:style-name="ce1">
            <text:p>0.710823545</text:p>
          </table:table-cell>
          <table:table-cell office:value-type="float" office:value="0.30566505190476301" table:style-name="ce1">
            <text:p>0.3056650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372294321034402" table:style-name="ce1">
            <text:p>0.713722943</text:p>
          </table:table-cell>
          <table:table-cell office:value-type="float" office:value="0.28767508220164101" table:style-name="ce1">
            <text:p>0.2876750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662234168521699" table:style-name="ce1">
            <text:p>0.716622342</text:p>
          </table:table-cell>
          <table:table-cell office:value-type="float" office:value="0.27008268088974802" table:style-name="ce1">
            <text:p>0.2700826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952174016009096" table:style-name="ce1">
            <text:p>0.71952174</text:p>
          </table:table-cell>
          <table:table-cell office:value-type="float" office:value="0.25328541636031499" table:style-name="ce1">
            <text:p>0.2532854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242113863496404" table:style-name="ce1">
            <text:p>0.722421139</text:p>
          </table:table-cell>
          <table:table-cell office:value-type="float" office:value="0.23698511231991701" table:style-name="ce1">
            <text:p>0.2369851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532053710983702" table:style-name="ce1">
            <text:p>0.725320537</text:p>
          </table:table-cell>
          <table:table-cell office:value-type="float" office:value="0.221181768768556" table:style-name="ce1">
            <text:p>0.2211817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821993558470999" table:style-name="ce1">
            <text:p>0.728219936</text:p>
          </table:table-cell>
          <table:table-cell office:value-type="float" office:value="0.20587538570623101" table:style-name="ce1">
            <text:p>0.2058753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111933405958396" table:style-name="ce1">
            <text:p>0.731119334</text:p>
          </table:table-cell>
          <table:table-cell office:value-type="float" office:value="0.19116535523075001" table:style-name="ce1">
            <text:p>0.1911653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401873253445704" table:style-name="ce1">
            <text:p>0.734018733</text:p>
          </table:table-cell>
          <table:table-cell office:value-type="float" office:value="0.17705167734211399" table:style-name="ce1">
            <text:p>0.1770516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691813100933001" table:style-name="ce1">
            <text:p>0.736918131</text:p>
          </table:table-cell>
          <table:table-cell office:value-type="float" office:value="0.16353435204032099" table:style-name="ce1">
            <text:p>0.1635343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981752948420398" table:style-name="ce1">
            <text:p>0.739817529</text:p>
          </table:table-cell>
          <table:table-cell office:value-type="float" office:value="0.150613379325371" table:style-name="ce1">
            <text:p>0.150613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271692795907696" table:style-name="ce1">
            <text:p>0.742716928</text:p>
          </table:table-cell>
          <table:table-cell office:value-type="float" office:value="0.137990582903845" table:style-name="ce1">
            <text:p>0.1379905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561632643395004" table:style-name="ce1">
            <text:p>0.745616326</text:p>
          </table:table-cell>
          <table:table-cell office:value-type="float" office:value="0.126063531166968" table:style-name="ce1">
            <text:p>0.1260635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851572490882301" table:style-name="ce1">
            <text:p>0.748515725</text:p>
          </table:table-cell>
          <table:table-cell office:value-type="float" office:value="0.114931616212551" table:style-name="ce1">
            <text:p>0.1149316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141512338369698" table:style-name="ce1">
            <text:p>0.751415123</text:p>
          </table:table-cell>
          <table:table-cell office:value-type="float" office:value="0.104097877551555" table:style-name="ce1">
            <text:p>0.1040978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431452185856995" table:style-name="ce1">
            <text:p>0.754314522</text:p>
          </table:table-cell>
          <table:table-cell office:value-type="float" office:value="9.37610993795958E-2" table:style-name="ce1">
            <text:p>0.093761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721392033344304" table:style-name="ce1">
            <text:p>0.75721392</text:p>
          </table:table-cell>
          <table:table-cell office:value-type="float" office:value="8.3821889598865607E-2" table:style-name="ce1">
            <text:p>0.083821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011331880831701" table:style-name="ce1">
            <text:p>0.760113319</text:p>
          </table:table-cell>
          <table:table-cell office:value-type="float" office:value="7.4677816600593694E-2" table:style-name="ce1">
            <text:p>0.0746778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301271728318998" table:style-name="ce1">
            <text:p>0.763012717</text:p>
          </table:table-cell>
          <table:table-cell office:value-type="float" office:value="6.6229488286973295E-2" table:style-name="ce1">
            <text:p>0.0662294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591211575806295" table:style-name="ce1">
            <text:p>0.765912116</text:p>
          </table:table-cell>
          <table:table-cell office:value-type="float" office:value="5.7880552071159802E-2" table:style-name="ce1">
            <text:p>0.0578805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881151423293703" table:style-name="ce1">
            <text:p>0.768811514</text:p>
          </table:table-cell>
          <table:table-cell office:value-type="float" office:value="4.8118828179371402E-2" table:style-name="ce1">
            <text:p>0.0481188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171091270781" table:style-name="ce1">
            <text:p>0.771710913</text:p>
          </table:table-cell>
          <table:table-cell office:value-type="float" office:value="4.3170521595679398E-2" table:style-name="ce1">
            <text:p>0.0431705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461031118268298" table:style-name="ce1">
            <text:p>0.774610311</text:p>
          </table:table-cell>
          <table:table-cell office:value-type="float" office:value="3.6809427336012203E-2" table:style-name="ce1">
            <text:p>0.0368094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750970965755695" table:style-name="ce1">
            <text:p>0.77750971</text:p>
          </table:table-cell>
          <table:table-cell office:value-type="float" office:value="3.09452935653813E-2" table:style-name="ce1">
            <text:p>0.0309452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040910813243003" table:style-name="ce1">
            <text:p>0.780409108</text:p>
          </table:table-cell>
          <table:table-cell office:value-type="float" office:value="2.5478728185979599E-2" table:style-name="ce1">
            <text:p>0.0254787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313018045753802" table:style-name="ce1">
            <text:p>0.78313018</text:p>
          </table:table-cell>
          <table:table-cell office:value-type="float" office:value="2.0120562406269901E-2" table:style-name="ce1">
            <text:p>0.0201205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876261982227502" table:style-name="ce1">
            <text:p>0.78876262</text:p>
          </table:table-cell>
          <table:table-cell office:value-type="float" office:value="1.2445417464900001E-2" table:style-name="ce1">
            <text:p>0.0124454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136971297304903" table:style-name="ce1">
            <text:p>0.791369713</text:p>
          </table:table-cell>
          <table:table-cell office:value-type="float" office:value="9.70512635804654E-3" table:style-name="ce1">
            <text:p>0.0097051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4378937147728" table:style-name="ce1">
            <text:p>0.794378937</text:p>
          </table:table-cell>
          <table:table-cell office:value-type="float" office:value="6.4268436653680504E-3" table:style-name="ce1">
            <text:p>0.0064268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727833562260197" table:style-name="ce1">
            <text:p>0.797278336</text:p>
          </table:table-cell>
          <table:table-cell office:value-type="float" office:value="5.2142600721194398E-3" table:style-name="ce1">
            <text:p>0.005214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017773409747495" table:style-name="ce1">
            <text:p>0.800177734</text:p>
          </table:table-cell>
          <table:table-cell office:value-type="float" office:value="3.4136824727588602E-3" table:style-name="ce1">
            <text:p>0.0034136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307713257234803" table:style-name="ce1">
            <text:p>0.803077133</text:p>
          </table:table-cell>
          <table:table-cell office:value-type="float" office:value="5.3131163634745305E-4" table:style-name="ce1">
            <text:p>0.0005313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5976531047222" table:style-name="ce1">
            <text:p>0.805976531</text:p>
          </table:table-cell>
          <table:table-cell office:value-type="float" office:value="-1.64433048304157E-4" table:style-name="ce1">
            <text:p>-0.0001644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905840914638805" table:style-name="ce1">
            <text:p>0.809058409</text:p>
          </table:table-cell>
          <table:table-cell office:value-type="float" office:value="-1.7701007448942499E-3" table:style-name="ce1">
            <text:p>-0.001770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177532799696805" table:style-name="ce1">
            <text:p>0.811775328</text:p>
          </table:table-cell>
          <table:table-cell office:value-type="float" office:value="-8.6017773295532496E-4" table:style-name="ce1">
            <text:p>-0.0008601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467472647184203" table:style-name="ce1">
            <text:p>0.814674726</text:p>
          </table:table-cell>
          <table:table-cell office:value-type="float" office:value="-8.6017773295532496E-4" table:style-name="ce1">
            <text:p>-0.0008601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7574124946715" table:style-name="ce1">
            <text:p>0.817574125</text:p>
          </table:table-cell>
          <table:table-cell office:value-type="float" office:value="-1.64433048304157E-4" table:style-name="ce1">
            <text:p>-0.0001644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047352342158797" table:style-name="ce1">
            <text:p>0.820473523</text:p>
          </table:table-cell>
          <table:table-cell office:value-type="float" office:value="2.8173298859153202E-3" table:style-name="ce1">
            <text:p>0.00281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337292189646105" table:style-name="ce1">
            <text:p>0.823372922</text:p>
          </table:table-cell>
          <table:table-cell office:value-type="float" office:value="4.7769348417672202E-3" table:style-name="ce1">
            <text:p>0.0047769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627232037133502" table:style-name="ce1">
            <text:p>0.82627232</text:p>
          </table:table-cell>
          <table:table-cell office:value-type="float" office:value="7.3677555246112096E-3" table:style-name="ce1">
            <text:p>0.007367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934116421162296" table:style-name="ce1">
            <text:p>0.829341164</text:p>
          </table:table-cell>
          <table:table-cell office:value-type="float" office:value="1.1161845698457001E-2" table:style-name="ce1">
            <text:p>0.0111618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207111732108097" table:style-name="ce1">
            <text:p>0.832071117</text:p>
          </table:table-cell>
          <table:table-cell office:value-type="float" office:value="1.4943165818405799E-2" table:style-name="ce1">
            <text:p>0.0149431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497051579595505" table:style-name="ce1">
            <text:p>0.834970516</text:p>
          </table:table-cell>
          <table:table-cell office:value-type="float" office:value="1.9415810219734299E-2" table:style-name="ce1">
            <text:p>0.019415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786991427082802" table:style-name="ce1">
            <text:p>0.837869914</text:p>
          </table:table-cell>
          <table:table-cell office:value-type="float" office:value="2.4087238816677702E-2" table:style-name="ce1">
            <text:p>0.0240872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076931274570099" table:style-name="ce1">
            <text:p>0.840769313</text:p>
          </table:table-cell>
          <table:table-cell office:value-type="float" office:value="2.9653196293886599E-2" table:style-name="ce1">
            <text:p>0.0296531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366871122057496" table:style-name="ce1">
            <text:p>0.843668711</text:p>
          </table:table-cell>
          <table:table-cell office:value-type="float" office:value="3.4920977477672997E-2" table:style-name="ce1">
            <text:p>0.0349209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656810969544805" table:style-name="ce1">
            <text:p>0.84656811</text:p>
          </table:table-cell>
          <table:table-cell office:value-type="float" office:value="4.1282071737340699E-2" table:style-name="ce1">
            <text:p>0.0412820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958047174726403" table:style-name="ce1">
            <text:p>0.849580472</text:p>
          </table:table-cell>
          <table:table-cell office:value-type="float" office:value="4.9197942384136398E-2" table:style-name="ce1">
            <text:p>0.0491979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236690664519399" table:style-name="ce1">
            <text:p>0.852366907</text:p>
          </table:table-cell>
          <table:table-cell office:value-type="float" office:value="5.4998181234747902E-2" table:style-name="ce1">
            <text:p>0.0549981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526630512006796" table:style-name="ce1">
            <text:p>0.855266305</text:p>
          </table:table-cell>
          <table:table-cell office:value-type="float" office:value="6.2551980668103094E-2" table:style-name="ce1">
            <text:p>0.0625519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816570359494104" table:style-name="ce1">
            <text:p>0.858165704</text:p>
          </table:table-cell>
          <table:table-cell office:value-type="float" office:value="7.0900916883916296E-2" table:style-name="ce1">
            <text:p>0.0709009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106510206981401" table:style-name="ce1">
            <text:p>0.861065102</text:p>
          </table:table-cell>
          <table:table-cell office:value-type="float" office:value="7.9548029393151407E-2" table:style-name="ce1">
            <text:p>0.0795480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396450054468799" table:style-name="ce1">
            <text:p>0.863964501</text:p>
          </table:table-cell>
          <table:table-cell office:value-type="float" office:value="8.9189062880460093E-2" table:style-name="ce1">
            <text:p>0.0891890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686389901956096" table:style-name="ce1">
            <text:p>0.866863899</text:p>
          </table:table-cell>
          <table:table-cell office:value-type="float" office:value="9.8830096367767906E-2" table:style-name="ce1">
            <text:p>0.0988300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976329749443404" table:style-name="ce1">
            <text:p>0.869763297</text:p>
          </table:table-cell>
          <table:table-cell office:value-type="float" office:value="0.10866991405069" table:style-name="ce1">
            <text:p>0.108669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266269596930801" table:style-name="ce1">
            <text:p>0.872662696</text:p>
          </table:table-cell>
          <table:table-cell office:value-type="float" office:value="0.119106084320457" table:style-name="ce1">
            <text:p>0.1191060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556209444418098" table:style-name="ce1">
            <text:p>0.875562094</text:p>
          </table:table-cell>
          <table:table-cell office:value-type="float" office:value="0.13033739137268199" table:style-name="ce1">
            <text:p>0.1303373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846149291905395" table:style-name="ce1">
            <text:p>0.878461493</text:p>
          </table:table-cell>
          <table:table-cell office:value-type="float" office:value="0.14256261940298001" table:style-name="ce1">
            <text:p>0.1425626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136089139392704" table:style-name="ce1">
            <text:p>0.881360891</text:p>
          </table:table-cell>
          <table:table-cell office:value-type="float" office:value="0.15439027904204899" table:style-name="ce1">
            <text:p>0.1543902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426028986880101" table:style-name="ce1">
            <text:p>0.88426029</text:p>
          </table:table-cell>
          <table:table-cell office:value-type="float" office:value="0.16641672287673301" table:style-name="ce1">
            <text:p>0.1664167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715968834367398" table:style-name="ce1">
            <text:p>0.887159688</text:p>
          </table:table-cell>
          <table:table-cell office:value-type="float" office:value="0.179536479787296" table:style-name="ce1">
            <text:p>0.179536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005908681854695" table:style-name="ce1">
            <text:p>0.890059087</text:p>
          </table:table-cell>
          <table:table-cell office:value-type="float" office:value="0.193153197186897" table:style-name="ce1">
            <text:p>0.1931531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295848529342103" table:style-name="ce1">
            <text:p>0.892958485</text:p>
          </table:table-cell>
          <table:table-cell office:value-type="float" office:value="0.20696869878211199" table:style-name="ce1">
            <text:p>0.2069686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585788376829401" table:style-name="ce1">
            <text:p>0.895857884</text:p>
          </table:table-cell>
          <table:table-cell office:value-type="float" office:value="0.22128116086636301" table:style-name="ce1">
            <text:p>0.2212811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875728224316698" table:style-name="ce1">
            <text:p>0.898757282</text:p>
          </table:table-cell>
          <table:table-cell office:value-type="float" office:value="0.23628936763526501" table:style-name="ce1">
            <text:p>0.2362893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165668071804095" table:style-name="ce1">
            <text:p>0.901656681</text:p>
          </table:table-cell>
          <table:table-cell office:value-type="float" office:value="0.25169514279539701" table:style-name="ce1">
            <text:p>0.2516951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455607919291403" table:style-name="ce1">
            <text:p>0.904556079</text:p>
          </table:table-cell>
          <table:table-cell office:value-type="float" office:value="0.26769727054237302" table:style-name="ce1">
            <text:p>0.2676972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7455477667787" table:style-name="ce1">
            <text:p>0.907455478</text:p>
          </table:table-cell>
          <table:table-cell office:value-type="float" office:value="0.283798790387156" table:style-name="ce1">
            <text:p>0.28379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035487614266097" table:style-name="ce1">
            <text:p>0.910354876</text:p>
          </table:table-cell>
          <table:table-cell office:value-type="float" office:value="0.30029787862316798" table:style-name="ce1">
            <text:p>0.300297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325427461753395" table:style-name="ce1">
            <text:p>0.913254275</text:p>
          </table:table-cell>
          <table:table-cell office:value-type="float" office:value="0.317691495739445" table:style-name="ce1">
            <text:p>0.3176914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615367309240703" table:style-name="ce1">
            <text:p>0.916153673</text:p>
          </table:table-cell>
          <table:table-cell office:value-type="float" office:value="0.335383289149145" table:style-name="ce1">
            <text:p>0.3353832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905307156728" table:style-name="ce1">
            <text:p>0.919053072</text:p>
          </table:table-cell>
          <table:table-cell office:value-type="float" office:value="0.353373258852267" table:style-name="ce1">
            <text:p>0.3533732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195247004215397" table:style-name="ce1">
            <text:p>0.92195247</text:p>
          </table:table-cell>
          <table:table-cell office:value-type="float" office:value="0.37215836533784602" table:style-name="ce1">
            <text:p>0.3721583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485186851702705" table:style-name="ce1">
            <text:p>0.924851869</text:p>
          </table:table-cell>
          <table:table-cell office:value-type="float" office:value="0.39114225601904101" table:style-name="ce1">
            <text:p>0.3911422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775126699190003" table:style-name="ce1">
            <text:p>0.927751267</text:p>
          </table:table-cell>
          <table:table-cell office:value-type="float" office:value="0.41052371509146501" table:style-name="ce1">
            <text:p>0.4105237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0650665466774" table:style-name="ce1">
            <text:p>0.930650665</text:p>
          </table:table-cell>
          <table:table-cell office:value-type="float" office:value="0.43070031094634698" table:style-name="ce1">
            <text:p>0.4307003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355006394164697" table:style-name="ce1">
            <text:p>0.933550064</text:p>
          </table:table-cell>
          <table:table-cell office:value-type="float" office:value="0.45087690680122899" table:style-name="ce1">
            <text:p>0.4508769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644946241652005" table:style-name="ce1">
            <text:p>0.936449462</text:p>
          </table:table-cell>
          <table:table-cell office:value-type="float" office:value="0.472047423634184" table:style-name="ce1">
            <text:p>0.4720474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934886089139402" table:style-name="ce1">
            <text:p>0.939348861</text:p>
          </table:table-cell>
          <table:table-cell office:value-type="float" office:value="0.493118548369332" table:style-name="ce1">
            <text:p>0.4931185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224825936626699" table:style-name="ce1">
            <text:p>0.942248259</text:p>
          </table:table-cell>
          <table:table-cell office:value-type="float" office:value="0.51508420198474603" table:style-name="ce1">
            <text:p>0.5150842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514765784113997" table:style-name="ce1">
            <text:p>0.945147658</text:p>
          </table:table-cell>
          <table:table-cell office:value-type="float" office:value="0.53704985560015905" table:style-name="ce1">
            <text:p>0.5370498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804705631601305" table:style-name="ce1">
            <text:p>0.948047056</text:p>
          </table:table-cell>
          <table:table-cell office:value-type="float" office:value="0.55951246970460899" table:style-name="ce1">
            <text:p>0.559512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094645479088702" table:style-name="ce1">
            <text:p>0.950946455</text:p>
          </table:table-cell>
          <table:table-cell office:value-type="float" office:value="0.58296900478713298" table:style-name="ce1">
            <text:p>0.5829690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384585326575999" table:style-name="ce1">
            <text:p>0.953845853</text:p>
          </table:table-cell>
          <table:table-cell office:value-type="float" office:value="0.60702189245649996" table:style-name="ce1">
            <text:p>0.6070218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674525174063296" table:style-name="ce1">
            <text:p>0.956745252</text:p>
          </table:table-cell>
          <table:table-cell office:value-type="float" office:value="0.63107478012586604" table:style-name="ce1">
            <text:p>0.631074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964465021550704" table:style-name="ce1">
            <text:p>0.95964465</text:p>
          </table:table-cell>
          <table:table-cell office:value-type="float" office:value="0.65512766779523401" table:style-name="ce1">
            <text:p>0.6551276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241225785061302" table:style-name="ce1">
            <text:p>0.962412258</text:p>
          </table:table-cell>
          <table:table-cell office:value-type="float" office:value="0.67808724238871998" table:style-name="ce1">
            <text:p>0.6780872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504807464595199" table:style-name="ce1">
            <text:p>0.965048075</text:p>
          </table:table-cell>
          <table:table-cell office:value-type="float" office:value="0.701593473520147" table:style-name="ce1">
            <text:p>0.7015934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768389144129197" table:style-name="ce1">
            <text:p>0.967683891</text:p>
          </table:table-cell>
          <table:table-cell office:value-type="float" office:value="0.72466237942122103" table:style-name="ce1">
            <text:p>0.724662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031970823663105" table:style-name="ce1">
            <text:p>0.970319708</text:p>
          </table:table-cell>
          <table:table-cell office:value-type="float" office:value="0.74838727316782405" table:style-name="ce1">
            <text:p>0.7483872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295552503197003" table:style-name="ce1">
            <text:p>0.972955525</text:p>
          </table:table-cell>
          <table:table-cell office:value-type="float" office:value="0.77244016083719103" table:style-name="ce1">
            <text:p>0.7724401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559134182731" table:style-name="ce1">
            <text:p>0.975591342</text:p>
          </table:table-cell>
          <table:table-cell office:value-type="float" office:value="0.79693037373691" table:style-name="ce1">
            <text:p>0.796930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822715862264897" table:style-name="ce1">
            <text:p>0.978227159</text:p>
          </table:table-cell>
          <table:table-cell office:value-type="float" office:value="0.82142058663662898" table:style-name="ce1">
            <text:p>0.8214205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073118457822195" table:style-name="ce1">
            <text:p>0.980731185</text:p>
          </table:table-cell>
          <table:table-cell office:value-type="float" office:value="0.84524266376775503" table:style-name="ce1">
            <text:p>0.8452426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310341969402704" table:style-name="ce1">
            <text:p>0.98310342</text:p>
          </table:table-cell>
          <table:table-cell office:value-type="float" office:value="0.868202238361242" table:style-name="ce1">
            <text:p>0.8682022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547565480983201" table:style-name="ce1">
            <text:p>0.985475655</text:p>
          </table:table-cell>
          <table:table-cell office:value-type="float" office:value="0.89140477141603502" table:style-name="ce1">
            <text:p>0.8914047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784788992563799" table:style-name="ce1">
            <text:p>0.98784789</text:p>
          </table:table-cell>
          <table:table-cell office:value-type="float" office:value="0.91472878370148103" table:style-name="ce1">
            <text:p>0.9147287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022012504144297" table:style-name="ce1">
            <text:p>0.990220125</text:p>
          </table:table-cell>
          <table:table-cell office:value-type="float" office:value="0.93853871290954105" table:style-name="ce1">
            <text:p>0.9385387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259236015724905" table:style-name="ce1">
            <text:p>0.99259236</text:p>
          </table:table-cell>
          <table:table-cell office:value-type="float" office:value="0.96247012134825505" table:style-name="ce1">
            <text:p>0.9624701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496459527305403" table:style-name="ce1">
            <text:p>0.994964595</text:p>
          </table:table-cell>
          <table:table-cell office:value-type="float" office:value="0.986644488248275" table:style-name="ce1">
            <text:p>0.9866444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733683038886001" table:style-name="ce1">
            <text:p>0.99733683</text:p>
          </table:table-cell>
          <table:table-cell office:value-type="float" office:value="1.0113047720709001" table:style-name="ce1">
            <text:p>1.0113047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968270733671205" table:style-name="ce1">
            <text:p>0.999682707</text:p>
          </table:table-cell>
          <table:table-cell office:value-type="float" office:value="1.03410224883923" table:style-name="ce1">
            <text:p>1.034102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17685786008601" table:style-name="ce1">
            <text:p>1.001768579</text:p>
          </table:table-cell>
          <table:table-cell office:value-type="float" office:value="1.0562608463598699" table:style-name="ce1">
            <text:p>1.0562608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37945815374401" table:style-name="ce1">
            <text:p>1.003794582</text:p>
          </table:table-cell>
          <table:table-cell office:value-type="float" office:value="1.0794698053712799" table:style-name="ce1">
            <text:p>1.0794698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590323497371" table:style-name="ce1">
            <text:p>1.005903235</text:p>
          </table:table-cell>
          <table:table-cell office:value-type="float" office:value="1.10201938756131" table:style-name="ce1">
            <text:p>1.1020193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801188840998" table:style-name="ce1">
            <text:p>1.008011888</text:p>
          </table:table-cell>
          <table:table-cell office:value-type="float" office:value="1.1252522904237601" table:style-name="ce1">
            <text:p>1.125252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012054184625" table:style-name="ce1">
            <text:p>1.010120542</text:p>
          </table:table-cell>
          <table:table-cell office:value-type="float" office:value="1.1486218574207101" table:style-name="ce1">
            <text:p>1.1486218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222919528252" table:style-name="ce1">
            <text:p>1.012229195</text:p>
          </table:table-cell>
          <table:table-cell office:value-type="float" office:value="1.1718547602831599" table:style-name="ce1">
            <text:p>1.171854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433784871879" table:style-name="ce1">
            <text:p>1.014337849</text:p>
          </table:table-cell>
          <table:table-cell office:value-type="float" office:value="1.1952243272801" table:style-name="ce1">
            <text:p>1.1952243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64465021550699" table:style-name="ce1">
            <text:p>1.016446502</text:p>
          </table:table-cell>
          <table:table-cell office:value-type="float" office:value="1.2192772149494699" table:style-name="ce1">
            <text:p>1.2192772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85551555913399" table:style-name="ce1">
            <text:p>1.018555156</text:p>
          </table:table-cell>
          <table:table-cell office:value-type="float" office:value="1.2430567743498699" table:style-name="ce1">
            <text:p>1.2430567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06638090276099" table:style-name="ce1">
            <text:p>1.020663809</text:p>
          </table:table-cell>
          <table:table-cell office:value-type="float" office:value="1.2675196544226901" table:style-name="ce1">
            <text:p>1.2675196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27724624638801" table:style-name="ce1">
            <text:p>1.022772462</text:p>
          </table:table-cell>
          <table:table-cell office:value-type="float" office:value="1.29184587036103" table:style-name="ce1">
            <text:p>1.291845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48811159001501" table:style-name="ce1">
            <text:p>1.024881116</text:p>
          </table:table-cell>
          <table:table-cell office:value-type="float" office:value="1.31658207870282" table:style-name="ce1">
            <text:p>1.3165820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69897693364201" table:style-name="ce1">
            <text:p>1.026989769</text:p>
          </table:table-cell>
          <table:table-cell office:value-type="float" office:value="1.3413182870446101" table:style-name="ce1">
            <text:p>1.3413182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909842277269" table:style-name="ce1">
            <text:p>1.029098423</text:p>
          </table:table-cell>
          <table:table-cell office:value-type="float" office:value="1.36660115192434" table:style-name="ce1">
            <text:p>1.3666011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10752853692" table:style-name="ce1">
            <text:p>1.031075285</text:p>
          </table:table-cell>
          <table:table-cell office:value-type="float" office:value="1.39030261753361" table:style-name="ce1">
            <text:p>1.3903026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292035712594" table:style-name="ce1">
            <text:p>1.032920357</text:p>
          </table:table-cell>
          <table:table-cell office:value-type="float" office:value="1.4123250666334799" table:style-name="ce1">
            <text:p>1.4123250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489721972244" table:style-name="ce1">
            <text:p>1.03489722</text:p>
          </table:table-cell>
          <table:table-cell office:value-type="float" office:value="1.4368465170496501" table:style-name="ce1">
            <text:p>1.436846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687408231895" table:style-name="ce1">
            <text:p>1.036874082</text:p>
          </table:table-cell>
          <table:table-cell office:value-type="float" office:value="1.46089940471902" table:style-name="ce1">
            <text:p>1.4608994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88509449154499" table:style-name="ce1">
            <text:p>1.038850945</text:p>
          </table:table-cell>
          <table:table-cell office:value-type="float" office:value="1.48508895652287" table:style-name="ce1">
            <text:p>1.4850889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01688533131199" table:style-name="ce1">
            <text:p>1.040168853</text:p>
          </table:table-cell>
          <table:table-cell office:value-type="float" office:value="1.50135198852659" table:style-name="ce1">
            <text:p>1.5013519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651162790697599" table:style-name="ce1">
            <text:p>0.606511628</text:p>
          </table:table-cell>
          <table:table-cell office:value-type="float" office:value="1.33729903536977" table:style-name="ce1">
            <text:p>1.3372990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616279069767403" table:style-name="ce1">
            <text:p>0.786162791</text:p>
          </table:table-cell>
          <table:table-cell office:value-type="float" office:value="1.4790996784566499E-2" table:style-name="ce1">
            <text:p>0.014790997</text:p>
          </table:table-cell>
          <table:table-cell table:number-columns-repeated="16381"/>
        </table:table-row>
        <table:table-row table:number-rows-repeated="1048402" table:style-name="ro1">
          <table:table-cell table:number-columns-repeated="16384"/>
        </table:table-row>
      </table:table>
      <table:table table:name="1b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1.4546491579895899" table:style-name="ce1">
            <text:p>1.454649158</text:p>
          </table:table-cell>
          <table:table-cell office:value-type="float" office:value="1.2401306289371401" table:style-name="ce1">
            <text:p>1.2401306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29273209328" table:style-name="ce1">
            <text:p>1.462927321</text:p>
          </table:table-cell>
          <table:table-cell office:value-type="float" office:value="1.20200098872732" table:style-name="ce1">
            <text:p>1.202000989</text:p>
          </table:table-cell>
          <table:table-cell table:number-columns-repeated="2"/>
          <table:table-cell table:style-name="ce1">
            <draw:frame draw:z-index="1" draw:id="id4" draw:style-name="a4" draw:name="Chart 1" svg:x="0.29861in" svg:y="0.11111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1.4793152273749299" table:style-name="ce1">
            <text:p>1.479315227</text:p>
          </table:table-cell>
          <table:table-cell office:value-type="float" office:value="1.1306566155922799" table:style-name="ce1">
            <text:p>1.1306566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066680209673" table:style-name="ce1">
            <text:p>1.470666802</text:p>
          </table:table-cell>
          <table:table-cell office:value-type="float" office:value="1.1690784410079" table:style-name="ce1">
            <text:p>1.1690784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67421776113201" table:style-name="ce1">
            <text:p>1.486742178</text:p>
          </table:table-cell>
          <table:table-cell office:value-type="float" office:value="1.09781873135035" table:style-name="ce1">
            <text:p>1.0978187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73708335720699" table:style-name="ce1">
            <text:p>1.497370834</text:p>
          </table:table-cell>
          <table:table-cell office:value-type="float" office:value="1.0528451072798699" table:style-name="ce1">
            <text:p>1.0528451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79994895328099" table:style-name="ce1">
            <text:p>1.50799949</text:p>
          </table:table-cell>
          <table:table-cell office:value-type="float" office:value="1.00884493827585" table:style-name="ce1">
            <text:p>1.0088449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862814549356" table:style-name="ce1">
            <text:p>1.518628145</text:p>
          </table:table-cell>
          <table:table-cell office:value-type="float" office:value="0.96620760636488401" table:style-name="ce1">
            <text:p>0.9662076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925680145431" table:style-name="ce1">
            <text:p>1.529256801</text:p>
          </table:table-cell>
          <table:table-cell office:value-type="float" office:value="0.924154347493788" table:style-name="ce1">
            <text:p>0.9241543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988545741505" table:style-name="ce1">
            <text:p>1.539885457</text:p>
          </table:table-cell>
          <table:table-cell office:value-type="float" office:value="0.88326923470244401" table:style-name="ce1">
            <text:p>0.8832692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505141133758" table:style-name="ce1">
            <text:p>1.550514113</text:p>
          </table:table-cell>
          <table:table-cell office:value-type="float" office:value="0.84335757697756097" table:style-name="ce1">
            <text:p>0.8433575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11427693365401" table:style-name="ce1">
            <text:p>1.561142769</text:p>
          </table:table-cell>
          <table:table-cell office:value-type="float" office:value="0.80480875634572302" table:style-name="ce1">
            <text:p>0.804808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17714252972901" table:style-name="ce1">
            <text:p>1.571771425</text:p>
          </table:table-cell>
          <table:table-cell office:value-type="float" office:value="0.76723339078034503" table:style-name="ce1">
            <text:p>0.7672333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24000812580401" table:style-name="ce1">
            <text:p>1.582400081</text:p>
          </table:table-cell>
          <table:table-cell office:value-type="float" office:value="0.73043678926813604" table:style-name="ce1">
            <text:p>0.7304367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30287372187799" table:style-name="ce1">
            <text:p>1.593028737</text:p>
          </table:table-cell>
          <table:table-cell office:value-type="float" office:value="0.69480833383567897" table:style-name="ce1">
            <text:p>0.6948083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36573931795299" table:style-name="ce1">
            <text:p>1.603657393</text:p>
          </table:table-cell>
          <table:table-cell office:value-type="float" office:value="0.65956926042980601" table:style-name="ce1">
            <text:p>0.659569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428604914027" table:style-name="ce1">
            <text:p>1.614286049</text:p>
          </table:table-cell>
          <table:table-cell office:value-type="float" office:value="0.62627709715685498" table:style-name="ce1">
            <text:p>0.6262770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491470510102" table:style-name="ce1">
            <text:p>1.624914705</text:p>
          </table:table-cell>
          <table:table-cell office:value-type="float" office:value="0.59337431591048895" table:style-name="ce1">
            <text:p>0.5933743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554336106177" table:style-name="ce1">
            <text:p>1.635543361</text:p>
          </table:table-cell>
          <table:table-cell office:value-type="float" office:value="0.56163968074387505" table:style-name="ce1">
            <text:p>0.5616396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617201702251" table:style-name="ce1">
            <text:p>1.646172017</text:p>
          </table:table-cell>
          <table:table-cell office:value-type="float" office:value="0.53068380963042905" table:style-name="ce1">
            <text:p>0.530683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68006729832601" table:style-name="ce1">
            <text:p>1.656800673</text:p>
          </table:table-cell>
          <table:table-cell office:value-type="float" office:value="0.50109077561002802" table:style-name="ce1">
            <text:p>0.5010907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74293289440101" table:style-name="ce1">
            <text:p>1.667429329</text:p>
          </table:table-cell>
          <table:table-cell office:value-type="float" office:value="0.472276505642796" table:style-name="ce1">
            <text:p>0.4722765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780579849047501" table:style-name="ce1">
            <text:p>1.678057985</text:p>
          </table:table-cell>
          <table:table-cell office:value-type="float" office:value="0.44424099972873099" table:style-name="ce1">
            <text:p>0.4442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86866408654999" table:style-name="ce1">
            <text:p>1.688686641</text:p>
          </table:table-cell>
          <table:table-cell office:value-type="float" office:value="0.417568330907712" table:style-name="ce1">
            <text:p>0.4175683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93152968262399" table:style-name="ce1">
            <text:p>1.699315297</text:p>
          </table:table-cell>
          <table:table-cell office:value-type="float" office:value="0.39128504411327603" table:style-name="ce1">
            <text:p>0.3912850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994395278699" table:style-name="ce1">
            <text:p>1.709943953</text:p>
          </table:table-cell>
          <table:table-cell office:value-type="float" office:value="0.365780521372009" table:style-name="ce1">
            <text:p>0.3657805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057260874774" table:style-name="ce1">
            <text:p>1.720572609</text:p>
          </table:table-cell>
          <table:table-cell office:value-type="float" office:value="0.34183352673708001" table:style-name="ce1">
            <text:p>0.3418335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3120126470848" table:style-name="ce1">
            <text:p>1.731201265</text:p>
          </table:table-cell>
          <table:table-cell office:value-type="float" office:value="0.31827591412873402" table:style-name="ce1">
            <text:p>0.318275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182992066923" table:style-name="ce1">
            <text:p>1.741829921</text:p>
          </table:table-cell>
          <table:table-cell office:value-type="float" office:value="0.29608113861343299" table:style-name="ce1">
            <text:p>0.2960811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524585766299701" table:style-name="ce1">
            <text:p>1.752458577</text:p>
          </table:table-cell>
          <table:table-cell office:value-type="float" office:value="0.27447043613800898" table:style-name="ce1">
            <text:p>0.274470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630872325907201" table:style-name="ce1">
            <text:p>1.763087233</text:p>
          </table:table-cell>
          <table:table-cell office:value-type="float" office:value="0.25363849771575298" table:style-name="ce1">
            <text:p>0.2536384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737158885514701" table:style-name="ce1">
            <text:p>1.773715889</text:p>
          </table:table-cell>
          <table:table-cell office:value-type="float" office:value="0.23397470537324899" table:style-name="ce1">
            <text:p>0.2339747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843445445122099" table:style-name="ce1">
            <text:p>1.784344545</text:p>
          </table:table-cell>
          <table:table-cell office:value-type="float" office:value="0.21489498607062199" table:style-name="ce1">
            <text:p>0.2148949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49732004729599" table:style-name="ce1">
            <text:p>1.7949732</text:p>
          </table:table-cell>
          <table:table-cell office:value-type="float" office:value="0.19698341284774901" table:style-name="ce1">
            <text:p>0.1969834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056018564337" table:style-name="ce1">
            <text:p>1.805601856</text:p>
          </table:table-cell>
          <table:table-cell office:value-type="float" office:value="0.17965591266475101" table:style-name="ce1">
            <text:p>0.1796559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1623051239445" table:style-name="ce1">
            <text:p>1.816230512</text:p>
          </table:table-cell>
          <table:table-cell office:value-type="float" office:value="0.16291248552162901" table:style-name="ce1">
            <text:p>0.1629124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268591683552" table:style-name="ce1">
            <text:p>1.826859168</text:p>
          </table:table-cell>
          <table:table-cell office:value-type="float" office:value="0.14753189547155199" table:style-name="ce1">
            <text:p>0.1475318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3748782431594" table:style-name="ce1">
            <text:p>1.837487824</text:p>
          </table:table-cell>
          <table:table-cell office:value-type="float" office:value="0.13312476048793601" table:style-name="ce1">
            <text:p>0.133124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4939525265521" table:style-name="ce1">
            <text:p>1.849395253</text:p>
          </table:table-cell>
          <table:table-cell office:value-type="float" office:value="0.11644623034924501" table:style-name="ce1">
            <text:p>0.116446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579745159966601" table:style-name="ce1">
            <text:p>1.857974516</text:p>
          </table:table-cell>
          <table:table-cell office:value-type="float" office:value="0.105501201866147" table:style-name="ce1">
            <text:p>0.1055012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655088263942701" table:style-name="ce1">
            <text:p>1.865508826</text:p>
          </table:table-cell>
          <table:table-cell office:value-type="float" office:value="9.7690996068771505E-2" table:style-name="ce1">
            <text:p>0.097690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761374823550201" table:style-name="ce1">
            <text:p>1.876137482</text:p>
          </table:table-cell>
          <table:table-cell office:value-type="float" office:value="8.5814844257952494E-2" table:style-name="ce1">
            <text:p>0.0858148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867661383157699" table:style-name="ce1">
            <text:p>1.886766138</text:p>
          </table:table-cell>
          <table:table-cell office:value-type="float" office:value="7.54962205534708E-2" table:style-name="ce1">
            <text:p>0.0754962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973947942765099" table:style-name="ce1">
            <text:p>1.897394794</text:p>
          </table:table-cell>
          <table:table-cell office:value-type="float" office:value="6.7147072247600997E-2" table:style-name="ce1">
            <text:p>0.0671470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080234502372599" table:style-name="ce1">
            <text:p>1.90802345</text:p>
          </table:table-cell>
          <table:table-cell office:value-type="float" office:value="5.5637737197675202E-2" table:style-name="ce1">
            <text:p>0.0556377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18652106198" table:style-name="ce1">
            <text:p>1.918652106</text:p>
          </table:table-cell>
          <table:table-cell office:value-type="float" office:value="4.7249650689147701E-2" table:style-name="ce1">
            <text:p>0.0472496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2658089326854" table:style-name="ce1">
            <text:p>1.926580893</text:p>
          </table:table-cell>
          <table:table-cell office:value-type="float" office:value="4.1049907221920798E-2" table:style-name="ce1">
            <text:p>0.0410499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376357556216499" table:style-name="ce1">
            <text:p>1.937635756</text:p>
          </table:table-cell>
          <table:table-cell office:value-type="float" office:value="3.2965522642230703E-2" table:style-name="ce1">
            <text:p>0.0329655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514908927285599" table:style-name="ce1">
            <text:p>1.951490893</text:p>
          </table:table-cell>
          <table:table-cell office:value-type="float" office:value="2.5108789608296399E-2" table:style-name="ce1">
            <text:p>0.02510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6145061230017" table:style-name="ce1">
            <text:p>1.961450612</text:p>
          </table:table-cell>
          <table:table-cell office:value-type="float" office:value="2.2001322429519899E-2" table:style-name="ce1">
            <text:p>0.0220013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682429511253701" table:style-name="ce1">
            <text:p>1.968242951</text:p>
          </table:table-cell>
          <table:table-cell office:value-type="float" office:value="1.9898659485964899E-2" table:style-name="ce1">
            <text:p>0.0198986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814291518431499" table:style-name="ce1">
            <text:p>1.981429152</text:p>
          </table:table-cell>
          <table:table-cell office:value-type="float" office:value="1.2166330093908301E-2" table:style-name="ce1">
            <text:p>0.012166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8822149066834" table:style-name="ce1">
            <text:p>1.988221491</text:p>
          </table:table-cell>
          <table:table-cell office:value-type="float" office:value="1.0686678392887301E-2" table:style-name="ce1">
            <text:p>0.0106866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2010745855058" table:style-name="ce1">
            <text:p>2.020107459</text:p>
          </table:table-cell>
          <table:table-cell office:value-type="float" office:value="1.3189444891752401E-3" table:style-name="ce1">
            <text:p>0.0013189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307361145113298" table:style-name="ce1">
            <text:p>2.030736115</text:p>
          </table:table-cell>
          <table:table-cell office:value-type="float" office:value="1.3189444891752401E-3" table:style-name="ce1">
            <text:p>0.0013189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381382893259001" table:style-name="ce1">
            <text:p>2.038138289</text:p>
          </table:table-cell>
          <table:table-cell office:value-type="float" office:value="2.2398818263606999E-3" table:style-name="ce1">
            <text:p>0.0022398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545509711898502" table:style-name="ce1">
            <text:p>2.054550971</text:p>
          </table:table-cell>
          <table:table-cell office:value-type="float" office:value="4.04461867526517E-3" table:style-name="ce1">
            <text:p>0.0040446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449458540168002" table:style-name="ce1">
            <text:p>2.044945854</text:p>
          </table:table-cell>
          <table:table-cell office:value-type="float" office:value="2.7219604035444401E-4" table:style-name="ce1">
            <text:p>0.0002721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6901594428615" table:style-name="ce1">
            <text:p>2.069015944</text:p>
          </table:table-cell>
          <table:table-cell office:value-type="float" office:value="6.9875491403372696E-3" table:style-name="ce1">
            <text:p>0.0069875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7964460024689" table:style-name="ce1">
            <text:p>2.0796446</text:p>
          </table:table-cell>
          <table:table-cell office:value-type="float" office:value="9.1291502865509192E-3" table:style-name="ce1">
            <text:p>0.009129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877157114506102" table:style-name="ce1">
            <text:p>2.087715711</text:p>
          </table:table-cell>
          <table:table-cell office:value-type="float" office:value="9.9079143397196E-3" table:style-name="ce1">
            <text:p>0.009907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945080502757998" table:style-name="ce1">
            <text:p>2.09450805</text:p>
          </table:table-cell>
          <table:table-cell office:value-type="float" office:value="1.20495154859332E-2" table:style-name="ce1">
            <text:p>0.0120495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993583566429299" table:style-name="ce1">
            <text:p>2.099358357</text:p>
          </table:table-cell>
          <table:table-cell office:value-type="float" office:value="1.39386130583041E-2" table:style-name="ce1">
            <text:p>0.0139386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1071225798386" table:style-name="ce1">
            <text:p>2.110712258</text:p>
          </table:table-cell>
          <table:table-cell office:value-type="float" office:value="1.9423613413533901E-2" table:style-name="ce1">
            <text:p>0.0194236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176978450992499" table:style-name="ce1">
            <text:p>2.117697845</text:p>
          </table:table-cell>
          <table:table-cell office:value-type="float" office:value="2.2663271874715198E-2" table:style-name="ce1">
            <text:p>0.0226632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283265010600001" table:style-name="ce1">
            <text:p>2.128326501</text:p>
          </table:table-cell>
          <table:table-cell office:value-type="float" office:value="2.71022269777745E-2" table:style-name="ce1">
            <text:p>0.0271022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389551570207401" table:style-name="ce1">
            <text:p>2.138955157</text:p>
          </table:table-cell>
          <table:table-cell office:value-type="float" office:value="3.1229676459568E-2" table:style-name="ce1">
            <text:p>0.0312296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499979164604799" table:style-name="ce1">
            <text:p>2.149997916</text:p>
          </table:table-cell>
          <table:table-cell office:value-type="float" office:value="4.1867073899964198E-2" table:style-name="ce1">
            <text:p>0.0418670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599824114539099" table:style-name="ce1">
            <text:p>2.159982411</text:p>
          </table:table-cell>
          <table:table-cell office:value-type="float" office:value="4.5936276425264197E-2" table:style-name="ce1">
            <text:p>0.045936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708411249029802" table:style-name="ce1">
            <text:p>2.170841125</text:p>
          </table:table-cell>
          <table:table-cell office:value-type="float" office:value="5.6027119224258203E-2" table:style-name="ce1">
            <text:p>0.0560271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8146978086373" table:style-name="ce1">
            <text:p>2.181469781</text:p>
          </table:table-cell>
          <table:table-cell office:value-type="float" office:value="6.4788214822403406E-2" table:style-name="ce1">
            <text:p>0.0647882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19209843682447" table:style-name="ce1">
            <text:p>2.192098437</text:p>
          </table:table-cell>
          <table:table-cell office:value-type="float" office:value="7.39386924471334E-2" table:style-name="ce1">
            <text:p>0.0739386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023554614579202" table:style-name="ce1">
            <text:p>2.202355461</text:p>
          </table:table-cell>
          <table:table-cell office:value-type="float" office:value="8.55003433903265E-2" table:style-name="ce1">
            <text:p>0.0855003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133557487459599" table:style-name="ce1">
            <text:p>2.213355749</text:p>
          </table:table-cell>
          <table:table-cell office:value-type="float" office:value="9.4381248842804397E-2" table:style-name="ce1">
            <text:p>0.094381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239844047067101" table:style-name="ce1">
            <text:p>2.223984405</text:p>
          </table:table-cell>
          <table:table-cell office:value-type="float" office:value="0.105868018627039" table:style-name="ce1">
            <text:p>0.105868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346130606674599" table:style-name="ce1">
            <text:p>2.234613061</text:p>
          </table:table-cell>
          <table:table-cell office:value-type="float" office:value="0.11793886145115" table:style-name="ce1">
            <text:p>0.1179388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452417166281999" table:style-name="ce1">
            <text:p>2.245241717</text:p>
          </table:table-cell>
          <table:table-cell office:value-type="float" office:value="0.13020439528855299" table:style-name="ce1">
            <text:p>0.1302043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558703725889502" table:style-name="ce1">
            <text:p>2.255870373</text:p>
          </table:table-cell>
          <table:table-cell office:value-type="float" office:value="0.143248693179125" table:style-name="ce1">
            <text:p>0.1432486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664990285497" table:style-name="ce1">
            <text:p>2.266499029</text:p>
          </table:table-cell>
          <table:table-cell office:value-type="float" office:value="0.156877064109572" table:style-name="ce1">
            <text:p>0.1568770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7712768451044" table:style-name="ce1">
            <text:p>2.277127685</text:p>
          </table:table-cell>
          <table:table-cell office:value-type="float" office:value="0.17147889010648101" table:style-name="ce1">
            <text:p>0.171478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877563404711898" table:style-name="ce1">
            <text:p>2.28775634</text:p>
          </table:table-cell>
          <table:table-cell office:value-type="float" office:value="0.186470098129974" table:style-name="ce1">
            <text:p>0.1864700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2983849964319298" table:style-name="ce1">
            <text:p>2.298384996</text:p>
          </table:table-cell>
          <table:table-cell office:value-type="float" office:value="0.20204537919334201" table:style-name="ce1">
            <text:p>0.2020453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090136523926801" table:style-name="ce1">
            <text:p>2.309013652</text:p>
          </table:table-cell>
          <table:table-cell office:value-type="float" office:value="0.21820473329658799" table:style-name="ce1">
            <text:p>0.218204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196423083534299" table:style-name="ce1">
            <text:p>2.319642308</text:p>
          </table:table-cell>
          <table:table-cell office:value-type="float" office:value="0.23475346942641701" table:style-name="ce1">
            <text:p>0.2347534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302709643141699" table:style-name="ce1">
            <text:p>2.330270964</text:p>
          </table:table-cell>
          <table:table-cell office:value-type="float" office:value="0.25208096960941501" table:style-name="ce1">
            <text:p>0.252080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408996202749202" table:style-name="ce1">
            <text:p>2.34089962</text:p>
          </table:table-cell>
          <table:table-cell office:value-type="float" office:value="0.26979785181899801" table:style-name="ce1">
            <text:p>0.2697978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515282762356602" table:style-name="ce1">
            <text:p>2.351528276</text:p>
          </table:table-cell>
          <table:table-cell office:value-type="float" office:value="0.28829349808174798" table:style-name="ce1">
            <text:p>0.2882934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6215693219641" table:style-name="ce1">
            <text:p>2.362156932</text:p>
          </table:table-cell>
          <table:table-cell office:value-type="float" office:value="0.30737321738437501" table:style-name="ce1">
            <text:p>0.3073732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727855881571598" table:style-name="ce1">
            <text:p>2.372785588</text:p>
          </table:table-cell>
          <table:table-cell office:value-type="float" office:value="0.32664762770029399" table:style-name="ce1">
            <text:p>0.3266476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834142441178998" table:style-name="ce1">
            <text:p>2.383414244</text:p>
          </table:table-cell>
          <table:table-cell office:value-type="float" office:value="0.34709018409596598" table:style-name="ce1">
            <text:p>0.3470901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940429000786501" table:style-name="ce1">
            <text:p>2.3940429</text:p>
          </table:table-cell>
          <table:table-cell office:value-type="float" office:value="0.36753274049163798" table:style-name="ce1">
            <text:p>0.367532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046715560393999" table:style-name="ce1">
            <text:p>2.404671556</text:p>
          </table:table-cell>
          <table:table-cell office:value-type="float" office:value="0.38875406094047799" table:style-name="ce1">
            <text:p>0.3887540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153002120001399" table:style-name="ce1">
            <text:p>2.415300212</text:p>
          </table:table-cell>
          <table:table-cell office:value-type="float" office:value="0.410559454429194" table:style-name="ce1">
            <text:p>0.4105594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259288679608901" table:style-name="ce1">
            <text:p>2.425928868</text:p>
          </table:table-cell>
          <table:table-cell office:value-type="float" office:value="0.43275422994449497" table:style-name="ce1">
            <text:p>0.432754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365575239216302" table:style-name="ce1">
            <text:p>2.436557524</text:p>
          </table:table-cell>
          <table:table-cell office:value-type="float" office:value="0.455338387486381" table:style-name="ce1">
            <text:p>0.4553383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4718617988238" table:style-name="ce1">
            <text:p>2.44718618</text:p>
          </table:table-cell>
          <table:table-cell office:value-type="float" office:value="0.47889600009472599" table:style-name="ce1">
            <text:p>0.4788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578148358431302" table:style-name="ce1">
            <text:p>2.457814836</text:p>
          </table:table-cell>
          <table:table-cell office:value-type="float" office:value="0.50245361270307198" table:style-name="ce1">
            <text:p>0.5024536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684434918038698" table:style-name="ce1">
            <text:p>2.468443492</text:p>
          </table:table-cell>
          <table:table-cell office:value-type="float" office:value="0.52795813544433901" table:style-name="ce1">
            <text:p>0.527958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7907214776462" table:style-name="ce1">
            <text:p>2.479072148</text:p>
          </table:table-cell>
          <table:table-cell office:value-type="float" office:value="0.55229451210585301" table:style-name="ce1">
            <text:p>0.5522945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4897008037253601" table:style-name="ce1">
            <text:p>2.489700804</text:p>
          </table:table-cell>
          <table:table-cell office:value-type="float" office:value="0.57799372586041198" table:style-name="ce1">
            <text:p>0.5779937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003294596861099" table:style-name="ce1">
            <text:p>2.50032946</text:p>
          </table:table-cell>
          <table:table-cell office:value-type="float" office:value="0.60408232164155395" table:style-name="ce1">
            <text:p>0.6040823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109581156468601" table:style-name="ce1">
            <text:p>2.510958116</text:p>
          </table:table-cell>
          <table:table-cell office:value-type="float" office:value="0.63017091742269704" table:style-name="ce1">
            <text:p>0.6301709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215867716076001" table:style-name="ce1">
            <text:p>2.521586772</text:p>
          </table:table-cell>
          <table:table-cell office:value-type="float" office:value="0.65762235029688498" table:style-name="ce1">
            <text:p>0.657622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322154275683499" table:style-name="ce1">
            <text:p>2.532215428</text:p>
          </table:table-cell>
          <table:table-cell office:value-type="float" office:value="0.68507378317107204" table:style-name="ce1">
            <text:p>0.6850737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4284408352909" table:style-name="ce1">
            <text:p>2.542844084</text:p>
          </table:table-cell>
          <table:table-cell office:value-type="float" office:value="0.71310928908513704" table:style-name="ce1">
            <text:p>0.7131092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534727394898402" table:style-name="ce1">
            <text:p>2.553472739</text:p>
          </table:table-cell>
          <table:table-cell office:value-type="float" office:value="0.74153417702578495" table:style-name="ce1">
            <text:p>0.7415341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6410139545059" table:style-name="ce1">
            <text:p>2.564101395</text:p>
          </table:table-cell>
          <table:table-cell office:value-type="float" office:value="0.77034844699301797" table:style-name="ce1">
            <text:p>0.7703484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7473005141133" table:style-name="ce1">
            <text:p>2.574730051</text:p>
          </table:table-cell>
          <table:table-cell office:value-type="float" office:value="0.80013617202671095" table:style-name="ce1">
            <text:p>0.8001361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853587073720798" table:style-name="ce1">
            <text:p>2.585358707</text:p>
          </table:table-cell>
          <table:table-cell office:value-type="float" office:value="0.82992389706040404" table:style-name="ce1">
            <text:p>0.8299238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959873633328199" table:style-name="ce1">
            <text:p>2.595987363</text:p>
          </table:table-cell>
          <table:table-cell office:value-type="float" office:value="0.86029569513397397" table:style-name="ce1">
            <text:p>0.8602956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066160192935701" table:style-name="ce1">
            <text:p>2.606616019</text:p>
          </table:table-cell>
          <table:table-cell office:value-type="float" office:value="0.89144625726071203" table:style-name="ce1">
            <text:p>0.8914462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172446752543199" table:style-name="ce1">
            <text:p>2.617244675</text:p>
          </table:table-cell>
          <table:table-cell office:value-type="float" office:value="0.92298620141403298" table:style-name="ce1">
            <text:p>0.9229862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278733312150599" table:style-name="ce1">
            <text:p>2.627873331</text:p>
          </table:table-cell>
          <table:table-cell office:value-type="float" office:value="0.95452614556735604" table:style-name="ce1">
            <text:p>0.9545261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385019871758102" table:style-name="ce1">
            <text:p>2.638501987</text:p>
          </table:table-cell>
          <table:table-cell office:value-type="float" office:value="0.98742892681372396" table:style-name="ce1">
            <text:p>0.9874289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4913064313656" table:style-name="ce1">
            <text:p>2.649130643</text:p>
          </table:table-cell>
          <table:table-cell office:value-type="float" office:value="1.0197476350202099" table:style-name="ce1">
            <text:p>1.0197476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597592990973" table:style-name="ce1">
            <text:p>2.659759299</text:p>
          </table:table-cell>
          <table:table-cell office:value-type="float" office:value="1.05323448930645" table:style-name="ce1">
            <text:p>1.0532344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703879550580498" table:style-name="ce1">
            <text:p>2.670387955</text:p>
          </table:table-cell>
          <table:table-cell office:value-type="float" office:value="1.08711072561928" table:style-name="ce1">
            <text:p>1.0871107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810166110187899" table:style-name="ce1">
            <text:p>2.681016611</text:p>
          </table:table-cell>
          <table:table-cell office:value-type="float" office:value="1.1213763439586899" table:style-name="ce1">
            <text:p>1.1213763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6916452669795401" table:style-name="ce1">
            <text:p>2.691645267</text:p>
          </table:table-cell>
          <table:table-cell office:value-type="float" office:value="1.1556419622981" table:style-name="ce1">
            <text:p>1.1556419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022739229402899" table:style-name="ce1">
            <text:p>2.702273923</text:p>
          </table:table-cell>
          <table:table-cell office:value-type="float" office:value="1.19107572671727" table:style-name="ce1">
            <text:p>1.1910757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129025789010299" table:style-name="ce1">
            <text:p>2.712902579</text:p>
          </table:table-cell>
          <table:table-cell office:value-type="float" office:value="1.2268988731630199" table:style-name="ce1">
            <text:p>1.2268988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235312348617802" table:style-name="ce1">
            <text:p>2.723531235</text:p>
          </table:table-cell>
          <table:table-cell office:value-type="float" office:value="1.26311140163535" table:style-name="ce1">
            <text:p>1.2631114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341598908225202" table:style-name="ce1">
            <text:p>2.734159891</text:p>
          </table:table-cell>
          <table:table-cell office:value-type="float" office:value="1.29932393010768" table:style-name="ce1">
            <text:p>1.299323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4478854678327" table:style-name="ce1">
            <text:p>2.744788547</text:p>
          </table:table-cell>
          <table:table-cell office:value-type="float" office:value="1.33650991364648" table:style-name="ce1">
            <text:p>1.3365099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554172027440198" table:style-name="ce1">
            <text:p>2.755417203</text:p>
          </table:table-cell>
          <table:table-cell office:value-type="float" office:value="1.3738905881985599" table:style-name="ce1">
            <text:p>1.3738905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660458587047598" table:style-name="ce1">
            <text:p>2.766045859</text:p>
          </table:table-cell>
          <table:table-cell office:value-type="float" office:value="1.41166064477723" table:style-name="ce1">
            <text:p>1.4116606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766745146655101" table:style-name="ce1">
            <text:p>2.776674515</text:p>
          </table:table-cell>
          <table:table-cell office:value-type="float" office:value="1.4498200833824799" table:style-name="ce1">
            <text:p>1.4498200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873031706262599" table:style-name="ce1">
            <text:p>2.787303171</text:p>
          </table:table-cell>
          <table:table-cell office:value-type="float" office:value="1.48836890401432" table:style-name="ce1">
            <text:p>1.4883689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7979318265869999" table:style-name="ce1">
            <text:p>2.797931827</text:p>
          </table:table-cell>
          <table:table-cell office:value-type="float" office:value="1.5276964886993301" table:style-name="ce1">
            <text:p>1.5276964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085604825477501" table:style-name="ce1">
            <text:p>2.808560483</text:p>
          </table:table-cell>
          <table:table-cell office:value-type="float" office:value="1.5670240733843399" table:style-name="ce1">
            <text:p>1.5670240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191891385084902" table:style-name="ce1">
            <text:p>2.819189139</text:p>
          </table:table-cell>
          <table:table-cell office:value-type="float" office:value="1.60713042212251" table:style-name="ce1">
            <text:p>1.6071304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2981779446924" table:style-name="ce1">
            <text:p>2.829817794</text:p>
          </table:table-cell>
          <table:table-cell office:value-type="float" office:value="1.6478208439005599" table:style-name="ce1">
            <text:p>1.6478208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404464504299902" table:style-name="ce1">
            <text:p>2.84044645</text:p>
          </table:table-cell>
          <table:table-cell office:value-type="float" office:value="1.6883165746653199" table:style-name="ce1">
            <text:p>1.6883165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510751063907298" table:style-name="ce1">
            <text:p>2.851075106</text:p>
          </table:table-cell>
          <table:table-cell office:value-type="float" office:value="1.7295910694832499" table:style-name="ce1">
            <text:p>1.7295910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617037623514801" table:style-name="ce1">
            <text:p>2.861703762</text:p>
          </table:table-cell>
          <table:table-cell office:value-type="float" office:value="1.77144963734105" table:style-name="ce1">
            <text:p>1.7714496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723324183122201" table:style-name="ce1">
            <text:p>2.872332418</text:p>
          </table:table-cell>
          <table:table-cell office:value-type="float" office:value="1.81350289621215" table:style-name="ce1">
            <text:p>1.8135028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829610742729699" table:style-name="ce1">
            <text:p>2.882961074</text:p>
          </table:table-cell>
          <table:table-cell office:value-type="float" office:value="1.85575084609654" table:style-name="ce1">
            <text:p>1.8557508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8935897302337201" table:style-name="ce1">
            <text:p>2.89358973</text:p>
          </table:table-cell>
          <table:table-cell office:value-type="float" office:value="1.8987775600340999" table:style-name="ce1">
            <text:p>1.89877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042183861944602" table:style-name="ce1">
            <text:p>2.904218386</text:p>
          </table:table-cell>
          <table:table-cell office:value-type="float" office:value="1.9418042739716499" table:style-name="ce1">
            <text:p>1.9418042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1484704215521" table:style-name="ce1">
            <text:p>2.914847042</text:p>
          </table:table-cell>
          <table:table-cell office:value-type="float" office:value="1.9856097519623801" table:style-name="ce1">
            <text:p>1.9856097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2547569811595" table:style-name="ce1">
            <text:p>2.925475698</text:p>
          </table:table-cell>
          <table:table-cell office:value-type="float" office:value="2.0301939940062699" table:style-name="ce1">
            <text:p>2.0301939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361043540766998" table:style-name="ce1">
            <text:p>2.936104354</text:p>
          </table:table-cell>
          <table:table-cell office:value-type="float" office:value="2.0743888540235802" table:style-name="ce1">
            <text:p>2.0743888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4673301003745" table:style-name="ce1">
            <text:p>2.94673301</text:p>
          </table:table-cell>
          <table:table-cell office:value-type="float" office:value="2.11897309606747" table:style-name="ce1">
            <text:p>2.1189730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573616659981901" table:style-name="ce1">
            <text:p>2.957361666</text:p>
          </table:table-cell>
          <table:table-cell office:value-type="float" office:value="2.16433610216454" table:style-name="ce1">
            <text:p>2.1643361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679903219589399" table:style-name="ce1">
            <text:p>2.967990322</text:p>
          </table:table-cell>
          <table:table-cell office:value-type="float" office:value="2.2112566363679398" table:style-name="ce1">
            <text:p>2.2112566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786189779196901" table:style-name="ce1">
            <text:p>2.978618978</text:p>
          </table:table-cell>
          <table:table-cell office:value-type="float" office:value="2.2564249514517098" table:style-name="ce1">
            <text:p>2.2564249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892476338804301" table:style-name="ce1">
            <text:p>2.989247634</text:p>
          </table:table-cell>
          <table:table-cell office:value-type="float" office:value="2.3019826485620598" table:style-name="ce1">
            <text:p>2.301982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99995061610664" table:style-name="ce1">
            <text:p>2.999950616</text:p>
          </table:table-cell>
          <table:table-cell office:value-type="float" office:value="2.3495685788968799" table:style-name="ce1">
            <text:p>2.3495685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1050494580192" table:style-name="ce1">
            <text:p>3.010504946</text:p>
          </table:table-cell>
          <table:table-cell office:value-type="float" office:value="2.3956290259555701" table:style-name="ce1">
            <text:p>2.3956290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211336017626702" table:style-name="ce1">
            <text:p>3.021133602</text:p>
          </table:table-cell>
          <table:table-cell office:value-type="float" office:value="2.4427442511722601" table:style-name="ce1">
            <text:p>2.4427442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312791369979299" table:style-name="ce1">
            <text:p>3.031279137</text:p>
          </table:table-cell>
          <table:table-cell office:value-type="float" office:value="2.4890028359304601" table:style-name="ce1">
            <text:p>2.4890028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409415515077001" table:style-name="ce1">
            <text:p>3.040941552</text:p>
          </table:table-cell>
          <table:table-cell office:value-type="float" office:value="2.53419062011556" table:style-name="ce1">
            <text:p>2.534190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5108708674295" table:style-name="ce1">
            <text:p>3.051087087</text:p>
          </table:table-cell>
          <table:table-cell office:value-type="float" office:value="2.5798067245299001" table:style-name="ce1">
            <text:p>2.5798067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0605789114547699" table:style-name="ce1">
            <text:p>3.060578911</text:p>
          </table:table-cell>
          <table:table-cell office:value-type="float" office:value="2.62116868161795" table:style-name="ce1">
            <text:p>2.6211686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0076726342711" table:style-name="ce1">
            <text:p>2.007672634</text:p>
          </table:table-cell>
          <table:table-cell office:value-type="float" office:value="3.6337209302308398E-3" table:style-name="ce1">
            <text:p>0.0036337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9616368286445" table:style-name="ce1">
            <text:p>1.996163683</text:p>
          </table:table-cell>
          <table:table-cell office:value-type="float" office:value="9.3023255813937597E-3" table:style-name="ce1">
            <text:p>0.009302326</text:p>
          </table:table-cell>
          <table:table-cell table:number-columns-repeated="16381"/>
        </table:table-row>
        <table:table-row table:number-rows-repeated="1048419" table:style-name="ro1">
          <table:table-cell table:number-columns-repeated="16384"/>
        </table:table-row>
      </table:table>
      <table:table table:name="1c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0.19145842471101901" table:style-name="ce1">
            <text:p>-0.191458425</text:p>
          </table:table-cell>
          <table:table-cell office:value-type="float" office:value="1.12172589238438" table:style-name="ce1">
            <text:p>1.1217258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82539339156571" table:style-name="ce1">
            <text:p>-0.182539339</text:p>
          </table:table-cell>
          <table:table-cell office:value-type="float" office:value="1.0970395126396899" table:style-name="ce1">
            <text:p>1.097039513</text:p>
          </table:table-cell>
          <table:table-cell table:number-columns-repeated="2"/>
          <table:table-cell table:style-name="ce1">
            <draw:frame draw:z-index="1" draw:id="id5" draw:style-name="a5" draw:name="Chart 1" svg:x="0.29861in" svg:y="0.11111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-0.172917268767701" table:style-name="ce1">
            <text:p>-0.172917269</text:p>
          </table:table-cell>
          <table:table-cell office:value-type="float" office:value="1.0697101714353501" table:style-name="ce1">
            <text:p>1.0697101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64935066590957" table:style-name="ce1">
            <text:p>-0.164935067</text:p>
          </table:table-cell>
          <table:table-cell office:value-type="float" office:value="1.04869884457451" table:style-name="ce1">
            <text:p>1.0486988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58158454858572" table:style-name="ce1">
            <text:p>-0.158158455</text:p>
          </table:table-cell>
          <table:table-cell office:value-type="float" office:value="1.0305546437822499" table:style-name="ce1">
            <text:p>1.0305546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5172578448806301" table:style-name="ce1">
            <text:p>-0.151725784</text:p>
          </table:table-cell>
          <table:table-cell office:value-type="float" office:value="1.01429200913091" table:style-name="ce1">
            <text:p>1.0142920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4401459152899099" table:style-name="ce1">
            <text:p>-0.144014592</text:p>
          </table:table-cell>
          <table:table-cell office:value-type="float" office:value="0.99328811816581997" table:style-name="ce1">
            <text:p>0.9932881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3540528341533201" table:style-name="ce1">
            <text:p>-0.135405283</text:p>
          </table:table-cell>
          <table:table-cell office:value-type="float" office:value="0.97069345302829602" table:style-name="ce1">
            <text:p>0.9706934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26795975301673" table:style-name="ce1">
            <text:p>-0.126795975</text:p>
          </table:table-cell>
          <table:table-cell office:value-type="float" office:value="0.94897909951950699" table:style-name="ce1">
            <text:p>0.94897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17571716608468" table:style-name="ce1">
            <text:p>-0.117571717</text:p>
          </table:table-cell>
          <table:table-cell office:value-type="float" office:value="0.92579755996282698" table:style-name="ce1">
            <text:p>0.92579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0.107732507335715" table:style-name="ce1">
            <text:p>-0.107732507</text:p>
          </table:table-cell>
          <table:table-cell office:value-type="float" office:value="0.90114883435825499" table:style-name="ce1">
            <text:p>0.9011488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9.8508248642510093E-2" table:style-name="ce1">
            <text:p>-0.098508249</text:p>
          </table:table-cell>
          <table:table-cell office:value-type="float" office:value="0.87884760643030901" table:style-name="ce1">
            <text:p>0.8788476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8.9283989949304504E-2" table:style-name="ce1">
            <text:p>-0.08928399</text:p>
          </table:table-cell>
          <table:table-cell office:value-type="float" office:value="0.85634464042077796" table:style-name="ce1">
            <text:p>0.856344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7.9444780676551904E-2" table:style-name="ce1">
            <text:p>-0.079444781</text:p>
          </table:table-cell>
          <table:table-cell office:value-type="float" office:value="0.83297970260811105" table:style-name="ce1">
            <text:p>0.8329797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6.9605571403799305E-2" table:style-name="ce1">
            <text:p>-0.069605571</text:p>
          </table:table-cell>
          <table:table-cell office:value-type="float" office:value="0.80987152235382598" table:style-name="ce1">
            <text:p>0.8098715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5.9766362131046601E-2" table:style-name="ce1">
            <text:p>-0.059766362</text:p>
          </table:table-cell>
          <table:table-cell office:value-type="float" office:value="0.787148478437111" table:style-name="ce1">
            <text:p>0.7871484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.9927152858294001E-2" table:style-name="ce1">
            <text:p>-0.049927153</text:p>
          </table:table-cell>
          <table:table-cell office:value-type="float" office:value="0.76455381329958705" table:style-name="ce1">
            <text:p>0.7645538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.0087943585541401E-2" table:style-name="ce1">
            <text:p>-0.040087944</text:p>
          </table:table-cell>
          <table:table-cell office:value-type="float" office:value="0.74260104205801603" table:style-name="ce1">
            <text:p>0.7426010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.0248734312788801E-2" table:style-name="ce1">
            <text:p>-0.030248734</text:p>
          </table:table-cell>
          <table:table-cell office:value-type="float" office:value="0.72103340715401498" table:style-name="ce1">
            <text:p>0.7210334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.0409525040036201E-2" table:style-name="ce1">
            <text:p>-0.020409525</text:p>
          </table:table-cell>
          <table:table-cell office:value-type="float" office:value="0.69985090858758703" table:style-name="ce1">
            <text:p>0.6998509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9.9553651877365406E-3" table:style-name="ce1">
            <text:p>-0.009955365</text:p>
          </table:table-cell>
          <table:table-cell office:value-type="float" office:value="0.67748447239084597" table:style-name="ce1">
            <text:p>0.6774844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37452441101201E-3" table:style-name="ce1">
            <text:p>0.001113745</text:p>
          </table:table-cell>
          <table:table-cell office:value-type="float" office:value="0.65443334937175601" table:style-name="ce1">
            <text:p>0.6544333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828556759568E-2" table:style-name="ce1">
            <text:p>0.012182856</text:p>
          </table:table-cell>
          <table:table-cell office:value-type="float" office:value="0.63149634082305695" table:style-name="ce1">
            <text:p>0.6314963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3251966107803501E-2" table:style-name="ce1">
            <text:p>0.023251966</text:p>
          </table:table-cell>
          <table:table-cell office:value-type="float" office:value="0.609244019096708" table:style-name="ce1">
            <text:p>0.609244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4321076539650199E-2" table:style-name="ce1">
            <text:p>0.034321077</text:p>
          </table:table-cell>
          <table:table-cell office:value-type="float" office:value="0.58744815525192395" table:style-name="ce1">
            <text:p>0.5874481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5390186971496903E-2" table:style-name="ce1">
            <text:p>0.045390187</text:p>
          </table:table-cell>
          <table:table-cell office:value-type="float" office:value="0.56610874928870702" table:style-name="ce1">
            <text:p>0.5661087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7074247982890597E-2" table:style-name="ce1">
            <text:p>0.057074248</text:p>
          </table:table-cell>
          <table:table-cell office:value-type="float" office:value="0.54394771913867102" table:style-name="ce1">
            <text:p>0.5439477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9373259573831406E-2" table:style-name="ce1">
            <text:p>0.06937326</text:p>
          </table:table-cell>
          <table:table-cell office:value-type="float" office:value="0.52114764795444202" table:style-name="ce1">
            <text:p>0.5211476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.1672271164772103E-2" table:style-name="ce1">
            <text:p>0.081672271</text:p>
          </table:table-cell>
          <table:table-cell office:value-type="float" office:value="0.498758388863623" table:style-name="ce1">
            <text:p>0.498758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.3971282755712898E-2" table:style-name="ce1">
            <text:p>0.093971283</text:p>
          </table:table-cell>
          <table:table-cell office:value-type="float" office:value="0.47708805093626999" table:style-name="ce1">
            <text:p>0.4770880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068852449262" table:style-name="ce1">
            <text:p>0.106885245</text:p>
          </table:table-cell>
          <table:table-cell office:value-type="float" office:value="0.45439068277539402" table:style-name="ce1">
            <text:p>0.4543906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2041415767623501" table:style-name="ce1">
            <text:p>0.120414158</text:p>
          </table:table-cell>
          <table:table-cell office:value-type="float" office:value="0.43179601763787001" table:style-name="ce1">
            <text:p>0.4317960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3394307042626999" table:style-name="ce1">
            <text:p>0.13394307</text:p>
          </table:table-cell>
          <table:table-cell office:value-type="float" office:value="0.40948145165494299" table:style-name="ce1">
            <text:p>0.4094814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47471983176305" table:style-name="ce1">
            <text:p>0.147471983</text:p>
          </table:table-cell>
          <table:table-cell office:value-type="float" office:value="0.38866074782986998" table:style-name="ce1">
            <text:p>0.3886607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6100089592634001" table:style-name="ce1">
            <text:p>0.161000896</text:p>
          </table:table-cell>
          <table:table-cell office:value-type="float" office:value="0.36755994485019899" table:style-name="ce1">
            <text:p>0.3675599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7452980867637399" table:style-name="ce1">
            <text:p>0.174529809</text:p>
          </table:table-cell>
          <table:table-cell office:value-type="float" office:value="0.34720607294945399" table:style-name="ce1">
            <text:p>0.3472060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88058721426409" table:style-name="ce1">
            <text:p>0.188058721</text:p>
          </table:table-cell>
          <table:table-cell office:value-type="float" office:value="0.32787923128223301" table:style-name="ce1">
            <text:p>0.3278792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158763417644401" table:style-name="ce1">
            <text:p>0.201587634</text:p>
          </table:table-cell>
          <table:table-cell office:value-type="float" office:value="0.30855238961501202" table:style-name="ce1">
            <text:p>0.308552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5116546926479" table:style-name="ce1">
            <text:p>0.215116547</text:p>
          </table:table-cell>
          <table:table-cell office:value-type="float" office:value="0.29015921179644899" table:style-name="ce1">
            <text:p>0.290159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2864545967651401" table:style-name="ce1">
            <text:p>0.22864546</text:p>
          </table:table-cell>
          <table:table-cell office:value-type="float" office:value="0.27232623228708103" table:style-name="ce1">
            <text:p>0.2723262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217437242654899" table:style-name="ce1">
            <text:p>0.242174372</text:p>
          </table:table-cell>
          <table:table-cell office:value-type="float" office:value="0.25514681747177398" table:style-name="ce1">
            <text:p>0.2551468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5570328517658403" table:style-name="ce1">
            <text:p>0.255703285</text:p>
          </table:table-cell>
          <table:table-cell office:value-type="float" office:value="0.23843423458079499" table:style-name="ce1">
            <text:p>0.2384342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923219792661801" table:style-name="ce1">
            <text:p>0.269232198</text:p>
          </table:table-cell>
          <table:table-cell office:value-type="float" office:value="0.222375216383877" table:style-name="ce1">
            <text:p>0.2223752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276111067665299" table:style-name="ce1">
            <text:p>0.282761111</text:p>
          </table:table-cell>
          <table:table-cell office:value-type="float" office:value="0.206876396496154" table:style-name="ce1">
            <text:p>0.2068763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9629002342668798" table:style-name="ce1">
            <text:p>0.296290023</text:p>
          </table:table-cell>
          <table:table-cell office:value-type="float" office:value="0.19193777491762601" table:style-name="ce1">
            <text:p>0.1919377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981893617672301" table:style-name="ce1">
            <text:p>0.309818936</text:p>
          </table:table-cell>
          <table:table-cell office:value-type="float" office:value="0.177746084418024" table:style-name="ce1">
            <text:p>0.1777460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23347848926758" table:style-name="ce1">
            <text:p>0.323347849</text:p>
          </table:table-cell>
          <table:table-cell office:value-type="float" office:value="0.16392785945788499" table:style-name="ce1">
            <text:p>0.1639278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687676167679298" table:style-name="ce1">
            <text:p>0.336876762</text:p>
          </table:table-cell>
          <table:table-cell office:value-type="float" office:value="0.15085656557667401" table:style-name="ce1">
            <text:p>0.1508565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040567442682802" table:style-name="ce1">
            <text:p>0.350405674</text:p>
          </table:table-cell>
          <table:table-cell office:value-type="float" office:value="0.138158737234924" table:style-name="ce1">
            <text:p>0.1381587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3934587176863" table:style-name="ce1">
            <text:p>0.363934587</text:p>
          </table:table-cell>
          <table:table-cell office:value-type="float" office:value="0.12611447358723599" table:style-name="ce1">
            <text:p>0.1261144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7746349992689698" table:style-name="ce1">
            <text:p>0.3774635</text:p>
          </table:table-cell>
          <table:table-cell office:value-type="float" office:value="0.11444367547901101" table:style-name="ce1">
            <text:p>0.1144436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099241267693202" table:style-name="ce1">
            <text:p>0.390992413</text:p>
          </table:table-cell>
          <table:table-cell office:value-type="float" office:value="0.103893273989175" table:style-name="ce1">
            <text:p>0.1038932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4521325426967" table:style-name="ce1">
            <text:p>0.404521325</text:p>
          </table:table-cell>
          <table:table-cell office:value-type="float" office:value="9.3622971653937098E-2" table:style-name="ce1">
            <text:p>0.0936229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805023817700199" table:style-name="ce1">
            <text:p>0.418050238</text:p>
          </table:table-cell>
          <table:table-cell office:value-type="float" office:value="8.4006234012760306E-2" table:style-name="ce1">
            <text:p>0.0840062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3157915092703703" table:style-name="ce1">
            <text:p>0.431579151</text:p>
          </table:table-cell>
          <table:table-cell office:value-type="float" office:value="7.4856328295911295E-2" table:style-name="ce1">
            <text:p>0.0748563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510806367707201" table:style-name="ce1">
            <text:p>0.445108064</text:p>
          </table:table-cell>
          <table:table-cell office:value-type="float" office:value="6.6079888118525998E-2" table:style-name="ce1">
            <text:p>0.0660798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863697642710599" table:style-name="ce1">
            <text:p>0.458636976</text:p>
          </table:table-cell>
          <table:table-cell office:value-type="float" office:value="5.7957012635201297E-2" table:style-name="ce1">
            <text:p>0.0579570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216588917714097" table:style-name="ce1">
            <text:p>0.472165889</text:p>
          </table:table-cell>
          <table:table-cell office:value-type="float" office:value="5.0394335461071103E-2" table:style-name="ce1">
            <text:p>0.0503943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8569480192717601" table:style-name="ce1">
            <text:p>0.485694802</text:p>
          </table:table-cell>
          <table:table-cell office:value-type="float" office:value="4.3485222981002103E-2" table:style-name="ce1">
            <text:p>0.0434852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085142753196898" table:style-name="ce1">
            <text:p>0.500851428</text:p>
          </table:table-cell>
          <table:table-cell office:value-type="float" office:value="3.5829179422005801E-2" table:style-name="ce1">
            <text:p>0.0358291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275262742724603" table:style-name="ce1">
            <text:p>0.512752627</text:p>
          </table:table-cell>
          <table:table-cell office:value-type="float" office:value="3.10674937938504E-2" table:style-name="ce1">
            <text:p>0.0310674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628154017728102" table:style-name="ce1">
            <text:p>0.52628154</text:p>
          </table:table-cell>
          <table:table-cell office:value-type="float" office:value="2.5745609856499201E-2" table:style-name="ce1">
            <text:p>0.025745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2024275013685" table:style-name="ce1">
            <text:p>0.542024275</text:p>
          </table:table-cell>
          <table:table-cell office:value-type="float" office:value="1.91083621695371E-2" table:style-name="ce1">
            <text:p>0.0191083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503047977110498" table:style-name="ce1">
            <text:p>0.55503048</text:p>
          </table:table-cell>
          <table:table-cell office:value-type="float" office:value="1.5383425938741899E-2" table:style-name="ce1">
            <text:p>0.0153834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809817958647901" table:style-name="ce1">
            <text:p>0.56809818</text:p>
          </table:table-cell>
          <table:table-cell office:value-type="float" office:value="1.1444849299752299E-2" table:style-name="ce1">
            <text:p>0.0114448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1627092336514" table:style-name="ce1">
            <text:p>0.581627092</text:p>
          </table:table-cell>
          <table:table-cell office:value-type="float" office:value="8.2969173274278704E-3" table:style-name="ce1">
            <text:p>0.0082969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515600508654898" table:style-name="ce1">
            <text:p>0.595156005</text:p>
          </table:table-cell>
          <table:table-cell office:value-type="float" office:value="5.7652034952177999E-3" table:style-name="ce1">
            <text:p>0.0057652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868491783658396" table:style-name="ce1">
            <text:p>0.608684918</text:p>
          </table:table-cell>
          <table:table-cell office:value-type="float" office:value="2.9642119492439001E-3" table:style-name="ce1">
            <text:p>0.002964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221383058661905" table:style-name="ce1">
            <text:p>0.622213831</text:p>
          </table:table-cell>
          <table:table-cell office:value-type="float" office:value="1.75044894598874E-3" table:style-name="ce1">
            <text:p>0.0017504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574274333665404" table:style-name="ce1">
            <text:p>0.635742743</text:p>
          </table:table-cell>
          <table:table-cell office:value-type="float" office:value="4.43319557867027E-4" table:style-name="ce1">
            <text:p>0.000443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089936894144595" table:style-name="ce1">
            <text:p>0.650899369</text:p>
          </table:table-cell>
          <table:table-cell office:value-type="float" office:value="1.37698340652514E-3" table:style-name="ce1">
            <text:p>0.0013769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954514312720802" table:style-name="ce1">
            <text:p>0.659545143</text:p>
          </table:table-cell>
          <table:table-cell office:value-type="float" office:value="5.3668594273270599E-4" table:style-name="ce1">
            <text:p>0.0005366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632948158675799" table:style-name="ce1">
            <text:p>0.676329482</text:p>
          </table:table-cell>
          <table:table-cell office:value-type="float" office:value="4.43319557867027E-4" table:style-name="ce1">
            <text:p>0.000443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985839433679297" table:style-name="ce1">
            <text:p>0.689858394</text:p>
          </table:table-cell>
          <table:table-cell office:value-type="float" office:value="9.1015148219630805E-4" table:style-name="ce1">
            <text:p>0.0009101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338730708682795" table:style-name="ce1">
            <text:p>0.703387307</text:p>
          </table:table-cell>
          <table:table-cell office:value-type="float" office:value="2.5907464097802901E-3" table:style-name="ce1">
            <text:p>0.0025907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814612099595698" table:style-name="ce1">
            <text:p>0.718146121</text:p>
          </table:table-cell>
          <table:table-cell office:value-type="float" office:value="5.4025593965878402E-3" table:style-name="ce1">
            <text:p>0.0054025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167503374599197" table:style-name="ce1">
            <text:p>0.731675034</text:p>
          </table:table-cell>
          <table:table-cell office:value-type="float" office:value="9.2787491708650194E-3" table:style-name="ce1">
            <text:p>0.0092787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845937220554204" table:style-name="ce1">
            <text:p>0.748459372</text:p>
          </table:table-cell>
          <table:table-cell office:value-type="float" office:value="1.3192285499089299E-2" table:style-name="ce1">
            <text:p>0.0131922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192297753553895" table:style-name="ce1">
            <text:p>0.761922978</text:p>
          </table:table-cell>
          <table:table-cell office:value-type="float" office:value="1.65407865857276E-2" table:style-name="ce1">
            <text:p>0.0165407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430667711630696" table:style-name="ce1">
            <text:p>0.774306677</text:p>
          </table:table-cell>
          <table:table-cell office:value-type="float" office:value="2.0260935829242401E-2" table:style-name="ce1">
            <text:p>0.0202609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372869412360702" table:style-name="ce1">
            <text:p>0.783728694</text:p>
          </table:table-cell>
          <table:table-cell office:value-type="float" office:value="2.16915961265709E-2" table:style-name="ce1">
            <text:p>0.0216915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629214848916496" table:style-name="ce1">
            <text:p>0.796292148</text:p>
          </table:table-cell>
          <table:table-cell office:value-type="float" office:value="2.63884499025781E-2" table:style-name="ce1">
            <text:p>0.026388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880740643774895" table:style-name="ce1">
            <text:p>0.808807406</text:p>
          </table:table-cell>
          <table:table-cell office:value-type="float" office:value="3.1400945168370699E-2" table:style-name="ce1">
            <text:p>0.0314009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268771951895303" table:style-name="ce1">
            <text:p>0.82268772</text:p>
          </table:table-cell>
          <table:table-cell office:value-type="float" office:value="3.7323041579858801E-2" table:style-name="ce1">
            <text:p>0.0373230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621663226898801" table:style-name="ce1">
            <text:p>0.836216632</text:p>
          </table:table-cell>
          <table:table-cell office:value-type="float" office:value="4.3578589365867303E-2" table:style-name="ce1">
            <text:p>0.0435785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137325787378104" table:style-name="ce1">
            <text:p>0.851373258</text:p>
          </table:table-cell>
          <table:table-cell office:value-type="float" office:value="5.1293773357324199E-2" table:style-name="ce1">
            <text:p>0.0512937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327445776905798" table:style-name="ce1">
            <text:p>0.863274458</text:p>
          </table:table-cell>
          <table:table-cell office:value-type="float" office:value="5.7303447941140201E-2" table:style-name="ce1">
            <text:p>0.0573034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680337051909296" table:style-name="ce1">
            <text:p>0.876803371</text:p>
          </table:table-cell>
          <table:table-cell office:value-type="float" office:value="6.50528578850018E-2" table:style-name="ce1">
            <text:p>0.065052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033228326912806" table:style-name="ce1">
            <text:p>0.890332283</text:p>
          </table:table-cell>
          <table:table-cell office:value-type="float" office:value="7.3082366983460295E-2" table:style-name="ce1">
            <text:p>0.0730823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386119601916204" table:style-name="ce1">
            <text:p>0.903861196</text:p>
          </table:table-cell>
          <table:table-cell office:value-type="float" office:value="8.1578708006248599E-2" table:style-name="ce1">
            <text:p>0.0815787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739010876919702" table:style-name="ce1">
            <text:p>0.917390109</text:p>
          </table:table-cell>
          <table:table-cell office:value-type="float" office:value="9.0728613723097096E-2" table:style-name="ce1">
            <text:p>0.0907286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0919021519232" table:style-name="ce1">
            <text:p>0.930919022</text:p>
          </table:table-cell>
          <table:table-cell office:value-type="float" office:value="0.100251984979408" table:style-name="ce1">
            <text:p>0.1002519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444793426926699" table:style-name="ce1">
            <text:p>0.944447934</text:p>
          </table:table-cell>
          <table:table-cell office:value-type="float" office:value="0.11024218816004901" table:style-name="ce1">
            <text:p>0.1102421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797684701930197" table:style-name="ce1">
            <text:p>0.957976847</text:p>
          </table:table-cell>
          <table:table-cell office:value-type="float" office:value="0.120605856880153" table:style-name="ce1">
            <text:p>0.1206058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150575976933695" table:style-name="ce1">
            <text:p>0.97150576</text:p>
          </table:table-cell>
          <table:table-cell office:value-type="float" office:value="0.131716456679184" table:style-name="ce1">
            <text:p>0.1317164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503467251937105" table:style-name="ce1">
            <text:p>0.985034673</text:p>
          </table:table-cell>
          <table:table-cell office:value-type="float" office:value="0.143200522017677" table:style-name="ce1">
            <text:p>0.1432005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882713551778401" table:style-name="ce1">
            <text:p>0.998827136</text:p>
          </table:table-cell>
          <table:table-cell office:value-type="float" office:value="0.15488347537223399" table:style-name="ce1">
            <text:p>0.1548834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73950049131399" table:style-name="ce1">
            <text:p>1.007395005</text:p>
          </table:table-cell>
          <table:table-cell office:value-type="float" office:value="0.16285251023273301" table:style-name="ce1">
            <text:p>0.162852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824200381491" table:style-name="ce1">
            <text:p>1.018242004</text:p>
          </table:table-cell>
          <table:table-cell office:value-type="float" office:value="0.17270429963527001" table:style-name="ce1">
            <text:p>0.17270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177091656494" table:style-name="ce1">
            <text:p>1.031770917</text:p>
          </table:table-cell>
          <table:table-cell office:value-type="float" office:value="0.18577559351648301" table:style-name="ce1">
            <text:p>0.1857755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529982931498" table:style-name="ce1">
            <text:p>1.045299829</text:p>
          </table:table-cell>
          <table:table-cell office:value-type="float" office:value="0.19922035293715801" table:style-name="ce1">
            <text:p>0.1992203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882874206501" table:style-name="ce1">
            <text:p>1.058828742</text:p>
          </table:table-cell>
          <table:table-cell office:value-type="float" office:value="0.21294521151243101" table:style-name="ce1">
            <text:p>0.212945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235765481505" table:style-name="ce1">
            <text:p>1.072357655</text:p>
          </table:table-cell>
          <table:table-cell office:value-type="float" office:value="0.227230268396899" table:style-name="ce1">
            <text:p>0.2272302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588656756508" table:style-name="ce1">
            <text:p>1.085886568</text:p>
          </table:table-cell>
          <table:table-cell office:value-type="float" office:value="0.241795424435964" table:style-name="ce1">
            <text:p>0.2417954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94154803151199" table:style-name="ce1">
            <text:p>1.09941548</text:p>
          </table:table-cell>
          <table:table-cell office:value-type="float" office:value="0.25701414516908899" table:style-name="ce1">
            <text:p>0.2570141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29443930651499" table:style-name="ce1">
            <text:p>1.112944393</text:p>
          </table:table-cell>
          <table:table-cell office:value-type="float" office:value="0.27269969782654402" table:style-name="ce1">
            <text:p>0.2726996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64733058151899" table:style-name="ce1">
            <text:p>1.126473306</text:p>
          </table:table-cell>
          <table:table-cell office:value-type="float" office:value="0.28866534963859602" table:style-name="ce1">
            <text:p>0.288665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00022185652201" table:style-name="ce1">
            <text:p>1.140002219</text:p>
          </table:table-cell>
          <table:table-cell office:value-type="float" office:value="0.30519119975984299" table:style-name="ce1">
            <text:p>0.30519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35311313152601" table:style-name="ce1">
            <text:p>1.153531131</text:p>
          </table:table-cell>
          <table:table-cell office:value-type="float" office:value="0.322090515420553" table:style-name="ce1">
            <text:p>0.3220905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70600440652901" table:style-name="ce1">
            <text:p>1.167060044</text:p>
          </table:table-cell>
          <table:table-cell office:value-type="float" office:value="0.33936329662072601" table:style-name="ce1">
            <text:p>0.3393632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058895681533" table:style-name="ce1">
            <text:p>1.180588957</text:p>
          </table:table-cell>
          <table:table-cell office:value-type="float" office:value="0.35728964251495998" table:style-name="ce1">
            <text:p>0.3572896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411786956536" table:style-name="ce1">
            <text:p>1.19411787</text:p>
          </table:table-cell>
          <table:table-cell office:value-type="float" office:value="0.37540272117892598" table:style-name="ce1">
            <text:p>0.3754027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76467823154" table:style-name="ce1">
            <text:p>1.207646782</text:p>
          </table:table-cell>
          <table:table-cell office:value-type="float" office:value="0.39398263176721998" table:style-name="ce1">
            <text:p>0.3939826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117569506543" table:style-name="ce1">
            <text:p>1.221175695</text:p>
          </table:table-cell>
          <table:table-cell office:value-type="float" office:value="0.41302937427984399" table:style-name="ce1">
            <text:p>0.413029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470460781546" table:style-name="ce1">
            <text:p>1.234704608</text:p>
          </table:table-cell>
          <table:table-cell office:value-type="float" office:value="0.43254294871679599" table:style-name="ce1">
            <text:p>0.4325429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82335205655" table:style-name="ce1">
            <text:p>1.248233521</text:p>
          </table:table-cell>
          <table:table-cell office:value-type="float" office:value="0.45233662230834598" table:style-name="ce1">
            <text:p>0.4523366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176243331553" table:style-name="ce1">
            <text:p>1.261762433</text:p>
          </table:table-cell>
          <table:table-cell office:value-type="float" office:value="0.47269049420909098" table:style-name="ce1">
            <text:p>0.4726904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52913460655699" table:style-name="ce1">
            <text:p>1.275291346</text:p>
          </table:table-cell>
          <table:table-cell office:value-type="float" office:value="0.49341783164929898" table:style-name="ce1">
            <text:p>0.4934178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88202588155999" table:style-name="ce1">
            <text:p>1.288820259</text:p>
          </table:table-cell>
          <table:table-cell office:value-type="float" office:value="0.51423853547437304" table:style-name="ce1">
            <text:p>0.5142385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23491715656399" table:style-name="ce1">
            <text:p>1.302349172</text:p>
          </table:table-cell>
          <table:table-cell office:value-type="float" office:value="0.53655310145729895" table:style-name="ce1">
            <text:p>0.5365531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58780843156701" table:style-name="ce1">
            <text:p>1.315878084</text:p>
          </table:table-cell>
          <table:table-cell office:value-type="float" office:value="0.55756053805210504" table:style-name="ce1">
            <text:p>0.5575605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94069970657101" table:style-name="ce1">
            <text:p>1.329406997</text:p>
          </table:table-cell>
          <table:table-cell office:value-type="float" office:value="0.57968837126530004" table:style-name="ce1">
            <text:p>0.579688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23209592362" table:style-name="ce1">
            <text:p>1.342320959</text:p>
          </table:table-cell>
          <table:table-cell office:value-type="float" office:value="0.60166681826270896" table:style-name="ce1">
            <text:p>0.6016668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461997082714" table:style-name="ce1">
            <text:p>1.354619971</text:p>
          </table:table-cell>
          <table:table-cell office:value-type="float" office:value="0.62323445316671" table:style-name="ce1">
            <text:p>0.6232344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75339329976299" table:style-name="ce1">
            <text:p>1.367533933</text:p>
          </table:table-cell>
          <table:table-cell office:value-type="float" office:value="0.64541830621082397" table:style-name="ce1">
            <text:p>0.6454183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04478951681101" table:style-name="ce1">
            <text:p>1.380447895</text:p>
          </table:table-cell>
          <table:table-cell office:value-type="float" office:value="0.66842378344175701" table:style-name="ce1">
            <text:p>0.6684237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27469067590501" table:style-name="ce1">
            <text:p>1.392746907</text:p>
          </table:table-cell>
          <table:table-cell office:value-type="float" office:value="0.69019682439246199" table:style-name="ce1">
            <text:p>0.6901968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50459183499899" table:style-name="ce1">
            <text:p>1.405045918</text:p>
          </table:table-cell>
          <table:table-cell office:value-type="float" office:value="0.71268878650663403" table:style-name="ce1">
            <text:p>0.7126887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734492994094" table:style-name="ce1">
            <text:p>1.41734493</text:p>
          </table:table-cell>
          <table:table-cell office:value-type="float" office:value="0.73548885769086303" table:style-name="ce1">
            <text:p>0.735488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964394153188" table:style-name="ce1">
            <text:p>1.429643942</text:p>
          </table:table-cell>
          <table:table-cell office:value-type="float" office:value="0.75849433492179597" table:style-name="ce1">
            <text:p>0.7584943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132800254327" table:style-name="ce1">
            <text:p>1.441328003</text:p>
          </table:table-cell>
          <table:table-cell office:value-type="float" office:value="0.780643953624793" table:style-name="ce1">
            <text:p>0.7806439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23971129751201" table:style-name="ce1">
            <text:p>1.452397113</text:p>
          </table:table-cell>
          <table:table-cell office:value-type="float" office:value="0.80209747405840204" table:style-name="ce1">
            <text:p>0.8020974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346622340696" table:style-name="ce1">
            <text:p>1.463466223</text:p>
          </table:table-cell>
          <table:table-cell office:value-type="float" office:value="0.82355099449200997" table:style-name="ce1">
            <text:p>0.8235509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45353338388101" table:style-name="ce1">
            <text:p>1.474535334</text:p>
          </table:table-cell>
          <table:table-cell office:value-type="float" office:value="0.84546097280718502" table:style-name="ce1">
            <text:p>0.8454609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560444427066" table:style-name="ce1">
            <text:p>1.485604444</text:p>
          </table:table-cell>
          <table:table-cell office:value-type="float" office:value="0.86748506559275196" table:style-name="ce1">
            <text:p>0.8674850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66735547025001" table:style-name="ce1">
            <text:p>1.496673555</text:p>
          </table:table-cell>
          <table:table-cell office:value-type="float" office:value="0.88985150178949202" table:style-name="ce1">
            <text:p>0.8898515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774266513435" table:style-name="ce1">
            <text:p>1.507742665</text:p>
          </table:table-cell>
          <table:table-cell office:value-type="float" office:value="0.91233205245662496" table:style-name="ce1">
            <text:p>0.9123320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88117755662001" table:style-name="ce1">
            <text:p>1.518811776</text:p>
          </table:table-cell>
          <table:table-cell office:value-type="float" office:value="0.93526906100532303" table:style-name="ce1">
            <text:p>0.9352690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988088599804" table:style-name="ce1">
            <text:p>1.529880886</text:p>
          </table:table-cell>
          <table:table-cell office:value-type="float" office:value="0.95843429849480499" table:style-name="ce1">
            <text:p>0.9584342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033504585034" table:style-name="ce1">
            <text:p>1.540335046</text:p>
          </table:table-cell>
          <table:table-cell office:value-type="float" office:value="0.98035854111877896" table:style-name="ce1">
            <text:p>0.9803585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5078920570264" table:style-name="ce1">
            <text:p>1.550789206</text:p>
          </table:table-cell>
          <table:table-cell office:value-type="float" office:value="1.0028248274771101" table:style-name="ce1">
            <text:p>1.0028248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18583161344901" table:style-name="ce1">
            <text:p>1.561858316</text:p>
          </table:table-cell>
          <table:table-cell office:value-type="float" office:value="1.0265606373185501" table:style-name="ce1">
            <text:p>1.0265606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23124759867899" table:style-name="ce1">
            <text:p>1.572312476</text:p>
          </table:table-cell>
          <table:table-cell office:value-type="float" office:value="1.04942632432325" table:style-name="ce1">
            <text:p>1.0494263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21516852595401" table:style-name="ce1">
            <text:p>1.582151685</text:p>
          </table:table-cell>
          <table:table-cell office:value-type="float" office:value="1.0707372016688701" table:style-name="ce1">
            <text:p>1.0707372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199089453229" table:style-name="ce1">
            <text:p>1.591990895</text:p>
          </table:table-cell>
          <table:table-cell office:value-type="float" office:value="1.0925615941312501" table:style-name="ce1">
            <text:p>1.0925615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183010380505" table:style-name="ce1">
            <text:p>1.601830104</text:p>
          </table:table-cell>
          <table:table-cell office:value-type="float" office:value="1.11451436537282" table:style-name="ce1">
            <text:p>1.1145143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16693130777999" table:style-name="ce1">
            <text:p>1.611669313</text:p>
          </table:table-cell>
          <table:table-cell office:value-type="float" office:value="1.13698065173116" table:style-name="ce1">
            <text:p>1.1369806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15085223505501" table:style-name="ce1">
            <text:p>1.621508522</text:p>
          </table:table-cell>
          <table:table-cell office:value-type="float" office:value="1.1594469380894901" table:style-name="ce1">
            <text:p>1.1594469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13477316233" table:style-name="ce1">
            <text:p>1.631347732</text:p>
          </table:table-cell>
          <table:table-cell office:value-type="float" office:value="1.18204160322701" table:style-name="ce1">
            <text:p>1.1820416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118694089606" table:style-name="ce1">
            <text:p>1.641186941</text:p>
          </table:table-cell>
          <table:table-cell office:value-type="float" office:value="1.2047646471437301" table:style-name="ce1">
            <text:p>1.2047646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10261501688099" table:style-name="ce1">
            <text:p>1.65102615</text:p>
          </table:table-cell>
          <table:table-cell office:value-type="float" office:value="1.22774444861882" table:style-name="ce1">
            <text:p>1.2277444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08653594415601" table:style-name="ce1">
            <text:p>1.660865359</text:p>
          </table:table-cell>
          <table:table-cell office:value-type="float" office:value="1.2509810076523" table:style-name="ce1">
            <text:p>1.2509810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7070456871432" table:style-name="ce1">
            <text:p>1.670704569</text:p>
          </table:table-cell>
          <table:table-cell office:value-type="float" office:value="1.2743459454649699" table:style-name="ce1">
            <text:p>1.2743459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054377798707" table:style-name="ce1">
            <text:p>1.680543778</text:p>
          </table:table-cell>
          <table:table-cell office:value-type="float" office:value="1.29783926205682" table:style-name="ce1">
            <text:p>1.2978392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03829872598199" table:style-name="ce1">
            <text:p>1.690382987</text:p>
          </table:table-cell>
          <table:table-cell office:value-type="float" office:value="1.3215893362070601" table:style-name="ce1">
            <text:p>1.3215893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960724595303" table:style-name="ce1">
            <text:p>1.699607246</text:p>
          </table:table-cell>
          <table:table-cell office:value-type="float" office:value="1.3442390208213799" table:style-name="ce1">
            <text:p>1.3442390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821655406668" table:style-name="ce1">
            <text:p>1.708216554</text:p>
          </table:table-cell>
          <table:table-cell office:value-type="float" office:value="1.36507306270144" table:style-name="ce1">
            <text:p>1.3650730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74408127598899" table:style-name="ce1">
            <text:p>1.717440813</text:p>
          </table:table-cell>
          <table:table-cell office:value-type="float" office:value="1.3879611650485399" table:style-name="ce1">
            <text:p>1.3879611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72800220326401" table:style-name="ce1">
            <text:p>1.727280022</text:p>
          </table:table-cell>
          <table:table-cell office:value-type="float" office:value="1.4126098906531099" table:style-name="ce1">
            <text:p>1.4126098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371192313054" table:style-name="ce1">
            <text:p>1.737119231</text:p>
          </table:table-cell>
          <table:table-cell office:value-type="float" office:value="1.4372586162576799" table:style-name="ce1">
            <text:p>1.4372586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695844057815" table:style-name="ce1">
            <text:p>1.746958441</text:p>
          </table:table-cell>
          <table:table-cell office:value-type="float" office:value="1.4619073418622499" table:style-name="ce1">
            <text:p>1.4619073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561826992713501" table:style-name="ce1">
            <text:p>1.756182699</text:p>
          </table:table-cell>
          <table:table-cell office:value-type="float" office:value="1.48567575583809" table:style-name="ce1">
            <text:p>1.4856757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654069579645599" table:style-name="ce1">
            <text:p>1.765406958</text:p>
          </table:table-cell>
          <table:table-cell office:value-type="float" office:value="1.5091507326043501" table:style-name="ce1">
            <text:p>1.509150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7463121665776" table:style-name="ce1">
            <text:p>1.774631217</text:p>
          </table:table-cell>
          <table:table-cell office:value-type="float" office:value="1.5332125837897601" table:style-name="ce1">
            <text:p>1.5332125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8324052477142" table:style-name="ce1">
            <text:p>1.783240525</text:p>
          </table:table-cell>
          <table:table-cell office:value-type="float" office:value="1.5555138117177101" table:style-name="ce1">
            <text:p>1.5555138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184983288508" table:style-name="ce1">
            <text:p>1.791849833</text:p>
          </table:table-cell>
          <table:table-cell office:value-type="float" office:value="1.5778150396456601" table:style-name="ce1">
            <text:p>1.577815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0045914099874" table:style-name="ce1">
            <text:p>1.800459141</text:p>
          </table:table-cell>
          <table:table-cell office:value-type="float" office:value="1.6005564233879701" table:style-name="ce1">
            <text:p>1.6005564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090684491124001" table:style-name="ce1">
            <text:p>1.809068449</text:p>
          </table:table-cell>
          <table:table-cell office:value-type="float" office:value="1.62344452573507" table:style-name="ce1">
            <text:p>1.6234445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176777572260601" table:style-name="ce1">
            <text:p>1.817677757</text:p>
          </table:table-cell>
          <table:table-cell office:value-type="float" office:value="1.6464793466869601" table:style-name="ce1">
            <text:p>1.6464793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262870653397201" table:style-name="ce1">
            <text:p>1.826287065</text:p>
          </table:table-cell>
          <table:table-cell office:value-type="float" office:value="1.6695141676388501" table:style-name="ce1">
            <text:p>1.6695141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348963734533701" table:style-name="ce1">
            <text:p>1.834896373</text:p>
          </table:table-cell>
          <table:table-cell office:value-type="float" office:value="1.6925489885907501" table:style-name="ce1">
            <text:p>1.6925489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435056815670301" table:style-name="ce1">
            <text:p>1.843505682</text:p>
          </table:table-cell>
          <table:table-cell office:value-type="float" office:value="1.7161706839617901" table:style-name="ce1">
            <text:p>1.7161706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85150003910114" table:style-name="ce1">
            <text:p>1.851500039</text:p>
          </table:table-cell>
          <table:table-cell office:value-type="float" office:value="1.7378361312689901" table:style-name="ce1">
            <text:p>1.737836131</text:p>
          </table:table-cell>
          <table:table-cell table:number-columns-repeated="16381"/>
        </table:table-row>
        <table:table-row table:number-rows-repeated="1048402" table:style-name="ro1">
          <table:table-cell table:number-columns-repeated="16384"/>
        </table:table-row>
      </table:table>
      <table:table table:name="1d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-4.8529714638778802E-2" table:style-name="ce1">
            <text:p>-0.048529715</text:p>
          </table:table-cell>
          <table:table-cell office:value-type="float" office:value="1.1560274227838001" table:style-name="ce1">
            <text:p>1.1560274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.4666197895104703E-2" table:style-name="ce1">
            <text:p>-0.044666198</text:p>
          </table:table-cell>
          <table:table-cell office:value-type="float" office:value="1.1388512984344099" table:style-name="ce1">
            <text:p>1.138851298</text:p>
          </table:table-cell>
          <table:table-cell table:number-columns-repeated="2"/>
          <table:table-cell table:style-name="ce1">
            <draw:frame draw:z-index="1" draw:id="id6" draw:style-name="a6" draw:name="Chart 1" svg:x="0.29861in" svg:y="0.11111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float" office:value="-3.5811650914971301E-2" table:style-name="ce1">
            <text:p>-0.035811651</text:p>
          </table:table-cell>
          <table:table-cell office:value-type="float" office:value="1.10305424567453" table:style-name="ce1">
            <text:p>1.1030542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4.08888075241996E-2" table:style-name="ce1">
            <text:p>-0.040888808</text:p>
          </table:table-cell>
          <table:table-cell office:value-type="float" office:value="1.12278311461277" table:style-name="ce1">
            <text:p>1.1227831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3.11254262111261E-2" table:style-name="ce1">
            <text:p>-0.031125426</text:p>
          </table:table-cell>
          <table:table-cell office:value-type="float" office:value="1.0833593554126" table:style-name="ce1">
            <text:p>1.0833593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.6455982974438699E-2" table:style-name="ce1">
            <text:p>-0.026455983</text:p>
          </table:table-cell>
          <table:table-cell office:value-type="float" office:value="1.0639150578885299" table:style-name="ce1">
            <text:p>1.0639150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2.1362044898052501E-2" table:style-name="ce1">
            <text:p>-0.021362045</text:p>
          </table:table-cell>
          <table:table-cell office:value-type="float" office:value="1.0431031186425901" table:style-name="ce1">
            <text:p>1.0431031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.6268106821666298E-2" table:style-name="ce1">
            <text:p>-0.016268107</text:p>
          </table:table-cell>
          <table:table-cell office:value-type="float" office:value="1.0231831196500401" table:style-name="ce1">
            <text:p>1.023183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1.11741687452801E-2" table:style-name="ce1">
            <text:p>-0.011174169</text:p>
          </table:table-cell>
          <table:table-cell office:value-type="float" office:value="1.0032631206575" table:style-name="ce1">
            <text:p>1.0032631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6.08023066889398E-3" table:style-name="ce1">
            <text:p>-0.006080231</text:p>
          </table:table-cell>
          <table:table-cell office:value-type="float" office:value="0.98334312166495497" table:style-name="ce1">
            <text:p>0.9833431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-9.8629259250782009E-4" table:style-name="ce1">
            <text:p>-0.000986293</text:p>
          </table:table-cell>
          <table:table-cell office:value-type="float" office:value="0.96476103305250505" table:style-name="ce1">
            <text:p>0.9647610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1076454838783697E-3" table:style-name="ce1">
            <text:p>0.004107645</text:p>
          </table:table-cell>
          <table:table-cell office:value-type="float" office:value="0.94469237735105904" table:style-name="ce1">
            <text:p>0.9446923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.2015835602645701E-3" table:style-name="ce1">
            <text:p>0.009201584</text:p>
          </table:table-cell>
          <table:table-cell office:value-type="float" office:value="0.92551566190301104" table:style-name="ce1">
            <text:p>0.9255156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95521636650699E-2" table:style-name="ce1">
            <text:p>0.014295522</text:p>
          </table:table-cell>
          <table:table-cell office:value-type="float" office:value="0.90678491658166205" table:style-name="ce1">
            <text:p>0.9067849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9813954552735699E-2" table:style-name="ce1">
            <text:p>0.019813955</text:p>
          </table:table-cell>
          <table:table-cell office:value-type="float" office:value="0.88641894746241701" table:style-name="ce1">
            <text:p>0.8864189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.5756882308519601E-2" table:style-name="ce1">
            <text:p>0.025756882</text:p>
          </table:table-cell>
          <table:table-cell office:value-type="float" office:value="0.86526722145327495" table:style-name="ce1">
            <text:p>0.8652672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1699810064303502E-2" table:style-name="ce1">
            <text:p>0.03169981</text:p>
          </table:table-cell>
          <table:table-cell office:value-type="float" office:value="0.84386065537173305" table:style-name="ce1">
            <text:p>0.8438606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.7642737820087403E-2" table:style-name="ce1">
            <text:p>0.037642738</text:p>
          </table:table-cell>
          <table:table-cell office:value-type="float" office:value="0.82309118947118898" table:style-name="ce1">
            <text:p>0.8230911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3585665575871298E-2" table:style-name="ce1">
            <text:p>0.043585666</text:p>
          </table:table-cell>
          <table:table-cell office:value-type="float" office:value="0.80257656364304497" table:style-name="ce1">
            <text:p>0.8025765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.9528593331655102E-2" table:style-name="ce1">
            <text:p>0.049528593</text:p>
          </table:table-cell>
          <table:table-cell office:value-type="float" office:value="0.78231677788729903" table:style-name="ce1">
            <text:p>0.7823167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.54715210874391E-2" table:style-name="ce1">
            <text:p>0.055471521</text:p>
          </table:table-cell>
          <table:table-cell office:value-type="float" office:value="0.76231183220395404" table:style-name="ce1">
            <text:p>0.7623118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1414448843222898E-2" table:style-name="ce1">
            <text:p>0.061414449</text:p>
          </table:table-cell>
          <table:table-cell office:value-type="float" office:value="0.74268914662920704" table:style-name="ce1">
            <text:p>0.7426891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.7357376599006799E-2" table:style-name="ce1">
            <text:p>0.067357377</text:p>
          </table:table-cell>
          <table:table-cell office:value-type="float" office:value="0.72319388109065996" table:style-name="ce1">
            <text:p>0.7231938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3724799194489501E-2" table:style-name="ce1">
            <text:p>0.073724799</text:p>
          </table:table-cell>
          <table:table-cell office:value-type="float" office:value="0.70267925526251596" table:style-name="ce1">
            <text:p>0.7026792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.0516716629671095E-2" table:style-name="ce1">
            <text:p>0.080516717</text:p>
          </table:table-cell>
          <table:table-cell office:value-type="float" office:value="0.68127268918097394" table:style-name="ce1">
            <text:p>0.6812726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.7308634064852703E-2" table:style-name="ce1">
            <text:p>0.087308634</text:p>
          </table:table-cell>
          <table:table-cell office:value-type="float" office:value="0.66020060069445596" table:style-name="ce1">
            <text:p>0.6602006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.3676056660335405E-2" table:style-name="ce1">
            <text:p>0.093676057</text:p>
          </table:table-cell>
          <table:table-cell office:value-type="float" office:value="0.64075311766948395" table:style-name="ce1">
            <text:p>0.6407531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00043479255818" table:style-name="ce1">
            <text:p>0.100043479</text:p>
          </table:table-cell>
          <table:table-cell office:value-type="float" office:value="0.62173567726668499" table:style-name="ce1">
            <text:p>0.6217356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0683539669099899" table:style-name="ce1">
            <text:p>0.106835397</text:p>
          </table:table-cell>
          <table:table-cell office:value-type="float" office:value="0.60133254397021496" table:style-name="ce1">
            <text:p>0.6013325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13627314126181" table:style-name="ce1">
            <text:p>0.113627314</text:p>
          </table:table-cell>
          <table:table-cell office:value-type="float" office:value="0.58170985839546896" table:style-name="ce1">
            <text:p>0.581709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20419231561363" table:style-name="ce1">
            <text:p>0.120419232</text:p>
          </table:table-cell>
          <table:table-cell office:value-type="float" office:value="0.56242165041574599" table:style-name="ce1">
            <text:p>0.562421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2721114899654401" table:style-name="ce1">
            <text:p>0.127211149</text:p>
          </table:table-cell>
          <table:table-cell office:value-type="float" office:value="0.54357941256272202" table:style-name="ce1">
            <text:p>0.5435794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3400306643172599" table:style-name="ce1">
            <text:p>0.134003066</text:p>
          </table:table-cell>
          <table:table-cell office:value-type="float" office:value="0.52484866724137302" table:style-name="ce1">
            <text:p>0.5248486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4121947870660601" table:style-name="ce1">
            <text:p>0.141219479</text:p>
          </table:table-cell>
          <table:table-cell office:value-type="float" office:value="0.50536225031645099" table:style-name="ce1">
            <text:p>0.505362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4886038582118499" table:style-name="ce1">
            <text:p>0.148860386</text:p>
          </table:table-cell>
          <table:table-cell office:value-type="float" office:value="0.485244042378705" table:style-name="ce1">
            <text:p>0.4852440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5650129293576501" table:style-name="ce1">
            <text:p>0.156501293</text:p>
          </table:table-cell>
          <table:table-cell office:value-type="float" office:value="0.465819565749158" table:style-name="ce1">
            <text:p>0.4658195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6414220005034399" table:style-name="ce1">
            <text:p>0.1641422</text:p>
          </table:table-cell>
          <table:table-cell office:value-type="float" office:value="0.44669240253740999" table:style-name="ce1">
            <text:p>0.4466924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7220760200462201" table:style-name="ce1">
            <text:p>0.172207602</text:p>
          </table:table-cell>
          <table:table-cell office:value-type="float" office:value="0.42698052293732303" table:style-name="ce1">
            <text:p>0.4269805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80697498798599" table:style-name="ce1">
            <text:p>0.180697499</text:p>
          </table:table-cell>
          <table:table-cell office:value-type="float" office:value="0.40664428515985801" table:style-name="ce1">
            <text:p>0.4066442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89187395592576" table:style-name="ce1">
            <text:p>0.189187396</text:p>
          </table:table-cell>
          <table:table-cell office:value-type="float" office:value="0.38684321153443202" table:style-name="ce1">
            <text:p>0.3868432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767729238655299" table:style-name="ce1">
            <text:p>0.197677292</text:p>
          </table:table-cell>
          <table:table-cell office:value-type="float" office:value="0.36748810803570497" table:style-name="ce1">
            <text:p>0.3674881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616718918053001" table:style-name="ce1">
            <text:p>0.206167189</text:p>
          </table:table-cell>
          <table:table-cell office:value-type="float" office:value="0.34920333284105398" table:style-name="ce1">
            <text:p>0.3492033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5081580814206" table:style-name="ce1">
            <text:p>0.215081581</text:p>
          </table:table-cell>
          <table:table-cell office:value-type="float" office:value="0.32984822934232699" table:style-name="ce1">
            <text:p>0.3298482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24420467287581" table:style-name="ce1">
            <text:p>0.224420467</text:p>
          </table:table-cell>
          <table:table-cell office:value-type="float" office:value="0.31103639854339599" table:style-name="ce1">
            <text:p>0.3110363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33759353760955" table:style-name="ce1">
            <text:p>0.233759354</text:p>
          </table:table-cell>
          <table:table-cell office:value-type="float" office:value="0.29157588392381201" table:style-name="ce1">
            <text:p>0.2915758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309824023432999" table:style-name="ce1">
            <text:p>0.24309824</text:p>
          </table:table-cell>
          <table:table-cell office:value-type="float" office:value="0.27381816433344203" table:style-name="ce1">
            <text:p>0.2738181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5243712670770502" table:style-name="ce1">
            <text:p>0.252437127</text:p>
          </table:table-cell>
          <table:table-cell office:value-type="float" office:value="0.25638478665339898" table:style-name="ce1">
            <text:p>0.2563847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177601318107901" table:style-name="ce1">
            <text:p>0.261776013</text:p>
          </table:table-cell>
          <table:table-cell office:value-type="float" office:value="0.23943792183884399" table:style-name="ce1">
            <text:p>0.2394379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7111489965445401" table:style-name="ce1">
            <text:p>0.2711149</text:p>
          </table:table-cell>
          <table:table-cell office:value-type="float" office:value="0.22322082632252499" table:style-name="ce1">
            <text:p>0.2232208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045378612782901" table:style-name="ce1">
            <text:p>0.280453786</text:p>
          </table:table-cell>
          <table:table-cell office:value-type="float" office:value="0.20765241462685799" table:style-name="ce1">
            <text:p>0.2076524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979267260120301" table:style-name="ce1">
            <text:p>0.289792673</text:p>
          </table:table-cell>
          <table:table-cell office:value-type="float" office:value="0.19273268675184399" table:style-name="ce1">
            <text:p>0.1927326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99131559074578" table:style-name="ce1">
            <text:p>0.299131559</text:p>
          </table:table-cell>
          <table:table-cell office:value-type="float" office:value="0.17838055721990101" table:style-name="ce1">
            <text:p>0.1783805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8470445547953" table:style-name="ce1">
            <text:p>0.308470446</text:p>
          </table:table-cell>
          <table:table-cell office:value-type="float" office:value="0.164677111508611" table:style-name="ce1">
            <text:p>0.1646771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17809332021327" table:style-name="ce1">
            <text:p>0.317809332</text:p>
          </table:table-cell>
          <table:table-cell office:value-type="float" office:value="0.15154126414039201" table:style-name="ce1">
            <text:p>0.1515412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2714821849470199" table:style-name="ce1">
            <text:p>0.327148218</text:p>
          </table:table-cell>
          <table:table-cell office:value-type="float" office:value="0.13881084416008099" table:style-name="ce1">
            <text:p>0.1388108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648710496807699" table:style-name="ce1">
            <text:p>0.336487105</text:p>
          </table:table-cell>
          <table:table-cell office:value-type="float" office:value="0.126891278955586" table:style-name="ce1">
            <text:p>0.1268912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4582599144145099" table:style-name="ce1">
            <text:p>0.345825991</text:p>
          </table:table-cell>
          <table:table-cell office:value-type="float" office:value="0.115377141138999" table:style-name="ce1">
            <text:p>0.1153771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516487791482598" table:style-name="ce1">
            <text:p>0.355164878</text:p>
          </table:table-cell>
          <table:table-cell office:value-type="float" office:value="0.104349516187902" table:style-name="ce1">
            <text:p>0.1043495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450376438820098" table:style-name="ce1">
            <text:p>0.364503764</text:p>
          </table:table-cell>
          <table:table-cell office:value-type="float" office:value="9.4294916967784206E-2" table:style-name="ce1">
            <text:p>0.0942949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7384265086157498" table:style-name="ce1">
            <text:p>0.373842651</text:p>
          </table:table-cell>
          <table:table-cell office:value-type="float" office:value="8.4483574180410803E-2" table:style-name="ce1">
            <text:p>0.0844835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8318153733494997" table:style-name="ce1">
            <text:p>0.383181537</text:p>
          </table:table-cell>
          <table:table-cell office:value-type="float" office:value="7.5158744258526797E-2" table:style-name="ce1">
            <text:p>0.0751587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252042380832503" table:style-name="ce1">
            <text:p>0.392520424</text:p>
          </table:table-cell>
          <table:table-cell office:value-type="float" office:value="6.6401512679713698E-2" table:style-name="ce1">
            <text:p>0.0664015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185931028169902" table:style-name="ce1">
            <text:p>0.40185931</text:p>
          </table:table-cell>
          <table:table-cell office:value-type="float" office:value="5.8951046789473598E-2" table:style-name="ce1">
            <text:p>0.0589510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119819675507402" table:style-name="ce1">
            <text:p>0.411198197</text:p>
          </table:table-cell>
          <table:table-cell office:value-type="float" office:value="5.0670930028883898E-2" table:style-name="ce1">
            <text:p>0.050670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053708322844902" table:style-name="ce1">
            <text:p>0.420537083</text:p>
          </table:table-cell>
          <table:table-cell office:value-type="float" office:value="4.3697578956866302E-2" table:style-name="ce1">
            <text:p>0.0436975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987596970182301" table:style-name="ce1">
            <text:p>0.42987597</text:p>
          </table:table-cell>
          <table:table-cell office:value-type="float" office:value="3.7210740750338797E-2" table:style-name="ce1">
            <text:p>0.0372107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3921485617519801" table:style-name="ce1">
            <text:p>0.439214856</text:p>
          </table:table-cell>
          <table:table-cell office:value-type="float" office:value="3.1291500886882102E-2" table:style-name="ce1">
            <text:p>0.0312915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0800933659809" table:style-name="ce1">
            <text:p>0.450800934</text:p>
          </table:table-cell>
          <table:table-cell office:value-type="float" office:value="2.4885748157935799E-2" table:style-name="ce1">
            <text:p>0.0248857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60139820133183" table:style-name="ce1">
            <text:p>0.46013982</text:p>
          </table:table-cell>
          <table:table-cell office:value-type="float" office:value="1.95341066375509E-2" table:style-name="ce1">
            <text:p>0.0195341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6950387880729499" table:style-name="ce1">
            <text:p>0.469503879</text:p>
          </table:table-cell>
          <table:table-cell office:value-type="float" office:value="1.62053620074726E-2" table:style-name="ce1">
            <text:p>0.0162053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771916977505202" table:style-name="ce1">
            <text:p>0.47771917</text:p>
          </table:table-cell>
          <table:table-cell office:value-type="float" office:value="1.32538506235029E-2" table:style-name="ce1">
            <text:p>0.0132538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8705805624842602" table:style-name="ce1">
            <text:p>0.487058056</text:p>
          </table:table-cell>
          <table:table-cell office:value-type="float" office:value="8.9955735509601401E-3" table:style-name="ce1">
            <text:p>0.0089955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766203650731899" table:style-name="ce1">
            <text:p>0.497662037</text:p>
          </table:table-cell>
          <table:table-cell office:value-type="float" office:value="7.2604062558321303E-3" table:style-name="ce1">
            <text:p>0.0072604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798302020641195" table:style-name="ce1">
            <text:p>0.50798302</text:p>
          </table:table-cell>
          <table:table-cell office:value-type="float" office:value="4.46160585464028E-3" table:style-name="ce1">
            <text:p>0.0044616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069269319664002" table:style-name="ce1">
            <text:p>0.520692693</text:p>
          </table:table-cell>
          <table:table-cell office:value-type="float" office:value="1.37095965927258E-3" table:style-name="ce1">
            <text:p>0.001370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003157967001502" table:style-name="ce1">
            <text:p>0.53003158</text:p>
          </table:table-cell>
          <table:table-cell office:value-type="float" office:value="7.2227583862005597E-4" table:style-name="ce1">
            <text:p>0.000722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937046614338902" table:style-name="ce1">
            <text:p>0.539370466</text:p>
          </table:table-cell>
          <table:table-cell office:value-type="float" office:value="7.2227583862005597E-4" table:style-name="ce1">
            <text:p>0.000722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533856609991005" table:style-name="ce1">
            <text:p>0.545338566</text:p>
          </table:table-cell>
          <table:table-cell office:value-type="float" office:value="7.5753672914080595E-4" table:style-name="ce1">
            <text:p>0.0007575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544730237915396" table:style-name="ce1">
            <text:p>0.555447302</text:p>
          </table:table-cell>
          <table:table-cell office:value-type="float" office:value="2.2088429276156899E-3" table:style-name="ce1">
            <text:p>0.0022088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188150758598499" table:style-name="ce1">
            <text:p>0.571881508</text:p>
          </table:table-cell>
          <table:table-cell office:value-type="float" office:value="3.48858012366104E-3" table:style-name="ce1">
            <text:p>0.00348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6726012036888" table:style-name="ce1">
            <text:p>0.576726012</text:p>
          </table:table-cell>
          <table:table-cell office:value-type="float" office:value="4.21834942189569E-3" table:style-name="ce1">
            <text:p>0.0042183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269411199340904" table:style-name="ce1">
            <text:p>0.582694112</text:p>
          </table:table-cell>
          <table:table-cell office:value-type="float" office:value="5.2400264394236703E-3" table:style-name="ce1">
            <text:p>0.0052400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203299846678403" table:style-name="ce1">
            <text:p>0.592032998</text:p>
          </table:table-cell>
          <table:table-cell office:value-type="float" office:value="8.6712316406329908E-3" table:style-name="ce1">
            <text:p>0.0086712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024828943454001" table:style-name="ce1">
            <text:p>0.600248289</text:p>
          </table:table-cell>
          <table:table-cell office:value-type="float" office:value="1.11269632473907E-2" table:style-name="ce1">
            <text:p>0.0111269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6440650815808" table:style-name="ce1">
            <text:p>0.606440651</text:p>
          </table:table-cell>
          <table:table-cell office:value-type="float" office:value="1.23703904685696E-2" table:style-name="ce1">
            <text:p>0.012370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240875077232804" table:style-name="ce1">
            <text:p>0.612408751</text:p>
          </table:table-cell>
          <table:table-cell office:value-type="float" office:value="1.51554908481443E-2" table:style-name="ce1">
            <text:p>0.0151554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174763724570303" table:style-name="ce1">
            <text:p>0.621747637</text:p>
          </table:table-cell>
          <table:table-cell office:value-type="float" office:value="1.9047593772060799E-2" table:style-name="ce1">
            <text:p>0.0190475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108652371907803" table:style-name="ce1">
            <text:p>0.631086524</text:p>
          </table:table-cell>
          <table:table-cell office:value-type="float" office:value="2.34262095614674E-2" table:style-name="ce1">
            <text:p>0.023426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4042541019245203" table:style-name="ce1">
            <text:p>0.64042541</text:p>
          </table:table-cell>
          <table:table-cell office:value-type="float" office:value="2.8291338216363201E-2" table:style-name="ce1">
            <text:p>0.0282913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088789217144505" table:style-name="ce1">
            <text:p>0.650887892</text:p>
          </table:table-cell>
          <table:table-cell office:value-type="float" office:value="3.4949745425321102E-2" table:style-name="ce1">
            <text:p>0.0349497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910318313920202" table:style-name="ce1">
            <text:p>0.659103183</text:p>
          </table:table-cell>
          <table:table-cell office:value-type="float" office:value="3.9237877689878901E-2" table:style-name="ce1">
            <text:p>0.0392378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844206961257702" table:style-name="ce1">
            <text:p>0.66844207</text:p>
          </table:table-cell>
          <table:table-cell office:value-type="float" office:value="4.5562544941244003E-2" table:style-name="ce1">
            <text:p>0.0455625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778095608595101" table:style-name="ce1">
            <text:p>0.677780956</text:p>
          </table:table-cell>
          <table:table-cell office:value-type="float" office:value="5.2292639580516498E-2" table:style-name="ce1">
            <text:p>0.052292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711984255932601" table:style-name="ce1">
            <text:p>0.687119843</text:p>
          </table:table-cell>
          <table:table-cell office:value-type="float" office:value="5.9265990652533601E-2" table:style-name="ce1">
            <text:p>0.0592659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645872903270101" table:style-name="ce1">
            <text:p>0.696458729</text:p>
          </table:table-cell>
          <table:table-cell office:value-type="float" office:value="6.6888025545203705E-2" table:style-name="ce1">
            <text:p>0.0668880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5797615506075" table:style-name="ce1">
            <text:p>0.705797616</text:p>
          </table:table-cell>
          <table:table-cell office:value-type="float" office:value="7.4915487825782195E-2" table:style-name="ce1">
            <text:p>0.0749154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1513650197945" table:style-name="ce1">
            <text:p>0.715136502</text:p>
          </table:table-cell>
          <table:table-cell office:value-type="float" office:value="8.3348377494268405E-2" table:style-name="ce1">
            <text:p>0.0833483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4475388452825" table:style-name="ce1">
            <text:p>0.724475388</text:p>
          </table:table-cell>
          <table:table-cell office:value-type="float" office:value="9.2105609073081102E-2" table:style-name="ce1">
            <text:p>0.0921056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3381427492619899" table:style-name="ce1">
            <text:p>0.733814275</text:p>
          </table:table-cell>
          <table:table-cell office:value-type="float" office:value="0.10151152447254599" table:style-name="ce1">
            <text:p>0.1015115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315316139957399" table:style-name="ce1">
            <text:p>0.743153161</text:p>
          </table:table-cell>
          <table:table-cell office:value-type="float" office:value="0.11107961082717401" table:style-name="ce1">
            <text:p>0.1110796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249204787294899" table:style-name="ce1">
            <text:p>0.752492048</text:p>
          </table:table-cell>
          <table:table-cell office:value-type="float" office:value="0.121134210047293" table:style-name="ce1">
            <text:p>0.121134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183093434632299" table:style-name="ce1">
            <text:p>0.761830934</text:p>
          </table:table-cell>
          <table:table-cell office:value-type="float" office:value="0.13175640761048199" table:style-name="ce1">
            <text:p>0.1317564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116982081969798" table:style-name="ce1">
            <text:p>0.771169821</text:p>
          </table:table-cell>
          <table:table-cell office:value-type="float" office:value="0.142702947083998" table:style-name="ce1">
            <text:p>0.1427029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050870729307298" table:style-name="ce1">
            <text:p>0.780508707</text:p>
          </table:table-cell>
          <table:table-cell office:value-type="float" office:value="0.153973828467841" table:style-name="ce1">
            <text:p>0.1539738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984759376644698" table:style-name="ce1">
            <text:p>0.789847594</text:p>
          </table:table-cell>
          <table:table-cell office:value-type="float" office:value="0.16581230819475401" table:style-name="ce1">
            <text:p>0.1658123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918648023982197" table:style-name="ce1">
            <text:p>0.79918648</text:p>
          </table:table-cell>
          <table:table-cell office:value-type="float" office:value="0.17805621530957499" table:style-name="ce1">
            <text:p>0.1780562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852536671319697" table:style-name="ce1">
            <text:p>0.808525367</text:p>
          </table:table-cell>
          <table:table-cell office:value-type="float" office:value="0.190705549812304" table:style-name="ce1">
            <text:p>0.190705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786425318657197" table:style-name="ce1">
            <text:p>0.817864253</text:p>
          </table:table-cell>
          <table:table-cell office:value-type="float" office:value="0.20376031170294201" table:style-name="ce1">
            <text:p>0.2037603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720313965994596" table:style-name="ce1">
            <text:p>0.82720314</text:p>
          </table:table-cell>
          <table:table-cell office:value-type="float" office:value="0.21697724454874201" table:style-name="ce1">
            <text:p>0.2169772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654202613332096" table:style-name="ce1">
            <text:p>0.836542026</text:p>
          </table:table-cell>
          <table:table-cell office:value-type="float" office:value="0.23084286121519601" table:style-name="ce1">
            <text:p>0.2308428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588091260669596" table:style-name="ce1">
            <text:p>0.845880913</text:p>
          </table:table-cell>
          <table:table-cell office:value-type="float" office:value="0.244870648836812" table:style-name="ce1">
            <text:p>0.244870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521979908006995" table:style-name="ce1">
            <text:p>0.855219799</text:p>
          </table:table-cell>
          <table:table-cell office:value-type="float" office:value="0.259547120279082" table:style-name="ce1">
            <text:p>0.259547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455868555344495" table:style-name="ce1">
            <text:p>0.864558686</text:p>
          </table:table-cell>
          <table:table-cell office:value-type="float" office:value="0.27471010458684098" table:style-name="ce1">
            <text:p>0.2747101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389757202681995" table:style-name="ce1">
            <text:p>0.873897572</text:p>
          </table:table-cell>
          <table:table-cell office:value-type="float" office:value="0.28987308889459901" table:style-name="ce1">
            <text:p>0.2898730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323645850019405" table:style-name="ce1">
            <text:p>0.883236459</text:p>
          </table:table-cell>
          <table:table-cell office:value-type="float" office:value="0.30576584250059202" table:style-name="ce1">
            <text:p>0.3057658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257534497356905" table:style-name="ce1">
            <text:p>0.892575345</text:p>
          </table:table-cell>
          <table:table-cell office:value-type="float" office:value="0.32190185253933001" table:style-name="ce1">
            <text:p>0.3219018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191423144694405" table:style-name="ce1">
            <text:p>0.901914231</text:p>
          </table:table-cell>
          <table:table-cell office:value-type="float" office:value="0.33860546092114002" table:style-name="ce1">
            <text:p>0.3386054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125311792031805" table:style-name="ce1">
            <text:p>0.911253118</text:p>
          </table:table-cell>
          <table:table-cell office:value-type="float" office:value="0.35522798382536802" table:style-name="ce1">
            <text:p>0.3552279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059200439369304" table:style-name="ce1">
            <text:p>0.920592004</text:p>
          </table:table-cell>
          <table:table-cell office:value-type="float" office:value="0.37258027602783" table:style-name="ce1">
            <text:p>0.372580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993089086706804" table:style-name="ce1">
            <text:p>0.929930891</text:p>
          </table:table-cell>
          <table:table-cell office:value-type="float" office:value="0.390419081095781" table:style-name="ce1">
            <text:p>0.3904190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926977734044204" table:style-name="ce1">
            <text:p>0.939269777</text:p>
          </table:table-cell>
          <table:table-cell office:value-type="float" office:value="0.408338971641314" table:style-name="ce1">
            <text:p>0.4083389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860866381381703" table:style-name="ce1">
            <text:p>0.948608664</text:p>
          </table:table-cell>
          <table:table-cell office:value-type="float" office:value="0.42706971696266399" table:style-name="ce1">
            <text:p>0.4270697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794755028719203" table:style-name="ce1">
            <text:p>0.95794755</text:p>
          </table:table-cell>
          <table:table-cell office:value-type="float" office:value="0.44515177846336001" table:style-name="ce1">
            <text:p>0.4451517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728643676056603" table:style-name="ce1">
            <text:p>0.967286437</text:p>
          </table:table-cell>
          <table:table-cell office:value-type="float" office:value="0.46453120760536198" table:style-name="ce1">
            <text:p>0.4645312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662532323394102" table:style-name="ce1">
            <text:p>0.976625323</text:p>
          </table:table-cell>
          <table:table-cell office:value-type="float" office:value="0.48415389318010899" table:style-name="ce1">
            <text:p>0.4841538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596420970731602" table:style-name="ce1">
            <text:p>0.98596421</text:p>
          </table:table-cell>
          <table:table-cell office:value-type="float" office:value="0.50377657875485604" table:style-name="ce1">
            <text:p>0.5037765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364366725519104" table:style-name="ce1">
            <text:p>0.993643667</text:p>
          </table:table-cell>
          <table:table-cell office:value-type="float" office:value="0.52040849970634995" table:style-name="ce1">
            <text:p>0.52040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67864507451201" table:style-name="ce1">
            <text:p>1.006786451</text:p>
          </table:table-cell>
          <table:table-cell office:value-type="float" office:value="0.54984252806847" table:style-name="ce1">
            <text:p>0.5498425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10961349229901" table:style-name="ce1">
            <text:p>1.001096135</text:p>
          </table:table-cell>
          <table:table-cell office:value-type="float" office:value="0.53561035113207001" table:style-name="ce1">
            <text:p>0.5356103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18583949289399" table:style-name="ce1">
            <text:p>1.011858395</text:p>
          </table:table-cell>
          <table:table-cell office:value-type="float" office:value="0.56086075497230103" table:style-name="ce1">
            <text:p>0.5608607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03482917229201" table:style-name="ce1">
            <text:p>1.020348292</text:p>
          </table:table-cell>
          <table:table-cell office:value-type="float" office:value="0.57985908236966999" table:style-name="ce1">
            <text:p>0.5798590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88381885169" table:style-name="ce1">
            <text:p>1.028838189</text:p>
          </table:table-cell>
          <table:table-cell office:value-type="float" office:value="0.59966015599509603" table:style-name="ce1">
            <text:p>0.5996601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732808531087" table:style-name="ce1">
            <text:p>1.037328085</text:p>
          </table:table-cell>
          <table:table-cell office:value-type="float" office:value="0.61937203559518195" table:style-name="ce1">
            <text:p>0.6193720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58179821048501" table:style-name="ce1">
            <text:p>1.045817982</text:p>
          </table:table-cell>
          <table:table-cell office:value-type="float" office:value="0.63944069129662795" table:style-name="ce1">
            <text:p>0.6394406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388338405913" table:style-name="ce1">
            <text:p>1.053883384</text:p>
          </table:table-cell>
          <table:table-cell office:value-type="float" office:value="0.65877597390083598" table:style-name="ce1">
            <text:p>0.6587759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15242911737099" table:style-name="ce1">
            <text:p>1.061524291</text:p>
          </table:table-cell>
          <table:table-cell office:value-type="float" office:value="0.67730851027698602" table:style-name="ce1">
            <text:p>0.677308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91651982882899" table:style-name="ce1">
            <text:p>1.069165198</text:p>
          </table:table-cell>
          <table:table-cell office:value-type="float" office:value="0.69603925559833502" table:style-name="ce1">
            <text:p>0.6960392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68061054028699" table:style-name="ce1">
            <text:p>1.076806105</text:p>
          </table:table-cell>
          <table:table-cell office:value-type="float" office:value="0.71496820986488296" table:style-name="ce1">
            <text:p>0.714968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44470125174399" table:style-name="ce1">
            <text:p>1.084447013</text:p>
          </table:table-cell>
          <table:table-cell office:value-type="float" office:value="0.73429358202183104" table:style-name="ce1">
            <text:p>0.7342935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20879196320199" table:style-name="ce1">
            <text:p>1.09208792</text:p>
          </table:table-cell>
          <table:table-cell office:value-type="float" office:value="0.753618954178779" table:style-name="ce1">
            <text:p>0.7536189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97288267466001" table:style-name="ce1">
            <text:p>1.099728827</text:p>
          </table:table-cell>
          <table:table-cell office:value-type="float" office:value="0.77334074422612498" table:style-name="ce1">
            <text:p>0.7733407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73697338611801" table:style-name="ce1">
            <text:p>1.107369734</text:p>
          </table:table-cell>
          <table:table-cell office:value-type="float" office:value="0.79306253427347195" table:style-name="ce1">
            <text:p>0.7930625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50106409757601" table:style-name="ce1">
            <text:p>1.115010641</text:p>
          </table:table-cell>
          <table:table-cell office:value-type="float" office:value="0.81327984668381703" table:style-name="ce1">
            <text:p>0.8132798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26515480903401" table:style-name="ce1">
            <text:p>1.122651548</text:p>
          </table:table-cell>
          <table:table-cell office:value-type="float" office:value="0.83359626356676197" table:style-name="ce1">
            <text:p>0.8335962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02924552049201" table:style-name="ce1">
            <text:p>1.130292455</text:p>
          </table:table-cell>
          <table:table-cell office:value-type="float" office:value="0.85411088939490598" table:style-name="ce1">
            <text:p>0.8541108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75088674798" table:style-name="ce1">
            <text:p>1.137508867</text:p>
          </table:table-cell>
          <table:table-cell office:value-type="float" office:value="0.87359730631982802" table:style-name="ce1">
            <text:p>0.8735973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430078491498" table:style-name="ce1">
            <text:p>1.144300785</text:p>
          </table:table-cell>
          <table:table-cell office:value-type="float" office:value="0.89210506657782795" table:style-name="ce1">
            <text:p>0.8921050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109270235016" table:style-name="ce1">
            <text:p>1.151092702</text:p>
          </table:table-cell>
          <table:table-cell office:value-type="float" office:value="0.91105879696252701" table:style-name="ce1">
            <text:p>0.9110587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78846197853501" table:style-name="ce1">
            <text:p>1.15788462</text:p>
          </table:table-cell>
          <table:table-cell office:value-type="float" office:value="0.93012401987890003" table:style-name="ce1">
            <text:p>0.930124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46765372205301" table:style-name="ce1">
            <text:p>1.164676537</text:p>
          </table:table-cell>
          <table:table-cell office:value-type="float" office:value="0.94918924279527295" table:style-name="ce1">
            <text:p>0.9491892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14684546557099" table:style-name="ce1">
            <text:p>1.171468455</text:p>
          </table:table-cell>
          <table:table-cell office:value-type="float" office:value="0.968142973179972" table:style-name="ce1">
            <text:p>0.9681429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826037209089" table:style-name="ce1">
            <text:p>1.178260372</text:p>
          </table:table-cell>
          <table:table-cell office:value-type="float" office:value="0.98765416622304403" table:style-name="ce1">
            <text:p>0.9876541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505228952607" table:style-name="ce1">
            <text:p>1.18505229</text:p>
          </table:table-cell>
          <table:table-cell office:value-type="float" office:value="1.00705386673444" table:style-name="ce1">
            <text:p>1.0070538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184420696125" table:style-name="ce1">
            <text:p>1.191844207</text:p>
          </table:table-cell>
          <table:table-cell office:value-type="float" office:value="1.02689953737253" table:style-name="ce1">
            <text:p>1.0268995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86361243964301" table:style-name="ce1">
            <text:p>1.198636124</text:p>
          </table:table-cell>
          <table:table-cell office:value-type="float" office:value="1.04663371547895" table:style-name="ce1">
            <text:p>1.0466337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54280418316199" table:style-name="ce1">
            <text:p>1.205428042</text:p>
          </table:table-cell>
          <table:table-cell office:value-type="float" office:value="1.0668138637120701" table:style-name="ce1">
            <text:p>1.0668138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22199592667999" table:style-name="ce1">
            <text:p>1.212219959</text:p>
          </table:table-cell>
          <table:table-cell office:value-type="float" office:value="1.0868825194135201" table:style-name="ce1">
            <text:p>1.086882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901187670198" table:style-name="ce1">
            <text:p>1.219011877</text:p>
          </table:table-cell>
          <table:table-cell office:value-type="float" office:value="1.10739714524167" table:style-name="ce1">
            <text:p>1.1073971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580379413716" table:style-name="ce1">
            <text:p>1.225803794</text:p>
          </table:table-cell>
          <table:table-cell office:value-type="float" office:value="1.12780027853813" table:style-name="ce1">
            <text:p>1.1278002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259571157234" table:style-name="ce1">
            <text:p>1.232595712</text:p>
          </table:table-cell>
          <table:table-cell office:value-type="float" office:value="1.1485378894296301" table:style-name="ce1">
            <text:p>1.1485378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896313416783" table:style-name="ce1">
            <text:p>1.238963134</text:p>
          </table:table-cell>
          <table:table-cell office:value-type="float" office:value="1.16788980742745" table:style-name="ce1">
            <text:p>1.1678898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53305567633099" table:style-name="ce1">
            <text:p>1.245330557</text:p>
          </table:table-cell>
          <table:table-cell office:value-type="float" office:value="1.1878947531108" table:style-name="ce1">
            <text:p>1.1878947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16979793587899" table:style-name="ce1">
            <text:p>1.251697979</text:p>
          </table:table-cell>
          <table:table-cell office:value-type="float" office:value="1.20726259861314" table:style-name="ce1">
            <text:p>1.2072625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80654019542701" table:style-name="ce1">
            <text:p>1.258065402</text:p>
          </table:table-cell>
          <table:table-cell office:value-type="float" office:value="1.22714012426029" table:style-name="ce1">
            <text:p>1.2271401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48573193894601" table:style-name="ce1">
            <text:p>1.264857319</text:p>
          </table:table-cell>
          <table:table-cell office:value-type="float" office:value="1.2485466903418301" table:style-name="ce1">
            <text:p>1.248546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12247419849401" table:style-name="ce1">
            <text:p>1.271224742</text:p>
          </table:table-cell>
          <table:table-cell office:value-type="float" office:value="1.2686790560613801" table:style-name="ce1">
            <text:p>1.2686790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71676697407199" table:style-name="ce1">
            <text:p>1.27716767</text:p>
          </table:table-cell>
          <table:table-cell office:value-type="float" office:value="1.28817432159993" table:style-name="ce1">
            <text:p>1.2881743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311059749651" table:style-name="ce1">
            <text:p>1.283110597</text:p>
          </table:table-cell>
          <table:table-cell office:value-type="float" office:value="1.3069050669212701" table:style-name="ce1">
            <text:p>1.3069050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90535252522899" table:style-name="ce1">
            <text:p>1.289053525</text:p>
          </table:table-cell>
          <table:table-cell office:value-type="float" office:value="1.3262729124236201" table:style-name="ce1">
            <text:p>1.3262729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499645300807" table:style-name="ce1">
            <text:p>1.294996453</text:p>
          </table:table-cell>
          <table:table-cell office:value-type="float" office:value="1.3453859178535701" table:style-name="ce1">
            <text:p>1.3453859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09393807638601" table:style-name="ce1">
            <text:p>1.300939381</text:p>
          </table:table-cell>
          <table:table-cell office:value-type="float" office:value="1.36500860342832" table:style-name="ce1">
            <text:p>1.3650086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68823085196399" table:style-name="ce1">
            <text:p>1.306882309</text:p>
          </table:table-cell>
          <table:table-cell office:value-type="float" office:value="1.3845038689668601" table:style-name="ce1">
            <text:p>1.3845038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282523627543" table:style-name="ce1">
            <text:p>1.312825236</text:p>
          </table:table-cell>
          <table:table-cell office:value-type="float" office:value="1.4039991345054099" table:style-name="ce1">
            <text:p>1.403999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87681640312101" table:style-name="ce1">
            <text:p>1.318768164</text:p>
          </table:table-cell>
          <table:table-cell office:value-type="float" office:value="1.4237492401163601" table:style-name="ce1">
            <text:p>1.423749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471109178699" table:style-name="ce1">
            <text:p>1.324711092</text:p>
          </table:table-cell>
          <table:table-cell office:value-type="float" office:value="1.4437541857997001" table:style-name="ce1">
            <text:p>1.4437541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06540195427801" table:style-name="ce1">
            <text:p>1.33065402</text:p>
          </table:table-cell>
          <table:table-cell office:value-type="float" office:value="1.46363171144685" table:style-name="ce1">
            <text:p>1.4636317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65969472985599" table:style-name="ce1">
            <text:p>1.336596947</text:p>
          </table:table-cell>
          <table:table-cell office:value-type="float" office:value="1.4838914972025901" table:style-name="ce1">
            <text:p>1.4838914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253987505434" table:style-name="ce1">
            <text:p>1.342539875</text:p>
          </table:table-cell>
          <table:table-cell office:value-type="float" office:value="1.50389644288594" table:style-name="ce1">
            <text:p>1.5038964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84828028101301" table:style-name="ce1">
            <text:p>1.348482803</text:p>
          </table:table-cell>
          <table:table-cell office:value-type="float" office:value="1.5242836486778799" table:style-name="ce1">
            <text:p>1.524283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442573056591" table:style-name="ce1">
            <text:p>1.354425731</text:p>
          </table:table-cell>
          <table:table-cell office:value-type="float" office:value="1.54467085446983" table:style-name="ce1">
            <text:p>1.5446708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03686583217001" table:style-name="ce1">
            <text:p>1.360368658</text:p>
          </table:table-cell>
          <table:table-cell office:value-type="float" office:value="1.5651854802979701" table:style-name="ce1">
            <text:p>1.565185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643287031739" table:style-name="ce1">
            <text:p>1.36643287</text:p>
          </table:table-cell>
          <table:table-cell office:value-type="float" office:value="1.58640452255266" table:style-name="ce1">
            <text:p>1.586404523</text:p>
          </table:table-cell>
          <table:table-cell table:number-columns-repeated="16381"/>
        </table:table-row>
        <table:table-row table:number-rows-repeated="1048393" table:style-name="ro1">
          <table:table-cell table:number-columns-repeated="16384"/>
        </table:table-row>
      </table:table>
      <table:table table:name="Fig_15_Hgaga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3">
            <text:p>H -&gt; gamma gamma: HIGG-2016-21<text:s/>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ggH<text:s/></text:p>
          </table:table-cell>
          <table:table-cell table:number-columns-repeated="2" table:style-name="ce1"/>
          <table:table-cell office:value-type="string" table:style-name="ce1">
            <text:p>VBF</text:p>
          </table:table-cell>
          <table:table-cell table:number-columns-repeated="2" table:style-name="ce1"/>
          <table:table-cell office:value-type="string" table:style-name="ce1">
            <text:p>VH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Exp</text:p>
          </table:table-cell>
          <table:table-cell office:value-type="float" office:value="82" table:style-name="ce1">
            <text:p>82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SM</text:p>
          </table:table-cell>
          <table:table-cell office:value-type="float" office:value="102" table:style-name="ce1">
            <text:p>10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.80392156862745101" table:formula="of:=[.B3]/[.B4]" table:style-name="ce1">
            <text:p>0.803921569</text:p>
          </table:table-cell>
          <table:table-cell table:number-columns-repeated="2" table:style-name="ce1"/>
          <table:table-cell office:value-type="float" office:value="2" table:formula="of:=[.E3]/[.E4]" table:style-name="ce1">
            <text:p>2</text:p>
          </table:table-cell>
          <table:table-cell table:number-columns-repeated="2" table:style-name="ce1"/>
          <table:table-cell office:value-type="string" table:style-name="ce1">
            <text:p>ggH<text:s/></text:p>
          </table:table-cell>
          <table:table-cell office:value-type="string" table:style-name="ce1">
            <text:p>VBF</text:p>
          </table:table-cell>
          <table:table-cell table:style-name="ce1"/>
          <table:table-cell office:value-type="string" table:style-name="ce1">
            <text:p>ggH<text:s/></text:p>
          </table:table-cell>
          <table:table-cell office:value-type="string" table:style-name="ce1">
            <text:p>VBF</text:p>
          </table:table-cell>
          <table:table-cell table:style-name="ce1">
            <draw:frame draw:z-index="2" draw:id="id8" draw:style-name="a8" draw:name="Chart 2" svg:x="0.67361in" svg:y="0.17361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float" office:value="55.963649480176201" table:style-name="ce1">
            <text:p>55.96364948</text:p>
          </table:table-cell>
          <table:table-cell office:value-type="float" office:value="18.6742993321017" table:style-name="ce1">
            <text:p>18.67429933</text:p>
          </table:table-cell>
          <table:table-cell table:style-name="ce1"/>
          <table:table-cell office:value-type="float" office:value="0.54866323019780594" table:formula="of:=[.H6]/[.$B$4]" table:style-name="ce1">
            <text:p>0.54866323</text:p>
          </table:table-cell>
          <table:table-cell office:value-type="float" office:value="2.3342874165127125" table:formula="of:=[.I6]/[.$E$4]" table:style-name="ce1">
            <text:p>2.334287417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6.159459030836999" table:style-name="ce1">
            <text:p>56.15945903</text:p>
          </table:table-cell>
          <table:table-cell office:value-type="float" office:value="17.428203314945598" table:style-name="ce1">
            <text:p>17.42820331</text:p>
          </table:table-cell>
          <table:table-cell table:style-name="ce1"/>
          <table:table-cell office:value-type="float" office:value="0.55058293167487249" table:formula="of:=[.H7]/[.$B$4]" table:style-name="ce1">
            <text:p>0.550582932</text:p>
          </table:table-cell>
          <table:table-cell office:value-type="float" office:value="2.1785254143681998" table:formula="of:=[.I7]/[.$E$4]" table:style-name="ce1">
            <text:p>2.178525414</text:p>
          </table:table-cell>
          <table:table-cell table:number-columns-repeated="16372"/>
        </table:table-row>
        <table:table-row table:style-name="ro1">
          <table:table-cell table:style-name="ce1">
            <draw:frame draw:z-index="1" draw:id="id7" draw:style-name="a7" draw:name="Chart 1" svg:x="0in" svg:y="0.02778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office:value-type="float" office:value="56.386601938326002" table:style-name="ce1">
            <text:p>56.38660194</text:p>
          </table:table-cell>
          <table:table-cell office:value-type="float" office:value="19.925656671877199" table:style-name="ce1">
            <text:p>19.92565667</text:p>
          </table:table-cell>
          <table:table-cell table:style-name="ce1"/>
          <table:table-cell office:value-type="float" office:value="0.55280982292476477" table:formula="of:=[.H8]/[.$B$4]" table:style-name="ce1">
            <text:p>0.552809823</text:p>
          </table:table-cell>
          <table:table-cell office:value-type="float" office:value="2.4907070839846499" table:formula="of:=[.I8]/[.$E$4]" table:style-name="ce1">
            <text:p>2.490707084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6.831949955947103" table:style-name="ce1">
            <text:p>56.83194996</text:p>
          </table:table-cell>
          <table:table-cell office:value-type="float" office:value="16.475151058689701" table:style-name="ce1">
            <text:p>16.47515106</text:p>
          </table:table-cell>
          <table:table-cell table:style-name="ce1"/>
          <table:table-cell office:value-type="float" office:value="0.55717597996026569" table:formula="of:=[.H9]/[.$B$4]" table:style-name="ce1">
            <text:p>0.55717598</text:p>
          </table:table-cell>
          <table:table-cell office:value-type="float" office:value="2.0593938823362126" table:formula="of:=[.I9]/[.$E$4]" table:style-name="ce1">
            <text:p>2.059393882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7.289129515418502" table:style-name="ce1">
            <text:p>57.28912952</text:p>
          </table:table-cell>
          <table:table-cell office:value-type="float" office:value="20.838099189995699" table:style-name="ce1">
            <text:p>20.83809919</text:p>
          </table:table-cell>
          <table:table-cell table:style-name="ce1"/>
          <table:table-cell office:value-type="float" office:value="0.5616581325041029" table:formula="of:=[.H10]/[.$B$4]" table:style-name="ce1">
            <text:p>0.561658133</text:p>
          </table:table-cell>
          <table:table-cell office:value-type="float" office:value="2.6047623987494624" table:formula="of:=[.I10]/[.$E$4]" table:style-name="ce1">
            <text:p>2.604762399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7.882206519823796" table:style-name="ce1">
            <text:p>57.88220652</text:p>
          </table:table-cell>
          <table:table-cell office:value-type="float" office:value="15.6275728293306" table:style-name="ce1">
            <text:p>15.62757283</text:p>
          </table:table-cell>
          <table:table-cell table:style-name="ce1"/>
          <table:table-cell office:value-type="float" office:value="0.56747261293944895" table:formula="of:=[.H11]/[.$B$4]" table:style-name="ce1">
            <text:p>0.567472613</text:p>
          </table:table-cell>
          <table:table-cell office:value-type="float" office:value="1.9534466036663249" table:formula="of:=[.I11]/[.$E$4]" table:style-name="ce1">
            <text:p>1.953446604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8.5317670484581" table:style-name="ce1">
            <text:p>58.53176705</text:p>
          </table:table-cell>
          <table:table-cell office:value-type="float" office:value="21.670034826903901" table:style-name="ce1">
            <text:p>21.67003483</text:p>
          </table:table-cell>
          <table:table-cell table:style-name="ce1"/>
          <table:table-cell office:value-type="float" office:value="0.5738408534162559" table:formula="of:=[.H12]/[.$B$4]" table:style-name="ce1">
            <text:p>0.573840853</text:p>
          </table:table-cell>
          <table:table-cell office:value-type="float" office:value="2.7087543533629876" table:formula="of:=[.I12]/[.$E$4]" table:style-name="ce1">
            <text:p>2.708754353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59.379019911894197" table:style-name="ce1">
            <text:p>59.37901991</text:p>
          </table:table-cell>
          <table:table-cell office:value-type="float" office:value="14.759310623439299" table:style-name="ce1">
            <text:p>14.75931062</text:p>
          </table:table-cell>
          <table:table-cell table:style-name="ce1"/>
          <table:table-cell office:value-type="float" office:value="0.58214725403817835" table:formula="of:=[.H13]/[.$B$4]" table:style-name="ce1">
            <text:p>0.582147254</text:p>
          </table:table-cell>
          <table:table-cell office:value-type="float" office:value="1.8449138279299124" table:formula="of:=[.I13]/[.$E$4]" table:style-name="ce1">
            <text:p>1.844913828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60.212756299559402" table:style-name="ce1">
            <text:p>60.2127563</text:p>
          </table:table-cell>
          <table:table-cell office:value-type="float" office:value="22.466764530339599" table:style-name="ce1">
            <text:p>22.46676453</text:p>
          </table:table-cell>
          <table:table-cell table:style-name="ce1"/>
          <table:table-cell office:value-type="float" office:value="0.59032114019175885" table:formula="of:=[.H14]/[.$B$4]" table:style-name="ce1">
            <text:p>0.59032114</text:p>
          </table:table-cell>
          <table:table-cell office:value-type="float" office:value="2.8083455662924499" table:formula="of:=[.I14]/[.$E$4]" table:style-name="ce1">
            <text:p>2.808345566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61.1164926872246" table:style-name="ce1">
            <text:p>61.11649269</text:p>
          </table:table-cell>
          <table:table-cell office:value-type="float" office:value="13.924824499076299" table:style-name="ce1">
            <text:p>13.9248245</text:p>
          </table:table-cell>
          <table:table-cell table:style-name="ce1"/>
          <table:table-cell office:value-type="float" office:value="0.5991813008551431" table:formula="of:=[.H15]/[.$B$4]" table:style-name="ce1">
            <text:p>0.599181301</text:p>
          </table:table-cell>
          <table:table-cell office:value-type="float" office:value="1.7406030623845374" table:formula="of:=[.I15]/[.$E$4]" table:style-name="ce1">
            <text:p>1.740603062</text:p>
          </table:table-cell>
          <table:table-cell table:number-columns-repeated="16372"/>
        </table:table-row>
        <table:table-row table:style-name="ro1">
          <table:table-cell table:number-columns-repeated="7" table:style-name="ce1"/>
          <table:table-cell office:value-type="float" office:value="62.485613744493399" table:style-name="ce1">
            <text:p>62.48561374</text:p>
          </table:table-cell>
          <table:table-cell office:value-type="float" office:value="23.208598834730701" table:style-name="ce1">
            <text:p>23.20859883</text:p>
          </table:table-cell>
          <table:table-cell table:style-name="ce1"/>
          <table:table-cell office:value-type="float" office:value="0.61260405631856274" table:formula="of:=[.H16]/[.$B$4]" table:style-name="ce1">
            <text:p>0.612604056</text:p>
          </table:table-cell>
          <table:table-cell office:value-type="float" office:value="2.9010748543413376" table:formula="of:=[.I16]/[.$E$4]" table:style-name="ce1">
            <text:p>2.901074854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3.389350132158597" table:style-name="ce1">
            <text:p>63.38935013</text:p>
          </table:table-cell>
          <table:table-cell office:value-type="float" office:value="13.160369516230499" table:style-name="ce1">
            <text:p>13.16036952</text:p>
          </table:table-cell>
          <table:table-cell table:style-name="ce1"/>
          <table:table-cell office:value-type="float" office:value="0.62146421698194698" table:formula="of:=[.H17]/[.$B$4]" table:style-name="ce1">
            <text:p>0.621464217</text:p>
          </table:table-cell>
          <table:table-cell office:value-type="float" office:value="1.6450461895288124" table:formula="of:=[.I17]/[.$E$4]" table:style-name="ce1">
            <text:p>1.6450461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4.857921762114501" table:style-name="ce1">
            <text:p>64.85792176</text:p>
          </table:table-cell>
          <table:table-cell office:value-type="float" office:value="23.759861669948599" table:style-name="ce1">
            <text:p>23.75986167</text:p>
          </table:table-cell>
          <table:table-cell table:style-name="ce1"/>
          <table:table-cell office:value-type="float" office:value="0.63586197805994604" table:formula="of:=[.H18]/[.$B$4]" table:style-name="ce1">
            <text:p>0.635861978</text:p>
          </table:table-cell>
          <table:table-cell office:value-type="float" office:value="2.9699827087435748" table:formula="of:=[.I18]/[.$E$4]" table:style-name="ce1">
            <text:p>2.96998270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5.761658149779706" table:style-name="ce1">
            <text:p>65.76165815</text:p>
          </table:table-cell>
          <table:table-cell office:value-type="float" office:value="12.4956934164315" table:style-name="ce1">
            <text:p>12.49569342</text:p>
          </table:table-cell>
          <table:table-cell table:style-name="ce1"/>
          <table:table-cell office:value-type="float" office:value="0.6447221387233304" table:formula="of:=[.H19]/[.$B$4]" table:style-name="ce1">
            <text:p>0.644722139</text:p>
          </table:table-cell>
          <table:table-cell office:value-type="float" office:value="1.5619616770539375" table:formula="of:=[.I19]/[.$E$4]" table:style-name="ce1">
            <text:p>1.561961677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7.160229779735701" table:style-name="ce1">
            <text:p>67.16022978</text:p>
          </table:table-cell>
          <table:table-cell office:value-type="float" office:value="24.179118902129499" table:style-name="ce1">
            <text:p>24.1791189</text:p>
          </table:table-cell>
          <table:table-cell table:style-name="ce1"/>
          <table:table-cell office:value-type="float" office:value="0.65843362529152649" table:formula="of:=[.H20]/[.$B$4]" table:style-name="ce1">
            <text:p>0.658433625</text:p>
          </table:table-cell>
          <table:table-cell office:value-type="float" office:value="3.0223898627661874" table:formula="of:=[.I20]/[.$E$4]" table:style-name="ce1">
            <text:p>3.02238986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8.133966167400899" table:style-name="ce1">
            <text:p>68.13396617</text:p>
          </table:table-cell>
          <table:table-cell office:value-type="float" office:value="11.9630229196695" table:style-name="ce1">
            <text:p>11.96302292</text:p>
          </table:table-cell>
          <table:table-cell table:style-name="ce1"/>
          <table:table-cell office:value-type="float" office:value="0.6679800604647147" table:formula="of:=[.H21]/[.$B$4]" table:style-name="ce1">
            <text:p>0.66798006</text:p>
          </table:table-cell>
          <table:table-cell office:value-type="float" office:value="1.4953778649586875" table:formula="of:=[.I21]/[.$E$4]" table:style-name="ce1">
            <text:p>1.49537786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69.602537797356803" table:style-name="ce1">
            <text:p>69.6025378</text:p>
          </table:table-cell>
          <table:table-cell office:value-type="float" office:value="24.449637426663099" table:style-name="ce1">
            <text:p>24.44963743</text:p>
          </table:table-cell>
          <table:table-cell table:style-name="ce1"/>
          <table:table-cell office:value-type="float" office:value="0.68237782154271376" table:formula="of:=[.H22]/[.$B$4]" table:style-name="ce1">
            <text:p>0.682377822</text:p>
          </table:table-cell>
          <table:table-cell office:value-type="float" office:value="3.0562046783328873" table:formula="of:=[.I22]/[.$E$4]" table:style-name="ce1">
            <text:p>3.05620467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0.506274185021994" table:style-name="ce1">
            <text:p>70.50627419</text:p>
          </table:table-cell>
          <table:table-cell office:value-type="float" office:value="11.5149475628819" table:style-name="ce1">
            <text:p>11.51494756</text:p>
          </table:table-cell>
          <table:table-cell table:style-name="ce1"/>
          <table:table-cell office:value-type="float" office:value="0.691237982206098" table:formula="of:=[.H23]/[.$B$4]" table:style-name="ce1">
            <text:p>0.691237982</text:p>
          </table:table-cell>
          <table:table-cell office:value-type="float" office:value="1.4393684453602376" table:formula="of:=[.I23]/[.$E$4]" table:style-name="ce1">
            <text:p>1.43936844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1.974845814977996" table:style-name="ce1">
            <text:p>71.97484581</text:p>
          </table:table-cell>
          <table:table-cell office:value-type="float" office:value="24.652293915832601" table:style-name="ce1">
            <text:p>24.65229392</text:p>
          </table:table-cell>
          <table:table-cell table:style-name="ce1"/>
          <table:table-cell office:value-type="float" office:value="0.70563574328409795" table:formula="of:=[.H24]/[.$B$4]" table:style-name="ce1">
            <text:p>0.705635743</text:p>
          </table:table-cell>
          <table:table-cell office:value-type="float" office:value="3.0815367394790751" table:formula="of:=[.I24]/[.$E$4]" table:style-name="ce1">
            <text:p>3.08153673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2.878582202643202" table:style-name="ce1">
            <text:p>72.8785822</text:p>
          </table:table-cell>
          <table:table-cell office:value-type="float" office:value="11.147748878377501" table:style-name="ce1">
            <text:p>11.14774888</text:p>
          </table:table-cell>
          <table:table-cell table:style-name="ce1"/>
          <table:table-cell office:value-type="float" office:value="0.71449590394748241" table:formula="of:=[.H25]/[.$B$4]" table:style-name="ce1">
            <text:p>0.714495904</text:p>
          </table:table-cell>
          <table:table-cell office:value-type="float" office:value="1.3934686097971876" table:formula="of:=[.I25]/[.$E$4]" table:style-name="ce1">
            <text:p>1.39346861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4.347153832599105" table:style-name="ce1">
            <text:p>74.34715383</text:p>
          </table:table-cell>
          <table:table-cell office:value-type="float" office:value="24.747114841957799" table:style-name="ce1">
            <text:p>24.74711484</text:p>
          </table:table-cell>
          <table:table-cell table:style-name="ce1"/>
          <table:table-cell office:value-type="float" office:value="0.72889366502548147" table:formula="of:=[.H26]/[.$B$4]" table:style-name="ce1">
            <text:p>0.728893665</text:p>
          </table:table-cell>
          <table:table-cell office:value-type="float" office:value="3.0933893552447249" table:formula="of:=[.I26]/[.$E$4]" table:style-name="ce1">
            <text:p>3.09338935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5.250890220264296" table:style-name="ce1">
            <text:p>75.25089022</text:p>
          </table:table-cell>
          <table:table-cell office:value-type="float" office:value="10.8326087415497" table:style-name="ce1">
            <text:p>10.83260874</text:p>
          </table:table-cell>
          <table:table-cell table:style-name="ce1"/>
          <table:table-cell office:value-type="float" office:value="0.73775382568886561" table:formula="of:=[.H27]/[.$B$4]" table:style-name="ce1">
            <text:p>0.737753826</text:p>
          </table:table-cell>
          <table:table-cell office:value-type="float" office:value="1.3540760926937125" table:formula="of:=[.I27]/[.$E$4]" table:style-name="ce1">
            <text:p>1.35407609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6.719461850220299" table:style-name="ce1">
            <text:p>76.71946185</text:p>
          </table:table-cell>
          <table:table-cell office:value-type="float" office:value="24.766636797336499" table:style-name="ce1">
            <text:p>24.7666368</text:p>
          </table:table-cell>
          <table:table-cell table:style-name="ce1"/>
          <table:table-cell office:value-type="float" office:value="0.75215158676686567" table:formula="of:=[.H28]/[.$B$4]" table:style-name="ce1">
            <text:p>0.752151587</text:p>
          </table:table-cell>
          <table:table-cell office:value-type="float" office:value="3.0958295996670624" table:formula="of:=[.I28]/[.$E$4]" table:style-name="ce1">
            <text:p>3.095829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7.623198237885404" table:style-name="ce1">
            <text:p>77.62319824</text:p>
          </table:table-cell>
          <table:table-cell office:value-type="float" office:value="10.5881194908544" table:style-name="ce1">
            <text:p>10.58811949</text:p>
          </table:table-cell>
          <table:table-cell table:style-name="ce1"/>
          <table:table-cell office:value-type="float" office:value="0.76101174743024902" table:formula="of:=[.H29]/[.$B$4]" table:style-name="ce1">
            <text:p>0.761011747</text:p>
          </table:table-cell>
          <table:table-cell office:value-type="float" office:value="1.3235149363568" table:formula="of:=[.I29]/[.$E$4]" table:style-name="ce1">
            <text:p>1.32351493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9.091769867841407" table:style-name="ce1">
            <text:p>79.09176987</text:p>
          </table:table-cell>
          <table:table-cell office:value-type="float" office:value="24.719226334273898" table:style-name="ce1">
            <text:p>24.71922633</text:p>
          </table:table-cell>
          <table:table-cell table:style-name="ce1"/>
          <table:table-cell office:value-type="float" office:value="0.77540950850824908" table:formula="of:=[.H30]/[.$B$4]" table:style-name="ce1">
            <text:p>0.775409509</text:p>
          </table:table-cell>
          <table:table-cell office:value-type="float" office:value="3.0899032917842373" table:formula="of:=[.I30]/[.$E$4]" table:style-name="ce1">
            <text:p>3.08990329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79.995506255506598" table:style-name="ce1">
            <text:p>79.99550626</text:p>
          </table:table-cell>
          <table:table-cell office:value-type="float" office:value="10.378026066302599" table:style-name="ce1">
            <text:p>10.37802607</text:p>
          </table:table-cell>
          <table:table-cell table:style-name="ce1"/>
          <table:table-cell office:value-type="float" office:value="0.78426966917163332" table:formula="of:=[.H31]/[.$B$4]" table:style-name="ce1">
            <text:p>0.784269669</text:p>
          </table:table-cell>
          <table:table-cell office:value-type="float" office:value="1.2972532582878249" table:formula="of:=[.I31]/[.$E$4]" table:style-name="ce1">
            <text:p>1.29725325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1.464077885462501" table:style-name="ce1">
            <text:p>81.46407789</text:p>
          </table:table-cell>
          <table:table-cell office:value-type="float" office:value="24.597446517387599" table:style-name="ce1">
            <text:p>24.59744652</text:p>
          </table:table-cell>
          <table:table-cell table:style-name="ce1"/>
          <table:table-cell office:value-type="float" office:value="0.79866743024963238" table:formula="of:=[.H32]/[.$B$4]" table:style-name="ce1">
            <text:p>0.79866743</text:p>
          </table:table-cell>
          <table:table-cell office:value-type="float" office:value="3.0746808146734499" table:formula="of:=[.I32]/[.$E$4]" table:style-name="ce1">
            <text:p>3.07468081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2.367814273127706" table:style-name="ce1">
            <text:p>82.36781427</text:p>
          </table:table-cell>
          <table:table-cell office:value-type="float" office:value="10.2246392740412" table:style-name="ce1">
            <text:p>10.22463927</text:p>
          </table:table-cell>
          <table:table-cell table:style-name="ce1"/>
          <table:table-cell office:value-type="float" office:value="0.80752759091301674" table:formula="of:=[.H33]/[.$B$4]" table:style-name="ce1">
            <text:p>0.807527591</text:p>
          </table:table-cell>
          <table:table-cell office:value-type="float" office:value="1.27807990925515" table:formula="of:=[.I33]/[.$E$4]" table:style-name="ce1">
            <text:p>1.27807990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3.836385903083695" table:style-name="ce1">
            <text:p>83.8363859</text:p>
          </table:table-cell>
          <table:table-cell office:value-type="float" office:value="24.413382366674099" table:style-name="ce1">
            <text:p>24.41338237</text:p>
          </table:table-cell>
          <table:table-cell table:style-name="ce1"/>
          <table:table-cell office:value-type="float" office:value="0.82192535199101657" table:formula="of:=[.H34]/[.$B$4]" table:style-name="ce1">
            <text:p>0.821925352</text:p>
          </table:table-cell>
          <table:table-cell office:value-type="float" office:value="3.0516727958342624" table:formula="of:=[.I34]/[.$E$4]" table:style-name="ce1">
            <text:p>3.051672796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4.7401222907489" table:style-name="ce1">
            <text:p>84.74012229</text:p>
          </table:table-cell>
          <table:table-cell office:value-type="float" office:value="10.115874094074099" table:style-name="ce1">
            <text:p>10.11587409</text:p>
          </table:table-cell>
          <table:table-cell table:style-name="ce1"/>
          <table:table-cell office:value-type="float" office:value="0.83078551265440093" table:formula="of:=[.H35]/[.$B$4]" table:style-name="ce1">
            <text:p>0.830785513</text:p>
          </table:table-cell>
          <table:table-cell office:value-type="float" office:value="1.2644842617592624" table:formula="of:=[.I35]/[.$E$4]" table:style-name="ce1">
            <text:p>1.26448426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6.208693920704803" table:style-name="ce1">
            <text:p>86.20869392</text:p>
          </table:table-cell>
          <table:table-cell office:value-type="float" office:value="24.174470817515498" table:style-name="ce1">
            <text:p>24.17447082</text:p>
          </table:table-cell>
          <table:table-cell table:style-name="ce1"/>
          <table:table-cell office:value-type="float" office:value="0.84518327373239999" table:formula="of:=[.H36]/[.$B$4]" table:style-name="ce1">
            <text:p>0.845183274</text:p>
          </table:table-cell>
          <table:table-cell office:value-type="float" office:value="3.0218088521894373" table:formula="of:=[.I36]/[.$E$4]" table:style-name="ce1">
            <text:p>3.02180885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7.112430308369994" table:style-name="ce1">
            <text:p>87.11243031</text:p>
          </table:table-cell>
          <table:table-cell office:value-type="float" office:value="10.0489416756328" table:style-name="ce1">
            <text:p>10.04894168</text:p>
          </table:table-cell>
          <table:table-cell table:style-name="ce1"/>
          <table:table-cell office:value-type="float" office:value="0.85404343439578423" table:formula="of:=[.H37]/[.$B$4]" table:style-name="ce1">
            <text:p>0.854043434</text:p>
          </table:table-cell>
          <table:table-cell office:value-type="float" office:value="1.2561177094541001" table:formula="of:=[.I37]/[.$E$4]" table:style-name="ce1">
            <text:p>1.25611770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8.581001938325997" table:style-name="ce1">
            <text:p>88.58100194</text:p>
          </table:table-cell>
          <table:table-cell office:value-type="float" office:value="23.867697232992899" table:style-name="ce1">
            <text:p>23.86769723</text:p>
          </table:table-cell>
          <table:table-cell table:style-name="ce1"/>
          <table:table-cell office:value-type="float" office:value="0.86844119547378429" table:formula="of:=[.H38]/[.$B$4]" table:style-name="ce1">
            <text:p>0.868441195</text:p>
          </table:table-cell>
          <table:table-cell office:value-type="float" office:value="2.9834621541241124" table:formula="of:=[.I38]/[.$E$4]" table:style-name="ce1">
            <text:p>2.983462154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89.484738325991202" table:style-name="ce1">
            <text:p>89.48473833</text:p>
          </table:table-cell>
          <table:table-cell office:value-type="float" office:value="10.022912401794599" table:style-name="ce1">
            <text:p>10.0229124</text:p>
          </table:table-cell>
          <table:table-cell table:style-name="ce1"/>
          <table:table-cell office:value-type="float" office:value="0.87730135613716864" table:formula="of:=[.H39]/[.$B$4]" table:style-name="ce1">
            <text:p>0.877301356</text:p>
          </table:table-cell>
          <table:table-cell office:value-type="float" office:value="1.2528640502243249" table:formula="of:=[.I39]/[.$E$4]" table:style-name="ce1">
            <text:p>1.2528640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0.883309955947098" table:style-name="ce1">
            <text:p>90.88330996</text:p>
          </table:table-cell>
          <table:table-cell office:value-type="float" office:value="23.531199415335202" table:style-name="ce1">
            <text:p>23.53119942</text:p>
          </table:table-cell>
          <table:table-cell table:style-name="ce1"/>
          <table:table-cell office:value-type="float" office:value="0.89101284270536374" table:formula="of:=[.H40]/[.$B$4]" table:style-name="ce1">
            <text:p>0.891012843</text:p>
          </table:table-cell>
          <table:table-cell office:value-type="float" office:value="2.9413999269169002" table:formula="of:=[.I40]/[.$E$4]" table:style-name="ce1">
            <text:p>2.941399927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1.857046343612296" table:style-name="ce1">
            <text:p>91.85704634</text:p>
          </table:table-cell>
          <table:table-cell office:value-type="float" office:value="10.053589760246799" table:style-name="ce1">
            <text:p>10.05358976</text:p>
          </table:table-cell>
          <table:table-cell table:style-name="ce1"/>
          <table:table-cell office:value-type="float" office:value="0.90055927787855194" table:formula="of:=[.H41]/[.$B$4]" table:style-name="ce1">
            <text:p>0.900559278</text:p>
          </table:table-cell>
          <table:table-cell office:value-type="float" office:value="1.2566987200308499" table:formula="of:=[.I41]/[.$E$4]" table:style-name="ce1">
            <text:p>1.2566987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3.325617973568299" table:style-name="ce1">
            <text:p>93.32561797</text:p>
          </table:table-cell>
          <table:table-cell office:value-type="float" office:value="23.082170933230401" table:style-name="ce1">
            <text:p>23.08217093</text:p>
          </table:table-cell>
          <table:table-cell table:style-name="ce1"/>
          <table:table-cell office:value-type="float" office:value="0.914957038956552" table:formula="of:=[.H42]/[.$B$4]" table:style-name="ce1">
            <text:p>0.914957039</text:p>
          </table:table-cell>
          <table:table-cell office:value-type="float" office:value="2.8852713666538001" table:formula="of:=[.I42]/[.$E$4]" table:style-name="ce1">
            <text:p>2.885271367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4.229354361233504" table:style-name="ce1">
            <text:p>94.22935436</text:p>
          </table:table-cell>
          <table:table-cell office:value-type="float" office:value="10.1288887309933" table:style-name="ce1">
            <text:p>10.12888873</text:p>
          </table:table-cell>
          <table:table-cell table:style-name="ce1"/>
          <table:table-cell office:value-type="float" office:value="0.92381719961993636" table:formula="of:=[.H43]/[.$B$4]" table:style-name="ce1">
            <text:p>0.9238172</text:p>
          </table:table-cell>
          <table:table-cell office:value-type="float" office:value="1.2661110913741624" table:formula="of:=[.I43]/[.$E$4]" table:style-name="ce1">
            <text:p>1.266111091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5.697925991189393" table:style-name="ce1">
            <text:p>95.69792599</text:p>
          </table:table-cell>
          <table:table-cell office:value-type="float" office:value="22.591333197994199" table:style-name="ce1">
            <text:p>22.5913332</text:p>
          </table:table-cell>
          <table:table-cell table:style-name="ce1"/>
          <table:table-cell office:value-type="float" office:value="0.9382149606979352" table:formula="of:=[.H44]/[.$B$4]" table:style-name="ce1">
            <text:p>0.938214961</text:p>
          </table:table-cell>
          <table:table-cell office:value-type="float" office:value="2.8239166497492749" table:formula="of:=[.I44]/[.$E$4]" table:style-name="ce1">
            <text:p>2.8239166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6.601662378854599" table:style-name="ce1">
            <text:p>96.60166238</text:p>
          </table:table-cell>
          <table:table-cell office:value-type="float" office:value="10.2590351001847" table:style-name="ce1">
            <text:p>10.2590351</text:p>
          </table:table-cell>
          <table:table-cell table:style-name="ce1"/>
          <table:table-cell office:value-type="float" office:value="0.94707512136131955" table:formula="of:=[.H45]/[.$B$4]" table:style-name="ce1">
            <text:p>0.947075121</text:p>
          </table:table-cell>
          <table:table-cell office:value-type="float" office:value="1.2823793875230876" table:formula="of:=[.I45]/[.$E$4]" table:style-name="ce1">
            <text:p>1.28237938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8.070234008810601" table:style-name="ce1">
            <text:p>98.07023401</text:p>
          </table:table-cell>
          <table:table-cell office:value-type="float" office:value="22.025196492011599" table:style-name="ce1">
            <text:p>22.02519649</text:p>
          </table:table-cell>
          <table:table-cell table:style-name="ce1"/>
          <table:table-cell office:value-type="float" office:value="0.96147288243931961" table:formula="of:=[.H46]/[.$B$4]" table:style-name="ce1">
            <text:p>0.961472882</text:p>
          </table:table-cell>
          <table:table-cell office:value-type="float" office:value="2.7531495615014498" table:formula="of:=[.I46]/[.$E$4]" table:style-name="ce1">
            <text:p>2.75314956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98.973970396475806" table:style-name="ce1">
            <text:p>98.9739704</text:p>
          </table:table-cell>
          <table:table-cell office:value-type="float" office:value="10.4523954201262" table:style-name="ce1">
            <text:p>10.45239542</text:p>
          </table:table-cell>
          <table:table-cell table:style-name="ce1"/>
          <table:table-cell office:value-type="float" office:value="0.97033304310270396" table:formula="of:=[.H47]/[.$B$4]" table:style-name="ce1">
            <text:p>0.970333043</text:p>
          </table:table-cell>
          <table:table-cell office:value-type="float" office:value="1.306549427515775" table:formula="of:=[.I47]/[.$E$4]" table:style-name="ce1">
            <text:p>1.30654942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0.442542026431" table:style-name="ce1">
            <text:p>100.442542</text:p>
          </table:table-cell>
          <table:table-cell office:value-type="float" office:value="21.378183113745699" table:style-name="ce1">
            <text:p>21.37818311</text:p>
          </table:table-cell>
          <table:table-cell table:style-name="ce1"/>
          <table:table-cell office:value-type="float" office:value="0.98473080418069603" table:formula="of:=[.H48]/[.$B$4]" table:style-name="ce1">
            <text:p>0.984730804</text:p>
          </table:table-cell>
          <table:table-cell office:value-type="float" office:value="2.6722728892182124" table:formula="of:=[.I48]/[.$E$4]" table:style-name="ce1">
            <text:p>2.67227288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1.34627841409601" table:style-name="ce1">
            <text:p>101.3462784</text:p>
          </table:table-cell>
          <table:table-cell office:value-type="float" office:value="10.726632412351" table:style-name="ce1">
            <text:p>10.72663241</text:p>
          </table:table-cell>
          <table:table-cell table:style-name="ce1"/>
          <table:table-cell office:value-type="float" office:value="0.99359096484407849" table:formula="of:=[.H49]/[.$B$4]" table:style-name="ce1">
            <text:p>0.993590965</text:p>
          </table:table-cell>
          <table:table-cell office:value-type="float" office:value="1.340829051543875" table:formula="of:=[.I49]/[.$E$4]" table:style-name="ce1">
            <text:p>1.34082905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2.758366519823" table:style-name="ce1">
            <text:p>102.7583665</text:p>
          </table:table-cell>
          <table:table-cell office:value-type="float" office:value="20.638208043200201" table:style-name="ce1">
            <text:p>20.63820804</text:p>
          </table:table-cell>
          <table:table-cell table:style-name="ce1"/>
          <table:table-cell office:value-type="float" office:value="1.0074349658806176" table:formula="of:=[.H50]/[.$B$4]" table:style-name="ce1">
            <text:p>1.007434966</text:p>
          </table:table-cell>
          <table:table-cell office:value-type="float" office:value="2.5797760054000252" table:formula="of:=[.I50]/[.$E$4]" table:style-name="ce1">
            <text:p>2.57977600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3.71858643171799" table:style-name="ce1">
            <text:p>103.7185864</text:p>
          </table:table-cell>
          <table:table-cell office:value-type="float" office:value="11.090112629164199" table:style-name="ce1">
            <text:p>11.09011263</text:p>
          </table:table-cell>
          <table:table-cell table:style-name="ce1"/>
          <table:table-cell office:value-type="float" office:value="1.0168488865854706" table:formula="of:=[.H51]/[.$B$4]" table:style-name="ce1">
            <text:p>1.016848887</text:p>
          </table:table-cell>
          <table:table-cell office:value-type="float" office:value="1.3862640786455249" table:formula="of:=[.I51]/[.$E$4]" table:style-name="ce1">
            <text:p>1.38626407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4.904740440528" table:style-name="ce1">
            <text:p>104.9047404</text:p>
          </table:table-cell>
          <table:table-cell office:value-type="float" office:value="19.870677845672802" table:style-name="ce1">
            <text:p>19.87067785</text:p>
          </table:table-cell>
          <table:table-cell table:style-name="ce1"/>
          <table:table-cell office:value-type="float" office:value="1.0284778474561569" table:formula="of:=[.H52]/[.$B$4]" table:style-name="ce1">
            <text:p>1.028477847</text:p>
          </table:table-cell>
          <table:table-cell office:value-type="float" office:value="2.4838347307091002" table:formula="of:=[.I52]/[.$E$4]" table:style-name="ce1">
            <text:p>2.483834731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6.160894449339" table:style-name="ce1">
            <text:p>106.1608944</text:p>
          </table:table-cell>
          <table:table-cell office:value-type="float" office:value="11.608838872084201" table:style-name="ce1">
            <text:p>11.60883887</text:p>
          </table:table-cell>
          <table:table-cell table:style-name="ce1"/>
          <table:table-cell office:value-type="float" office:value="1.0407930828366567" table:formula="of:=[.H53]/[.$B$4]" table:style-name="ce1">
            <text:p>1.040793083</text:p>
          </table:table-cell>
          <table:table-cell office:value-type="float" office:value="1.4511048590105251" table:formula="of:=[.I53]/[.$E$4]" table:style-name="ce1">
            <text:p>1.45110485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6.71221321585899" table:style-name="ce1">
            <text:p>106.7122132</text:p>
          </table:table-cell>
          <table:table-cell office:value-type="float" office:value="19.0671789520696" table:style-name="ce1">
            <text:p>19.06717895</text:p>
          </table:table-cell>
          <table:table-cell table:style-name="ce1"/>
          <table:table-cell office:value-type="float" office:value="1.0461981687829314" table:formula="of:=[.H54]/[.$B$4]" table:style-name="ce1">
            <text:p>1.046198169</text:p>
          </table:table-cell>
          <table:table-cell office:value-type="float" office:value="2.3833973690087" table:formula="of:=[.I54]/[.$E$4]" table:style-name="ce1">
            <text:p>2.38339736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8.36375189427299" table:style-name="ce1">
            <text:p>108.3637519</text:p>
          </table:table-cell>
          <table:table-cell office:value-type="float" office:value="12.3186013926389" table:style-name="ce1">
            <text:p>12.31860139</text:p>
          </table:table-cell>
          <table:table-cell table:style-name="ce1"/>
          <table:table-cell office:value-type="float" office:value="1.0623897244536569" table:formula="of:=[.H55]/[.$B$4]" table:style-name="ce1">
            <text:p>1.062389724</text:p>
          </table:table-cell>
          <table:table-cell office:value-type="float" office:value="1.5398251740798625" table:formula="of:=[.I55]/[.$E$4]" table:style-name="ce1">
            <text:p>1.539825174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8.167268370044" table:style-name="ce1">
            <text:p>108.1672684</text:p>
          </table:table-cell>
          <table:table-cell office:value-type="float" office:value="18.279387872891601" table:style-name="ce1">
            <text:p>18.27938787</text:p>
          </table:table-cell>
          <table:table-cell table:style-name="ce1"/>
          <table:table-cell office:value-type="float" office:value="1.0604634153925883" table:formula="of:=[.H56]/[.$B$4]" table:style-name="ce1">
            <text:p>1.060463415</text:p>
          </table:table-cell>
          <table:table-cell office:value-type="float" office:value="2.2849234841114501" table:formula="of:=[.I56]/[.$E$4]" table:style-name="ce1">
            <text:p>2.284923484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9.47990590308299" table:style-name="ce1">
            <text:p>109.4799059</text:p>
          </table:table-cell>
          <table:table-cell office:value-type="float" office:value="17.449955378712499" table:style-name="ce1">
            <text:p>17.44995538</text:p>
          </table:table-cell>
          <table:table-cell table:style-name="ce1"/>
          <table:table-cell office:value-type="float" office:value="1.0733324108145392" table:formula="of:=[.H57]/[.$B$4]" table:style-name="ce1">
            <text:p>1.073332411</text:p>
          </table:table-cell>
          <table:table-cell office:value-type="float" office:value="2.1812444223390623" table:formula="of:=[.I57]/[.$E$4]" table:style-name="ce1">
            <text:p>2.18124442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09.988257621145" table:style-name="ce1">
            <text:p>109.9882576</text:p>
          </table:table-cell>
          <table:table-cell office:value-type="float" office:value="13.1596723035384" table:style-name="ce1">
            <text:p>13.1596723</text:p>
          </table:table-cell>
          <table:table-cell table:style-name="ce1"/>
          <table:table-cell office:value-type="float" office:value="1.078316251187696" table:formula="of:=[.H58]/[.$B$4]" table:style-name="ce1">
            <text:p>1.078316251</text:p>
          </table:table-cell>
          <table:table-cell office:value-type="float" office:value="1.6449590379423" table:formula="of:=[.I58]/[.$E$4]" table:style-name="ce1">
            <text:p>1.64495903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0.43310282739201" table:style-name="ce1">
            <text:p>110.4331028</text:p>
          </table:table-cell>
          <table:table-cell office:value-type="float" office:value="16.549245752968002" table:style-name="ce1">
            <text:p>16.54924575</text:p>
          </table:table-cell>
          <table:table-cell table:style-name="ce1"/>
          <table:table-cell office:value-type="float" office:value="1.0826774786999216" table:formula="of:=[.H59]/[.$B$4]" table:style-name="ce1">
            <text:p>1.082677479</text:p>
          </table:table-cell>
          <table:table-cell office:value-type="float" office:value="2.0686557191210002" table:formula="of:=[.I59]/[.$E$4]" table:style-name="ce1">
            <text:p>2.068655719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0.83551048458099" table:style-name="ce1">
            <text:p>110.8355105</text:p>
          </table:table-cell>
          <table:table-cell office:value-type="float" office:value="15.860209464260301" table:style-name="ce1">
            <text:p>15.86020946</text:p>
          </table:table-cell>
          <table:table-cell table:style-name="ce1"/>
          <table:table-cell office:value-type="float" office:value="1.0866226518096176" table:formula="of:=[.H60]/[.$B$4]" table:style-name="ce1">
            <text:p>1.086622652</text:p>
          </table:table-cell>
          <table:table-cell office:value-type="float" office:value="1.9825261830325376" table:formula="of:=[.I60]/[.$E$4]" table:style-name="ce1">
            <text:p>1.982526183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0.897128874649" table:style-name="ce1">
            <text:p>110.8971289</text:p>
          </table:table-cell>
          <table:table-cell office:value-type="float" office:value="14.029138785897899" table:style-name="ce1">
            <text:p>14.02913879</text:p>
          </table:table-cell>
          <table:table-cell table:style-name="ce1"/>
          <table:table-cell office:value-type="float" office:value="1.0872267536730293" table:formula="of:=[.H61]/[.$B$4]" table:style-name="ce1">
            <text:p>1.087226754</text:p>
          </table:table-cell>
          <table:table-cell office:value-type="float" office:value="1.7536423482372374" table:formula="of:=[.I61]/[.$E$4]" table:style-name="ce1">
            <text:p>1.753642348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1.13265339207" table:style-name="ce1">
            <text:p>111.1326534</text:p>
          </table:table-cell>
          <table:table-cell office:value-type="float" office:value="15.0693613755861" table:style-name="ce1">
            <text:p>15.06936138</text:p>
          </table:table-cell>
          <table:table-cell table:style-name="ce1"/>
          <table:table-cell office:value-type="float" office:value="1.0895358175693137" table:formula="of:=[.H62]/[.$B$4]" table:style-name="ce1">
            <text:p>1.089535818</text:p>
          </table:table-cell>
          <table:table-cell office:value-type="float" office:value="1.8836701719482625" table:formula="of:=[.I62]/[.$E$4]" table:style-name="ce1">
            <text:p>1.883670172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float" office:value="111.104411629956" table:style-name="ce1">
            <text:p>111.1044116</text:p>
          </table:table-cell>
          <table:table-cell office:value-type="float" office:value="14.557118942731201" table:style-name="ce1">
            <text:p>14.55711894</text:p>
          </table:table-cell>
          <table:table-cell table:style-name="ce1"/>
          <table:table-cell office:value-type="float" office:value="1.0892589375485884" table:formula="of:=[.H63]/[.$B$4]" table:style-name="ce1">
            <text:p>1.089258938</text:p>
          </table:table-cell>
          <table:table-cell office:value-type="float" office:value="1.8196398678414001" table:formula="of:=[.I63]/[.$E$4]" table:style-name="ce1">
            <text:p>1.819639868</text:p>
          </table:table-cell>
          <table:table-cell table:number-columns-repeated="16372"/>
        </table:table-row>
        <table:table-row table:number-rows-repeated="1048513" table:style-name="ro1">
          <table:table-cell table:number-columns-repeated="16384"/>
        </table:table-row>
      </table:table>
      <table:table table:name="Fig_9_HWW" table:style-name="ta2">
        <table:table-column table:style-name="co1" table:number-columns-repeated="16384" table:default-cell-style-name="ce1"/>
        <table:table-row table:style-name="ro1">
          <table:table-cell/>
          <table:table-cell table:number-columns-repeated="9" table:style-name="ce1"/>
          <table:table-cell office:value-type="string" table:style-name="ce1">
            <text:p>Sai đường contour 95-68</text:p>
          </table:table-cell>
          <table:table-cell table:number-columns-repeated="16373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ggF</text:p>
          </table:table-cell>
          <table:table-cell table:number-columns-repeated="2" table:style-name="ce1"/>
          <table:table-cell office:value-type="string" table:style-name="ce1">
            <text:p>VBF</text:p>
          </table:table-cell>
          <table:table-cell table:number-columns-repeated="3" table:style-name="ce1"/>
          <table:table-cell office:value-type="string" table:style-name="ce1">
            <text:p>ggF</text:p>
          </table:table-cell>
          <table:table-cell office:value-type="string" table:style-name="ce1">
            <text:p>VBF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mu</text:p>
          </table:table-cell>
          <table:table-cell office:value-type="float" office:value="1.21" table:style-name="ce1">
            <text:p>1.21</text:p>
          </table:table-cell>
          <table:table-cell office:value-type="float" office:value="0.22" table:style-name="ce1">
            <text:p>0.22</text:p>
          </table:table-cell>
          <table:table-cell office:value-type="float" office:value="0.21" table:style-name="ce1">
            <text:p>0.21</text:p>
          </table:table-cell>
          <table:table-cell office:value-type="float" office:value="0.62" table:style-name="ce1">
            <text:p>0.62</text:p>
          </table:table-cell>
          <table:table-cell office:value-type="float" office:value="0.37" table:style-name="ce1">
            <text:p>0.37</text:p>
          </table:table-cell>
          <table:table-cell office:value-type="float" office:value="0.36" table:style-name="ce1">
            <text:p>0.36</text:p>
          </table:table-cell>
          <table:table-cell table:style-name="ce1"/>
          <table:table-cell office:value-type="float" office:value="9.4250406094717398" table:style-name="ce1">
            <text:p>9.425040609</text:p>
          </table:table-cell>
          <table:table-cell office:value-type="float" office:value="0.54914283911418504" table:style-name="ce1">
            <text:p>0.549142839</text:p>
          </table:table-cell>
          <table:table-cell table:style-name="ce1"/>
          <table:table-cell office:value-type="float" office:value="0.90625390475689804" table:formula="of:=[.J3]/[.$C$5]" table:style-name="ce1">
            <text:p>0.906253905</text:p>
            <draw:frame draw:z-index="1" draw:id="id9" draw:style-name="a9" draw:name="Chart 1" svg:x="0.42361in" svg:y="0.11806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office:value-type="float" office:value="0.67795412236319141" table:formula="of:=[.K3]/[.$F$5]" table:style-name="ce1">
            <text:p>0.677954122</text:p>
          </table:table-cell>
          <table:table-cell table:number-columns-repeated="16370"/>
        </table:table-row>
        <table:table-row table:style-name="ro1">
          <table:table-cell table:style-name="ce1">
            <draw:frame draw:z-index="2" draw:id="id10" draw:style-name="a10" draw:name="Chart 3" svg:x="0in" svg:y="0.0625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office:value-type="string" table:style-name="ce1">
            <text:p>exp</text:p>
          </table:table-cell>
          <table:table-cell office:value-type="float" office:value="12.6" table:style-name="ce1">
            <text:p>12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1" table:style-name="ce1">
            <text:p>2.1</text:p>
          </table:table-cell>
          <table:table-cell office:value-type="float" office:value="0.5" table:style-name="ce1">
            <text:p>0.5</text:p>
          </table:table-cell>
          <table:table-cell office:value-type="float" office:value="0.3" table:style-name="ce1">
            <text:p>0.3</text:p>
          </table:table-cell>
          <table:table-cell office:value-type="float" office:value="0.28999999999999998" table:style-name="ce1">
            <text:p>0.29</text:p>
          </table:table-cell>
          <table:table-cell table:style-name="ce1"/>
          <table:table-cell office:value-type="float" office:value="9.4099189009368605" table:style-name="ce1">
            <text:p>9.409918901</text:p>
          </table:table-cell>
          <table:table-cell office:value-type="float" office:value="0.51003711447837496" table:style-name="ce1">
            <text:p>0.510037114</text:p>
          </table:table-cell>
          <table:table-cell table:style-name="ce1"/>
          <table:table-cell office:value-type="float" office:value="0.90479989432085195" table:formula="of:=[.J4]/[.$C$5]" table:style-name="ce1">
            <text:p>0.904799894</text:p>
          </table:table-cell>
          <table:table-cell office:value-type="float" office:value="0.62967544997330238" table:formula="of:=[.K4]/[.$F$5]" table:style-name="ce1">
            <text:p>0.6296754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heo</text:p>
          </table:table-cell>
          <table:table-cell office:value-type="float" office:value="10.4" table:style-name="ce1">
            <text:p>10.4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.81" table:style-name="ce1">
            <text:p>0.81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table:style-name="ce1"/>
          <table:table-cell office:value-type="float" office:value="9.4345287403171607" table:style-name="ce1">
            <text:p>9.43452874</text:p>
          </table:table-cell>
          <table:table-cell office:value-type="float" office:value="0.59348039539061404" table:style-name="ce1">
            <text:p>0.593480395</text:p>
          </table:table-cell>
          <table:table-cell table:style-name="ce1"/>
          <table:table-cell office:value-type="float" office:value="0.90716622503049615" table:formula="of:=[.J5]/[.$C$5]" table:style-name="ce1">
            <text:p>0.907166225</text:p>
          </table:table-cell>
          <table:table-cell office:value-type="float" office:value="0.73269184616125183" table:formula="of:=[.K5]/[.$F$5]" table:style-name="ce1">
            <text:p>0.732691846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4371379762996508" table:style-name="ce1">
            <text:p>9.437137976</text:p>
          </table:table-cell>
          <table:table-cell office:value-type="float" office:value="0.47448548835368298" table:style-name="ce1">
            <text:p>0.474485488</text:p>
          </table:table-cell>
          <table:table-cell table:style-name="ce1"/>
          <table:table-cell office:value-type="float" office:value="0.90741711310573558" table:formula="of:=[.J6]/[.$C$5]" table:style-name="ce1">
            <text:p>0.907417113</text:p>
          </table:table-cell>
          <table:table-cell office:value-type="float" office:value="0.58578455352306535" table:formula="of:=[.K6]/[.$F$5]" table:style-name="ce1">
            <text:p>0.585784554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4736538389232994" table:style-name="ce1">
            <text:p>9.473653839</text:p>
          </table:table-cell>
          <table:table-cell office:value-type="float" office:value="0.63139949013874497" table:style-name="ce1">
            <text:p>0.63139949</text:p>
          </table:table-cell>
          <table:table-cell table:style-name="ce1"/>
          <table:table-cell office:value-type="float" office:value="0.91092825374262487" table:formula="of:=[.J7]/[.$C$5]" table:style-name="ce1">
            <text:p>0.910928254</text:p>
          </table:table-cell>
          <table:table-cell office:value-type="float" office:value="0.77950554338116662" table:formula="of:=[.K7]/[.$F$5]" table:style-name="ce1">
            <text:p>0.779505543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4926435417453305" table:style-name="ce1">
            <text:p>9.492643542</text:p>
          </table:table-cell>
          <table:table-cell office:value-type="float" office:value="0.43477322594800999" table:style-name="ce1">
            <text:p>0.434773226</text:p>
          </table:table-cell>
          <table:table-cell table:style-name="ce1"/>
          <table:table-cell office:value-type="float" office:value="0.91275418670628172" table:formula="of:=[.J8]/[.$C$5]" table:style-name="ce1">
            <text:p>0.912754187</text:p>
          </table:table-cell>
          <table:table-cell office:value-type="float" office:value="0.53675706907161724" table:formula="of:=[.K8]/[.$F$5]" table:style-name="ce1">
            <text:p>0.536757069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5507583431735092" table:style-name="ce1">
            <text:p>9.550758343</text:p>
          </table:table-cell>
          <table:table-cell office:value-type="float" office:value="0.66881877101552301" table:style-name="ce1">
            <text:p>0.668818771</text:p>
          </table:table-cell>
          <table:table-cell table:style-name="ce1"/>
          <table:table-cell office:value-type="float" office:value="0.91834214838206818" table:formula="of:=[.J9]/[.$C$5]" table:style-name="ce1">
            <text:p>0.918342148</text:p>
          </table:table-cell>
          <table:table-cell office:value-type="float" office:value="0.82570218643891724" table:formula="of:=[.K9]/[.$F$5]" table:style-name="ce1">
            <text:p>0.825702186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55668842495189" table:style-name="ce1">
            <text:p>9.556688425</text:p>
          </table:table-cell>
          <table:table-cell office:value-type="float" office:value="0.40096672603835898" table:style-name="ce1">
            <text:p>0.400966726</text:p>
          </table:table-cell>
          <table:table-cell table:style-name="ce1"/>
          <table:table-cell office:value-type="float" office:value="0.91891234855306636" table:formula="of:=[.J10]/[.$C$5]" table:style-name="ce1">
            <text:p>0.918912349</text:p>
          </table:table-cell>
          <table:table-cell office:value-type="float" office:value="0.49502064943007279" table:formula="of:=[.K10]/[.$F$5]" table:style-name="ce1">
            <text:p>0.495020649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6406933879987697" table:style-name="ce1">
            <text:p>9.640693388</text:p>
          </table:table-cell>
          <table:table-cell office:value-type="float" office:value="0.37144436700310601" table:style-name="ce1">
            <text:p>0.371444367</text:p>
          </table:table-cell>
          <table:table-cell table:style-name="ce1"/>
          <table:table-cell office:value-type="float" office:value="0.92698974884603547" table:formula="of:=[.J11]/[.$C$5]" table:style-name="ce1">
            <text:p>0.926989749</text:p>
          </table:table-cell>
          <table:table-cell office:value-type="float" office:value="0.45857329259642715" table:formula="of:=[.K11]/[.$F$5]" table:style-name="ce1">
            <text:p>0.458573293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63085491588485" table:style-name="ce1">
            <text:p>9.630854916</text:p>
          </table:table-cell>
          <table:table-cell office:value-type="float" office:value="0.70564312684656505" table:style-name="ce1">
            <text:p>0.705643127</text:p>
          </table:table-cell>
          <table:table-cell table:style-name="ce1"/>
          <table:table-cell office:value-type="float" office:value="0.92604374191200478" table:formula="of:=[.J12]/[.$C$5]" table:style-name="ce1">
            <text:p>0.926043742</text:p>
          </table:table-cell>
          <table:table-cell office:value-type="float" office:value="0.87116435413156168" table:formula="of:=[.K12]/[.$F$5]" table:style-name="ce1">
            <text:p>0.871164354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7262887638137094" table:style-name="ce1">
            <text:p>9.726288764</text:p>
          </table:table-cell>
          <table:table-cell office:value-type="float" office:value="0.34800349537694297" table:style-name="ce1">
            <text:p>0.348003495</text:p>
          </table:table-cell>
          <table:table-cell table:style-name="ce1"/>
          <table:table-cell office:value-type="float" office:value="0.9352200734436259" table:formula="of:=[.J13]/[.$C$5]" table:style-name="ce1">
            <text:p>0.935220073</text:p>
          </table:table-cell>
          <table:table-cell office:value-type="float" office:value="0.42963394490980611" table:formula="of:=[.K13]/[.$F$5]" table:style-name="ce1">
            <text:p>0.429633945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7395371419323507" table:style-name="ce1">
            <text:p>9.739537142</text:p>
          </table:table-cell>
          <table:table-cell office:value-type="float" office:value="0.73412203033979495" table:style-name="ce1">
            <text:p>0.73412203</text:p>
          </table:table-cell>
          <table:table-cell table:style-name="ce1"/>
          <table:table-cell office:value-type="float" office:value="0.93649395595503371" table:formula="of:=[.J14]/[.$C$5]" table:style-name="ce1">
            <text:p>0.936493956</text:p>
          </table:table-cell>
          <table:table-cell office:value-type="float" office:value="0.90632349424666037" table:formula="of:=[.K14]/[.$F$5]" table:style-name="ce1">
            <text:p>0.906323494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8235421049792304" table:style-name="ce1">
            <text:p>9.823542105</text:p>
          </table:table-cell>
          <table:table-cell office:value-type="float" office:value="0.31981190359413803" table:style-name="ce1">
            <text:p>0.319811904</text:p>
          </table:table-cell>
          <table:table-cell table:style-name="ce1"/>
          <table:table-cell office:value-type="float" office:value="0.94457135624800292" table:formula="of:=[.J15]/[.$C$5]" table:style-name="ce1">
            <text:p>0.944571356</text:p>
          </table:table-cell>
          <table:table-cell office:value-type="float" office:value="0.3948295106100469" table:formula="of:=[.K15]/[.$F$5]" table:style-name="ce1">
            <text:p>0.394829511</text:p>
          </table:table-cell>
          <table:table-cell table:number-columns-repeated="16370"/>
        </table:table-row>
        <table:table-row table:style-name="ro1">
          <table:table-cell/>
          <table:table-cell table:number-columns-repeated="8" table:style-name="ce1"/>
          <table:table-cell office:value-type="float" office:value="9.8594160258830907" table:style-name="ce1">
            <text:p>9.859416026</text:p>
          </table:table-cell>
          <table:table-cell office:value-type="float" office:value="0.76571202015327999" table:style-name="ce1">
            <text:p>0.76571202</text:p>
          </table:table-cell>
          <table:table-cell table:style-name="ce1"/>
          <table:table-cell office:value-type="float" office:value="0.94802077171952792" table:formula="of:=[.J16]/[.$C$5]" table:style-name="ce1">
            <text:p>0.948020772</text:p>
          </table:table-cell>
          <table:table-cell office:value-type="float" office:value="0.945323481670716" table:formula="of:=[.K16]/[.$F$5]" table:style-name="ce1">
            <text:p>0.9453234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521844108670408" table:style-name="ce1">
            <text:p>9.952184411</text:p>
          </table:table-cell>
          <table:table-cell office:value-type="float" office:value="0.29017926496436403" table:style-name="ce1">
            <text:p>0.290179265</text:p>
          </table:table-cell>
          <table:table-cell table:style-name="ce1"/>
          <table:table-cell office:value-type="float" office:value="0.95694080873721543" table:formula="of:=[.J17]/[.$C$5]" table:style-name="ce1">
            <text:p>0.956940809</text:p>
          </table:table-cell>
          <table:table-cell office:value-type="float" office:value="0.35824600612884444" table:formula="of:=[.K17]/[.$F$5]" table:style-name="ce1">
            <text:p>0.35824600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9.9933446420472301" table:style-name="ce1">
            <text:p>9.993344642</text:p>
          </table:table-cell>
          <table:table-cell office:value-type="float" office:value="0.79245315994122101" table:style-name="ce1">
            <text:p>0.79245316</text:p>
          </table:table-cell>
          <table:table-cell table:style-name="ce1"/>
          <table:table-cell office:value-type="float" office:value="0.96089852327377212" table:formula="of:=[.J18]/[.$C$5]" table:style-name="ce1">
            <text:p>0.960898523</text:p>
          </table:table-cell>
          <table:table-cell office:value-type="float" office:value="0.9783372344953345" table:formula="of:=[.K18]/[.$F$5]" table:style-name="ce1">
            <text:p>0.97833723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0865443057059" table:style-name="ce1">
            <text:p>10.08654431</text:p>
          </table:table-cell>
          <table:table-cell office:value-type="float" office:value="0.26319425001373398" table:style-name="ce1">
            <text:p>0.26319425</text:p>
          </table:table-cell>
          <table:table-cell table:style-name="ce1"/>
          <table:table-cell office:value-type="float" office:value="0.96986002939479798" table:formula="of:=[.J19]/[.$C$5]" table:style-name="ce1">
            <text:p>0.969860029</text:p>
          </table:table-cell>
          <table:table-cell office:value-type="float" office:value="0.32493117285646167" table:formula="of:=[.K19]/[.$F$5]" table:style-name="ce1">
            <text:p>0.3249311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183686680692601" table:style-name="ce1">
            <text:p>10.18368668</text:p>
          </table:table-cell>
          <table:table-cell office:value-type="float" office:value="0.82965022328919102" table:style-name="ce1">
            <text:p>0.829650223</text:p>
          </table:table-cell>
          <table:table-cell table:style-name="ce1"/>
          <table:table-cell office:value-type="float" office:value="0.9792006423742885" table:formula="of:=[.J20]/[.$C$5]" table:style-name="ce1">
            <text:p>0.979200642</text:p>
          </table:table-cell>
          <table:table-cell office:value-type="float" office:value="1.0242595349249271" table:formula="of:=[.K20]/[.$F$5]" table:style-name="ce1">
            <text:p>1.0242595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2320411429393" table:style-name="ce1">
            <text:p>10.23204114</text:p>
          </table:table-cell>
          <table:table-cell office:value-type="float" office:value="0.23889344932324799" table:style-name="ce1">
            <text:p>0.238893449</text:p>
          </table:table-cell>
          <table:table-cell table:style-name="ce1"/>
          <table:table-cell office:value-type="float" office:value="0.98385010989800958" table:formula="of:=[.J21]/[.$C$5]" table:style-name="ce1">
            <text:p>0.98385011</text:p>
          </table:table-cell>
          <table:table-cell office:value-type="float" office:value="0.29493018434968887" table:formula="of:=[.K21]/[.$F$5]" table:style-name="ce1">
            <text:p>0.29493018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335901170631701" table:style-name="ce1">
            <text:p>10.33590117</text:p>
          </table:table-cell>
          <table:table-cell office:value-type="float" office:value="0.85056567377484205" table:style-name="ce1">
            <text:p>0.850565674</text:p>
          </table:table-cell>
          <table:table-cell table:style-name="ce1"/>
          <table:table-cell office:value-type="float" office:value="0.99383665102227892" table:formula="of:=[.J22]/[.$C$5]" table:style-name="ce1">
            <text:p>0.993836651</text:p>
          </table:table-cell>
          <table:table-cell office:value-type="float" office:value="1.0500810787343728" table:formula="of:=[.K22]/[.$F$5]" table:style-name="ce1">
            <text:p>1.05008107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431968495441501" table:style-name="ce1">
            <text:p>10.4319685</text:p>
          </table:table-cell>
          <table:table-cell office:value-type="float" office:value="0.21016271285612201" table:style-name="ce1">
            <text:p>0.210162713</text:p>
          </table:table-cell>
          <table:table-cell table:style-name="ce1"/>
          <table:table-cell office:value-type="float" office:value="1.0030738937924519" table:formula="of:=[.J23]/[.$C$5]" table:style-name="ce1">
            <text:p>1.003073894</text:p>
          </table:table-cell>
          <table:table-cell office:value-type="float" office:value="0.25946013932854567" table:formula="of:=[.K23]/[.$F$5]" table:style-name="ce1">
            <text:p>0.2594601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570732409055701" table:style-name="ce1">
            <text:p>10.57073241</text:p>
          </table:table-cell>
          <table:table-cell office:value-type="float" office:value="0.88058138889084403" table:style-name="ce1">
            <text:p>0.880581389</text:p>
          </table:table-cell>
          <table:table-cell table:style-name="ce1"/>
          <table:table-cell office:value-type="float" office:value="1.0164165777938174" table:formula="of:=[.J24]/[.$C$5]" table:style-name="ce1">
            <text:p>1.016416578</text:p>
          </table:table-cell>
          <table:table-cell office:value-type="float" office:value="1.0871375171491902" table:formula="of:=[.K24]/[.$F$5]" table:style-name="ce1">
            <text:p>1.0871375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656125586664499" table:style-name="ce1">
            <text:p>10.65612559</text:p>
          </table:table-cell>
          <table:table-cell office:value-type="float" office:value="0.18361435152266001" table:style-name="ce1">
            <text:p>0.183614352</text:p>
          </table:table-cell>
          <table:table-cell table:style-name="ce1"/>
          <table:table-cell office:value-type="float" office:value="1.0246274602562018" table:formula="of:=[.J25]/[.$C$5]" table:style-name="ce1">
            <text:p>1.02462746</text:p>
          </table:table-cell>
          <table:table-cell office:value-type="float" office:value="0.22668438459587653" table:formula="of:=[.K25]/[.$F$5]" table:style-name="ce1">
            <text:p>0.2266843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805563647479801" table:style-name="ce1">
            <text:p>10.80556365</text:p>
          </table:table-cell>
          <table:table-cell office:value-type="float" office:value="0.90356597806454497" table:style-name="ce1">
            <text:p>0.903565978</text:p>
          </table:table-cell>
          <table:table-cell table:style-name="ce1"/>
          <table:table-cell office:value-type="float" office:value="1.0389965045653655" table:formula="of:=[.J26]/[.$C$5]" table:style-name="ce1">
            <text:p>1.038996505</text:p>
          </table:table-cell>
          <table:table-cell office:value-type="float" office:value="1.1155135531661049" table:formula="of:=[.K26]/[.$F$5]" table:style-name="ce1">
            <text:p>1.11551355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0.8909568250885" table:style-name="ce1">
            <text:p>10.89095683</text:p>
          </table:table-cell>
          <table:table-cell office:value-type="float" office:value="0.160513678565254" table:style-name="ce1">
            <text:p>0.160513679</text:p>
          </table:table-cell>
          <table:table-cell table:style-name="ce1"/>
          <table:table-cell office:value-type="float" office:value="1.0472073870277403" table:formula="of:=[.J27]/[.$C$5]" table:style-name="ce1">
            <text:p>1.047207387</text:p>
          </table:table-cell>
          <table:table-cell office:value-type="float" office:value="0.19816503526574566" table:formula="of:=[.K27]/[.$F$5]" table:style-name="ce1">
            <text:p>0.19816503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040394885903799" table:style-name="ce1">
            <text:p>11.04039489</text:p>
          </table:table-cell>
          <table:table-cell office:value-type="float" office:value="0.92237155102484603" table:style-name="ce1">
            <text:p>0.922371551</text:p>
          </table:table-cell>
          <table:table-cell table:style-name="ce1"/>
          <table:table-cell office:value-type="float" office:value="1.0615764313369038" table:formula="of:=[.J28]/[.$C$5]" table:style-name="ce1">
            <text:p>1.061576431</text:p>
          </table:table-cell>
          <table:table-cell office:value-type="float" office:value="1.1387303099072172" table:formula="of:=[.K28]/[.$F$5]" table:style-name="ce1">
            <text:p>1.1387303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1257880635126" table:style-name="ce1">
            <text:p>11.12578806</text:p>
          </table:table-cell>
          <table:table-cell office:value-type="float" office:value="0.14089551911901399" table:style-name="ce1">
            <text:p>0.140895519</text:p>
          </table:table-cell>
          <table:table-cell table:style-name="ce1"/>
          <table:table-cell office:value-type="float" office:value="1.0697873137992884" table:formula="of:=[.J29]/[.$C$5]" table:style-name="ce1">
            <text:p>1.069787314</text:p>
          </table:table-cell>
          <table:table-cell office:value-type="float" office:value="0.17394508533211603" table:formula="of:=[.K29]/[.$F$5]" table:style-name="ce1">
            <text:p>0.1739450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275226124327901" table:style-name="ce1">
            <text:p>11.27522612</text:p>
          </table:table-cell>
          <table:table-cell office:value-type="float" office:value="0.93688202398804099" table:style-name="ce1">
            <text:p>0.936882024</text:p>
          </table:table-cell>
          <table:table-cell table:style-name="ce1"/>
          <table:table-cell office:value-type="float" office:value="1.0841563581084519" table:formula="of:=[.J30]/[.$C$5]" table:style-name="ce1">
            <text:p>1.084156358</text:p>
          </table:table-cell>
          <table:table-cell office:value-type="float" office:value="1.1566444740593098" table:formula="of:=[.K30]/[.$F$5]" table:style-name="ce1">
            <text:p>1.15664447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3606193019366" table:style-name="ce1">
            <text:p>11.3606193</text:p>
          </table:table-cell>
          <table:table-cell office:value-type="float" office:value="0.124295538049119" table:style-name="ce1">
            <text:p>0.124295538</text:p>
          </table:table-cell>
          <table:table-cell table:style-name="ce1"/>
          <table:table-cell office:value-type="float" office:value="1.0923672405708269" table:formula="of:=[.J31]/[.$C$5]" table:style-name="ce1">
            <text:p>1.092367241</text:p>
          </table:table-cell>
          <table:table-cell office:value-type="float" office:value="0.1534512815421222" table:formula="of:=[.K31]/[.$F$5]" table:style-name="ce1">
            <text:p>0.15345128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510057362751899" table:style-name="ce1">
            <text:p>11.51005736</text:p>
          </table:table-cell>
          <table:table-cell office:value-type="float" office:value="0.94790998344006905" table:style-name="ce1">
            <text:p>0.947909983</text:p>
          </table:table-cell>
          <table:table-cell table:style-name="ce1"/>
          <table:table-cell office:value-type="float" office:value="1.1067362848799902" table:formula="of:=[.J32]/[.$C$5]" table:style-name="ce1">
            <text:p>1.106736285</text:p>
          </table:table-cell>
          <table:table-cell office:value-type="float" office:value="1.1702592388149" table:formula="of:=[.K32]/[.$F$5]" table:style-name="ce1">
            <text:p>1.1702592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5954505403607" table:style-name="ce1">
            <text:p>11.59545054</text:p>
          </table:table-cell>
          <table:table-cell office:value-type="float" office:value="0.110017232653335" table:style-name="ce1">
            <text:p>0.110017233</text:p>
          </table:table-cell>
          <table:table-cell table:style-name="ce1"/>
          <table:table-cell office:value-type="float" office:value="1.114947167342375" table:formula="of:=[.J33]/[.$C$5]" table:style-name="ce1">
            <text:p>1.114947167</text:p>
          </table:table-cell>
          <table:table-cell office:value-type="float" office:value="0.13582374401646297" table:formula="of:=[.K33]/[.$F$5]" table:style-name="ce1">
            <text:p>0.13582374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744888601175999" table:style-name="ce1">
            <text:p>11.7448886</text:p>
          </table:table-cell>
          <table:table-cell office:value-type="float" office:value="0.95557151316463596" table:style-name="ce1">
            <text:p>0.955571513</text:p>
          </table:table-cell>
          <table:table-cell table:style-name="ce1"/>
          <table:table-cell office:value-type="float" office:value="1.1293162116515383" table:formula="of:=[.J34]/[.$C$5]" table:style-name="ce1">
            <text:p>1.129316212</text:p>
          </table:table-cell>
          <table:table-cell office:value-type="float" office:value="1.1797179174872048" table:formula="of:=[.K34]/[.$F$5]" table:style-name="ce1">
            <text:p>1.1797179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8302817787847" table:style-name="ce1">
            <text:p>11.83028178</text:p>
          </table:table-cell>
          <table:table-cell office:value-type="float" office:value="9.8641021850190497E-2" table:style-name="ce1">
            <text:p>0.098641022</text:p>
          </table:table-cell>
          <table:table-cell table:style-name="ce1"/>
          <table:table-cell office:value-type="float" office:value="1.1375270941139135" table:formula="of:=[.J35]/[.$C$5]" table:style-name="ce1">
            <text:p>1.137527094</text:p>
          </table:table-cell>
          <table:table-cell office:value-type="float" office:value="0.12177903932122283" table:formula="of:=[.K35]/[.$F$5]" table:style-name="ce1">
            <text:p>0.1217790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1.9797198396" table:style-name="ce1">
            <text:p>11.97971984</text:p>
          </table:table-cell>
          <table:table-cell office:value-type="float" office:value="0.96114353478250303" table:style-name="ce1">
            <text:p>0.961143535</text:p>
          </table:table-cell>
          <table:table-cell table:style-name="ce1"/>
          <table:table-cell office:value-type="float" office:value="1.1518961384230768" table:formula="of:=[.J36]/[.$C$5]" table:style-name="ce1">
            <text:p>1.151896138</text:p>
          </table:table-cell>
          <table:table-cell office:value-type="float" office:value="1.1865969565216086" table:formula="of:=[.K36]/[.$F$5]" table:style-name="ce1">
            <text:p>1.1865969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0651130172088" table:style-name="ce1">
            <text:p>12.06511302</text:p>
          </table:table-cell>
          <table:table-cell office:value-type="float" office:value="8.9934738072273701E-2" table:style-name="ce1">
            <text:p>0.089934738</text:p>
          </table:table-cell>
          <table:table-cell table:style-name="ce1"/>
          <table:table-cell office:value-type="float" office:value="1.1601070208854616" table:formula="of:=[.J37]/[.$C$5]" table:style-name="ce1">
            <text:p>1.160107021</text:p>
          </table:table-cell>
          <table:table-cell office:value-type="float" office:value="0.11103054082996752" table:formula="of:=[.K37]/[.$F$5]" table:style-name="ce1">
            <text:p>0.1110305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14551078024099" table:style-name="ce1">
            <text:p>12.21455108</text:p>
          </table:table-cell>
          <table:table-cell office:value-type="float" office:value="0.96404562937514204" table:style-name="ce1">
            <text:p>0.964045629</text:p>
          </table:table-cell>
          <table:table-cell table:style-name="ce1"/>
          <table:table-cell office:value-type="float" office:value="1.1744760651946249" table:formula="of:=[.J38]/[.$C$5]" table:style-name="ce1">
            <text:p>1.174476065</text:p>
          </table:table-cell>
          <table:table-cell office:value-type="float" office:value="1.1901797893520272" table:formula="of:=[.K38]/[.$F$5]" table:style-name="ce1">
            <text:p>1.1901797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2999442556328" table:style-name="ce1">
            <text:p>12.29994426</text:p>
          </table:table-cell>
          <table:table-cell office:value-type="float" office:value="8.3550129968467696E-2" table:style-name="ce1">
            <text:p>0.08355013</text:p>
          </table:table-cell>
          <table:table-cell table:style-name="ce1"/>
          <table:table-cell office:value-type="float" office:value="1.1826869476569999" table:formula="of:=[.J39]/[.$C$5]" table:style-name="ce1">
            <text:p>1.182686948</text:p>
          </table:table-cell>
          <table:table-cell office:value-type="float" office:value="0.10314830860304654" table:formula="of:=[.K39]/[.$F$5]" table:style-name="ce1">
            <text:p>0.10314830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4493823164481" table:style-name="ce1">
            <text:p>12.44938232</text:p>
          </table:table-cell>
          <table:table-cell office:value-type="float" office:value="0.96439388072625798" table:style-name="ce1">
            <text:p>0.964393881</text:p>
          </table:table-cell>
          <table:table-cell table:style-name="ce1"/>
          <table:table-cell office:value-type="float" office:value="1.1970559919661634" table:formula="of:=[.J40]/[.$C$5]" table:style-name="ce1">
            <text:p>1.197055992</text:p>
          </table:table-cell>
          <table:table-cell office:value-type="float" office:value="1.1906097292916764" table:formula="of:=[.K40]/[.$F$5]" table:style-name="ce1">
            <text:p>1.19060972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5347754940569" table:style-name="ce1">
            <text:p>12.53477549</text:p>
          </table:table-cell>
          <table:table-cell office:value-type="float" office:value="7.9022862403950997E-2" table:style-name="ce1">
            <text:p>0.079022862</text:p>
          </table:table-cell>
          <table:table-cell table:style-name="ce1"/>
          <table:table-cell office:value-type="float" office:value="1.205266874428548" table:formula="of:=[.J41]/[.$C$5]" table:style-name="ce1">
            <text:p>1.205266874</text:p>
          </table:table-cell>
          <table:table-cell office:value-type="float" office:value="9.755908938759382E-2" table:formula="of:=[.K41]/[.$F$5]" table:style-name="ce1">
            <text:p>0.09755908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684213554872199" table:style-name="ce1">
            <text:p>12.68421355</text:p>
          </table:table-cell>
          <table:table-cell office:value-type="float" office:value="0.96311695910549699" table:style-name="ce1">
            <text:p>0.963116959</text:p>
          </table:table-cell>
          <table:table-cell table:style-name="ce1"/>
          <table:table-cell office:value-type="float" office:value="1.2196359187377115" table:formula="of:=[.J42]/[.$C$5]" table:style-name="ce1">
            <text:p>1.219635919</text:p>
          </table:table-cell>
          <table:table-cell office:value-type="float" office:value="1.1890332828462926" table:formula="of:=[.K42]/[.$F$5]" table:style-name="ce1">
            <text:p>1.18903328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7696067324809" table:style-name="ce1">
            <text:p>12.76960673</text:p>
          </table:table-cell>
          <table:table-cell office:value-type="float" office:value="7.7281605648367793E-2" table:style-name="ce1">
            <text:p>0.077281606</text:p>
          </table:table-cell>
          <table:table-cell table:style-name="ce1"/>
          <table:table-cell office:value-type="float" office:value="1.2278468012000865" table:formula="of:=[.J43]/[.$C$5]" table:style-name="ce1">
            <text:p>1.227846801</text:p>
          </table:table-cell>
          <table:table-cell office:value-type="float" office:value="9.5409389689342955E-2" table:formula="of:=[.K43]/[.$F$5]" table:style-name="ce1">
            <text:p>0.095409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2.9190447932962" table:style-name="ce1">
            <text:p>12.91904479</text:p>
          </table:table-cell>
          <table:table-cell office:value-type="float" office:value="0.95940227802691902" table:style-name="ce1">
            <text:p>0.959402278</text:p>
          </table:table-cell>
          <table:table-cell table:style-name="ce1"/>
          <table:table-cell office:value-type="float" office:value="1.24221584550925" table:formula="of:=[.J44]/[.$C$5]" table:style-name="ce1">
            <text:p>1.242215846</text:p>
          </table:table-cell>
          <table:table-cell office:value-type="float" office:value="1.1844472568233568" table:formula="of:=[.K44]/[.$F$5]" table:style-name="ce1">
            <text:p>1.18444725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004437970905" table:style-name="ce1">
            <text:p>13.00443797</text:p>
          </table:table-cell>
          <table:table-cell office:value-type="float" office:value="7.7281605648367793E-2" table:style-name="ce1">
            <text:p>0.077281606</text:p>
          </table:table-cell>
          <table:table-cell table:style-name="ce1"/>
          <table:table-cell office:value-type="float" office:value="1.2504267279716346" table:formula="of:=[.J45]/[.$C$5]" table:style-name="ce1">
            <text:p>1.250426728</text:p>
          </table:table-cell>
          <table:table-cell office:value-type="float" office:value="9.5409389689342955E-2" table:formula="of:=[.K45]/[.$F$5]" table:style-name="ce1">
            <text:p>0.0954093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1538760317203" table:style-name="ce1">
            <text:p>13.15387603</text:p>
          </table:table-cell>
          <table:table-cell office:value-type="float" office:value="0.95313375370681896" table:style-name="ce1">
            <text:p>0.953133754</text:p>
          </table:table-cell>
          <table:table-cell table:style-name="ce1"/>
          <table:table-cell office:value-type="float" office:value="1.2647957722807981" table:formula="of:=[.J46]/[.$C$5]" table:style-name="ce1">
            <text:p>1.264795772</text:p>
          </table:table-cell>
          <table:table-cell office:value-type="float" office:value="1.176708337909653" table:formula="of:=[.K46]/[.$F$5]" table:style-name="ce1">
            <text:p>1.1767083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239269209329001" table:style-name="ce1">
            <text:p>13.23926921</text:p>
          </table:table-cell>
          <table:table-cell office:value-type="float" office:value="7.8558527269128903E-2" table:style-name="ce1">
            <text:p>0.078558527</text:p>
          </table:table-cell>
          <table:table-cell table:style-name="ce1"/>
          <table:table-cell office:value-type="float" office:value="1.2730066547431731" table:formula="of:=[.J47]/[.$C$5]" table:style-name="ce1">
            <text:p>1.273006655</text:p>
          </table:table-cell>
          <table:table-cell office:value-type="float" office:value="9.6985836134727041E-2" table:formula="of:=[.K47]/[.$F$5]" table:style-name="ce1">
            <text:p>0.09698583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3887072701443" table:style-name="ce1">
            <text:p>13.38870727</text:p>
          </table:table-cell>
          <table:table-cell office:value-type="float" office:value="0.94384705101037403" table:style-name="ce1">
            <text:p>0.943847051</text:p>
          </table:table-cell>
          <table:table-cell table:style-name="ce1"/>
          <table:table-cell office:value-type="float" office:value="1.2873756990523364" table:formula="of:=[.J48]/[.$C$5]" table:style-name="ce1">
            <text:p>1.287375699</text:p>
          </table:table-cell>
          <table:table-cell office:value-type="float" office:value="1.1652432728523134" table:formula="of:=[.K48]/[.$F$5]" table:style-name="ce1">
            <text:p>1.16524327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4741004477531" table:style-name="ce1">
            <text:p>13.47410045</text:p>
          </table:table-cell>
          <table:table-cell office:value-type="float" office:value="8.2389292131412398E-2" table:style-name="ce1">
            <text:p>0.082389292</text:p>
          </table:table-cell>
          <table:table-cell table:style-name="ce1"/>
          <table:table-cell office:value-type="float" office:value="1.2955865815147212" table:formula="of:=[.J49]/[.$C$5]" table:style-name="ce1">
            <text:p>1.295586582</text:p>
          </table:table-cell>
          <table:table-cell office:value-type="float" office:value="0.10171517547087949" table:formula="of:=[.K49]/[.$F$5]" table:style-name="ce1">
            <text:p>0.10171517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6235385085684" table:style-name="ce1">
            <text:p>13.62353851</text:p>
          </table:table-cell>
          <table:table-cell office:value-type="float" office:value="0.93247084020722903" table:style-name="ce1">
            <text:p>0.93247084</text:p>
          </table:table-cell>
          <table:table-cell table:style-name="ce1"/>
          <table:table-cell office:value-type="float" office:value="1.3099556258238845" table:formula="of:=[.J50]/[.$C$5]" table:style-name="ce1">
            <text:p>1.309955626</text:p>
          </table:table-cell>
          <table:table-cell office:value-type="float" office:value="1.1511985681570729" table:formula="of:=[.K50]/[.$F$5]" table:style-name="ce1">
            <text:p>1.1511985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708931686177101" table:style-name="ce1">
            <text:p>13.70893169</text:p>
          </table:table-cell>
          <table:table-cell office:value-type="float" office:value="8.8309565100395698E-2" table:style-name="ce1">
            <text:p>0.088309565</text:p>
          </table:table-cell>
          <table:table-cell table:style-name="ce1"/>
          <table:table-cell office:value-type="float" office:value="1.3181665082862597" table:formula="of:=[.J51]/[.$C$5]" table:style-name="ce1">
            <text:p>1.318166508</text:p>
          </table:table-cell>
          <table:table-cell office:value-type="float" office:value="0.10902415444493295" table:formula="of:=[.K51]/[.$F$5]" table:style-name="ce1">
            <text:p>0.10902415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8583697469925" table:style-name="ce1">
            <text:p>13.85836975</text:p>
          </table:table-cell>
          <table:table-cell office:value-type="float" office:value="0.91807645102774005" table:style-name="ce1">
            <text:p>0.918076451</text:p>
          </table:table-cell>
          <table:table-cell table:style-name="ce1"/>
          <table:table-cell office:value-type="float" office:value="1.3325355525954325" table:formula="of:=[.J52]/[.$C$5]" table:style-name="ce1">
            <text:p>1.332535553</text:p>
          </table:table-cell>
          <table:table-cell office:value-type="float" office:value="1.1334277173181975" table:formula="of:=[.K52]/[.$F$5]" table:style-name="ce1">
            <text:p>1.1334277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3.9437629246012" table:style-name="ce1">
            <text:p>13.94376292</text:p>
          </table:table-cell>
          <table:table-cell office:value-type="float" office:value="9.6551513743490594E-2" table:style-name="ce1">
            <text:p>0.096551514</text:p>
          </table:table-cell>
          <table:table-cell table:style-name="ce1"/>
          <table:table-cell office:value-type="float" office:value="1.3407464350578078" table:formula="of:=[.J53]/[.$C$5]" table:style-name="ce1">
            <text:p>1.340746435</text:p>
          </table:table-cell>
          <table:table-cell office:value-type="float" office:value="0.11919939968332172" table:formula="of:=[.K53]/[.$F$5]" table:style-name="ce1">
            <text:p>0.11919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0932009854165" table:style-name="ce1">
            <text:p>14.09320099</text:p>
          </table:table-cell>
          <table:table-cell office:value-type="float" office:value="0.90112821860672798" table:style-name="ce1">
            <text:p>0.901128219</text:p>
          </table:table-cell>
          <table:table-cell table:style-name="ce1"/>
          <table:table-cell office:value-type="float" office:value="1.3551154793669711" table:formula="of:=[.J54]/[.$C$5]" table:style-name="ce1">
            <text:p>1.355115479</text:p>
          </table:table-cell>
          <table:table-cell office:value-type="float" office:value="1.1125039735885529" table:formula="of:=[.K54]/[.$F$5]" table:style-name="ce1">
            <text:p>1.11250397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1785941630253" table:style-name="ce1">
            <text:p>14.17859416</text:p>
          </table:table-cell>
          <table:table-cell office:value-type="float" office:value="0.107811640762929" table:style-name="ce1">
            <text:p>0.107811641</text:p>
          </table:table-cell>
          <table:table-cell table:style-name="ce1"/>
          <table:table-cell office:value-type="float" office:value="1.3633263618293558" table:formula="of:=[.J55]/[.$C$5]" table:style-name="ce1">
            <text:p>1.363326362</text:p>
          </table:table-cell>
          <table:table-cell office:value-type="float" office:value="0.13310079106534442" table:formula="of:=[.K55]/[.$F$5]" table:style-name="ce1">
            <text:p>0.13310079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3280322238406" table:style-name="ce1">
            <text:p>14.32803222</text:p>
          </table:table-cell>
          <table:table-cell office:value-type="float" office:value="0.88151005916048897" table:style-name="ce1">
            <text:p>0.881510059</text:p>
          </table:table-cell>
          <table:table-cell table:style-name="ce1"/>
          <table:table-cell office:value-type="float" office:value="1.3776954061385192" table:formula="of:=[.J56]/[.$C$5]" table:style-name="ce1">
            <text:p>1.377695406</text:p>
          </table:table-cell>
          <table:table-cell office:value-type="float" office:value="1.0882840236549245" table:formula="of:=[.K56]/[.$F$5]" table:style-name="ce1">
            <text:p>1.08828402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413425401449301" table:style-name="ce1">
            <text:p>14.4134254</text:p>
          </table:table-cell>
          <table:table-cell office:value-type="float" office:value="0.12185777859130199" table:style-name="ce1">
            <text:p>0.121857779</text:p>
          </table:table-cell>
          <table:table-cell table:style-name="ce1"/>
          <table:table-cell office:value-type="float" office:value="1.3859062886008942" table:formula="of:=[.J57]/[.$C$5]" table:style-name="ce1">
            <text:p>1.385906289</text:p>
          </table:table-cell>
          <table:table-cell office:value-type="float" office:value="0.15044170196457035" table:formula="of:=[.K57]/[.$F$5]" table:style-name="ce1">
            <text:p>0.15044170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5628634622646" table:style-name="ce1">
            <text:p>14.56286346</text:p>
          </table:table-cell>
          <table:table-cell office:value-type="float" office:value="0.858641553770493" table:style-name="ce1">
            <text:p>0.858641554</text:p>
          </table:table-cell>
          <table:table-cell table:style-name="ce1"/>
          <table:table-cell office:value-type="float" office:value="1.4002753329100577" table:formula="of:=[.J58]/[.$C$5]" table:style-name="ce1">
            <text:p>1.400275333</text:p>
          </table:table-cell>
          <table:table-cell office:value-type="float" office:value="1.0600513009512258" table:formula="of:=[.K58]/[.$F$5]" table:style-name="ce1">
            <text:p>1.06005130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6482566398734" table:style-name="ce1">
            <text:p>14.64825664</text:p>
          </table:table-cell>
          <table:table-cell office:value-type="float" office:value="0.13985076506566399" table:style-name="ce1">
            <text:p>0.139850765</text:p>
          </table:table-cell>
          <table:table-cell table:style-name="ce1"/>
          <table:table-cell office:value-type="float" office:value="1.4084862153724422" table:formula="of:=[.J59]/[.$C$5]" table:style-name="ce1">
            <text:p>1.408486215</text:p>
          </table:table-cell>
          <table:table-cell office:value-type="float" office:value="0.1726552655131654" table:formula="of:=[.K59]/[.$F$5]" table:style-name="ce1">
            <text:p>0.17265526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787020553487601" table:style-name="ce1">
            <text:p>14.78702055</text:p>
          </table:table-cell>
          <table:table-cell office:value-type="float" office:value="0.83304507946341699" table:style-name="ce1">
            <text:p>0.833045079</text:p>
          </table:table-cell>
          <table:table-cell table:style-name="ce1"/>
          <table:table-cell office:value-type="float" office:value="1.4218288993738077" table:formula="of:=[.J60]/[.$C$5]" table:style-name="ce1">
            <text:p>1.421828899</text:p>
          </table:table-cell>
          <table:table-cell office:value-type="float" office:value="1.0284507153869344" table:formula="of:=[.K60]/[.$F$5]" table:style-name="ce1">
            <text:p>1.02845071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883087878297401" table:style-name="ce1">
            <text:p>14.88308788</text:p>
          </table:table-cell>
          <table:table-cell office:value-type="float" office:value="0.16167451640230901" table:style-name="ce1">
            <text:p>0.161674516</text:p>
          </table:table-cell>
          <table:table-cell table:style-name="ce1"/>
          <table:table-cell office:value-type="float" office:value="1.4310661421439808" table:formula="of:=[.J61]/[.$C$5]" table:style-name="ce1">
            <text:p>1.431066142</text:p>
          </table:table-cell>
          <table:table-cell office:value-type="float" office:value="0.19959816839791233" table:formula="of:=[.K61]/[.$F$5]" table:style-name="ce1">
            <text:p>0.19959816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4.9898293503083" table:style-name="ce1">
            <text:p>14.98982935</text:p>
          </table:table-cell>
          <table:table-cell office:value-type="float" office:value="0.80601690515730595" table:style-name="ce1">
            <text:p>0.806016905</text:p>
          </table:table-cell>
          <table:table-cell table:style-name="ce1"/>
          <table:table-cell office:value-type="float" office:value="1.4413297452219518" table:formula="of:=[.J62]/[.$C$5]" table:style-name="ce1">
            <text:p>1.441329745</text:p>
          </table:table-cell>
          <table:table-cell office:value-type="float" office:value="0.99508259895963691" table:formula="of:=[.K62]/[.$F$5]" table:style-name="ce1">
            <text:p>0.995082599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17919116721501" table:style-name="ce1">
            <text:p>15.11791912</text:p>
          </table:table-cell>
          <table:table-cell office:value-type="float" office:value="0.18790945151976601" table:style-name="ce1">
            <text:p>0.187909452</text:p>
          </table:table-cell>
          <table:table-cell table:style-name="ce1"/>
          <table:table-cell office:value-type="float" office:value="1.4536460689155288" table:formula="of:=[.J63]/[.$C$5]" table:style-name="ce1">
            <text:p>1.453646069</text:p>
          </table:table-cell>
          <table:table-cell office:value-type="float" office:value="0.2319869771848963" table:formula="of:=[.K63]/[.$F$5]" table:style-name="ce1">
            <text:p>0.23198697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159869090647501" table:style-name="ce1">
            <text:p>15.15986909</text:p>
          </table:table-cell>
          <table:table-cell office:value-type="float" office:value="0.77784368896116696" table:style-name="ce1">
            <text:p>0.777843689</text:p>
          </table:table-cell>
          <table:table-cell table:style-name="ce1"/>
          <table:table-cell office:value-type="float" office:value="1.4576797202545673" table:formula="of:=[.J64]/[.$C$5]" table:style-name="ce1">
            <text:p>1.45767972</text:p>
          </table:table-cell>
          <table:table-cell office:value-type="float" office:value="0.96030085056934189" table:formula="of:=[.K64]/[.$F$5]" table:style-name="ce1">
            <text:p>0.96030085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442110373846" table:style-name="ce1">
            <text:p>15.34421104</text:p>
          </table:table-cell>
          <table:table-cell office:value-type="float" office:value="0.216930397446156" table:style-name="ce1">
            <text:p>0.216930397</text:p>
          </table:table-cell>
          <table:table-cell table:style-name="ce1"/>
          <table:table-cell office:value-type="float" office:value="1.4754049074408269" table:formula="of:=[.J65]/[.$C$5]" table:style-name="ce1">
            <text:p>1.475404907</text:p>
          </table:table-cell>
          <table:table-cell office:value-type="float" office:value="0.26781530548908145" table:formula="of:=[.K65]/[.$F$5]" table:style-name="ce1">
            <text:p>0.26781530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367427307547" table:style-name="ce1">
            <text:p>15.36742731</text:p>
          </table:table-cell>
          <table:table-cell office:value-type="float" office:value="0.74436592753211595" table:style-name="ce1">
            <text:p>0.744365928</text:p>
          </table:table-cell>
          <table:table-cell table:style-name="ce1"/>
          <table:table-cell office:value-type="float" office:value="1.4776372411102885" table:formula="of:=[.J66]/[.$C$5]" table:style-name="ce1">
            <text:p>1.477637241</text:p>
          </table:table-cell>
          <table:table-cell office:value-type="float" office:value="0.9189702809038468" table:formula="of:=[.K66]/[.$F$5]" table:style-name="ce1">
            <text:p>0.91897028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12862563161899" table:style-name="ce1">
            <text:p>15.51286256</text:p>
          </table:table-cell>
          <table:table-cell office:value-type="float" office:value="0.71364000103254999" table:style-name="ce1">
            <text:p>0.713640001</text:p>
          </table:table-cell>
          <table:table-cell table:style-name="ce1"/>
          <table:table-cell office:value-type="float" office:value="1.4916214003040287" table:formula="of:=[.J67]/[.$C$5]" table:style-name="ce1">
            <text:p>1.4916214</text:p>
          </table:table-cell>
          <table:table-cell office:value-type="float" office:value="0.88103703831179003" table:formula="of:=[.K67]/[.$F$5]" table:style-name="ce1">
            <text:p>0.881037038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5342108575641" table:style-name="ce1">
            <text:p>15.53421086</text:p>
          </table:table-cell>
          <table:table-cell office:value-type="float" office:value="0.24843009198310001" table:style-name="ce1">
            <text:p>0.248430092</text:p>
          </table:table-cell>
          <table:table-cell table:style-name="ce1"/>
          <table:table-cell office:value-type="float" office:value="1.4936741209196249" table:formula="of:=[.J68]/[.$C$5]" table:style-name="ce1">
            <text:p>1.493674121</text:p>
          </table:table-cell>
          <table:table-cell office:value-type="float" office:value="0.30670381726308643" table:formula="of:=[.K68]/[.$F$5]" table:style-name="ce1">
            <text:p>0.30670381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40952329575001" table:style-name="ce1">
            <text:p>15.64095233</text:p>
          </table:table-cell>
          <table:table-cell office:value-type="float" office:value="0.68437721389010697" table:style-name="ce1">
            <text:p>0.684377214</text:p>
          </table:table-cell>
          <table:table-cell table:style-name="ce1"/>
          <table:table-cell office:value-type="float" office:value="1.5039377239975962" table:formula="of:=[.J69]/[.$C$5]" table:style-name="ce1">
            <text:p>1.503937724</text:p>
          </table:table-cell>
          <table:table-cell office:value-type="float" office:value="0.8449101406050703" table:formula="of:=[.K69]/[.$F$5]" table:style-name="ce1">
            <text:p>0.84491014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6710340171418" table:style-name="ce1">
            <text:p>15.67103402</text:p>
          </table:table-cell>
          <table:table-cell office:value-type="float" office:value="0.27835483308262599" table:style-name="ce1">
            <text:p>0.278354833</text:p>
          </table:table-cell>
          <table:table-cell table:style-name="ce1"/>
          <table:table-cell office:value-type="float" office:value="1.5068301939559423" table:formula="of:=[.J70]/[.$C$5]" table:style-name="ce1">
            <text:p>1.506830194</text:p>
          </table:table-cell>
          <table:table-cell office:value-type="float" office:value="0.34364794207731603" table:formula="of:=[.K70]/[.$F$5]" table:style-name="ce1">
            <text:p>0.34364794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48879817941599" table:style-name="ce1">
            <text:p>15.74887982</text:p>
          </table:table-cell>
          <table:table-cell office:value-type="float" office:value="0.65373109499183901" table:style-name="ce1">
            <text:p>0.653731095</text:p>
          </table:table-cell>
          <table:table-cell table:style-name="ce1"/>
          <table:table-cell office:value-type="float" office:value="1.5143153671097691" table:formula="of:=[.J71]/[.$C$5]" table:style-name="ce1">
            <text:p>1.514315367</text:p>
          </table:table-cell>
          <table:table-cell office:value-type="float" office:value="0.80707542591585058" table:formula="of:=[.K71]/[.$F$5]" table:style-name="ce1">
            <text:p>0.8070754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769042095988199" table:style-name="ce1">
            <text:p>15.7690421</text:p>
          </table:table-cell>
          <table:table-cell office:value-type="float" office:value="0.30296299164493901" table:style-name="ce1">
            <text:p>0.302962992</text:p>
          </table:table-cell>
          <table:table-cell table:style-name="ce1"/>
          <table:table-cell office:value-type="float" office:value="1.516254047691173" table:formula="of:=[.J72]/[.$C$5]" table:style-name="ce1">
            <text:p>1.516254048</text:p>
          </table:table-cell>
          <table:table-cell office:value-type="float" office:value="0.37402838474683825" table:formula="of:=[.K72]/[.$F$5]" table:style-name="ce1">
            <text:p>0.374028385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43761126395799" table:style-name="ce1">
            <text:p>15.84376113</text:p>
          </table:table-cell>
          <table:table-cell office:value-type="float" office:value="0.61852224717554205" table:style-name="ce1">
            <text:p>0.618522247</text:p>
          </table:table-cell>
          <table:table-cell table:style-name="ce1"/>
          <table:table-cell office:value-type="float" office:value="1.52343856984575" table:formula="of:=[.J73]/[.$C$5]" table:style-name="ce1">
            <text:p>1.52343857</text:p>
          </table:table-cell>
          <table:table-cell office:value-type="float" office:value="0.76360771256239757" table:formula="of:=[.K73]/[.$F$5]" table:style-name="ce1">
            <text:p>0.763607713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8579933226639" table:style-name="ce1">
            <text:p>15.85799332</text:p>
          </table:table-cell>
          <table:table-cell office:value-type="float" office:value="0.33310607646806201" table:style-name="ce1">
            <text:p>0.333106076</text:p>
          </table:table-cell>
          <table:table-cell table:style-name="ce1"/>
          <table:table-cell office:value-type="float" office:value="1.5248070502561442" table:formula="of:=[.J74]/[.$C$5]" table:style-name="ce1">
            <text:p>1.52480705</text:p>
          </table:table-cell>
          <table:table-cell office:value-type="float" office:value="0.41124206971365679" table:formula="of:=[.K74]/[.$F$5]" table:style-name="ce1">
            <text:p>0.41124207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316475975158" table:style-name="ce1">
            <text:p>15.9316476</text:p>
          </table:table-cell>
          <table:table-cell office:value-type="float" office:value="0.58067087665941497" table:style-name="ce1">
            <text:p>0.580670877</text:p>
          </table:table-cell>
          <table:table-cell table:style-name="ce1"/>
          <table:table-cell office:value-type="float" office:value="1.5318891920688269" table:formula="of:=[.J75]/[.$C$5]" table:style-name="ce1">
            <text:p>1.531889192</text:p>
          </table:table-cell>
          <table:table-cell office:value-type="float" office:value="0.71687762550545053" table:formula="of:=[.K75]/[.$F$5]" table:style-name="ce1">
            <text:p>0.71687762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264857672043" table:style-name="ce1">
            <text:p>15.92648577</text:p>
          </table:table-cell>
          <table:table-cell office:value-type="float" office:value="0.362499462212929" table:style-name="ce1">
            <text:p>0.362499462</text:p>
          </table:table-cell>
          <table:table-cell table:style-name="ce1"/>
          <table:table-cell office:value-type="float" office:value="1.5313928622311825" table:formula="of:=[.J76]/[.$C$5]" table:style-name="ce1">
            <text:p>1.531392862</text:p>
          </table:table-cell>
          <table:table-cell office:value-type="float" office:value="0.44753020026287527" table:formula="of:=[.K76]/[.$F$5]" table:style-name="ce1">
            <text:p>0.4475302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89142435849001" table:style-name="ce1">
            <text:p>15.98914244</text:p>
          </table:table-cell>
          <table:table-cell office:value-type="float" office:value="0.54542493783181401" table:style-name="ce1">
            <text:p>0.545424938</text:p>
          </table:table-cell>
          <table:table-cell table:style-name="ce1"/>
          <table:table-cell office:value-type="float" office:value="1.5374175419085576" table:formula="of:=[.J77]/[.$C$5]" table:style-name="ce1">
            <text:p>1.537417542</text:p>
          </table:table-cell>
          <table:table-cell office:value-type="float" office:value="0.67336412078001728" table:formula="of:=[.K77]/[.$F$5]" table:style-name="ce1">
            <text:p>0.673364121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5.993199187211101" table:style-name="ce1">
            <text:p>15.99319919</text:p>
          </table:table-cell>
          <table:table-cell office:value-type="float" office:value="0.39836935137794699" table:style-name="ce1">
            <text:p>0.398369351</text:p>
          </table:table-cell>
          <table:table-cell table:style-name="ce1"/>
          <table:table-cell office:value-type="float" office:value="1.5378076141549135" table:formula="of:=[.J78]/[.$C$5]" table:style-name="ce1">
            <text:p>1.537807614</text:p>
          </table:table-cell>
          <table:table-cell office:value-type="float" office:value="0.4918140140468481" table:formula="of:=[.K78]/[.$F$5]" table:style-name="ce1">
            <text:p>0.49181401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14547481613299" table:style-name="ce1">
            <text:p>16.01454748</text:p>
          </table:table-cell>
          <table:table-cell office:value-type="float" office:value="0.51501484292315203" table:style-name="ce1">
            <text:p>0.515014843</text:p>
          </table:table-cell>
          <table:table-cell table:style-name="ce1"/>
          <table:table-cell office:value-type="float" office:value="1.5398603347705095" table:formula="of:=[.J79]/[.$C$5]" table:style-name="ce1">
            <text:p>1.539860335</text:p>
          </table:table-cell>
          <table:table-cell office:value-type="float" office:value="0.63582079373228639" table:formula="of:=[.K79]/[.$F$5]" table:style-name="ce1">
            <text:p>0.635820794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27356458254602" table:style-name="ce1">
            <text:p>16.02735646</text:p>
          </table:table-cell>
          <table:table-cell office:value-type="float" office:value="0.46465319187382198" table:style-name="ce1">
            <text:p>0.464653192</text:p>
          </table:table-cell>
          <table:table-cell table:style-name="ce1"/>
          <table:table-cell office:value-type="float" office:value="1.5410919671398655" table:formula="of:=[.J80]/[.$C$5]" table:style-name="ce1">
            <text:p>1.541091967</text:p>
          </table:table-cell>
          <table:table-cell office:value-type="float" office:value="0.57364591589360736" table:formula="of:=[.K80]/[.$F$5]" table:style-name="ce1">
            <text:p>0.573645916</text:p>
          </table:table-cell>
          <table:table-cell table:number-columns-repeated="16370"/>
        </table:table-row>
        <table:table-row table:style-name="ro1">
          <table:table-cell table:number-columns-repeated="9"/>
          <table:table-cell office:value-type="float" office:value="16.027356458254602" table:style-name="ce1">
            <text:p>16.02735646</text:p>
          </table:table-cell>
          <table:table-cell office:value-type="float" office:value="0.43196399838233601" table:style-name="ce1">
            <text:p>0.431963998</text:p>
          </table:table-cell>
          <table:table-cell table:style-name="ce1"/>
          <table:table-cell office:value-type="float" office:value="1.5410919671398655" table:formula="of:=[.J81]/[.$C$5]" table:style-name="ce1">
            <text:p>1.541091967</text:p>
          </table:table-cell>
          <table:table-cell office:value-type="float" office:value="0.53328888689177278" table:formula="of:=[.K81]/[.$F$5]" table:style-name="ce1">
            <text:p>0.533288887</text:p>
          </table:table-cell>
          <table:table-cell table:number-columns-repeated="16370"/>
        </table:table-row>
        <table:table-row table:number-rows-repeated="1048495" table:style-name="ro1">
          <table:table-cell table:number-columns-repeated="16384"/>
        </table:table-row>
      </table:table>
      <table:table table:name="Fig_9_Htautau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total</text:p>
          </table:table-cell>
          <table:table-cell table:style-name="ce1"/>
          <table:table-cell office:value-type="string" table:style-name="ce1">
            <text:p>stat</text:p>
          </table:table-cell>
          <table:table-cell office:value-type="string" table:style-name="ce1">
            <text:p>sys</text:p>
          </table:table-cell>
          <table:table-cell table:number-columns-repeated="4" table:style-name="ce1"/>
          <table:table-cell office:value-type="string" table:style-name="ce1">
            <text:p>stat</text:p>
          </table:table-cell>
          <table:table-cell office:value-type="string" table:style-name="ce1">
            <text:p>sys</text:p>
          </table:table-cell>
          <table:table-cell table:number-columns-repeated="2" table:style-name="ce1"/>
          <table:table-cell office:value-type="string" table:style-name="ce1">
            <text:p>Htautau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ggH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BF</text:p>
          </table:table-cell>
          <table:table-cell table:number-columns-repeated="3" table:style-name="ce1"/>
          <table:table-cell office:value-type="string" table:style-name="ce1">
            <text:p>+</text:p>
          </table:table-cell>
          <table:table-cell office:value-type="string" table:style-name="ce1">
            <text:p>-</text:p>
          </table:table-cell>
          <table:table-cell table:style-name="ce1"/>
          <table:table-cell office:value-type="string" table:style-name="ce1">
            <text:p>ggH</text:p>
          </table:table-cell>
          <table:table-cell office:value-type="string" table:style-name="ce1">
            <text:p>VBF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Exp</text:p>
          </table:table-cell>
          <table:table-cell office:value-type="float" office:value="3" table:style-name="ce1">
            <text:p>3</text:p>
          </table:table-cell>
          <table:table-cell office:value-type="float" office:value="1.8867962264113209" table:formula="of:=SQRT([.E4]^2+[.F4]^2)" table:style-name="ce14">
            <text:p>1.9</text:p>
          </table:table-cell>
          <table:table-cell office:value-type="float" office:value="1.5620499351813308" table:formula="of:=SQRT([.E4]^2+[.G4]^2)" table:style-name="ce14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.6</text:p>
          </table:table-cell>
          <table:table-cell office:value-type="float" office:value="1.2" table:style-name="ce1">
            <text:p>1.2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14212670403551894" table:formula="of:=SQRT([.K4]^2+[.L4]^2)" table:style-name="ce15">
            <text:p>0.14</text:p>
          </table:table-cell>
          <table:table-cell office:value-type="float" office:value="0.12727922061357855" table:formula="of:=SQRT([.K4]^2+[.M4]^2)" table:style-name="ce15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11" table:style-name="ce1">
            <text:p>0.11</text:p>
          </table:table-cell>
          <table:table-cell office:value-type="float" office:value="0.09" table:style-name="ce1">
            <text:p>0.09</text:p>
          </table:table-cell>
          <table:table-cell table:style-name="ce1"/>
          <table:table-cell office:value-type="float" office:value="0.62278672724770701" table:style-name="ce1">
            <text:p>0.622786727</text:p>
          </table:table-cell>
          <table:table-cell office:value-type="float" office:value="0.38311904761904703" table:style-name="ce1">
            <text:p>0.383119048</text:p>
          </table:table-cell>
          <table:table-cell table:style-name="ce1"/>
          <table:table-cell office:value-type="float" office:value="0.20419236958941214" table:formula="of:=[.O4]/[.$B$5]" table:style-name="ce1">
            <text:p>0.20419237</text:p>
          </table:table-cell>
          <table:table-cell office:value-type="float" office:value="1.616536065903152" table:formula="of:=[.P4]/[.$H$5]" table:style-name="ce1">
            <text:p>1.61653606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M</text:p>
          </table:table-cell>
          <table:table-cell office:value-type="float" office:value="3.05" table:style-name="ce1">
            <text:p>3.05</text:p>
          </table:table-cell>
          <table:table-cell office:value-type="float" office:value="0.13" table:style-name="ce1">
            <text:p>0.13</text:p>
          </table:table-cell>
          <table:table-cell office:value-type="float" office:value="0.13" table:style-name="ce1">
            <text:p>0.13</text:p>
          </table:table-cell>
          <table:table-cell table:number-columns-repeated="3" table:style-name="ce1"/>
          <table:table-cell office:value-type="float" office:value="0.23699999999999999" table:style-name="ce1">
            <text:p>0.237</text:p>
          </table:table-cell>
          <table:table-cell office:value-type="float" office:value="6.0000000000000001E-3" table:style-name="ce1">
            <text:p>0.006</text:p>
          </table:table-cell>
          <table:table-cell office:value-type="float" office:value="6.0000000000000001E-3" table:style-name="ce1">
            <text:p>0.006</text:p>
          </table:table-cell>
          <table:table-cell table:number-columns-repeated="4" table:style-name="ce1"/>
          <table:table-cell office:value-type="float" office:value="0.64043282890867803" table:style-name="ce1">
            <text:p>0.640432829</text:p>
          </table:table-cell>
          <table:table-cell office:value-type="float" office:value="0.40520238095238098" table:style-name="ce1">
            <text:p>0.405202381</text:p>
          </table:table-cell>
          <table:table-cell table:style-name="ce1"/>
          <table:table-cell office:value-type="float" office:value="0.20997797669136986" table:formula="of:=[.O5]/[.$B$5]" table:style-name="ce1">
            <text:p>0.209977977</text:p>
          </table:table-cell>
          <table:table-cell office:value-type="float" office:value="1.7097146875627891" table:formula="of:=[.P5]/[.$H$5]" table:style-name="ce1">
            <text:p>1.709714688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636021303493435" table:style-name="ce1">
            <text:p>0.636021303</text:p>
          </table:table-cell>
          <table:table-cell office:value-type="float" office:value="0.36159018759018702" table:style-name="ce1">
            <text:p>0.361590188</text:p>
          </table:table-cell>
          <table:table-cell table:style-name="ce1"/>
          <table:table-cell office:value-type="float" office:value="0.20853157491588034" table:formula="of:=[.O6]/[.$B$5]" table:style-name="ce1">
            <text:p>0.208531575</text:p>
          </table:table-cell>
          <table:table-cell office:value-type="float" office:value="1.525696994051422" table:formula="of:=[.P6]/[.$H$5]" table:style-name="ce1">
            <text:p>1.525696994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68101886272891299" table:style-name="ce1">
            <text:p>0.681018863</text:p>
          </table:table-cell>
          <table:table-cell office:value-type="float" office:value="0.33938066378066301" table:style-name="ce1">
            <text:p>0.339380664</text:p>
          </table:table-cell>
          <table:table-cell table:style-name="ce1"/>
          <table:table-cell office:value-type="float" office:value="0.22328487302587313" table:formula="of:=[.O7]/[.$B$5]" table:style-name="ce1">
            <text:p>0.223284873</text:p>
          </table:table-cell>
          <table:table-cell office:value-type="float" office:value="1.4319859231251604" table:formula="of:=[.P7]/[.$H$5]" table:style-name="ce1">
            <text:p>1.431985923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70219418472207795" table:style-name="ce1">
            <text:p>0.702194185</text:p>
          </table:table-cell>
          <table:table-cell office:value-type="float" office:value="0.42675036075035999" table:style-name="ce1">
            <text:p>0.426750361</text:p>
          </table:table-cell>
          <table:table-cell table:style-name="ce1"/>
          <table:table-cell office:value-type="float" office:value="0.2302276015482223" table:formula="of:=[.O8]/[.$B$5]" table:style-name="ce1">
            <text:p>0.230227602</text:p>
          </table:table-cell>
          <table:table-cell office:value-type="float" office:value="1.8006344335458229" table:formula="of:=[.P8]/[.$H$5]" table:style-name="ce1">
            <text:p>1.800634434</text:p>
          </table:table-cell>
          <table:table-cell table:number-columns-repeated="16365"/>
        </table:table-row>
        <table:table-row table:style-name="ro1">
          <table:table-cell table:number-columns-repeated="2" table:style-name="ce1"/>
          <table:table-cell table:style-name="ce1">
            <draw:frame draw:z-index="1" draw:id="id11" draw:style-name="a11" draw:name="Chart 2" svg:x="0in" svg:y="0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2" draw:id="id12" draw:style-name="a12" draw:name="Chart 1" svg:x="0in" svg:y="0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4" table:style-name="ce1"/>
          <table:table-cell office:value-type="float" office:value="0.75072096428974899" table:style-name="ce1">
            <text:p>0.750720964</text:p>
          </table:table-cell>
          <table:table-cell office:value-type="float" office:value="0.31823419913419898" table:style-name="ce1">
            <text:p>0.318234199</text:p>
          </table:table-cell>
          <table:table-cell table:style-name="ce1"/>
          <table:table-cell office:value-type="float" office:value="0.24613802107860625" table:formula="of:=[.O9]/[.$B$5]" table:style-name="ce1">
            <text:p>0.246138021</text:p>
          </table:table-cell>
          <table:table-cell office:value-type="float" office:value="1.3427603338995737" table:formula="of:=[.P9]/[.$H$5]" table:style-name="ce1">
            <text:p>1.342760334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790825740791957" table:style-name="ce1">
            <text:p>0.790825741</text:p>
          </table:table-cell>
          <table:table-cell office:value-type="float" office:value="0.44539039748130599" table:style-name="ce1">
            <text:p>0.445390397</text:p>
          </table:table-cell>
          <table:table-cell table:style-name="ce1"/>
          <table:table-cell office:value-type="float" office:value="0.25928712812851051" table:formula="of:=[.O10]/[.$B$5]" table:style-name="ce1">
            <text:p>0.259287128</text:p>
          </table:table-cell>
          <table:table-cell office:value-type="float" office:value="1.8792843775582533" table:formula="of:=[.P10]/[.$H$5]" table:style-name="ce1">
            <text:p>1.879284378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82130537093363598" table:style-name="ce1">
            <text:p>0.821305371</text:p>
          </table:table-cell>
          <table:table-cell office:value-type="float" office:value="0.29789076479076398" table:style-name="ce1">
            <text:p>0.297890765</text:p>
          </table:table-cell>
          <table:table-cell table:style-name="ce1"/>
          <table:table-cell office:value-type="float" office:value="0.26928044948643803" table:formula="of:=[.O11]/[.$B$5]" table:style-name="ce1">
            <text:p>0.269280449</text:p>
          </table:table-cell>
          <table:table-cell office:value-type="float" office:value="1.2569230581888777" table:formula="of:=[.P11]/[.$H$5]" table:style-name="ce1">
            <text:p>1.256923058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91248482345137805" table:style-name="ce1">
            <text:p>0.912484823</text:p>
          </table:table-cell>
          <table:table-cell office:value-type="float" office:value="0.46448563557654399" table:style-name="ce1">
            <text:p>0.464485636</text:p>
          </table:table-cell>
          <table:table-cell table:style-name="ce1"/>
          <table:table-cell office:value-type="float" office:value="0.29917535195127148" table:formula="of:=[.O12]/[.$B$5]" table:style-name="ce1">
            <text:p>0.299175352</text:p>
          </table:table-cell>
          <table:table-cell office:value-type="float" office:value="1.9598550024326751" table:formula="of:=[.P12]/[.$H$5]" table:style-name="ce1">
            <text:p>1.959855002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0.91394740465373603" table:style-name="ce1">
            <text:p>0.913947405</text:p>
          </table:table-cell>
          <table:table-cell office:value-type="float" office:value="0.27915339105339099" table:style-name="ce1">
            <text:p>0.279153391</text:p>
          </table:table-cell>
          <table:table-cell table:style-name="ce1"/>
          <table:table-cell office:value-type="float" office:value="0.29965488677171676" table:formula="of:=[.O13]/[.$B$5]" table:style-name="ce1">
            <text:p>0.299654887</text:p>
          </table:table-cell>
          <table:table-cell office:value-type="float" office:value="1.1778624095079788" table:formula="of:=[.P13]/[.$H$5]" table:style-name="ce1">
            <text:p>1.17786241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1.0124714722608199" table:style-name="ce1">
            <text:p>1.012471472</text:p>
          </table:table-cell>
          <table:table-cell office:value-type="float" office:value="0.47323689273689201" table:style-name="ce1">
            <text:p>0.473236893</text:p>
          </table:table-cell>
          <table:table-cell table:style-name="ce1"/>
          <table:table-cell office:value-type="float" office:value="0.33195785975764591" table:formula="of:=[.O14]/[.$B$5]" table:style-name="ce1">
            <text:p>0.33195786</text:p>
          </table:table-cell>
          <table:table-cell office:value-type="float" office:value="1.996780138130346" table:formula="of:=[.P14]/[.$H$5]" table:style-name="ce1">
            <text:p>1.996780138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1.0242355400348" table:style-name="ce1">
            <text:p>1.02423554</text:p>
          </table:table-cell>
          <table:table-cell office:value-type="float" office:value="0.26083943329397802" table:style-name="ce1">
            <text:p>0.260839433</text:p>
          </table:table-cell>
          <table:table-cell table:style-name="ce1"/>
          <table:table-cell office:value-type="float" office:value="0.33581493115895084" table:formula="of:=[.O15]/[.$B$5]" table:style-name="ce1">
            <text:p>0.335814931</text:p>
          </table:table-cell>
          <table:table-cell office:value-type="float" office:value="1.1005883261349283" table:formula="of:=[.P15]/[.$H$5]" table:style-name="ce1">
            <text:p>1.100588326</text:p>
          </table:table-cell>
          <table:table-cell table:number-columns-repeated="16365"/>
        </table:table-row>
        <table:table-row table:style-name="ro1">
          <table:table-cell table:number-columns-repeated="14" table:style-name="ce1"/>
          <table:table-cell office:value-type="float" office:value="1.0889458400610901" table:style-name="ce1">
            <text:p>1.08894584</text:p>
          </table:table-cell>
          <table:table-cell office:value-type="float" office:value="0.47880808080808002" table:style-name="ce1">
            <text:p>0.478808081</text:p>
          </table:table-cell>
          <table:table-cell table:style-name="ce1"/>
          <table:table-cell office:value-type="float" office:value="0.35703142297084922" table:formula="of:=[.O16]/[.$B$5]" table:style-name="ce1">
            <text:p>0.357031423</text:p>
          </table:table-cell>
          <table:table-cell office:value-type="float" office:value="2.0202872607935864" table:formula="of:=[.P16]/[.$H$5]" table:style-name="ce1">
            <text:p>2.02028726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13893520083112" table:style-name="ce1">
            <text:p>1.138935201</text:p>
          </table:table-cell>
          <table:table-cell office:value-type="float" office:value="0.24370812016266499" table:style-name="ce1">
            <text:p>0.24370812</text:p>
          </table:table-cell>
          <table:table-cell table:style-name="ce1"/>
          <table:table-cell office:value-type="float" office:value="0.37342137732167868" table:formula="of:=[.O17]/[.$B$5]" table:style-name="ce1">
            <text:p>0.373421377</text:p>
          </table:table-cell>
          <table:table-cell office:value-type="float" office:value="1.0283043044838185" table:formula="of:=[.P17]/[.$H$5]" table:style-name="ce1">
            <text:p>1.02830430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2095196074750001" table:style-name="ce1">
            <text:p>1.209519607</text:p>
          </table:table-cell>
          <table:table-cell office:value-type="float" office:value="0.48685596221959798" table:style-name="ce1">
            <text:p>0.486855962</text:p>
          </table:table-cell>
          <table:table-cell table:style-name="ce1"/>
          <table:table-cell office:value-type="float" office:value="0.39656380572950822" table:formula="of:=[.O18]/[.$B$5]" table:style-name="ce1">
            <text:p>0.396563806</text:p>
          </table:table-cell>
          <table:table-cell office:value-type="float" office:value="2.0542445663274176" table:formula="of:=[.P18]/[.$H$5]" table:style-name="ce1">
            <text:p>2.05424456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2624579124579201" table:style-name="ce1">
            <text:p>1.262457912</text:p>
          </table:table-cell>
          <table:table-cell office:value-type="float" office:value="0.227744851108487" table:style-name="ce1">
            <text:p>0.227744851</text:p>
          </table:table-cell>
          <table:table-cell table:style-name="ce1"/>
          <table:table-cell office:value-type="float" office:value="0.41392062703538363" table:formula="of:=[.O19]/[.$B$5]" table:style-name="ce1">
            <text:p>0.413920627</text:p>
          </table:table-cell>
          <table:table-cell office:value-type="float" office:value="0.96094873885437559" table:formula="of:=[.P19]/[.$H$5]" table:style-name="ce1">
            <text:p>0.96094873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31833723438433" table:style-name="ce1">
            <text:p>1.318337234</text:p>
          </table:table-cell>
          <table:table-cell office:value-type="float" office:value="0.49099278499278498" table:style-name="ce1">
            <text:p>0.490992785</text:p>
          </table:table-cell>
          <table:table-cell table:style-name="ce1"/>
          <table:table-cell office:value-type="float" office:value="0.43224171619158364" table:formula="of:=[.O20]/[.$B$5]" table:style-name="ce1">
            <text:p>0.432241716</text:p>
          </table:table-cell>
          <table:table-cell office:value-type="float" office:value="2.0716995147374893" table:formula="of:=[.P20]/[.$H$5]" table:style-name="ce1">
            <text:p>2.07169951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3271682124841999" table:style-name="ce1">
            <text:p>1.327168212</text:p>
          </table:table-cell>
          <table:table-cell office:value-type="float" office:value="0.22027849927849899" table:style-name="ce1">
            <text:p>0.220278499</text:p>
          </table:table-cell>
          <table:table-cell table:style-name="ce1"/>
          <table:table-cell office:value-type="float" office:value="0.43513711884727868" table:formula="of:=[.O21]/[.$B$5]" table:style-name="ce1">
            <text:p>0.435137119</text:p>
          </table:table-cell>
          <table:table-cell office:value-type="float" office:value="0.92944514463501693" table:formula="of:=[.P21]/[.$H$5]" table:style-name="ce1">
            <text:p>0.92944514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3948036749152" table:style-name="ce1">
            <text:p>1.394803675</text:p>
          </table:table-cell>
          <table:table-cell office:value-type="float" office:value="0.212608946608946" table:style-name="ce1">
            <text:p>0.212608947</text:p>
          </table:table-cell>
          <table:table-cell table:style-name="ce1"/>
          <table:table-cell office:value-type="float" office:value="0.45731268030006561" table:formula="of:=[.O22]/[.$B$5]" table:style-name="ce1">
            <text:p>0.45731268</text:p>
          </table:table-cell>
          <table:table-cell office:value-type="float" office:value="0.89708416290694515" table:formula="of:=[.P22]/[.$H$5]" table:style-name="ce1">
            <text:p>0.89708416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3992152003304501" table:style-name="ce1">
            <text:p>1.3992152</text:p>
          </table:table-cell>
          <table:table-cell office:value-type="float" office:value="0.49377662337662298" table:style-name="ce1">
            <text:p>0.493776623</text:p>
          </table:table-cell>
          <table:table-cell table:style-name="ce1"/>
          <table:table-cell office:value-type="float" office:value="0.45875908207555743" table:formula="of:=[.O23]/[.$B$5]" table:style-name="ce1">
            <text:p>0.458759082</text:p>
          </table:table-cell>
          <table:table-cell office:value-type="float" office:value="2.0834456682557931" table:formula="of:=[.P23]/[.$H$5]" table:style-name="ce1">
            <text:p>2.08344566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4948061782634301" table:style-name="ce1">
            <text:p>1.494806178</text:p>
          </table:table-cell>
          <table:table-cell office:value-type="float" office:value="0.202792207792207" table:style-name="ce1">
            <text:p>0.202792208</text:p>
          </table:table-cell>
          <table:table-cell table:style-name="ce1"/>
          <table:table-cell office:value-type="float" office:value="0.49010038631587877" table:formula="of:=[.O24]/[.$B$5]" table:style-name="ce1">
            <text:p>0.490100386</text:p>
          </table:table-cell>
          <table:table-cell office:value-type="float" office:value="0.85566332401775114" table:formula="of:=[.P24]/[.$H$5]" table:style-name="ce1">
            <text:p>0.85566332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5377370983690699" table:style-name="ce1">
            <text:p>1.537737098</text:p>
          </table:table-cell>
          <table:table-cell office:value-type="float" office:value="0.198100865800865" table:style-name="ce1">
            <text:p>0.198100866</text:p>
          </table:table-cell>
          <table:table-cell table:style-name="ce1"/>
          <table:table-cell office:value-type="float" office:value="0.50417609782592454" table:formula="of:=[.O25]/[.$B$5]" table:style-name="ce1">
            <text:p>0.504176098</text:p>
          </table:table-cell>
          <table:table-cell office:value-type="float" office:value="0.83586863207116036" table:formula="of:=[.P25]/[.$H$5]" table:style-name="ce1">
            <text:p>0.83586863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57126469152492" table:style-name="ce1">
            <text:p>1.571264692</text:p>
          </table:table-cell>
          <table:table-cell office:value-type="float" office:value="0.49843906598451998" table:style-name="ce1">
            <text:p>0.498439066</text:p>
          </table:table-cell>
          <table:table-cell table:style-name="ce1"/>
          <table:table-cell office:value-type="float" office:value="0.5151687513196459" table:formula="of:=[.O26]/[.$B$5]" table:style-name="ce1">
            <text:p>0.515168751</text:p>
          </table:table-cell>
          <table:table-cell office:value-type="float" office:value="2.103118421875612" table:formula="of:=[.P26]/[.$H$5]" table:style-name="ce1">
            <text:p>2.10311842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6418490981688101" table:style-name="ce1">
            <text:p>1.641849098</text:p>
          </table:table-cell>
          <table:table-cell office:value-type="float" office:value="0.18918722943722899" table:style-name="ce1">
            <text:p>0.189187229</text:p>
          </table:table-cell>
          <table:table-cell table:style-name="ce1"/>
          <table:table-cell office:value-type="float" office:value="0.53831117972747877" table:formula="of:=[.O27]/[.$B$5]" table:style-name="ce1">
            <text:p>0.53831118</text:p>
          </table:table-cell>
          <table:table-cell office:value-type="float" office:value="0.79825835205581852" table:formula="of:=[.P27]/[.$H$5]" table:style-name="ce1">
            <text:p>0.7982583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6958902845055299" table:style-name="ce1">
            <text:p>1.695890285</text:p>
          </table:table-cell>
          <table:table-cell office:value-type="float" office:value="0.18430212842712801" table:style-name="ce1">
            <text:p>0.184302128</text:p>
          </table:table-cell>
          <table:table-cell table:style-name="ce1"/>
          <table:table-cell office:value-type="float" office:value="0.55602960147722291" table:formula="of:=[.O28]/[.$B$5]" table:style-name="ce1">
            <text:p>0.556029601</text:p>
          </table:table-cell>
          <table:table-cell office:value-type="float" office:value="0.77764611150686924" table:formula="of:=[.P28]/[.$H$5]" table:style-name="ce1">
            <text:p>0.77764611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74772570813463" table:style-name="ce1">
            <text:p>1.747725708</text:p>
          </table:table-cell>
          <table:table-cell office:value-type="float" office:value="0.50048314311950604" table:style-name="ce1">
            <text:p>0.500483143</text:p>
          </table:table-cell>
          <table:table-cell table:style-name="ce1"/>
          <table:table-cell office:value-type="float" office:value="0.57302482233922303" table:formula="of:=[.O29]/[.$B$5]" table:style-name="ce1">
            <text:p>0.573024822</text:p>
          </table:table-cell>
          <table:table-cell office:value-type="float" office:value="2.1117432199135275" table:formula="of:=[.P29]/[.$H$5]" table:style-name="ce1">
            <text:p>2.1117432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79889940295145" table:style-name="ce1">
            <text:p>1.798899403</text:p>
          </table:table-cell>
          <table:table-cell office:value-type="float" office:value="0.175990764790764" table:style-name="ce1">
            <text:p>0.175990765</text:p>
          </table:table-cell>
          <table:table-cell table:style-name="ce1"/>
          <table:table-cell office:value-type="float" office:value="0.58980308293490169" table:formula="of:=[.O30]/[.$B$5]" table:style-name="ce1">
            <text:p>0.589803083</text:p>
          </table:table-cell>
          <table:table-cell office:value-type="float" office:value="0.74257706662769629" table:formula="of:=[.P30]/[.$H$5]" table:style-name="ce1">
            <text:p>0.74257706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8485605747687599" table:style-name="ce1">
            <text:p>1.848560575</text:p>
          </table:table-cell>
          <table:table-cell office:value-type="float" office:value="0.17153968253968199" table:style-name="ce1">
            <text:p>0.171539683</text:p>
          </table:table-cell>
          <table:table-cell table:style-name="ce1"/>
          <table:table-cell office:value-type="float" office:value="0.60608543435041307" table:formula="of:=[.O31]/[.$B$5]" table:style-name="ce1">
            <text:p>0.606085434</text:p>
          </table:table-cell>
          <table:table-cell office:value-type="float" office:value="0.72379612885941769" table:formula="of:=[.P31]/[.$H$5]" table:style-name="ce1">
            <text:p>0.72379612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8447792672699801" table:style-name="ce1">
            <text:p>1.844779267</text:p>
          </table:table-cell>
          <table:table-cell office:value-type="float" office:value="0.50152236652236604" table:style-name="ce1">
            <text:p>0.501522367</text:p>
          </table:table-cell>
          <table:table-cell table:style-name="ce1"/>
          <table:table-cell office:value-type="float" office:value="0.60484566139999352" table:formula="of:=[.O32]/[.$B$5]" table:style-name="ce1">
            <text:p>0.604845661</text:p>
          </table:table-cell>
          <table:table-cell office:value-type="float" office:value="2.1161281287863547" table:formula="of:=[.P32]/[.$H$5]" table:style-name="ce1">
            <text:p>2.11612812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9488912670697101" table:style-name="ce1">
            <text:p>1.948891267</text:p>
          </table:table-cell>
          <table:table-cell office:value-type="float" office:value="0.16442712842712801" table:style-name="ce1">
            <text:p>0.164427128</text:p>
          </table:table-cell>
          <table:table-cell table:style-name="ce1"/>
          <table:table-cell office:value-type="float" office:value="0.63898074330154431" table:formula="of:=[.O33]/[.$B$5]" table:style-name="ce1">
            <text:p>0.638980743</text:p>
          </table:table-cell>
          <table:table-cell office:value-type="float" office:value="0.69378535201319835" table:formula="of:=[.P33]/[.$H$5]" table:style-name="ce1">
            <text:p>0.6937853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1.93742130099008" table:style-name="ce1">
            <text:p>1.937421301</text:p>
          </table:table-cell>
          <table:table-cell office:value-type="float" office:value="0.50062914862914798" table:style-name="ce1">
            <text:p>0.500629149</text:p>
          </table:table-cell>
          <table:table-cell table:style-name="ce1"/>
          <table:table-cell office:value-type="float" office:value="0.63522009868527218" table:formula="of:=[.O34]/[.$B$5]" table:style-name="ce1">
            <text:p>0.635220099</text:p>
          </table:table-cell>
          <table:table-cell office:value-type="float" office:value="2.1123592769162363" table:formula="of:=[.P34]/[.$H$5]" table:style-name="ce1">
            <text:p>2.11235927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0286007535078201" table:style-name="ce1">
            <text:p>2.028600754</text:p>
          </table:table-cell>
          <table:table-cell office:value-type="float" office:value="0.159451839826839" table:style-name="ce1">
            <text:p>0.15945184</text:p>
          </table:table-cell>
          <table:table-cell table:style-name="ce1"/>
          <table:table-cell office:value-type="float" office:value="0.66511500115010502" table:formula="of:=[.O35]/[.$B$5]" table:style-name="ce1">
            <text:p>0.665115001</text:p>
          </table:table-cell>
          <table:table-cell office:value-type="float" office:value="0.67279257310902529" table:formula="of:=[.P35]/[.$H$5]" table:style-name="ce1">
            <text:p>0.67279257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11829384301504" table:style-name="ce1">
            <text:p>2.118293843</text:p>
          </table:table-cell>
          <table:table-cell office:value-type="float" office:value="0.49994778958415298" table:style-name="ce1">
            <text:p>0.49994779</text:p>
          </table:table-cell>
          <table:table-cell table:style-name="ce1"/>
          <table:table-cell office:value-type="float" office:value="0.69452257148034102" table:formula="of:=[.O36]/[.$B$5]" table:style-name="ce1">
            <text:p>0.694522571</text:p>
          </table:table-cell>
          <table:table-cell office:value-type="float" office:value="2.1094843442369324" table:formula="of:=[.P36]/[.$H$5]" table:style-name="ce1">
            <text:p>2.10948434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1271168938455198" table:style-name="ce1">
            <text:p>2.127116894</text:p>
          </table:table-cell>
          <table:table-cell office:value-type="float" office:value="0.15211399711399701" table:style-name="ce1">
            <text:p>0.152113997</text:p>
          </table:table-cell>
          <table:table-cell table:style-name="ce1"/>
          <table:table-cell office:value-type="float" office:value="0.69741537503131801" table:formula="of:=[.O37]/[.$B$5]" table:style-name="ce1">
            <text:p>0.697415375</text:p>
          </table:table-cell>
          <table:table-cell office:value-type="float" office:value="0.64183121145146416" table:formula="of:=[.P37]/[.$H$5]" table:style-name="ce1">
            <text:p>0.64183121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2513827869775902" table:style-name="ce1">
            <text:p>2.251382787</text:p>
          </table:table-cell>
          <table:table-cell office:value-type="float" office:value="0.14528823953823899" table:style-name="ce1">
            <text:p>0.14528824</text:p>
          </table:table-cell>
          <table:table-cell table:style-name="ce1"/>
          <table:table-cell office:value-type="float" office:value="0.73815829081232465" table:formula="of:=[.O38]/[.$B$5]" table:style-name="ce1">
            <text:p>0.738158291</text:p>
          </table:table-cell>
          <table:table-cell office:value-type="float" office:value="0.61303054657484812" table:formula="of:=[.P38]/[.$H$5]" table:style-name="ce1">
            <text:p>0.61303054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3035779104552399" table:style-name="ce1">
            <text:p>2.30357791</text:p>
          </table:table-cell>
          <table:table-cell office:value-type="float" office:value="0.49702767939131498" table:style-name="ce1">
            <text:p>0.497027679</text:p>
          </table:table-cell>
          <table:table-cell table:style-name="ce1"/>
          <table:table-cell office:value-type="float" office:value="0.75527144605089835" table:formula="of:=[.O39]/[.$B$5]" table:style-name="ce1">
            <text:p>0.755271446</text:p>
          </table:table-cell>
          <table:table-cell office:value-type="float" office:value="2.0971632041827637" table:formula="of:=[.P39]/[.$H$5]" table:style-name="ce1">
            <text:p>2.09716320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3124009612857201" table:style-name="ce1">
            <text:p>2.312400961</text:p>
          </table:table-cell>
          <table:table-cell office:value-type="float" office:value="0.14194227994227901" table:style-name="ce1">
            <text:p>0.14194228</text:p>
          </table:table-cell>
          <table:table-cell table:style-name="ce1"/>
          <table:table-cell office:value-type="float" office:value="0.75816424960187545" table:formula="of:=[.O40]/[.$B$5]" table:style-name="ce1">
            <text:p>0.75816425</text:p>
          </table:table-cell>
          <table:table-cell office:value-type="float" office:value="0.59891257359611394" table:formula="of:=[.P40]/[.$H$5]" table:style-name="ce1">
            <text:p>0.59891257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4623928254039802" table:style-name="ce1">
            <text:p>2.462392825</text:p>
          </table:table-cell>
          <table:table-cell office:value-type="float" office:value="0.13327928637019501" table:style-name="ce1">
            <text:p>0.133279286</text:p>
          </table:table-cell>
          <table:table-cell table:style-name="ce1"/>
          <table:table-cell office:value-type="float" office:value="0.80734190996851818" table:formula="of:=[.O41]/[.$B$5]" table:style-name="ce1">
            <text:p>0.80734191</text:p>
          </table:table-cell>
          <table:table-cell office:value-type="float" office:value="0.56235985810208866" table:formula="of:=[.P41]/[.$H$5]" table:style-name="ce1">
            <text:p>0.56235985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4800389270649501" table:style-name="ce1">
            <text:p>2.480038927</text:p>
          </table:table-cell>
          <table:table-cell office:value-type="float" office:value="0.49401023219204998" table:style-name="ce1">
            <text:p>0.494010232</text:p>
          </table:table-cell>
          <table:table-cell table:style-name="ce1"/>
          <table:table-cell office:value-type="float" office:value="0.81312751707047548" table:formula="of:=[.O42]/[.$B$5]" table:style-name="ce1">
            <text:p>0.813127517</text:p>
          </table:table-cell>
          <table:table-cell office:value-type="float" office:value="2.0844313594601265" table:formula="of:=[.P42]/[.$H$5]" table:style-name="ce1">
            <text:p>2.08443135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57488672349267" table:style-name="ce1">
            <text:p>2.574886723</text:p>
          </table:table-cell>
          <table:table-cell office:value-type="float" office:value="0.127889249639249" table:style-name="ce1">
            <text:p>0.12788925</text:p>
          </table:table-cell>
          <table:table-cell table:style-name="ce1"/>
          <table:table-cell office:value-type="float" office:value="0.84422515524349839" table:formula="of:=[.O43]/[.$B$5]" table:style-name="ce1">
            <text:p>0.844225155</text:p>
          </table:table-cell>
          <table:table-cell office:value-type="float" office:value="0.53961708708543887" table:formula="of:=[.P43]/[.$H$5]" table:style-name="ce1">
            <text:p>0.53961708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5770924862003" table:style-name="ce1">
            <text:p>2.577092486</text:p>
          </table:table-cell>
          <table:table-cell office:value-type="float" office:value="0.49313419913419898" table:style-name="ce1">
            <text:p>0.493134199</text:p>
          </table:table-cell>
          <table:table-cell table:style-name="ce1"/>
          <table:table-cell office:value-type="float" office:value="0.84494835613124597" table:formula="of:=[.O44]/[.$B$5]" table:style-name="ce1">
            <text:p>0.844948356</text:p>
          </table:table-cell>
          <table:table-cell office:value-type="float" office:value="2.0807350174438777" table:formula="of:=[.P44]/[.$H$5]" table:style-name="ce1">
            <text:p>2.08073501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6476768928441801" table:style-name="ce1">
            <text:p>2.647676893</text:p>
          </table:table-cell>
          <table:table-cell office:value-type="float" office:value="0.124929934263267" table:style-name="ce1">
            <text:p>0.124929934</text:p>
          </table:table-cell>
          <table:table-cell table:style-name="ce1"/>
          <table:table-cell office:value-type="float" office:value="0.86809078453907551" table:formula="of:=[.O45]/[.$B$5]" table:style-name="ce1">
            <text:p>0.868090785</text:p>
          </table:table-cell>
          <table:table-cell office:value-type="float" office:value="0.52713052431758234" table:formula="of:=[.P45]/[.$H$5]" table:style-name="ce1">
            <text:p>0.52713052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6697345199204001" table:style-name="ce1">
            <text:p>2.66973452</text:p>
          </table:table-cell>
          <table:table-cell office:value-type="float" office:value="0.49008268398268401" table:style-name="ce1">
            <text:p>0.490082684</text:p>
          </table:table-cell>
          <table:table-cell table:style-name="ce1"/>
          <table:table-cell office:value-type="float" office:value="0.87532279341652464" table:formula="of:=[.O46]/[.$B$5]" table:style-name="ce1">
            <text:p>0.875322793</text:p>
          </table:table-cell>
          <table:table-cell office:value-type="float" office:value="2.0678594260872742" table:formula="of:=[.P46]/[.$H$5]" table:style-name="ce1">
            <text:p>2.06785942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80649180779292" table:style-name="ce1">
            <text:p>2.806491808</text:p>
          </table:table-cell>
          <table:table-cell office:value-type="float" office:value="0.117900039354584" table:style-name="ce1">
            <text:p>0.117900039</text:p>
          </table:table-cell>
          <table:table-cell table:style-name="ce1"/>
          <table:table-cell office:value-type="float" office:value="0.92016124845669511" table:formula="of:=[.O47]/[.$B$5]" table:style-name="ce1">
            <text:p>0.920161248</text:p>
          </table:table-cell>
          <table:table-cell office:value-type="float" office:value="0.49746852048347684" table:formula="of:=[.P47]/[.$H$5]" table:style-name="ce1">
            <text:p>0.497468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84178401111487" table:style-name="ce1">
            <text:p>2.841784011</text:p>
          </table:table-cell>
          <table:table-cell office:value-type="float" office:value="0.48544457562639298" table:style-name="ce1">
            <text:p>0.485444576</text:p>
          </table:table-cell>
          <table:table-cell table:style-name="ce1"/>
          <table:table-cell office:value-type="float" office:value="0.93173246266061316" table:formula="of:=[.O48]/[.$B$5]" table:style-name="ce1">
            <text:p>0.931732463</text:p>
          </table:table-cell>
          <table:table-cell office:value-type="float" office:value="2.0482893486345697" table:formula="of:=[.P48]/[.$H$5]" table:style-name="ce1">
            <text:p>2.04828934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9153094347022499" table:style-name="ce1">
            <text:p>2.915309435</text:p>
          </table:table-cell>
          <table:table-cell office:value-type="float" office:value="0.114282347282347" table:style-name="ce1">
            <text:p>0.114282347</text:p>
          </table:table-cell>
          <table:table-cell table:style-name="ce1"/>
          <table:table-cell office:value-type="float" office:value="0.95583915891877047" table:formula="of:=[.O49]/[.$B$5]" table:style-name="ce1">
            <text:p>0.955839159</text:p>
          </table:table-cell>
          <table:table-cell office:value-type="float" office:value="0.48220399697192828" table:formula="of:=[.P49]/[.$H$5]" table:style-name="ce1">
            <text:p>0.48220399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9506016380241902" table:style-name="ce1">
            <text:p>2.950601638</text:p>
          </table:table-cell>
          <table:table-cell office:value-type="float" office:value="0.48242712842712798" table:style-name="ce1">
            <text:p>0.482427128</text:p>
          </table:table-cell>
          <table:table-cell table:style-name="ce1"/>
          <table:table-cell office:value-type="float" office:value="0.96741037312268541" table:formula="of:=[.O50]/[.$B$5]" table:style-name="ce1">
            <text:p>0.967410373</text:p>
          </table:table-cell>
          <table:table-cell office:value-type="float" office:value="2.0355575039119325" table:formula="of:=[.P50]/[.$H$5]" table:style-name="ce1">
            <text:p>2.03555750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2.99618740064837" table:style-name="ce1">
            <text:p>2.996187401</text:p>
          </table:table-cell>
          <table:table-cell office:value-type="float" office:value="0.111801875901875" table:style-name="ce1">
            <text:p>0.111801876</text:p>
          </table:table-cell>
          <table:table-cell table:style-name="ce1"/>
          <table:table-cell office:value-type="float" office:value="0.98235652480274427" table:formula="of:=[.O51]/[.$B$5]" table:style-name="ce1">
            <text:p>0.982356525</text:p>
          </table:table-cell>
          <table:table-cell office:value-type="float" office:value="0.47173787300369202" table:formula="of:=[.P51]/[.$H$5]" table:style-name="ce1">
            <text:p>0.47173787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0314796039703098" table:style-name="ce1">
            <text:p>3.031479604</text:p>
          </table:table-cell>
          <table:table-cell office:value-type="float" office:value="0.48023217893217801" table:style-name="ce1">
            <text:p>0.480232179</text:p>
          </table:table-cell>
          <table:table-cell table:style-name="ce1"/>
          <table:table-cell office:value-type="float" office:value="0.99392773900665898" table:formula="of:=[.O52]/[.$B$5]" table:style-name="ce1">
            <text:p>0.993927739</text:p>
          </table:table-cell>
          <table:table-cell office:value-type="float" office:value="2.0262961136378821" table:formula="of:=[.P52]/[.$H$5]" table:style-name="ce1">
            <text:p>2.02629611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15941384101236" table:style-name="ce1">
            <text:p>3.159413841</text:p>
          </table:table-cell>
          <table:table-cell office:value-type="float" office:value="0.106511609602518" table:style-name="ce1">
            <text:p>0.10651161</text:p>
          </table:table-cell>
          <table:table-cell table:style-name="ce1"/>
          <table:table-cell office:value-type="float" office:value="1.0358733904958557" table:formula="of:=[.O53]/[.$B$5]" table:style-name="ce1">
            <text:p>1.03587339</text:p>
          </table:table-cell>
          <table:table-cell office:value-type="float" office:value="0.44941607427222785" table:formula="of:=[.P53]/[.$H$5]" table:style-name="ce1">
            <text:p>0.44941607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1947060443342998" table:style-name="ce1">
            <text:p>3.194706044</text:p>
          </table:table-cell>
          <table:table-cell office:value-type="float" office:value="0.47405614587432698" table:style-name="ce1">
            <text:p>0.474056146</text:p>
          </table:table-cell>
          <table:table-cell table:style-name="ce1"/>
          <table:table-cell office:value-type="float" office:value="1.0474446046997705" table:formula="of:=[.O54]/[.$B$5]" table:style-name="ce1">
            <text:p>1.047444605</text:p>
          </table:table-cell>
          <table:table-cell office:value-type="float" office:value="2.0002369024233206" table:formula="of:=[.P54]/[.$H$5]" table:style-name="ce1">
            <text:p>2.00023690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26823939519107" table:style-name="ce1">
            <text:p>3.268239395</text:p>
          </table:table-cell>
          <table:table-cell office:value-type="float" office:value="0.103574314574314" table:style-name="ce1">
            <text:p>0.103574315</text:p>
          </table:table-cell>
          <table:table-cell table:style-name="ce1"/>
          <table:table-cell office:value-type="float" office:value="1.0715539000626459" table:formula="of:=[.O55]/[.$B$5]" table:style-name="ce1">
            <text:p>1.0715539</text:p>
          </table:table-cell>
          <table:table-cell office:value-type="float" office:value="0.43702242436419414" table:formula="of:=[.P55]/[.$H$5]" table:style-name="ce1">
            <text:p>0.43702242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30352367124362" table:style-name="ce1">
            <text:p>3.303523671</text:p>
          </table:table-cell>
          <table:table-cell office:value-type="float" office:value="0.46975709475709398" table:style-name="ce1">
            <text:p>0.469757095</text:p>
          </table:table-cell>
          <table:table-cell table:style-name="ce1"/>
          <table:table-cell office:value-type="float" office:value="1.0831225151618427" table:formula="of:=[.O56]/[.$B$5]" table:style-name="ce1">
            <text:p>1.083122515</text:p>
          </table:table-cell>
          <table:table-cell office:value-type="float" office:value="1.9820974462324641" table:formula="of:=[.P56]/[.$H$5]" table:style-name="ce1">
            <text:p>1.98209744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3491094338677998" table:style-name="ce1">
            <text:p>3.349109434</text:p>
          </table:table-cell>
          <table:table-cell office:value-type="float" office:value="0.102004906204906" table:style-name="ce1">
            <text:p>0.102004906</text:p>
          </table:table-cell>
          <table:table-cell table:style-name="ce1"/>
          <table:table-cell office:value-type="float" office:value="1.0980686668419017" table:formula="of:=[.O57]/[.$B$5]" table:style-name="ce1">
            <text:p>1.098068667</text:p>
          </table:table-cell>
          <table:table-cell office:value-type="float" office:value="0.43040044812196626" table:formula="of:=[.P57]/[.$H$5]" table:style-name="ce1">
            <text:p>0.43040044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3844016371897401" table:style-name="ce1">
            <text:p>3.384401637</text:p>
          </table:table-cell>
          <table:table-cell office:value-type="float" office:value="0.46652712842712801" table:style-name="ce1">
            <text:p>0.466527128</text:p>
          </table:table-cell>
          <table:table-cell table:style-name="ce1"/>
          <table:table-cell office:value-type="float" office:value="1.1096398810458166" table:formula="of:=[.O58]/[.$B$5]" table:style-name="ce1">
            <text:p>1.109639881</text:p>
          </table:table-cell>
          <table:table-cell office:value-type="float" office:value="1.9684688963169958" table:formula="of:=[.P58]/[.$H$5]" table:style-name="ce1">
            <text:p>1.96846889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5211589250622701" table:style-name="ce1">
            <text:p>3.521158925</text:p>
          </table:table-cell>
          <table:table-cell office:value-type="float" office:value="9.8627312081857405E-2" table:style-name="ce1">
            <text:p>0.098627312</text:p>
          </table:table-cell>
          <table:table-cell table:style-name="ce1"/>
          <table:table-cell office:value-type="float" office:value="1.1544783360859903" table:formula="of:=[.O59]/[.$B$5]" table:style-name="ce1">
            <text:p>1.154478336</text:p>
          </table:table-cell>
          <table:table-cell office:value-type="float" office:value="0.41614899612598061" table:formula="of:=[.P59]/[.$H$5]" table:style-name="ce1">
            <text:p>0.41614899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53880502672324" table:style-name="ce1">
            <text:p>3.538805027</text:p>
          </table:table-cell>
          <table:table-cell office:value-type="float" office:value="0.45911491538764199" table:style-name="ce1">
            <text:p>0.459114915</text:p>
          </table:table-cell>
          <table:table-cell table:style-name="ce1"/>
          <table:table-cell office:value-type="float" office:value="1.1602639431879476" table:formula="of:=[.O60]/[.$B$5]" table:style-name="ce1">
            <text:p>1.160263943</text:p>
          </table:table-cell>
          <table:table-cell office:value-type="float" office:value="1.9371937358128355" table:formula="of:=[.P60]/[.$H$5]" table:style-name="ce1">
            <text:p>1.93719373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6182124841976102" table:style-name="ce1">
            <text:p>3.618212484</text:p>
          </table:table-cell>
          <table:table-cell office:value-type="float" office:value="9.7507936507936502E-2" table:style-name="ce1">
            <text:p>0.097507937</text:p>
          </table:table-cell>
          <table:table-cell table:style-name="ce1"/>
          <table:table-cell office:value-type="float" office:value="1.1862991751467575" table:formula="of:=[.O61]/[.$B$5]" table:style-name="ce1">
            <text:p>1.186299175</text:p>
          </table:table-cell>
          <table:table-cell office:value-type="float" office:value="0.41142589243855066" table:formula="of:=[.P61]/[.$H$5]" table:style-name="ce1">
            <text:p>0.41142589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64762265363257" table:style-name="ce1">
            <text:p>3.647622654</text:p>
          </table:table-cell>
          <table:table-cell office:value-type="float" office:value="0.45423184223184199" table:style-name="ce1">
            <text:p>0.454231842</text:p>
          </table:table-cell>
          <table:table-cell table:style-name="ce1"/>
          <table:table-cell office:value-type="float" office:value="1.195941853650023" table:formula="of:=[.O62]/[.$B$5]" table:style-name="ce1">
            <text:p>1.195941854</text:p>
          </table:table-cell>
          <table:table-cell office:value-type="float" office:value="1.9165900516111478" table:formula="of:=[.P62]/[.$H$5]" table:style-name="ce1">
            <text:p>1.9165900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7108545179177099" table:style-name="ce1">
            <text:p>3.710854518</text:p>
          </table:table-cell>
          <table:table-cell office:value-type="float" office:value="9.5741269841269794E-2" table:style-name="ce1">
            <text:p>0.09574127</text:p>
          </table:table-cell>
          <table:table-cell table:style-name="ce1"/>
          <table:table-cell office:value-type="float" office:value="1.2166736124320361" table:formula="of:=[.O63]/[.$B$5]" table:style-name="ce1">
            <text:p>1.216673612</text:p>
          </table:table-cell>
          <table:table-cell office:value-type="float" office:value="0.40397160270577975" table:formula="of:=[.P63]/[.$H$5]" table:style-name="ce1">
            <text:p>0.40397160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7285006195786901" table:style-name="ce1">
            <text:p>3.72850062</text:p>
          </table:table-cell>
          <table:table-cell office:value-type="float" office:value="0.45084126984126899" table:style-name="ce1">
            <text:p>0.45084127</text:p>
          </table:table-cell>
          <table:table-cell table:style-name="ce1"/>
          <table:table-cell office:value-type="float" office:value="1.2224592195339967" table:formula="of:=[.O64]/[.$B$5]" table:style-name="ce1">
            <text:p>1.22245922</text:p>
          </table:table-cell>
          <table:table-cell office:value-type="float" office:value="1.9022838389926962" table:formula="of:=[.P64]/[.$H$5]" table:style-name="ce1">
            <text:p>1.90228383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88290400911219" table:style-name="ce1">
            <text:p>3.882904009</text:p>
          </table:table-cell>
          <table:table-cell office:value-type="float" office:value="0.44212960776597099" table:style-name="ce1">
            <text:p>0.442129608</text:p>
          </table:table-cell>
          <table:table-cell table:style-name="ce1"/>
          <table:table-cell office:value-type="float" office:value="1.2730832816761279" table:formula="of:=[.O65]/[.$B$5]" table:style-name="ce1">
            <text:p>1.273083282</text:p>
          </table:table-cell>
          <table:table-cell office:value-type="float" office:value="1.8655257711644346" table:formula="of:=[.P65]/[.$H$5]" table:style-name="ce1">
            <text:p>1.86552577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8917270599426699" table:style-name="ce1">
            <text:p>3.89172706</text:p>
          </table:table-cell>
          <table:table-cell office:value-type="float" office:value="9.3857798766889697E-2" table:style-name="ce1">
            <text:p>0.093857799</text:p>
          </table:table-cell>
          <table:table-cell table:style-name="ce1"/>
          <table:table-cell office:value-type="float" office:value="1.2759760852271049" table:formula="of:=[.O66]/[.$B$5]" table:style-name="ce1">
            <text:p>1.275976085</text:p>
          </table:table-cell>
          <table:table-cell office:value-type="float" office:value="0.39602446737084263" table:formula="of:=[.P66]/[.$H$5]" table:style-name="ce1">
            <text:p>0.39602446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3.9953979072008798" table:style-name="ce1">
            <text:p>3.995397907</text:p>
          </table:table-cell>
          <table:table-cell office:value-type="float" office:value="0.43638672438672399" table:style-name="ce1">
            <text:p>0.436386724</text:p>
          </table:table-cell>
          <table:table-cell table:style-name="ce1"/>
          <table:table-cell office:value-type="float" office:value="1.3099665269511083" table:formula="of:=[.O67]/[.$B$5]" table:style-name="ce1">
            <text:p>1.309966527</text:p>
          </table:table-cell>
          <table:table-cell office:value-type="float" office:value="1.8412941957245739" table:formula="of:=[.P67]/[.$H$5]" table:style-name="ce1">
            <text:p>1.84129419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0681880765523903" table:style-name="ce1">
            <text:p>4.068188077</text:p>
          </table:table-cell>
          <table:table-cell office:value-type="float" office:value="0.43257976591309899" table:style-name="ce1">
            <text:p>0.432579766</text:p>
          </table:table-cell>
          <table:table-cell table:style-name="ce1"/>
          <table:table-cell office:value-type="float" office:value="1.3338321562466855" table:formula="of:=[.O68]/[.$B$5]" table:style-name="ce1">
            <text:p>1.333832156</text:p>
          </table:table-cell>
          <table:table-cell office:value-type="float" office:value="1.8252310798021056" table:formula="of:=[.P68]/[.$H$5]" table:style-name="ce1">
            <text:p>1.8252310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0770111273828702" table:style-name="ce1">
            <text:p>4.077011127</text:p>
          </table:table-cell>
          <table:table-cell office:value-type="float" office:value="9.3225108225108197E-2" table:style-name="ce1">
            <text:p>0.093225108</text:p>
          </table:table-cell>
          <table:table-cell table:style-name="ce1"/>
          <table:table-cell office:value-type="float" office:value="1.3367249597976625" table:formula="of:=[.O69]/[.$B$5]" table:style-name="ce1">
            <text:p>1.33672496</text:p>
          </table:table-cell>
          <table:table-cell office:value-type="float" office:value="0.39335488702577298" table:formula="of:=[.P69]/[.$H$5]" table:style-name="ce1">
            <text:p>0.39335488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2181799406706402" table:style-name="ce1">
            <text:p>4.218179941</text:p>
          </table:table-cell>
          <table:table-cell office:value-type="float" office:value="0.42344090253181099" table:style-name="ce1">
            <text:p>0.423440903</text:p>
          </table:table-cell>
          <table:table-cell table:style-name="ce1"/>
          <table:table-cell office:value-type="float" office:value="1.3830098166133247" table:formula="of:=[.O70]/[.$B$5]" table:style-name="ce1">
            <text:p>1.383009817</text:p>
          </table:table-cell>
          <table:table-cell office:value-type="float" office:value="1.786670474817768" table:formula="of:=[.P70]/[.$H$5]" table:style-name="ce1">
            <text:p>1.78667047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2622951948230696" table:style-name="ce1">
            <text:p>4.262295195</text:p>
          </table:table-cell>
          <table:table-cell office:value-type="float" office:value="9.27870916961826E-2" table:style-name="ce1">
            <text:p>0.092787092</text:p>
          </table:table-cell>
          <table:table-cell table:style-name="ce1"/>
          <table:table-cell office:value-type="float" office:value="1.3974738343682196" table:formula="of:=[.O71]/[.$B$5]" table:style-name="ce1">
            <text:p>1.397473834</text:p>
          </table:table-cell>
          <table:table-cell office:value-type="float" office:value="0.39150671601764814" table:formula="of:=[.P71]/[.$H$5]" table:style-name="ce1">
            <text:p>0.39150671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3193429962574896" table:style-name="ce1">
            <text:p>4.319342996</text:p>
          </table:table-cell>
          <table:table-cell office:value-type="float" office:value="0.41768600288600199" table:style-name="ce1">
            <text:p>0.417686003</text:p>
          </table:table-cell>
          <table:table-cell table:style-name="ce1"/>
          <table:table-cell office:value-type="float" office:value="1.4161780315598327" table:formula="of:=[.O72]/[.$B$5]" table:style-name="ce1">
            <text:p>1.416178032</text:p>
          </table:table-cell>
          <table:table-cell office:value-type="float" office:value="1.7623881978312321" table:formula="of:=[.P72]/[.$H$5]" table:style-name="ce1">
            <text:p>1.76238819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41082447773897" table:style-name="ce1">
            <text:p>4.410824478</text:p>
          </table:table-cell>
          <table:table-cell office:value-type="float" office:value="0.41153643578643501" table:style-name="ce1">
            <text:p>0.411536436</text:p>
          </table:table-cell>
          <table:table-cell table:style-name="ce1"/>
          <table:table-cell office:value-type="float" office:value="1.4461719599144165" table:formula="of:=[.O73]/[.$B$5]" table:style-name="ce1">
            <text:p>1.44617196</text:p>
          </table:table-cell>
          <table:table-cell office:value-type="float" office:value="1.7364406573267301" table:formula="of:=[.P73]/[.$H$5]" table:style-name="ce1">
            <text:p>1.73644065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4387562114327901" table:style-name="ce1">
            <text:p>4.438756211</text:p>
          </table:table-cell>
          <table:table-cell office:value-type="float" office:value="9.4149809786173405E-2" table:style-name="ce1">
            <text:p>0.09414981</text:p>
          </table:table-cell>
          <table:table-cell table:style-name="ce1"/>
          <table:table-cell office:value-type="float" office:value="1.4553299053878002" table:formula="of:=[.O74]/[.$B$5]" table:style-name="ce1">
            <text:p>1.455329905</text:p>
          </table:table-cell>
          <table:table-cell office:value-type="float" office:value="0.39725658137625913" table:formula="of:=[.P74]/[.$H$5]" table:style-name="ce1">
            <text:p>0.39725658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5593537606548704" table:style-name="ce1">
            <text:p>4.559353761</text:p>
          </table:table-cell>
          <table:table-cell office:value-type="float" office:value="9.5189033189033101E-2" table:style-name="ce1">
            <text:p>0.095189033</text:p>
          </table:table-cell>
          <table:table-cell table:style-name="ce1"/>
          <table:table-cell office:value-type="float" office:value="1.4948700854606134" table:formula="of:=[.O75]/[.$B$5]" table:style-name="ce1">
            <text:p>1.494870085</text:p>
          </table:table-cell>
          <table:table-cell office:value-type="float" office:value="0.40164149024908485" table:formula="of:=[.P75]/[.$H$5]" table:style-name="ce1">
            <text:p>0.4016414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5446328213986202" table:style-name="ce1">
            <text:p>4.544632821</text:p>
          </table:table-cell>
          <table:table-cell office:value-type="float" office:value="0.403097468188377" table:style-name="ce1">
            <text:p>0.403097468</text:p>
          </table:table-cell>
          <table:table-cell table:style-name="ce1"/>
          <table:table-cell office:value-type="float" office:value="1.4900435479995477" table:formula="of:=[.O76]/[.$B$5]" table:style-name="ce1">
            <text:p>1.490043548</text:p>
          </table:table-cell>
          <table:table-cell office:value-type="float" office:value="1.700833199107076" table:formula="of:=[.P76]/[.$H$5]" table:style-name="ce1">
            <text:p>1.70083319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6284518042882299" table:style-name="ce1">
            <text:p>4.628451804</text:p>
          </table:table-cell>
          <table:table-cell office:value-type="float" office:value="9.6008946608946599E-2" table:style-name="ce1">
            <text:p>0.096008947</text:p>
          </table:table-cell>
          <table:table-cell table:style-name="ce1"/>
          <table:table-cell office:value-type="float" office:value="1.517525181733846" table:formula="of:=[.O77]/[.$B$5]" table:style-name="ce1">
            <text:p>1.517525182</text:p>
          </table:table-cell>
          <table:table-cell office:value-type="float" office:value="0.40510104054407847" table:formula="of:=[.P77]/[.$H$5]" table:style-name="ce1">
            <text:p>0.405101041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6575678720288396" table:style-name="ce1">
            <text:p>4.657567872</text:p>
          </table:table-cell>
          <table:table-cell office:value-type="float" office:value="0.395271572871572" table:style-name="ce1">
            <text:p>0.395271573</text:p>
          </table:table-cell>
          <table:table-cell table:style-name="ce1"/>
          <table:table-cell office:value-type="float" office:value="1.5270714334520787" table:formula="of:=[.O78]/[.$B$5]" table:style-name="ce1">
            <text:p>1.527071433</text:p>
          </table:table-cell>
          <table:table-cell office:value-type="float" office:value="1.6678125437619074" table:formula="of:=[.P78]/[.$H$5]" table:style-name="ce1">
            <text:p>1.66781254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7372773584669501" table:style-name="ce1">
            <text:p>4.737277358</text:p>
          </table:table-cell>
          <table:table-cell office:value-type="float" office:value="0.38992153679653602" table:style-name="ce1">
            <text:p>0.389921537</text:p>
          </table:table-cell>
          <table:table-cell table:style-name="ce1"/>
          <table:table-cell office:value-type="float" office:value="1.5532056913006396" table:formula="of:=[.O79]/[.$B$5]" table:style-name="ce1">
            <text:p>1.553205691</text:p>
          </table:table-cell>
          <table:table-cell office:value-type="float" office:value="1.6452385518841184" table:formula="of:=[.P79]/[.$H$5]" table:style-name="ce1">
            <text:p>1.64523855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8093243463131898" table:style-name="ce1">
            <text:p>4.809324346</text:p>
          </table:table-cell>
          <table:table-cell office:value-type="float" office:value="9.8627312081857405E-2" table:style-name="ce1">
            <text:p>0.098627312</text:p>
          </table:table-cell>
          <table:table-cell table:style-name="ce1"/>
          <table:table-cell office:value-type="float" office:value="1.5768276545289148" table:formula="of:=[.O80]/[.$B$5]" table:style-name="ce1">
            <text:p>1.576827655</text:p>
          </table:table-cell>
          <table:table-cell office:value-type="float" office:value="0.41614899612598061" table:formula="of:=[.P80]/[.$H$5]" table:style-name="ce1">
            <text:p>0.41614899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8622626512961" table:style-name="ce1">
            <text:p>4.862262651</text:p>
          </table:table-cell>
          <table:table-cell office:value-type="float" office:value="0.380807293716384" table:style-name="ce1">
            <text:p>0.380807294</text:p>
          </table:table-cell>
          <table:table-cell table:style-name="ce1"/>
          <table:table-cell office:value-type="float" office:value="1.594184475834787" table:formula="of:=[.O81]/[.$B$5]" table:style-name="ce1">
            <text:p>1.594184476</text:p>
          </table:table-cell>
          <table:table-cell office:value-type="float" office:value="1.6067818300269368" table:formula="of:=[.P81]/[.$H$5]" table:style-name="ce1">
            <text:p>1.6067818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9622493001055501" table:style-name="ce1">
            <text:p>4.9622493</text:p>
          </table:table-cell>
          <table:table-cell office:value-type="float" office:value="0.373037518037518" table:style-name="ce1">
            <text:p>0.373037518</text:p>
          </table:table-cell>
          <table:table-cell table:style-name="ce1"/>
          <table:table-cell office:value-type="float" office:value="1.626966983641164" table:formula="of:=[.O82]/[.$B$5]" table:style-name="ce1">
            <text:p>1.626966984</text:p>
          </table:table-cell>
          <table:table-cell office:value-type="float" office:value="1.5739979664030297" table:formula="of:=[.P82]/[.$H$5]" table:style-name="ce1">
            <text:p>1.57399796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4.9857853629229103" table:style-name="ce1">
            <text:p>4.985785363</text:p>
          </table:table-cell>
          <table:table-cell office:value-type="float" office:value="0.102764134855043" table:style-name="ce1">
            <text:p>0.102764135</text:p>
          </table:table-cell>
          <table:table-cell table:style-name="ce1"/>
          <table:table-cell office:value-type="float" office:value="1.6346837255484952" table:formula="of:=[.O83]/[.$B$5]" table:style-name="ce1">
            <text:p>1.634683726</text:p>
          </table:table-cell>
          <table:table-cell office:value-type="float" office:value="0.43360394453604645" table:formula="of:=[.P83]/[.$H$5]" table:style-name="ce1">
            <text:p>0.43360394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0504956629491904" table:style-name="ce1">
            <text:p>5.050495663</text:p>
          </table:table-cell>
          <table:table-cell office:value-type="float" office:value="0.36612698412698402" table:style-name="ce1">
            <text:p>0.366126984</text:p>
          </table:table-cell>
          <table:table-cell table:style-name="ce1"/>
          <table:table-cell office:value-type="float" office:value="1.6559002173603903" table:formula="of:=[.O84]/[.$B$5]" table:style-name="ce1">
            <text:p>1.655900217</text:p>
          </table:table-cell>
          <table:table-cell office:value-type="float" office:value="1.5448395954725065" table:formula="of:=[.P84]/[.$H$5]" table:style-name="ce1">
            <text:p>1.54483959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0946029898322296" table:style-name="ce1">
            <text:p>5.09460299</text:p>
          </table:table-cell>
          <table:table-cell office:value-type="float" office:value="0.10571669071669" table:style-name="ce1">
            <text:p>0.105716691</text:p>
          </table:table-cell>
          <table:table-cell table:style-name="ce1"/>
          <table:table-cell office:value-type="float" office:value="1.6703616360105671" table:formula="of:=[.O85]/[.$B$5]" table:style-name="ce1">
            <text:p>1.670361636</text:p>
          </table:table-cell>
          <table:table-cell office:value-type="float" office:value="0.44606198614637133" table:formula="of:=[.P85]/[.$H$5]" table:style-name="ce1">
            <text:p>0.44606198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1710694303631097" table:style-name="ce1">
            <text:p>5.17106943</text:p>
          </table:table-cell>
          <table:table-cell office:value-type="float" office:value="0.356083694083694" table:style-name="ce1">
            <text:p>0.356083694</text:p>
          </table:table-cell>
          <table:table-cell table:style-name="ce1"/>
          <table:table-cell office:value-type="float" office:value="1.6954326001190525" table:formula="of:=[.O86]/[.$B$5]" table:style-name="ce1">
            <text:p>1.6954326</text:p>
          </table:table-cell>
          <table:table-cell office:value-type="float" office:value="1.5024628442349959" table:formula="of:=[.P86]/[.$H$5]" table:style-name="ce1">
            <text:p>1.50246284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1754809557783501" table:style-name="ce1">
            <text:p>5.175480956</text:p>
          </table:table-cell>
          <table:table-cell office:value-type="float" office:value="0.108000865800865" table:style-name="ce1">
            <text:p>0.108000866</text:p>
          </table:table-cell>
          <table:table-cell table:style-name="ce1"/>
          <table:table-cell office:value-type="float" office:value="1.6968790018945412" table:formula="of:=[.O87]/[.$B$5]" table:style-name="ce1">
            <text:p>1.696879002</text:p>
          </table:table-cell>
          <table:table-cell office:value-type="float" office:value="0.45569985569985233" table:formula="of:=[.P87]/[.$H$5]" table:style-name="ce1">
            <text:p>0.455699856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3122382436508797" table:style-name="ce1">
            <text:p>5.312238244</text:p>
          </table:table-cell>
          <table:table-cell office:value-type="float" office:value="0.342797192706283" table:style-name="ce1">
            <text:p>0.342797193</text:p>
          </table:table-cell>
          <table:table-cell table:style-name="ce1"/>
          <table:table-cell office:value-type="float" office:value="1.7417174569347147" table:formula="of:=[.O88]/[.$B$5]" table:style-name="ce1">
            <text:p>1.741717457</text:p>
          </table:table-cell>
          <table:table-cell office:value-type="float" office:value="1.4464016569885361" table:formula="of:=[.P88]/[.$H$5]" table:style-name="ce1">
            <text:p>1.44640165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3387073961423397" table:style-name="ce1">
            <text:p>5.338707396</text:p>
          </table:table-cell>
          <table:table-cell office:value-type="float" office:value="0.114493244129607" table:style-name="ce1">
            <text:p>0.114493244</text:p>
          </table:table-cell>
          <table:table-cell table:style-name="ce1"/>
          <table:table-cell office:value-type="float" office:value="1.7503958675876525" table:formula="of:=[.O89]/[.$B$5]" table:style-name="ce1">
            <text:p>1.750395868</text:p>
          </table:table-cell>
          <table:table-cell office:value-type="float" office:value="0.48309385708694941" table:formula="of:=[.P89]/[.$H$5]" table:style-name="ce1">
            <text:p>0.48309385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40634285857334" table:style-name="ce1">
            <text:p>5.406342859</text:p>
          </table:table-cell>
          <table:table-cell office:value-type="float" office:value="0.33417085137085101" table:style-name="ce1">
            <text:p>0.334170851</text:p>
          </table:table-cell>
          <table:table-cell table:style-name="ce1"/>
          <table:table-cell office:value-type="float" office:value="1.7725714290404395" table:formula="of:=[.O90]/[.$B$5]" table:style-name="ce1">
            <text:p>1.772571429</text:p>
          </table:table-cell>
          <table:table-cell office:value-type="float" office:value="1.4100035922820717" table:formula="of:=[.P90]/[.$H$5]" table:style-name="ce1">
            <text:p>1.41000359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4747452843177697" table:style-name="ce1">
            <text:p>5.474745284</text:p>
          </table:table-cell>
          <table:table-cell office:value-type="float" office:value="0.119591269841269" table:style-name="ce1">
            <text:p>0.11959127</text:p>
          </table:table-cell>
          <table:table-cell table:style-name="ce1"/>
          <table:table-cell office:value-type="float" office:value="1.7949984538746786" table:formula="of:=[.O91]/[.$B$5]" table:style-name="ce1">
            <text:p>1.794998454</text:p>
          </table:table-cell>
          <table:table-cell office:value-type="float" office:value="0.50460451409818141" table:formula="of:=[.P91]/[.$H$5]" table:style-name="ce1">
            <text:p>0.50460451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4798762094301097" table:style-name="ce1">
            <text:p>5.479876209</text:p>
          </table:table-cell>
          <table:table-cell office:value-type="float" office:value="0.32643434343434302" table:style-name="ce1">
            <text:p>0.326434343</text:p>
          </table:table-cell>
          <table:table-cell table:style-name="ce1"/>
          <table:table-cell office:value-type="float" office:value="1.7966807244033147" table:formula="of:=[.O92]/[.$B$5]" table:style-name="ce1">
            <text:p>1.796680724</text:p>
          </table:table-cell>
          <table:table-cell office:value-type="float" office:value="1.3773600988790846" table:formula="of:=[.P92]/[.$H$5]" table:style-name="ce1">
            <text:p>1.37736009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5593074487126497" table:style-name="ce1">
            <text:p>5.559307449</text:p>
          </table:table-cell>
          <table:table-cell office:value-type="float" office:value="0.12546721180054499" table:style-name="ce1">
            <text:p>0.125467212</text:p>
          </table:table-cell>
          <table:table-cell table:style-name="ce1"/>
          <table:table-cell office:value-type="float" office:value="1.8227237536762786" table:formula="of:=[.O93]/[.$B$5]" table:style-name="ce1">
            <text:p>1.822723754</text:p>
          </table:table-cell>
          <table:table-cell office:value-type="float" office:value="0.52939751814575942" table:formula="of:=[.P93]/[.$H$5]" table:style-name="ce1">
            <text:p>0.52939751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5945758702264197" table:style-name="ce1">
            <text:p>5.59457587</text:p>
          </table:table-cell>
          <table:table-cell office:value-type="float" office:value="0.31408277581004801" table:style-name="ce1">
            <text:p>0.314082776</text:p>
          </table:table-cell>
          <table:table-cell table:style-name="ce1"/>
          <table:table-cell office:value-type="float" office:value="1.8342871705660393" table:formula="of:=[.O94]/[.$B$5]" table:style-name="ce1">
            <text:p>1.834287171</text:p>
          </table:table-cell>
          <table:table-cell office:value-type="float" office:value="1.3252437797892322" table:formula="of:=[.P94]/[.$H$5]" table:style-name="ce1">
            <text:p>1.3252437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6739833277007898" table:style-name="ce1">
            <text:p>5.673983328</text:p>
          </table:table-cell>
          <table:table-cell office:value-type="float" office:value="0.13274393283484101" table:style-name="ce1">
            <text:p>0.132743933</text:p>
          </table:table-cell>
          <table:table-cell table:style-name="ce1"/>
          <table:table-cell office:value-type="float" office:value="1.8603224025248493" table:formula="of:=[.O95]/[.$B$5]" table:style-name="ce1">
            <text:p>1.860322403</text:p>
          </table:table-cell>
          <table:table-cell office:value-type="float" office:value="0.56010098242548956" table:formula="of:=[.P95]/[.$H$5]" table:style-name="ce1">
            <text:p>0.56010098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6592861702527104" table:style-name="ce1">
            <text:p>5.65928617</text:p>
          </table:table-cell>
          <table:table-cell office:value-type="float" office:value="0.307005772005772" table:style-name="ce1">
            <text:p>0.307005772</text:p>
          </table:table-cell>
          <table:table-cell table:style-name="ce1"/>
          <table:table-cell office:value-type="float" office:value="1.855503662377938" table:formula="of:=[.O96]/[.$B$5]" table:style-name="ce1">
            <text:p>1.855503662</text:p>
          </table:table-cell>
          <table:table-cell office:value-type="float" office:value="1.2953830042437637" table:formula="of:=[.P96]/[.$H$5]" table:style-name="ce1">
            <text:p>1.29538300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7269216326837098" table:style-name="ce1">
            <text:p>5.726921633</text:p>
          </table:table-cell>
          <table:table-cell office:value-type="float" office:value="0.29821684376229801" table:style-name="ce1">
            <text:p>0.298216844</text:p>
          </table:table-cell>
          <table:table-cell table:style-name="ce1"/>
          <table:table-cell office:value-type="float" office:value="1.8776792238307247" table:formula="of:=[.O97]/[.$B$5]" table:style-name="ce1">
            <text:p>1.877679224</text:p>
          </table:table-cell>
          <table:table-cell office:value-type="float" office:value="1.2582989188282616" table:formula="of:=[.P97]/[.$H$5]" table:style-name="ce1">
            <text:p>1.25829891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79869037337438" table:style-name="ce1">
            <text:p>5.798690373</text:p>
          </table:table-cell>
          <table:table-cell office:value-type="float" office:value="0.14119278499278401" table:style-name="ce1">
            <text:p>0.141192785</text:p>
          </table:table-cell>
          <table:table-cell table:style-name="ce1"/>
          <table:table-cell office:value-type="float" office:value="1.9012099584834035" table:formula="of:=[.O98]/[.$B$5]" table:style-name="ce1">
            <text:p>1.901209958</text:p>
          </table:table-cell>
          <table:table-cell office:value-type="float" office:value="0.59575014764887768" table:formula="of:=[.P98]/[.$H$5]" table:style-name="ce1">
            <text:p>0.595750148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8504443443105103" table:style-name="ce1">
            <text:p>5.850444344</text:p>
          </table:table-cell>
          <table:table-cell office:value-type="float" office:value="0.28186422668240801" table:style-name="ce1">
            <text:p>0.281864227</text:p>
          </table:table-cell>
          <table:table-cell table:style-name="ce1"/>
          <table:table-cell office:value-type="float" office:value="1.9181784735444298" table:formula="of:=[.O99]/[.$B$5]" table:style-name="ce1">
            <text:p>1.918178474</text:p>
          </table:table-cell>
          <table:table-cell office:value-type="float" office:value="1.1893005345249283" table:formula="of:=[.P99]/[.$H$5]" table:style-name="ce1">
            <text:p>1.18930053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8504443443105103" table:style-name="ce1">
            <text:p>5.850444344</text:p>
          </table:table-cell>
          <table:table-cell office:value-type="float" office:value="0.14773015873015799" table:style-name="ce1">
            <text:p>0.147730159</text:p>
          </table:table-cell>
          <table:table-cell table:style-name="ce1"/>
          <table:table-cell office:value-type="float" office:value="1.9181784735444298" table:formula="of:=[.O100]/[.$B$5]" table:style-name="ce1">
            <text:p>1.918178474</text:p>
          </table:table-cell>
          <table:table-cell office:value-type="float" office:value="0.62333400308083542" table:formula="of:=[.P100]/[.$H$5]" table:style-name="ce1">
            <text:p>0.623334003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9563209542763396" table:style-name="ce1">
            <text:p>5.956320954</text:p>
          </table:table-cell>
          <table:table-cell office:value-type="float" office:value="0.16082565918929501" table:style-name="ce1">
            <text:p>0.160825659</text:p>
          </table:table-cell>
          <table:table-cell table:style-name="ce1"/>
          <table:table-cell office:value-type="float" office:value="1.952892116156177" table:formula="of:=[.O101]/[.$B$5]" table:style-name="ce1">
            <text:p>1.952892116</text:p>
          </table:table-cell>
          <table:table-cell office:value-type="float" office:value="0.67858927927972579" table:formula="of:=[.P101]/[.$H$5]" table:style-name="ce1">
            <text:p>0.678589279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5.9607324796915799" table:style-name="ce1">
            <text:p>5.96073248</text:p>
          </table:table-cell>
          <table:table-cell office:value-type="float" office:value="0.26362813852813799" table:style-name="ce1">
            <text:p>0.263628139</text:p>
          </table:table-cell>
          <table:table-cell table:style-name="ce1"/>
          <table:table-cell office:value-type="float" office:value="1.9543385179316657" table:formula="of:=[.O102]/[.$B$5]" table:style-name="ce1">
            <text:p>1.954338518</text:p>
          </table:table-cell>
          <table:table-cell office:value-type="float" office:value="1.1123550148866583" table:formula="of:=[.P102]/[.$H$5]" table:style-name="ce1">
            <text:p>1.112355015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6.0445514625811896" table:style-name="ce1">
            <text:p>6.044551463</text:p>
          </table:table-cell>
          <table:table-cell office:value-type="float" office:value="0.24344531024530999" table:style-name="ce1">
            <text:p>0.24344531</text:p>
          </table:table-cell>
          <table:table-cell table:style-name="ce1"/>
          <table:table-cell office:value-type="float" office:value="1.9818201516659639" table:formula="of:=[.O103]/[.$B$5]" table:style-name="ce1">
            <text:p>1.981820152</text:p>
          </table:table-cell>
          <table:table-cell office:value-type="float" office:value="1.0271954018789451" table:formula="of:=[.P103]/[.$H$5]" table:style-name="ce1">
            <text:p>1.027195402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6.0577860388269196" table:style-name="ce1">
            <text:p>6.057786039</text:p>
          </table:table-cell>
          <table:table-cell office:value-type="float" office:value="0.178703222703222" table:style-name="ce1">
            <text:p>0.178703223</text:p>
          </table:table-cell>
          <table:table-cell table:style-name="ce1"/>
          <table:table-cell office:value-type="float" office:value="1.9861593569924327" table:formula="of:=[.O104]/[.$B$5]" table:style-name="ce1">
            <text:p>1.986159357</text:p>
          </table:table-cell>
          <table:table-cell office:value-type="float" office:value="0.75402203672245571" table:formula="of:=[.P104]/[.$H$5]" table:style-name="ce1">
            <text:p>0.754022037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6.0974897675641104" table:style-name="ce1">
            <text:p>6.097489768</text:p>
          </table:table-cell>
          <table:table-cell office:value-type="float" office:value="0.22270418470418399" table:style-name="ce1">
            <text:p>0.222704185</text:p>
          </table:table-cell>
          <table:table-cell table:style-name="ce1"/>
          <table:table-cell office:value-type="float" office:value="1.9991769729718396" table:formula="of:=[.O105]/[.$B$5]" table:style-name="ce1">
            <text:p>1.999176973</text:p>
          </table:table-cell>
          <table:table-cell office:value-type="float" office:value="0.93968010423706327" table:formula="of:=[.P105]/[.$H$5]" table:style-name="ce1">
            <text:p>0.939680104</text:p>
          </table:table-cell>
          <table:table-cell table:number-columns-repeated="16365"/>
        </table:table-row>
        <table:table-row table:style-name="ro1">
          <table:table-cell table:number-columns-repeated="14"/>
          <table:table-cell office:value-type="float" office:value="6.1063128183946001" table:style-name="ce1">
            <text:p>6.106312818</text:p>
          </table:table-cell>
          <table:table-cell office:value-type="float" office:value="0.20075468975468899" table:style-name="ce1">
            <text:p>0.20075469</text:p>
          </table:table-cell>
          <table:table-cell table:style-name="ce1"/>
          <table:table-cell office:value-type="float" office:value="2.0020697765228199" table:formula="of:=[.O106]/[.$B$5]" table:style-name="ce1">
            <text:p>2.002069777</text:p>
          </table:table-cell>
          <table:table-cell office:value-type="float" office:value="0.84706620149657808" table:formula="of:=[.P106]/[.$H$5]" table:style-name="ce1">
            <text:p>0.847066201</text:p>
          </table:table-cell>
          <table:table-cell table:number-columns-repeated="16365"/>
        </table:table-row>
        <table:table-row table:number-rows-repeated="1048470" table:style-name="ro1">
          <table:table-cell table:number-columns-repeated="16384"/>
        </table:table-row>
      </table:table>
      <table:table table:name="Fig_6_Aux__Hbb_(80)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plot is for Fig.6, which combined 7 8 and 13 TeV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VH Hbb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mu</text:p>
          </table:table-cell>
          <table:table-cell office:value-type="string" table:style-name="ce1">
            <text:p>WH</text:p>
          </table:table-cell>
          <table:table-cell office:value-type="string" table:style-name="ce1">
            <text:p>ZH</text:p>
          </table:table-cell>
          <table:table-cell table:style-name="ce1"/>
          <table:table-cell office:value-type="string" table:style-name="ce1">
            <text:p>Fig. 6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56553142740383799" table:style-name="ce1">
            <text:p>0.565531427</text:p>
          </table:table-cell>
          <table:table-cell office:value-type="float" office:value="0.95916652761303001" table:style-name="ce1">
            <text:p>0.959166528</text:p>
          </table:table-cell>
          <table:table-cell table:style-name="ce1"/>
          <table:table-cell office:value-type="string" table:style-name="ce1">
            <text:p>WH</text:p>
          </table:table-cell>
          <table:table-cell office:value-type="float" office:value="1.08" table:style-name="ce1">
            <text:p>1.08</text:p>
          </table:table-cell>
          <table:table-cell office:value-type="float" office:value="0.38" table:style-name="ce1">
            <text:p>0.38</text:p>
          </table:table-cell>
          <table:table-cell office:value-type="float" office:value="0.35" table:style-name="ce1">
            <text:p>0.35</text:p>
          </table:table-cell>
          <table:table-cell office:value-type="string" table:style-name="ce1">
            <text:p>Fit well with the digitizer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float" office:value="0.56516486233376995" table:style-name="ce1">
            <text:p>0.565164862</text:p>
          </table:table-cell>
          <table:table-cell office:value-type="float" office:value="0.928623212627668" table:style-name="ce1">
            <text:p>0.928623213</text:p>
          </table:table-cell>
          <table:table-cell table:style-name="ce1"/>
          <table:table-cell office:value-type="string" table:style-name="ce1">
            <text:p>ZH</text:p>
          </table:table-cell>
          <table:table-cell office:value-type="float" office:value="0.92" table:style-name="ce1">
            <text:p>0.92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.27" table:style-name="ce1">
            <text:p>0.27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float" office:value="0.567584191796217" table:style-name="ce1">
            <text:p>0.567584192</text:p>
          </table:table-cell>
          <table:table-cell office:value-type="float" office:value="0.90674534916678795" table:style-name="ce1">
            <text:p>0.906745349</text:p>
          </table:table-cell>
          <table:table-cell table:style-name="ce1"/>
          <table:table-cell table:style-name="ce1">
            <draw:frame draw:z-index="1" draw:id="id13" draw:style-name="a13" draw:name="Chart 2" svg:x="0in" svg:y="0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float" office:value="0.56901786851470304" table:style-name="ce1">
            <text:p>0.569017869</text:p>
          </table:table-cell>
          <table:table-cell office:value-type="float" office:value="0.99272003779178597" table:style-name="ce1">
            <text:p>0.992720038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7080996441281096" table:style-name="ce1">
            <text:p>0.570809964</text:p>
          </table:table-cell>
          <table:table-cell office:value-type="float" office:value="0.88402818746029299" table:style-name="ce1">
            <text:p>0.88402818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7403573702940602" table:style-name="ce1">
            <text:p>0.574035737</text:p>
          </table:table-cell>
          <table:table-cell office:value-type="float" office:value="1.02039077359135" table:style-name="ce1">
            <text:p>1.02039077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7806795280015" table:style-name="ce1">
            <text:p>0.578067953</text:p>
          </table:table-cell>
          <table:table-cell office:value-type="float" office:value="0.85776212676538" table:style-name="ce1">
            <text:p>0.85776212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8129372541674496" table:style-name="ce1">
            <text:p>0.581293725</text:p>
          </table:table-cell>
          <table:table-cell office:value-type="float" office:value="1.0447175643844899" table:style-name="ce1">
            <text:p>1.044717564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8613238434163695" table:style-name="ce1">
            <text:p>0.586132384</text:p>
          </table:table-cell>
          <table:table-cell office:value-type="float" office:value="0.83144697062991602" table:style-name="ce1">
            <text:p>0.831446971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9016460011238103" table:style-name="ce1">
            <text:p>0.5901646</text:p>
          </table:table-cell>
          <table:table-cell office:value-type="float" office:value="1.06753057909397" table:style-name="ce1">
            <text:p>1.06753057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9500325903727302" table:style-name="ce1">
            <text:p>0.595003259</text:p>
          </table:table-cell>
          <table:table-cell office:value-type="float" office:value="0.80856849533303898" table:style-name="ce1">
            <text:p>0.80856849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59822903165386798" table:style-name="ce1">
            <text:p>0.598229032</text:p>
          </table:table-cell>
          <table:table-cell office:value-type="float" office:value="1.0884616019156499" table:style-name="ce1">
            <text:p>1.08846160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0.60754793032403098" table:style-name="ce1">
            <text:p>0.60754793</text:p>
          </table:table-cell>
          <table:table-cell office:value-type="float" office:value="0.78706469237159604" table:style-name="ce1">
            <text:p>0.78706469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60871279265780098" table:style-name="ce1">
            <text:p>0.608712793</text:p>
          </table:table-cell>
          <table:table-cell office:value-type="float" office:value="1.1108491228070101" table:style-name="ce1">
            <text:p>1.1108491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322876943247796" table:style-name="ce1">
            <text:p>0.623228769</text:p>
          </table:table-cell>
          <table:table-cell office:value-type="float" office:value="1.13387488442554" table:style-name="ce1">
            <text:p>1.1338748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2080943997003202" table:style-name="ce1">
            <text:p>0.62080944</text:p>
          </table:table-cell>
          <table:table-cell office:value-type="float" office:value="0.76587015728736796" table:style-name="ce1">
            <text:p>0.7658701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451897359055998" table:style-name="ce1">
            <text:p>0.634518974</text:p>
          </table:table-cell>
          <table:table-cell office:value-type="float" office:value="0.74602090407076005" table:style-name="ce1">
            <text:p>0.7460209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3935763251545197" table:style-name="ce1">
            <text:p>0.639357633</text:p>
          </table:table-cell>
          <table:table-cell office:value-type="float" office:value="1.1575192485950201" table:style-name="ce1">
            <text:p>1.1575192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1454279827683" table:style-name="ce1">
            <text:p>0.65145428</text:p>
          </table:table-cell>
          <table:table-cell office:value-type="float" office:value="0.72446800566876601" table:style-name="ce1">
            <text:p>0.7244680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5629293875257499" table:style-name="ce1">
            <text:p>0.656292939</text:p>
          </table:table-cell>
          <table:table-cell office:value-type="float" office:value="1.17857851465838" table:style-name="ce1">
            <text:p>1.1785785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6919602921895505" table:style-name="ce1">
            <text:p>0.669196029</text:p>
          </table:table-cell>
          <table:table-cell office:value-type="float" office:value="0.70431655893341705" table:style-name="ce1">
            <text:p>0.7043165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7403468814384704" table:style-name="ce1">
            <text:p>0.674034688</text:p>
          </table:table-cell>
          <table:table-cell office:value-type="float" office:value="1.1971455176304899" table:style-name="ce1">
            <text:p>1.1971455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8693777861022698" table:style-name="ce1">
            <text:p>0.686937779</text:p>
          </table:table-cell>
          <table:table-cell office:value-type="float" office:value="0.68690999364706895" table:style-name="ce1">
            <text:p>0.6869099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9177643753511897" table:style-name="ce1">
            <text:p>0.691776438</text:p>
          </table:table-cell>
          <table:table-cell office:value-type="float" office:value="1.21404625110509" table:style-name="ce1">
            <text:p>1.2140462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4840816632328" table:style-name="ce1">
            <text:p>0.704840817</text:p>
          </table:table-cell>
          <table:table-cell office:value-type="float" office:value="0.67080668914626296" table:style-name="ce1">
            <text:p>0.6708066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0951818692639101" table:style-name="ce1">
            <text:p>0.709518187</text:p>
          </table:table-cell>
          <table:table-cell office:value-type="float" office:value="1.2292182299760499" table:style-name="ce1">
            <text:p>1.229218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242127739276996" table:style-name="ce1">
            <text:p>0.722421277</text:p>
          </table:table-cell>
          <table:table-cell office:value-type="float" office:value="0.65676836862985399" table:style-name="ce1">
            <text:p>0.6567683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2725993631766195" table:style-name="ce1">
            <text:p>0.727259936</text:p>
          </table:table-cell>
          <table:table-cell office:value-type="float" office:value="1.2430274384365501" table:style-name="ce1">
            <text:p>1.2430274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0163026784042" table:style-name="ce1">
            <text:p>0.740163027</text:p>
          </table:table-cell>
          <table:table-cell office:value-type="float" office:value="0.64361674152461301" table:style-name="ce1">
            <text:p>0.6436167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4500168570893399" table:style-name="ce1">
            <text:p>0.745001686</text:p>
          </table:table-cell>
          <table:table-cell office:value-type="float" office:value="1.2557029885425099" table:style-name="ce1">
            <text:p>1.2557029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790477617531404" table:style-name="ce1">
            <text:p>0.757904776</text:p>
          </table:table-cell>
          <table:table-cell office:value-type="float" office:value="0.63187846801099801" table:style-name="ce1">
            <text:p>0.6318784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274343510020604" table:style-name="ce1">
            <text:p>0.762743435</text:p>
          </table:table-cell>
          <table:table-cell office:value-type="float" office:value="1.2673073654000699" table:style-name="ce1">
            <text:p>1.2673073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484008241243696" table:style-name="ce1">
            <text:p>0.774840082</text:p>
          </table:table-cell>
          <table:table-cell office:value-type="float" office:value="0.62239858476274101" table:style-name="ce1">
            <text:p>0.6223985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048518449147797" table:style-name="ce1">
            <text:p>0.780485184</text:p>
          </table:table-cell>
          <table:table-cell office:value-type="float" office:value="1.27766204013452" table:style-name="ce1">
            <text:p>1.277662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338827495785702" table:style-name="ce1">
            <text:p>0.793388275</text:p>
          </table:table-cell>
          <table:table-cell office:value-type="float" office:value="0.610410370824502" table:style-name="ce1">
            <text:p>0.6104103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822693388274901" table:style-name="ce1">
            <text:p>0.798226934</text:p>
          </table:table-cell>
          <table:table-cell office:value-type="float" office:value="1.28694554162057" table:style-name="ce1">
            <text:p>1.2869455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113002434912895" table:style-name="ce1">
            <text:p>0.811130024</text:p>
          </table:table-cell>
          <table:table-cell office:value-type="float" office:value="0.60148392708791298" table:style-name="ce1">
            <text:p>0.6014839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758156958231898" table:style-name="ce1">
            <text:p>0.81758157</text:p>
          </table:table-cell>
          <table:table-cell office:value-type="float" office:value="1.29703242304291" table:style-name="ce1">
            <text:p>1.2970324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8871773740401" table:style-name="ce1">
            <text:p>0.828871774</text:p>
          </table:table-cell>
          <table:table-cell office:value-type="float" office:value="0.59264674778868998" table:style-name="ce1">
            <text:p>0.5926467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532331897359002" table:style-name="ce1">
            <text:p>0.835323319</text:p>
          </table:table-cell>
          <table:table-cell office:value-type="float" office:value="1.30470916465638" table:style-name="ce1">
            <text:p>1.3047091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661352313167204" table:style-name="ce1">
            <text:p>0.846613523</text:p>
          </table:table-cell>
          <table:table-cell office:value-type="float" office:value="0.58488074173785798" table:style-name="ce1">
            <text:p>0.5848807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306506836486196" table:style-name="ce1">
            <text:p>0.853065068</text:p>
          </table:table-cell>
          <table:table-cell office:value-type="float" office:value="1.3117610552082899" table:style-name="ce1">
            <text:p>1.3117610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435527252294397" table:style-name="ce1">
            <text:p>0.864355273</text:p>
          </table:table-cell>
          <table:table-cell office:value-type="float" office:value="0.57782885118595295" table:style-name="ce1">
            <text:p>0.5778288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112939501779396" table:style-name="ce1">
            <text:p>0.871129395</text:p>
          </table:table-cell>
          <table:table-cell office:value-type="float" office:value="1.3183755500170999" table:style-name="ce1">
            <text:p>1.318375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193573328338604" table:style-name="ce1">
            <text:p>0.881935733</text:p>
          </table:table-cell>
          <table:table-cell office:value-type="float" office:value="0.57143751747055505" table:style-name="ce1">
            <text:p>0.571437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854856714740604" table:style-name="ce1">
            <text:p>0.888548567</text:p>
          </table:table-cell>
          <table:table-cell office:value-type="float" office:value="1.32425807643951" table:style-name="ce1">
            <text:p>1.3242580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983877130548795" table:style-name="ce1">
            <text:p>0.899838771</text:p>
          </table:table-cell>
          <table:table-cell office:value-type="float" office:value="0.56533182995472797" table:style-name="ce1">
            <text:p>0.565331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629031653867798" table:style-name="ce1">
            <text:p>0.906290317</text:p>
          </table:table-cell>
          <table:table-cell office:value-type="float" office:value="1.3297032071188299" table:style-name="ce1">
            <text:p>1.3297032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758052069675999" table:style-name="ce1">
            <text:p>0.917580521</text:p>
          </table:table-cell>
          <table:table-cell office:value-type="float" office:value="0.55988669927540902" table:style-name="ce1">
            <text:p>0.5598866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370948866828995" table:style-name="ce1">
            <text:p>0.923709489</text:p>
          </table:table-cell>
          <table:table-cell office:value-type="float" office:value="1.33398790011239" table:style-name="ce1">
            <text:p>1.3339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451582693388302" table:style-name="ce1">
            <text:p>0.934515827</text:p>
          </table:table-cell>
          <table:table-cell office:value-type="float" office:value="0.55543240385085102" table:style-name="ce1">
            <text:p>0.5554324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128994942873201" table:style-name="ce1">
            <text:p>0.941289949</text:p>
          </table:table-cell>
          <table:table-cell office:value-type="float" office:value="1.33860287152421" table:style-name="ce1">
            <text:p>1.3386028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306401947930297" table:style-name="ce1">
            <text:p>0.953064019</text:p>
          </table:table-cell>
          <table:table-cell office:value-type="float" office:value="0.55051393335198995" table:style-name="ce1">
            <text:p>0.5505139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9515564712493" table:style-name="ce1">
            <text:p>0.959515565</text:p>
          </table:table-cell>
          <table:table-cell office:value-type="float" office:value="1.3423787572247901" table:style-name="ce1">
            <text:p>1.3423787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080576887057501" table:style-name="ce1">
            <text:p>0.970805769</text:p>
          </table:table-cell>
          <table:table-cell office:value-type="float" office:value="0.54667556254525695" table:style-name="ce1">
            <text:p>0.5466755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725731410376504" table:style-name="ce1">
            <text:p>0.977257314</text:p>
          </table:table-cell>
          <table:table-cell office:value-type="float" office:value="1.3451459547831299" table:style-name="ce1">
            <text:p>1.3451459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9031384154336" table:style-name="ce1">
            <text:p>0.989031384</text:p>
          </table:table-cell>
          <table:table-cell office:value-type="float" office:value="0.543354925475247" table:style-name="ce1">
            <text:p>0.5433549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661194980333401" table:style-name="ce1">
            <text:p>0.99661195</text:p>
          </table:table-cell>
          <table:table-cell office:value-type="float" office:value="1.3482702100909301" table:style-name="ce1">
            <text:p>1.348270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66118449147701" table:style-name="ce1">
            <text:p>1.006611845</text:p>
          </table:table-cell>
          <table:table-cell office:value-type="float" office:value="0.54031100816106903" table:style-name="ce1">
            <text:p>0.5403110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59665855029001" table:style-name="ce1">
            <text:p>1.015966586</text:p>
          </table:table-cell>
          <table:table-cell office:value-type="float" office:value="1.3506803498998099" table:style-name="ce1">
            <text:p>1.350680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403101704439" table:style-name="ce1">
            <text:p>1.024031017</text:p>
          </table:table-cell>
          <table:table-cell office:value-type="float" office:value="0.53815080877681498" table:style-name="ce1">
            <text:p>0.5381508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69341075107701" table:style-name="ce1">
            <text:p>1.036934108</text:p>
          </table:table-cell>
          <table:table-cell office:value-type="float" office:value="1.3523763742097701" table:style-name="ce1">
            <text:p>1.352376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161147780483" table:style-name="ce1">
            <text:p>1.041611478</text:p>
          </table:table-cell>
          <table:table-cell office:value-type="float" office:value="0.53599060939256105" table:style-name="ce1">
            <text:p>0.5359906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62887432103301" table:style-name="ce1">
            <text:p>1.056288743</text:p>
          </table:table-cell>
          <table:table-cell office:value-type="float" office:value="1.35362607633289" table:style-name="ce1">
            <text:p>1.3536260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91919385652699" table:style-name="ce1">
            <text:p>1.059191939</text:p>
          </table:table-cell>
          <table:table-cell office:value-type="float" office:value="0.53432136441381795" table:style-name="ce1">
            <text:p>0.5343213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56433789099" table:style-name="ce1">
            <text:p>1.075643379</text:p>
          </table:table-cell>
          <table:table-cell office:value-type="float" office:value="1.3541616629570801" table:style-name="ce1">
            <text:p>1.3541616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600179808953" table:style-name="ce1">
            <text:p>1.076001798</text:p>
          </table:table-cell>
          <table:table-cell office:value-type="float" office:value="0.53285941129518199" table:style-name="ce1">
            <text:p>0.5328594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41915714553201" table:style-name="ce1">
            <text:p>1.094191571</text:p>
          </table:table-cell>
          <table:table-cell office:value-type="float" office:value="0.53275031031617903" table:style-name="ce1">
            <text:p>0.532750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661090091777" table:style-name="ce1">
            <text:p>1.096610901</text:p>
          </table:table-cell>
          <table:table-cell office:value-type="float" office:value="1.3546079851439099" table:style-name="ce1">
            <text:p>1.3546079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27397640007399" table:style-name="ce1">
            <text:p>1.112739764</text:p>
          </table:table-cell>
          <table:table-cell office:value-type="float" office:value="0.53176840150515403" table:style-name="ce1">
            <text:p>0.5317684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596553661734" table:style-name="ce1">
            <text:p>1.115965537</text:p>
          </table:table-cell>
          <table:table-cell office:value-type="float" office:value="1.35362607633289" table:style-name="ce1">
            <text:p>1.3536260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20943997003099" table:style-name="ce1">
            <text:p>1.1320944</text:p>
          </table:table-cell>
          <table:table-cell office:value-type="float" office:value="0.53239325256671499" table:style-name="ce1">
            <text:p>0.5323932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532017231691" table:style-name="ce1">
            <text:p>1.135320172</text:p>
          </table:table-cell>
          <table:table-cell office:value-type="float" office:value="1.3530012252713299" table:style-name="ce1">
            <text:p>1.3530012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30619217081799" table:style-name="ce1">
            <text:p>1.153061922</text:p>
          </table:table-cell>
          <table:table-cell office:value-type="float" office:value="0.53275031031617903" table:style-name="ce1">
            <text:p>0.532750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628769432478" table:style-name="ce1">
            <text:p>1.156287694</text:p>
          </table:table-cell>
          <table:table-cell office:value-type="float" office:value="1.35139446539874" table:style-name="ce1">
            <text:p>1.3513944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24165574077501" table:style-name="ce1">
            <text:p>1.172416557</text:p>
          </table:table-cell>
          <table:table-cell office:value-type="float" office:value="0.53426780575139898" table:style-name="ce1">
            <text:p>0.53426780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56423300243399" table:style-name="ce1">
            <text:p>1.17564233</text:p>
          </table:table-cell>
          <table:table-cell office:value-type="float" office:value="1.3490735900272299" table:style-name="ce1">
            <text:p>1.349073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177119310732" table:style-name="ce1">
            <text:p>1.191771193</text:p>
          </table:table-cell>
          <table:table-cell office:value-type="float" office:value="0.53587456562398506" table:style-name="ce1">
            <text:p>0.5358745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49969657239099" table:style-name="ce1">
            <text:p>1.194996966</text:p>
          </table:table-cell>
          <table:table-cell office:value-type="float" office:value="1.3463956569062501" table:style-name="ce1">
            <text:p>1.3463956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01580970219099" table:style-name="ce1">
            <text:p>1.210158097</text:p>
          </table:table-cell>
          <table:table-cell office:value-type="float" office:value="0.53736528172799503" table:style-name="ce1">
            <text:p>0.537365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273871511519" table:style-name="ce1">
            <text:p>1.212738715</text:p>
          </table:table-cell>
          <table:table-cell office:value-type="float" office:value="1.34353919491054" table:style-name="ce1">
            <text:p>1.3435391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77385577823501" table:style-name="ce1">
            <text:p>1.227738558</text:p>
          </table:table-cell>
          <table:table-cell office:value-type="float" office:value="0.54001643551776202" table:style-name="ce1">
            <text:p>0.540016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09643303989499" table:style-name="ce1">
            <text:p>1.23096433</text:p>
          </table:table-cell>
          <table:table-cell office:value-type="float" office:value="1.33997754385964" table:style-name="ce1">
            <text:p>1.3399775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531901854279" table:style-name="ce1">
            <text:p>1.245319019</text:p>
          </table:table-cell>
          <table:table-cell office:value-type="float" office:value="0.543354925475247" table:style-name="ce1">
            <text:p>0.5433549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85447911593901" table:style-name="ce1">
            <text:p>1.248544791</text:p>
          </table:table-cell>
          <table:table-cell office:value-type="float" office:value="1.33585352685334" table:style-name="ce1">
            <text:p>1.3358535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273819067241" table:style-name="ce1">
            <text:p>1.262738191</text:p>
          </table:table-cell>
          <table:table-cell office:value-type="float" office:value="0.54561331574060301" table:style-name="ce1">
            <text:p>0.5456133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59639632890001" table:style-name="ce1">
            <text:p>1.265963963</text:p>
          </table:table-cell>
          <table:table-cell office:value-type="float" office:value="1.33193481805298" table:style-name="ce1">
            <text:p>1.3319348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04799400636799" table:style-name="ce1">
            <text:p>1.28047994</text:p>
          </table:table-cell>
          <table:table-cell office:value-type="float" office:value="0.54944276010360005" table:style-name="ce1">
            <text:p>0.549442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370571268027" table:style-name="ce1">
            <text:p>1.283705713</text:p>
          </table:table-cell>
          <table:table-cell office:value-type="float" office:value="1.3272930673099499" table:style-name="ce1">
            <text:p>1.3272930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78991121932899" table:style-name="ce1">
            <text:p>1.297899112</text:p>
          </table:table-cell>
          <table:table-cell office:value-type="float" office:value="0.55395954063431396" table:style-name="ce1">
            <text:p>0.5539595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14474620715399" table:style-name="ce1">
            <text:p>1.301447462</text:p>
          </table:table-cell>
          <table:table-cell office:value-type="float" office:value="1.3219372010679999" table:style-name="ce1">
            <text:p>1.3219372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596343884622" table:style-name="ce1">
            <text:p>1.315963439</text:p>
          </table:table-cell>
          <table:table-cell office:value-type="float" office:value="0.55845846827755397" table:style-name="ce1">
            <text:p>0.5584584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85440569394999" table:style-name="ce1">
            <text:p>1.318544057</text:p>
          </table:table-cell>
          <table:table-cell office:value-type="float" office:value="1.3164117323950499" table:style-name="ce1">
            <text:p>1.3164117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28987450833401" table:style-name="ce1">
            <text:p>1.332898745</text:p>
          </table:table-cell>
          <table:table-cell office:value-type="float" office:value="0.56309129257684498" table:style-name="ce1">
            <text:p>0.56309129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693096085409" table:style-name="ce1">
            <text:p>1.336930961</text:p>
          </table:table-cell>
          <table:table-cell office:value-type="float" office:value="1.3097079731488701" table:style-name="ce1">
            <text:p>1.30970797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14469376287599" table:style-name="ce1">
            <text:p>1.351446938</text:p>
          </table:table-cell>
          <table:table-cell office:value-type="float" office:value="0.56952725851092501" table:style-name="ce1">
            <text:p>0.5695272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467271024536" table:style-name="ce1">
            <text:p>1.35467271</text:p>
          </table:table-cell>
          <table:table-cell office:value-type="float" office:value="1.30301314034643" table:style-name="ce1">
            <text:p>1.303013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918868702004" table:style-name="ce1">
            <text:p>1.369188687</text:p>
          </table:table-cell>
          <table:table-cell office:value-type="float" office:value="0.57568650468917104" table:style-name="ce1">
            <text:p>0.5756865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24144596366299" table:style-name="ce1">
            <text:p>1.37241446</text:p>
          </table:table-cell>
          <table:table-cell office:value-type="float" office:value="1.2949793409835" table:style-name="ce1">
            <text:p>1.2949793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693043641131" table:style-name="ce1">
            <text:p>1.386930436</text:p>
          </table:table-cell>
          <table:table-cell office:value-type="float" office:value="0.58264913080371095" table:style-name="ce1">
            <text:p>0.5826491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01562090279" table:style-name="ce1">
            <text:p>1.390156209</text:p>
          </table:table-cell>
          <table:table-cell office:value-type="float" office:value="1.28721333493267" table:style-name="ce1">
            <text:p>1.2872133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46721858025799" table:style-name="ce1">
            <text:p>1.404672186</text:p>
          </table:table-cell>
          <table:table-cell office:value-type="float" office:value="0.59023660797981103" table:style-name="ce1">
            <text:p>0.5902366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789795841918" table:style-name="ce1">
            <text:p>1.407897958</text:p>
          </table:table-cell>
          <table:table-cell office:value-type="float" office:value="1.2784654200708101" table:style-name="ce1">
            <text:p>1.278465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257522382468" table:style-name="ce1">
            <text:p>1.422575224</text:p>
          </table:table-cell>
          <table:table-cell office:value-type="float" office:value="0.59844000977373701" table:style-name="ce1">
            <text:p>0.598440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56397078104499" table:style-name="ce1">
            <text:p>1.425639708</text:p>
          </table:table-cell>
          <table:table-cell office:value-type="float" office:value="1.2690033897100299" table:style-name="ce1">
            <text:p>1.269003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015568458512" table:style-name="ce1">
            <text:p>1.440155685</text:p>
          </table:table-cell>
          <table:table-cell office:value-type="float" office:value="0.607464644391428" table:style-name="ce1">
            <text:p>0.6074646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32201685708901" table:style-name="ce1">
            <text:p>1.443220169</text:p>
          </table:table-cell>
          <table:table-cell office:value-type="float" office:value="1.25926463959341" table:style-name="ce1">
            <text:p>1.259264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78974339763999" table:style-name="ce1">
            <text:p>1.457897434</text:p>
          </table:table-cell>
          <table:table-cell office:value-type="float" office:value="0.61728373250167501" table:style-name="ce1">
            <text:p>0.617283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112320659299" table:style-name="ce1">
            <text:p>1.461123207</text:p>
          </table:table-cell>
          <table:table-cell office:value-type="float" office:value="1.24847256911587" table:style-name="ce1">
            <text:p>1.24847256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56391833676701" table:style-name="ce1">
            <text:p>1.475639183</text:p>
          </table:table-cell>
          <table:table-cell office:value-type="float" office:value="0.62799546498558201" table:style-name="ce1">
            <text:p>0.6279954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88649559842599" table:style-name="ce1">
            <text:p>1.478864956</text:p>
          </table:table-cell>
          <table:table-cell office:value-type="float" office:value="1.23660039894621" table:style-name="ce1">
            <text:p>1.2366003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27357782356201" table:style-name="ce1">
            <text:p>1.492735778</text:p>
          </table:table-cell>
          <table:table-cell office:value-type="float" office:value="0.63879646190685502" table:style-name="ce1">
            <text:p>0.6387964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66067053755301" table:style-name="ce1">
            <text:p>1.496606705</text:p>
          </table:table-cell>
          <table:table-cell office:value-type="float" office:value="1.2238058295904299" table:style-name="ce1">
            <text:p>1.223805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112268215021" table:style-name="ce1">
            <text:p>1.511122682</text:p>
          </table:table-cell>
          <table:table-cell office:value-type="float" office:value="0.65191833419964096" table:style-name="ce1">
            <text:p>0.6519183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434845476681" table:style-name="ce1">
            <text:p>1.514348455</text:p>
          </table:table-cell>
          <table:table-cell office:value-type="float" office:value="1.20964253886171" table:style-name="ce1">
            <text:p>1.2096425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88644315414801" table:style-name="ce1">
            <text:p>1.528864432</text:p>
          </table:table-cell>
          <table:table-cell office:value-type="float" office:value="0.666343467277968" table:style-name="ce1">
            <text:p>0.6663434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27353586814001" table:style-name="ce1">
            <text:p>1.532735359</text:p>
          </table:table-cell>
          <table:table-cell office:value-type="float" office:value="1.1931821766114401" table:style-name="ce1">
            <text:p>1.1931821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660618093275" table:style-name="ce1">
            <text:p>1.546606181</text:p>
          </table:table-cell>
          <table:table-cell office:value-type="float" office:value="0.68137559853038399" table:style-name="ce1">
            <text:p>0.6813755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98319535493501" table:style-name="ce1">
            <text:p>1.549831954</text:p>
          </table:table-cell>
          <table:table-cell office:value-type="float" office:value="1.1773288125352599" table:style-name="ce1">
            <text:p>1.1773288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434793032403" table:style-name="ce1">
            <text:p>1.56434793</text:p>
          </table:table-cell>
          <table:table-cell office:value-type="float" office:value="0.69860363494199995" table:style-name="ce1">
            <text:p>0.6986036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757370294062" table:style-name="ce1">
            <text:p>1.567573703</text:p>
          </table:table-cell>
          <table:table-cell office:value-type="float" office:value="1.1586427903133301" table:style-name="ce1">
            <text:p>1.158642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20896797152999" table:style-name="ce1">
            <text:p>1.58208968</text:p>
          </table:table-cell>
          <table:table-cell office:value-type="float" office:value="0.71761696010093501" table:style-name="ce1">
            <text:p>0.717616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45090091777401" table:style-name="ce1">
            <text:p>1.584509009</text:p>
          </table:table-cell>
          <table:table-cell office:value-type="float" office:value="1.13839166495626" table:style-name="ce1">
            <text:p>1.1383916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90249859524199" table:style-name="ce1">
            <text:p>1.599024986</text:p>
          </table:table-cell>
          <table:table-cell office:value-type="float" office:value="0.73924573327468901" table:style-name="ce1">
            <text:p>0.7392457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063787226072" table:style-name="ce1">
            <text:p>1.600637872</text:p>
          </table:table-cell>
          <table:table-cell office:value-type="float" office:value="1.1168878619948099" table:style-name="ce1">
            <text:p>1.1168878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35409627271" table:style-name="ce1">
            <text:p>1.613540963</text:p>
          </table:table-cell>
          <table:table-cell office:value-type="float" office:value="0.76006220006841496" table:style-name="ce1">
            <text:p>0.76006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51538490354" table:style-name="ce1">
            <text:p>1.615153849</text:p>
          </table:table-cell>
          <table:table-cell office:value-type="float" office:value="1.09375338904363" table:style-name="ce1">
            <text:p>1.0937533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89977898482799" table:style-name="ce1">
            <text:p>1.62899779</text:p>
          </table:table-cell>
          <table:table-cell office:value-type="float" office:value="0.78379166300151304" table:style-name="ce1">
            <text:p>0.7837916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725049634763" table:style-name="ce1">
            <text:p>1.627250496</text:p>
          </table:table-cell>
          <table:table-cell office:value-type="float" office:value="1.0729684836045501" table:style-name="ce1">
            <text:p>1.0729684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79646696813199" table:style-name="ce1">
            <text:p>1.63796467</text:p>
          </table:table-cell>
          <table:table-cell office:value-type="float" office:value="1.0457555822704301" table:style-name="ce1">
            <text:p>1.0457555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95670827019" table:style-name="ce1">
            <text:p>1.639567083</text:p>
          </table:table-cell>
          <table:table-cell office:value-type="float" office:value="0.80568525400612101" table:style-name="ce1">
            <text:p>0.8056852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74115752013401" table:style-name="ce1">
            <text:p>1.647411575</text:p>
          </table:table-cell>
          <table:table-cell office:value-type="float" office:value="1.0213481346821001" table:style-name="ce1">
            <text:p>1.0213481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80388087656801" table:style-name="ce1">
            <text:p>1.648038809</text:p>
          </table:table-cell>
          <table:table-cell office:value-type="float" office:value="0.82830486243463697" table:style-name="ce1">
            <text:p>0.8283048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46695635886799" table:style-name="ce1">
            <text:p>1.654669564</text:p>
          </table:table-cell>
          <table:table-cell office:value-type="float" office:value="0.99842056394467904" table:style-name="ce1">
            <text:p>0.9984205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547600674283" table:style-name="ce1">
            <text:p>1.655476007</text:p>
          </table:table-cell>
          <table:table-cell office:value-type="float" office:value="0.852975321311634" table:style-name="ce1">
            <text:p>0.8529753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950822251357" table:style-name="ce1">
            <text:p>1.659508223</text:p>
          </table:table-cell>
          <table:table-cell office:value-type="float" office:value="0.87543648536382601" table:style-name="ce1">
            <text:p>0.8754364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99114440906499" table:style-name="ce1">
            <text:p>1.659911444</text:p>
          </table:table-cell>
          <table:table-cell office:value-type="float" office:value="0.97338188926354796" table:style-name="ce1">
            <text:p>0.9733818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27339951301701" table:style-name="ce1">
            <text:p>1.662733995</text:p>
          </table:table-cell>
          <table:table-cell office:value-type="float" office:value="0.95006155500170897" table:style-name="ce1">
            <text:p>0.9500615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27339951301701" table:style-name="ce1">
            <text:p>1.662733995</text:p>
          </table:table-cell>
          <table:table-cell office:value-type="float" office:value="0.89745929726823903" table:style-name="ce1">
            <text:p>0.8974592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37420490728601" table:style-name="ce1">
            <text:p>1.663742049</text:p>
          </table:table-cell>
          <table:table-cell office:value-type="float" office:value="0.92355001710404006" table:style-name="ce1">
            <text:p>0.923550017</text:p>
          </table:table-cell>
          <table:table-cell table:number-columns-repeated="16381"/>
        </table:table-row>
        <table:table-row table:number-rows-repeated="1048433" table:style-name="ro1">
          <table:table-cell table:number-columns-repeated="16384"/>
        </table:table-row>
      </table:table>
      <table:table table:name="Fig_14a_HZZ_(80)" table:style-name="ta2">
        <table:table-column table:style-name="co1" table:number-columns-repeated="16384" table:default-cell-style-name="ce1"/>
        <table:table-row table:style-name="ro1">
          <table:table-cell/>
          <table:table-cell table:number-columns-repeated="4" table:style-name="ce1"/>
          <table:table-cell office:value-type="string" table:style-name="ce1">
            <text:p>Cen</text:p>
          </table:table-cell>
          <table:table-cell office:value-type="string" table:style-name="ce1">
            <text:p>Error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VBF</text:p>
          </table:table-cell>
          <table:table-cell office:value-type="string" table:style-name="ce1">
            <text:p>ggF</text:p>
          </table:table-cell>
          <table:table-cell table:style-name="ce1"/>
          <table:table-cell office:value-type="string" table:style-name="ce1">
            <text:p>VBF</text:p>
          </table:table-cell>
          <table:table-cell office:value-type="float" office:value="9.1700000000000004E-2" table:style-name="ce1">
            <text:p>0.0917</text:p>
          </table:table-cell>
          <table:table-cell office:value-type="float" office:value="2.8E-3" table:style-name="ce1">
            <text:p>0.002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0.14781624568377499" table:style-name="ce1">
            <text:p>0.147816246</text:p>
          </table:table-cell>
          <table:table-cell office:value-type="float" office:value="1.31431517888448" table:style-name="ce1">
            <text:p>1.314315179</text:p>
          </table:table-cell>
          <table:table-cell table:style-name="ce1"/>
          <table:table-cell office:value-type="string" table:style-name="ce1">
            <text:p>ggF</text:p>
          </table:table-cell>
          <table:table-cell office:value-type="float" office:value="1.17" table:style-name="ce1">
            <text:p>1.17</text:p>
          </table:table-cell>
          <table:table-cell office:value-type="float" office:value="0.08" table:style-name="ce1">
            <text:p>0.08</text:p>
          </table:table-cell>
          <table:table-cell table:style-name="ce1"/>
          <table:table-cell office:value-type="float" office:value="1.6119546966605778" table:formula="of:=[.B3]/[.$F$2]" table:style-name="ce1">
            <text:p>1.611954697</text:p>
          </table:table-cell>
          <table:table-cell office:value-type="float" office:value="1.1233463067388718" table:formula="of:=[.C3]/[.$F$3]" table:style-name="ce1">
            <text:p>1.12334630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47588019620529" table:style-name="ce1">
            <text:p>0.14758802</text:p>
          </table:table-cell>
          <table:table-cell office:value-type="float" office:value="1.3016550046875901" table:style-name="ce1">
            <text:p>1.301655005</text:p>
          </table:table-cell>
          <table:table-cell table:number-columns-repeated="5" table:style-name="ce1"/>
          <table:table-cell office:value-type="float" office:value="1.609465862819291" table:formula="of:=[.B4]/[.$F$2]" table:style-name="ce1">
            <text:p>1.609465863</text:p>
          </table:table-cell>
          <table:table-cell office:value-type="float" office:value="1.1125256450321284" table:formula="of:=[.C4]/[.$F$3]" table:style-name="ce1">
            <text:p>1.112525645</text:p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14" draw:style-name="a14" draw:name="Chart 3" svg:x="0.0817in" svg:y="0.05719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office:value-type="float" office:value="0.14783906829009999" table:style-name="ce1">
            <text:p>0.147839068</text:p>
          </table:table-cell>
          <table:table-cell office:value-type="float" office:value="1.33433130584155" table:style-name="ce1">
            <text:p>1.334331306</text:p>
          </table:table-cell>
          <table:table-cell table:number-columns-repeated="5" table:style-name="ce1"/>
          <table:table-cell office:value-type="float" office:value="1.6122035800447108" table:formula="of:=[.B5]/[.$F$2]" table:style-name="ce1">
            <text:p>1.61220358</text:p>
          </table:table-cell>
          <table:table-cell office:value-type="float" office:value="1.1404541075568804" table:formula="of:=[.C5]/[.$F$3]" table:style-name="ce1">
            <text:p>1.14045410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4783906829009999" table:style-name="ce1">
            <text:p>0.147839068</text:p>
          </table:table-cell>
          <table:table-cell office:value-type="float" office:value="1.2809408714253201" table:style-name="ce1">
            <text:p>1.280940871</text:p>
          </table:table-cell>
          <table:table-cell table:number-columns-repeated="5" table:style-name="ce1"/>
          <table:table-cell office:value-type="float" office:value="1.6122035800447108" table:formula="of:=[.B6]/[.$F$2]" table:style-name="ce1">
            <text:p>1.61220358</text:p>
          </table:table-cell>
          <table:table-cell office:value-type="float" office:value="1.0948212576284788" table:formula="of:=[.C6]/[.$F$3]" table:style-name="ce1">
            <text:p>1.094821258</text:p>
          </table:table-cell>
          <table:table-cell/>
          <table:table-cell table:style-name="ce1">
            <draw:frame draw:z-index="2" draw:id="id15" draw:style-name="a15" draw:name="Chart 5" svg:x="0in" svg:y="0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/>
          <table:table-cell office:value-type="float" office:value="0.148663942490118" table:style-name="ce1">
            <text:p>0.148663942</text:p>
          </table:table-cell>
          <table:table-cell office:value-type="float" office:value="1.3457019695119901" table:style-name="ce1">
            <text:p>1.34570197</text:p>
          </table:table-cell>
          <table:table-cell table:number-columns-repeated="5" table:style-name="ce1"/>
          <table:table-cell office:value-type="float" office:value="1.6211989366425081" table:formula="of:=[.B7]/[.$F$2]" table:style-name="ce1">
            <text:p>1.621198937</text:p>
          </table:table-cell>
          <table:table-cell office:value-type="float" office:value="1.1501726235145215" table:formula="of:=[.C7]/[.$F$3]" table:style-name="ce1">
            <text:p>1.15017262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48663942490118" table:style-name="ce1">
            <text:p>0.148663942</text:p>
          </table:table-cell>
          <table:table-cell office:value-type="float" office:value="1.27052924857961" table:style-name="ce1">
            <text:p>1.270529249</text:p>
          </table:table-cell>
          <table:table-cell table:number-columns-repeated="5" table:style-name="ce1"/>
          <table:table-cell office:value-type="float" office:value="1.6211989366425081" table:formula="of:=[.B8]/[.$F$2]" table:style-name="ce1">
            <text:p>1.621198937</text:p>
          </table:table-cell>
          <table:table-cell office:value-type="float" office:value="1.0859224346834275" table:formula="of:=[.C8]/[.$F$3]" table:style-name="ce1">
            <text:p>1.0859224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4944099789593299" table:style-name="ce1">
            <text:p>0.149440998</text:p>
          </table:table-cell>
          <table:table-cell office:value-type="float" office:value="1.36259374898715" table:style-name="ce1">
            <text:p>1.362593749</text:p>
          </table:table-cell>
          <table:table-cell table:number-columns-repeated="5" table:style-name="ce1"/>
          <table:table-cell office:value-type="float" office:value="1.629672823292617" table:formula="of:=[.B9]/[.$F$2]" table:style-name="ce1">
            <text:p>1.629672823</text:p>
          </table:table-cell>
          <table:table-cell office:value-type="float" office:value="1.164610041869359" table:formula="of:=[.C9]/[.$F$3]" table:style-name="ce1">
            <text:p>1.16461004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4956054488144199" table:style-name="ce1">
            <text:p>0.149560545</text:p>
          </table:table-cell>
          <table:table-cell office:value-type="float" office:value="1.2506018733591799" table:style-name="ce1">
            <text:p>1.250601873</text:p>
          </table:table-cell>
          <table:table-cell table:number-columns-repeated="5" table:style-name="ce1"/>
          <table:table-cell office:value-type="float" office:value="1.6309764981618537" table:formula="of:=[.B10]/[.$F$2]" table:style-name="ce1">
            <text:p>1.630976498</text:p>
          </table:table-cell>
          <table:table-cell office:value-type="float" office:value="1.0688904900505811" table:formula="of:=[.C10]/[.$F$3]" table:style-name="ce1">
            <text:p>1.0688904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0546807511899" table:style-name="ce1">
            <text:p>0.150546808</text:p>
          </table:table-cell>
          <table:table-cell office:value-type="float" office:value="1.2392742803844601" table:style-name="ce1">
            <text:p>1.23927428</text:p>
          </table:table-cell>
          <table:table-cell table:number-columns-repeated="5" table:style-name="ce1"/>
          <table:table-cell office:value-type="float" office:value="1.6417318158331407" table:formula="of:=[.B11]/[.$F$2]" table:style-name="ce1">
            <text:p>1.641731816</text:p>
          </table:table-cell>
          <table:table-cell office:value-type="float" office:value="1.0592087866533848" table:formula="of:=[.C11]/[.$F$3]" table:style-name="ce1">
            <text:p>1.05920878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081578822929601" table:style-name="ce1">
            <text:p>0.150815788</text:p>
          </table:table-cell>
          <table:table-cell office:value-type="float" office:value="1.3780583855211299" table:style-name="ce1">
            <text:p>1.378058386</text:p>
          </table:table-cell>
          <table:table-cell table:number-columns-repeated="5" table:style-name="ce1"/>
          <table:table-cell office:value-type="float" office:value="1.6446650842889421" table:formula="of:=[.B12]/[.$F$2]" table:style-name="ce1">
            <text:p>1.644665084</text:p>
          </table:table-cell>
          <table:table-cell office:value-type="float" office:value="1.1778276799325897" table:formula="of:=[.C12]/[.$F$3]" table:style-name="ce1">
            <text:p>1.1778276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225035205541501" table:style-name="ce1">
            <text:p>0.152250352</text:p>
          </table:table-cell>
          <table:table-cell office:value-type="float" office:value="1.21883919302356" table:style-name="ce1">
            <text:p>1.218839193</text:p>
          </table:table-cell>
          <table:table-cell table:number-columns-repeated="5" table:style-name="ce1"/>
          <table:table-cell office:value-type="float" office:value="1.6603091827199019" table:formula="of:=[.B13]/[.$F$2]" table:style-name="ce1">
            <text:p>1.660309183</text:p>
          </table:table-cell>
          <table:table-cell office:value-type="float" office:value="1.0417429000201368" table:formula="of:=[.C13]/[.$F$3]" table:style-name="ce1">
            <text:p>1.041742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256117421774101" table:style-name="ce1">
            <text:p>0.152561174</text:p>
          </table:table-cell>
          <table:table-cell office:value-type="float" office:value="1.3954227806527499" table:style-name="ce1">
            <text:p>1.395422781</text:p>
          </table:table-cell>
          <table:table-cell table:number-columns-repeated="5" table:style-name="ce1"/>
          <table:table-cell office:value-type="float" office:value="1.6636987373799454" table:formula="of:=[.B14]/[.$F$2]" table:style-name="ce1">
            <text:p>1.663698737</text:p>
          </table:table-cell>
          <table:table-cell office:value-type="float" office:value="1.1926690432929488" table:formula="of:=[.C14]/[.$F$3]" table:style-name="ce1">
            <text:p>1.1926690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329638817862601" table:style-name="ce1">
            <text:p>0.153296388</text:p>
          </table:table-cell>
          <table:table-cell office:value-type="float" office:value="1.20843162887177" table:style-name="ce1">
            <text:p>1.208431629</text:p>
          </table:table-cell>
          <table:table-cell table:number-columns-repeated="5" table:style-name="ce1"/>
          <table:table-cell office:value-type="float" office:value="1.6717163378258015" table:formula="of:=[.B15]/[.$F$2]" table:style-name="ce1">
            <text:p>1.671716338</text:p>
          </table:table-cell>
          <table:table-cell office:value-type="float" office:value="1.0328475460442479" table:formula="of:=[.C15]/[.$F$3]" table:style-name="ce1">
            <text:p>1.0328475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516729850185601" table:style-name="ce1">
            <text:p>0.155167299</text:p>
          </table:table-cell>
          <table:table-cell office:value-type="float" office:value="1.4088226893873299" table:style-name="ce1">
            <text:p>1.408822689</text:p>
          </table:table-cell>
          <table:table-cell table:number-columns-repeated="5" table:style-name="ce1"/>
          <table:table-cell office:value-type="float" office:value="1.6921188495295094" table:formula="of:=[.B16]/[.$F$2]" table:style-name="ce1">
            <text:p>1.69211885</text:p>
          </table:table-cell>
          <table:table-cell office:value-type="float" office:value="1.2041219567413077" table:formula="of:=[.C16]/[.$F$3]" table:style-name="ce1">
            <text:p>1.2041219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4812073173484" table:style-name="ce1">
            <text:p>0.154812073</text:p>
          </table:table-cell>
          <table:table-cell office:value-type="float" office:value="1.2002460771043599" table:style-name="ce1">
            <text:p>1.200246077</text:p>
          </table:table-cell>
          <table:table-cell table:number-columns-repeated="5" table:style-name="ce1"/>
          <table:table-cell office:value-type="float" office:value="1.6882450727751799" table:formula="of:=[.B17]/[.$F$2]" table:style-name="ce1">
            <text:p>1.688245073</text:p>
          </table:table-cell>
          <table:table-cell office:value-type="float" office:value="1.0258513479524445" table:formula="of:=[.C17]/[.$F$3]" table:style-name="ce1">
            <text:p>1.02585134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6885096724414" table:style-name="ce1">
            <text:p>0.156885097</text:p>
          </table:table-cell>
          <table:table-cell office:value-type="float" office:value="1.1845671503116799" table:style-name="ce1">
            <text:p>1.18456715</text:p>
          </table:table-cell>
          <table:table-cell table:number-columns-repeated="5" table:style-name="ce1"/>
          <table:table-cell office:value-type="float" office:value="1.7108516545737622" table:formula="of:=[.B18]/[.$F$2]" table:style-name="ce1">
            <text:p>1.710851655</text:p>
          </table:table-cell>
          <table:table-cell office:value-type="float" office:value="1.0124505558219488" table:formula="of:=[.C18]/[.$F$3]" table:style-name="ce1">
            <text:p>1.01245055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9254398971171" table:style-name="ce1">
            <text:p>0.159254399</text:p>
          </table:table-cell>
          <table:table-cell office:value-type="float" office:value="1.42946180483839" table:style-name="ce1">
            <text:p>1.429461805</text:p>
          </table:table-cell>
          <table:table-cell table:number-columns-repeated="5" table:style-name="ce1"/>
          <table:table-cell office:value-type="float" office:value="1.7366891927063357" table:formula="of:=[.B19]/[.$F$2]" table:style-name="ce1">
            <text:p>1.736689193</text:p>
          </table:table-cell>
          <table:table-cell office:value-type="float" office:value="1.2217622263575985" table:formula="of:=[.C19]/[.$F$3]" table:style-name="ce1">
            <text:p>1.22176222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7450645925095" table:style-name="ce1">
            <text:p>0.157450646</text:p>
          </table:table-cell>
          <table:table-cell office:value-type="float" office:value="1.4201981396052299" table:style-name="ce1">
            <text:p>1.42019814</text:p>
          </table:table-cell>
          <table:table-cell table:number-columns-repeated="5" table:style-name="ce1"/>
          <table:table-cell office:value-type="float" office:value="1.7170190395321154" table:formula="of:=[.B20]/[.$F$2]" table:style-name="ce1">
            <text:p>1.71701904</text:p>
          </table:table-cell>
          <table:table-cell office:value-type="float" office:value="1.2138445637651538" table:formula="of:=[.C20]/[.$F$3]" table:style-name="ce1">
            <text:p>1.2138445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5888520975121401" table:style-name="ce1">
            <text:p>0.15888521</text:p>
          </table:table-cell>
          <table:table-cell office:value-type="float" office:value="1.1747802206112701" table:style-name="ce1">
            <text:p>1.174780221</text:p>
          </table:table-cell>
          <table:table-cell table:number-columns-repeated="5" table:style-name="ce1"/>
          <table:table-cell office:value-type="float" office:value="1.7326631379630753" table:formula="of:=[.B21]/[.$F$2]" table:style-name="ce1">
            <text:p>1.732663138</text:p>
          </table:table-cell>
          <table:table-cell office:value-type="float" office:value="1.0040856586421112" table:formula="of:=[.C21]/[.$F$3]" table:style-name="ce1">
            <text:p>1.0040856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1575016925186" table:style-name="ce1">
            <text:p>0.161575017</text:p>
          </table:table-cell>
          <table:table-cell office:value-type="float" office:value="1.15628853524822" table:style-name="ce1">
            <text:p>1.156288535</text:p>
          </table:table-cell>
          <table:table-cell table:number-columns-repeated="5" table:style-name="ce1"/>
          <table:table-cell office:value-type="float" office:value="1.7619958225211123" table:formula="of:=[.B22]/[.$F$2]" table:style-name="ce1">
            <text:p>1.761995823</text:p>
          </table:table-cell>
          <table:table-cell office:value-type="float" office:value="0.98828079935745305" table:formula="of:=[.C22]/[.$F$3]" table:style-name="ce1">
            <text:p>0.98828079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2426789196944" table:style-name="ce1">
            <text:p>0.162426789</text:p>
          </table:table-cell>
          <table:table-cell office:value-type="float" office:value="1.4412475826752" table:style-name="ce1">
            <text:p>1.441247583</text:p>
          </table:table-cell>
          <table:table-cell table:number-columns-repeated="5" table:style-name="ce1"/>
          <table:table-cell office:value-type="float" office:value="1.7712845059644928" table:formula="of:=[.B23]/[.$F$2]" table:style-name="ce1">
            <text:p>1.771284506</text:p>
          </table:table-cell>
          <table:table-cell office:value-type="float" office:value="1.2318355407480344" table:formula="of:=[.C23]/[.$F$3]" table:style-name="ce1">
            <text:p>1.2318355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4085503620894" table:style-name="ce1">
            <text:p>0.164085504</text:p>
          </table:table-cell>
          <table:table-cell office:value-type="float" office:value="1.14505405701568" table:style-name="ce1">
            <text:p>1.145054057</text:p>
          </table:table-cell>
          <table:table-cell table:number-columns-repeated="5" table:style-name="ce1"/>
          <table:table-cell office:value-type="float" office:value="1.7893729947752888" table:formula="of:=[.B24]/[.$F$2]" table:style-name="ce1">
            <text:p>1.789372995</text:p>
          </table:table-cell>
          <table:table-cell office:value-type="float" office:value="0.97867868120998291" table:formula="of:=[.C24]/[.$F$3]" table:style-name="ce1">
            <text:p>0.97867868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6912438219422" table:style-name="ce1">
            <text:p>0.166912438</text:p>
          </table:table-cell>
          <table:table-cell office:value-type="float" office:value="1.4574074234599399" table:style-name="ce1">
            <text:p>1.457407423</text:p>
          </table:table-cell>
          <table:table-cell table:number-columns-repeated="5" table:style-name="ce1"/>
          <table:table-cell office:value-type="float" office:value="1.8202010710951144" table:formula="of:=[.B25]/[.$F$2]" table:style-name="ce1">
            <text:p>1.820201071</text:p>
          </table:table-cell>
          <table:table-cell office:value-type="float" office:value="1.2456473704785811" table:formula="of:=[.C25]/[.$F$3]" table:style-name="ce1">
            <text:p>1.2456473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8381818370545" table:style-name="ce1">
            <text:p>0.168381818</text:p>
          </table:table-cell>
          <table:table-cell office:value-type="float" office:value="1.1259725082198" table:style-name="ce1">
            <text:p>1.125972508</text:p>
          </table:table-cell>
          <table:table-cell table:number-columns-repeated="5" table:style-name="ce1"/>
          <table:table-cell office:value-type="float" office:value="1.8362248459165211" table:formula="of:=[.B26]/[.$F$2]" table:style-name="ce1">
            <text:p>1.836224846</text:p>
          </table:table-cell>
          <table:table-cell office:value-type="float" office:value="0.96236966514512823" table:formula="of:=[.C26]/[.$F$3]" table:style-name="ce1">
            <text:p>0.96236966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6623734936007201" table:style-name="ce1">
            <text:p>0.166237349</text:p>
          </table:table-cell>
          <table:table-cell office:value-type="float" office:value="1.1354509998811499" table:style-name="ce1">
            <text:p>1.135451</text:p>
          </table:table-cell>
          <table:table-cell table:number-columns-repeated="5" table:style-name="ce1"/>
          <table:table-cell office:value-type="float" office:value="1.8128391424217229" table:formula="of:=[.B27]/[.$F$2]" table:style-name="ce1">
            <text:p>1.812839142</text:p>
          </table:table-cell>
          <table:table-cell office:value-type="float" office:value="0.97047094006935897" table:formula="of:=[.C27]/[.$F$3]" table:style-name="ce1">
            <text:p>0.970470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000307940363299" table:style-name="ce1">
            <text:p>0.170003079</text:p>
          </table:table-cell>
          <table:table-cell office:value-type="float" office:value="1.46751936560754" table:style-name="ce1">
            <text:p>1.467519366</text:p>
          </table:table-cell>
          <table:table-cell table:number-columns-repeated="5" table:style-name="ce1"/>
          <table:table-cell office:value-type="float" office:value="1.8539049008029769" table:formula="of:=[.B28]/[.$F$2]" table:style-name="ce1">
            <text:p>1.853904901</text:p>
          </table:table-cell>
          <table:table-cell office:value-type="float" office:value="1.2542900560748207" table:formula="of:=[.C28]/[.$F$3]" table:style-name="ce1">
            <text:p>1.25429005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026994341265" table:style-name="ce1">
            <text:p>0.170269943</text:p>
          </table:table-cell>
          <table:table-cell office:value-type="float" office:value="1.11866573204189" table:style-name="ce1">
            <text:p>1.118665732</text:p>
          </table:table-cell>
          <table:table-cell table:number-columns-repeated="5" table:style-name="ce1"/>
          <table:table-cell office:value-type="float" office:value="1.8568150862884405" table:formula="of:=[.B29]/[.$F$2]" table:style-name="ce1">
            <text:p>1.856815086</text:p>
          </table:table-cell>
          <table:table-cell office:value-type="float" office:value="0.95612455730076074" table:formula="of:=[.C29]/[.$F$3]" table:style-name="ce1">
            <text:p>0.95612455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4486091360254" table:style-name="ce1">
            <text:p>0.174486091</text:p>
          </table:table-cell>
          <table:table-cell office:value-type="float" office:value="1.4767935052167001" table:style-name="ce1">
            <text:p>1.476793505</text:p>
          </table:table-cell>
          <table:table-cell table:number-columns-repeated="5" table:style-name="ce1"/>
          <table:table-cell office:value-type="float" office:value="1.9027927083997165" table:formula="of:=[.B30]/[.$F$2]" table:style-name="ce1">
            <text:p>1.902792708</text:p>
          </table:table-cell>
          <table:table-cell office:value-type="float" office:value="1.2622166711253848" table:formula="of:=[.C30]/[.$F$3]" table:style-name="ce1">
            <text:p>1.26221667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284371968892201" table:style-name="ce1">
            <text:p>0.17284372</text:p>
          </table:table-cell>
          <table:table-cell office:value-type="float" office:value="1.11019947205986" table:style-name="ce1">
            <text:p>1.110199472</text:p>
          </table:table-cell>
          <table:table-cell table:number-columns-repeated="5" table:style-name="ce1"/>
          <table:table-cell office:value-type="float" office:value="1.8848824393557471" table:formula="of:=[.B31]/[.$F$2]" table:style-name="ce1">
            <text:p>1.884882439</text:p>
          </table:table-cell>
          <table:table-cell office:value-type="float" office:value="0.94888843765800013" table:formula="of:=[.C31]/[.$F$3]" table:style-name="ce1">
            <text:p>0.94888843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5997506819915" table:style-name="ce1">
            <text:p>0.175997507</text:p>
          </table:table-cell>
          <table:table-cell office:value-type="float" office:value="1.0992104974788801" table:style-name="ce1">
            <text:p>1.099210497</text:p>
          </table:table-cell>
          <table:table-cell table:number-columns-repeated="5" table:style-name="ce1"/>
          <table:table-cell office:value-type="float" office:value="1.9192748835323337" table:formula="of:=[.B32]/[.$F$2]" table:style-name="ce1">
            <text:p>1.919274884</text:p>
          </table:table-cell>
          <table:table-cell office:value-type="float" office:value="0.93949615169135059" table:formula="of:=[.C32]/[.$F$3]" table:style-name="ce1">
            <text:p>0.93949615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764950850642" table:style-name="ce1">
            <text:p>0.177649509</text:p>
          </table:table-cell>
          <table:table-cell office:value-type="float" office:value="1.4829556292607" table:style-name="ce1">
            <text:p>1.482955629</text:p>
          </table:table-cell>
          <table:table-cell table:number-columns-repeated="5" table:style-name="ce1"/>
          <table:table-cell office:value-type="float" office:value="1.9372901690994546" table:formula="of:=[.B33]/[.$F$2]" table:style-name="ce1">
            <text:p>1.937290169</text:p>
          </table:table-cell>
          <table:table-cell office:value-type="float" office:value="1.2674834438125642" table:formula="of:=[.C33]/[.$F$3]" table:style-name="ce1">
            <text:p>1.26748344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7825182140381499" table:style-name="ce1">
            <text:p>0.178251821</text:p>
          </table:table-cell>
          <table:table-cell office:value-type="float" office:value="1.09219995462451" table:style-name="ce1">
            <text:p>1.092199955</text:p>
          </table:table-cell>
          <table:table-cell table:number-columns-repeated="5" table:style-name="ce1"/>
          <table:table-cell office:value-type="float" office:value="1.9438584667809704" table:formula="of:=[.B34]/[.$F$2]" table:style-name="ce1">
            <text:p>1.943858467</text:p>
          </table:table-cell>
          <table:table-cell office:value-type="float" office:value="0.93350423472180355" table:formula="of:=[.C34]/[.$F$3]" table:style-name="ce1">
            <text:p>0.9335042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1268983408511" table:style-name="ce1">
            <text:p>0.181268983</text:p>
          </table:table-cell>
          <table:table-cell office:value-type="float" office:value="1.48915610006134" table:style-name="ce1">
            <text:p>1.4891561</text:p>
          </table:table-cell>
          <table:table-cell table:number-columns-repeated="5" table:style-name="ce1"/>
          <table:table-cell office:value-type="float" office:value="1.9767609968212758" table:formula="of:=[.B35]/[.$F$2]" table:style-name="ce1">
            <text:p>1.976760997</text:p>
          </table:table-cell>
          <table:table-cell office:value-type="float" office:value="1.272782991505419" table:formula="of:=[.C35]/[.$F$3]" table:style-name="ce1">
            <text:p>1.27278299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116577917561899" table:style-name="ce1">
            <text:p>0.181165779</text:p>
          </table:table-cell>
          <table:table-cell office:value-type="float" office:value="1.08372716370825" table:style-name="ce1">
            <text:p>1.083727164</text:p>
          </table:table-cell>
          <table:table-cell table:number-columns-repeated="5" table:style-name="ce1"/>
          <table:table-cell office:value-type="float" office:value="1.9756355417188547" table:formula="of:=[.B36]/[.$F$2]" table:style-name="ce1">
            <text:p>1.975635542</text:p>
          </table:table-cell>
          <table:table-cell office:value-type="float" office:value="0.92626253308397433" table:formula="of:=[.C36]/[.$F$3]" table:style-name="ce1">
            <text:p>0.92626253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452803814308499" table:style-name="ce1">
            <text:p>0.184528038</text:p>
          </table:table-cell>
          <table:table-cell office:value-type="float" office:value="1.4939904593629101" table:style-name="ce1">
            <text:p>1.493990459</text:p>
          </table:table-cell>
          <table:table-cell table:number-columns-repeated="5" table:style-name="ce1"/>
          <table:table-cell office:value-type="float" office:value="2.0123013974164121" table:formula="of:=[.B37]/[.$F$2]" table:style-name="ce1">
            <text:p>2.012301397</text:p>
          </table:table-cell>
          <table:table-cell office:value-type="float" office:value="1.2769149225324019" table:formula="of:=[.C37]/[.$F$3]" table:style-name="ce1">
            <text:p>1.27691492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428894417206501" table:style-name="ce1">
            <text:p>0.184288944</text:p>
          </table:table-cell>
          <table:table-cell office:value-type="float" office:value="1.07356408566602" table:style-name="ce1">
            <text:p>1.073564086</text:p>
          </table:table-cell>
          <table:table-cell table:number-columns-repeated="5" table:style-name="ce1"/>
          <table:table-cell office:value-type="float" office:value="2.0096940476779173" table:formula="of:=[.B38]/[.$F$2]" table:style-name="ce1">
            <text:p>2.009694048</text:p>
          </table:table-cell>
          <table:table-cell office:value-type="float" office:value="0.91757614159488898" table:formula="of:=[.C38]/[.$F$3]" table:style-name="ce1">
            <text:p>0.91757614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8473088664911" table:style-name="ce1">
            <text:p>0.188473089</text:p>
          </table:table-cell>
          <table:table-cell office:value-type="float" office:value="1.49897099799542" table:style-name="ce1">
            <text:p>1.498970998</text:p>
          </table:table-cell>
          <table:table-cell table:number-columns-repeated="5" table:style-name="ce1"/>
          <table:table-cell office:value-type="float" office:value="2.0553226681015375" table:formula="of:=[.B39]/[.$F$2]" table:style-name="ce1">
            <text:p>2.055322668</text:p>
          </table:table-cell>
          <table:table-cell office:value-type="float" office:value="1.2811717931584787" table:formula="of:=[.C39]/[.$F$3]" table:style-name="ce1">
            <text:p>1.28117179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8978440714559999" table:style-name="ce1">
            <text:p>0.189784407</text:p>
          </table:table-cell>
          <table:table-cell office:value-type="float" office:value="1.0602028932271601" table:style-name="ce1">
            <text:p>1.060202893</text:p>
          </table:table-cell>
          <table:table-cell table:number-columns-repeated="5" table:style-name="ce1"/>
          <table:table-cell office:value-type="float" office:value="2.0696227605845148" table:formula="of:=[.B40]/[.$F$2]" table:style-name="ce1">
            <text:p>2.069622761</text:p>
          </table:table-cell>
          <table:table-cell office:value-type="float" office:value="0.90615631899757276" table:formula="of:=[.C40]/[.$F$3]" table:style-name="ce1">
            <text:p>0.90615631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93045760860664" table:style-name="ce1">
            <text:p>0.193045761</text:p>
          </table:table-cell>
          <table:table-cell office:value-type="float" office:value="1.50411598837523" table:style-name="ce1">
            <text:p>1.504115988</text:p>
          </table:table-cell>
          <table:table-cell table:number-columns-repeated="5" table:style-name="ce1"/>
          <table:table-cell office:value-type="float" office:value="2.1051882318502071" table:formula="of:=[.B41]/[.$F$2]" table:style-name="ce1">
            <text:p>2.105188232</text:p>
          </table:table-cell>
          <table:table-cell office:value-type="float" office:value="1.2855692208335299" table:formula="of:=[.C41]/[.$F$3]" table:style-name="ce1">
            <text:p>1.28556922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92887131206814" table:style-name="ce1">
            <text:p>0.192887131</text:p>
          </table:table-cell>
          <table:table-cell office:value-type="float" office:value="1.0526887133889999" table:style-name="ce1">
            <text:p>1.052688713</text:p>
          </table:table-cell>
          <table:table-cell table:number-columns-repeated="5" table:style-name="ce1"/>
          <table:table-cell office:value-type="float" office:value="2.1034583555813957" table:formula="of:=[.B42]/[.$F$2]" table:style-name="ce1">
            <text:p>2.103458356</text:p>
          </table:table-cell>
          <table:table-cell office:value-type="float" office:value="0.89973394306752141" table:formula="of:=[.C42]/[.$F$3]" table:style-name="ce1">
            <text:p>0.8997339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9519760659984201" table:style-name="ce1">
            <text:p>0.195197607</text:p>
          </table:table-cell>
          <table:table-cell office:value-type="float" office:value="1.0473512602499899" table:style-name="ce1">
            <text:p>1.04735126</text:p>
          </table:table-cell>
          <table:table-cell table:number-columns-repeated="5" table:style-name="ce1"/>
          <table:table-cell office:value-type="float" office:value="2.1286543794966413" table:formula="of:=[.B43]/[.$F$2]" table:style-name="ce1">
            <text:p>2.128654379</text:p>
          </table:table-cell>
          <table:table-cell office:value-type="float" office:value="0.8951720173076837" table:formula="of:=[.C43]/[.$F$3]" table:style-name="ce1">
            <text:p>0.8951720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9731676683378399" table:style-name="ce1">
            <text:p>0.197316767</text:p>
          </table:table-cell>
          <table:table-cell office:value-type="float" office:value="1.5079710893356799" table:style-name="ce1">
            <text:p>1.507971089</text:p>
          </table:table-cell>
          <table:table-cell table:number-columns-repeated="5" table:style-name="ce1"/>
          <table:table-cell office:value-type="float" office:value="2.1517640876094219" table:formula="of:=[.B44]/[.$F$2]" table:style-name="ce1">
            <text:p>2.151764088</text:p>
          </table:table-cell>
          <table:table-cell office:value-type="float" office:value="1.2888641789193847" table:formula="of:=[.C44]/[.$F$3]" table:style-name="ce1">
            <text:p>1.28886417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198873676404271" table:style-name="ce1">
            <text:p>0.198873676</text:p>
          </table:table-cell>
          <table:table-cell office:value-type="float" office:value="1.04052651273705" table:style-name="ce1">
            <text:p>1.040526513</text:p>
          </table:table-cell>
          <table:table-cell table:number-columns-repeated="5" table:style-name="ce1"/>
          <table:table-cell office:value-type="float" office:value="2.168742381725965" table:formula="of:=[.B45]/[.$F$2]" table:style-name="ce1">
            <text:p>2.168742382</text:p>
          </table:table-cell>
          <table:table-cell office:value-type="float" office:value="0.88933889977525649" table:formula="of:=[.C45]/[.$F$3]" table:style-name="ce1">
            <text:p>0.889338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0246008596956799" table:style-name="ce1">
            <text:p>0.202460086</text:p>
          </table:table-cell>
          <table:table-cell office:value-type="float" office:value="1.5113753583631799" table:style-name="ce1">
            <text:p>1.511375358</text:p>
          </table:table-cell>
          <table:table-cell table:number-columns-repeated="5" table:style-name="ce1"/>
          <table:table-cell office:value-type="float" office:value="2.2078526278033586" table:formula="of:=[.B46]/[.$F$2]" table:style-name="ce1">
            <text:p>2.207852628</text:p>
          </table:table-cell>
          <table:table-cell office:value-type="float" office:value="1.2917738105668206" table:formula="of:=[.C46]/[.$F$3]" table:style-name="ce1">
            <text:p>1.2917738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0215841974693499" table:style-name="ce1">
            <text:p>0.20215842</text:p>
          </table:table-cell>
          <table:table-cell office:value-type="float" office:value="1.03423083155972" table:style-name="ce1">
            <text:p>1.034230832</text:p>
          </table:table-cell>
          <table:table-cell table:number-columns-repeated="5" table:style-name="ce1"/>
          <table:table-cell office:value-type="float" office:value="2.2045629198139038" table:formula="of:=[.B47]/[.$F$2]" table:style-name="ce1">
            <text:p>2.20456292</text:p>
          </table:table-cell>
          <table:table-cell office:value-type="float" office:value="0.88395797569206835" table:formula="of:=[.C47]/[.$F$3]" table:style-name="ce1">
            <text:p>0.88395797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0517838051048901" table:style-name="ce1">
            <text:p>0.205178381</text:p>
          </table:table-cell>
          <table:table-cell office:value-type="float" office:value="1.02882694557201" table:style-name="ce1">
            <text:p>1.028826946</text:p>
          </table:table-cell>
          <table:table-cell table:number-columns-repeated="5" table:style-name="ce1"/>
          <table:table-cell office:value-type="float" office:value="2.2374959706705453" table:formula="of:=[.B48]/[.$F$2]" table:style-name="ce1">
            <text:p>2.237495971</text:p>
          </table:table-cell>
          <table:table-cell office:value-type="float" office:value="0.87933926971966681" table:formula="of:=[.C48]/[.$F$3]" table:style-name="ce1">
            <text:p>0.8793392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0705984615284001" table:style-name="ce1">
            <text:p>0.207059846</text:p>
          </table:table-cell>
          <table:table-cell office:value-type="float" office:value="1.5135875080577399" table:style-name="ce1">
            <text:p>1.513587508</text:p>
          </table:table-cell>
          <table:table-cell table:number-columns-repeated="5" table:style-name="ce1"/>
          <table:table-cell office:value-type="float" office:value="2.2580135894529989" table:formula="of:=[.B49]/[.$F$2]" table:style-name="ce1">
            <text:p>2.258013589</text:p>
          </table:table-cell>
          <table:table-cell office:value-type="float" office:value="1.2936645368014872" table:formula="of:=[.C49]/[.$F$3]" table:style-name="ce1">
            <text:p>1.29366453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0855698223057201" table:style-name="ce1">
            <text:p>0.208556982</text:p>
          </table:table-cell>
          <table:table-cell office:value-type="float" office:value="1.0224806743333501" table:style-name="ce1">
            <text:p>1.022480674</text:p>
          </table:table-cell>
          <table:table-cell table:number-columns-repeated="5" table:style-name="ce1"/>
          <table:table-cell office:value-type="float" office:value="2.2743400461349181" table:formula="of:=[.B50]/[.$F$2]" table:style-name="ce1">
            <text:p>2.274340046</text:p>
          </table:table-cell>
          <table:table-cell office:value-type="float" office:value="0.87391510626782065" table:formula="of:=[.C50]/[.$F$3]" table:style-name="ce1">
            <text:p>0.8739151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1035018701322" table:style-name="ce1">
            <text:p>0.210350187</text:p>
          </table:table-cell>
          <table:table-cell office:value-type="float" office:value="1.5151812416578301" table:style-name="ce1">
            <text:p>1.515181242</text:p>
          </table:table-cell>
          <table:table-cell table:number-columns-repeated="5" table:style-name="ce1"/>
          <table:table-cell office:value-type="float" office:value="2.2938951691736094" table:formula="of:=[.B51]/[.$F$2]" table:style-name="ce1">
            <text:p>2.293895169</text:p>
          </table:table-cell>
          <table:table-cell office:value-type="float" office:value="1.2950267022716497" table:formula="of:=[.C51]/[.$F$3]" table:style-name="ce1">
            <text:p>1.29502670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1250203275239801" table:style-name="ce1">
            <text:p>0.212502033</text:p>
          </table:table-cell>
          <table:table-cell office:value-type="float" office:value="1.01598180977271" table:style-name="ce1">
            <text:p>1.01598181</text:p>
          </table:table-cell>
          <table:table-cell table:number-columns-repeated="5" table:style-name="ce1"/>
          <table:table-cell office:value-type="float" office:value="2.3173613168200435" table:formula="of:=[.B52]/[.$F$2]" table:style-name="ce1">
            <text:p>2.317361317</text:p>
          </table:table-cell>
          <table:table-cell office:value-type="float" office:value="0.86836052117325646" table:formula="of:=[.C52]/[.$F$3]" table:style-name="ce1">
            <text:p>0.86836052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1580152955247101" table:style-name="ce1">
            <text:p>0.21580153</text:p>
          </table:table-cell>
          <table:table-cell office:value-type="float" office:value="1.0118179362798501" table:style-name="ce1">
            <text:p>1.011817936</text:p>
          </table:table-cell>
          <table:table-cell table:number-columns-repeated="5" table:style-name="ce1"/>
          <table:table-cell office:value-type="float" office:value="2.3533427432112433" table:formula="of:=[.B53]/[.$F$2]" table:style-name="ce1">
            <text:p>2.353342743</text:p>
          </table:table-cell>
          <table:table-cell office:value-type="float" office:value="0.8648016549400428" table:formula="of:=[.C53]/[.$F$3]" table:style-name="ce1">
            <text:p>0.86480165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1752300614381301" table:style-name="ce1">
            <text:p>0.217523006</text:p>
          </table:table-cell>
          <table:table-cell office:value-type="float" office:value="1.5163089107821699" table:style-name="ce1">
            <text:p>1.516308911</text:p>
          </table:table-cell>
          <table:table-cell table:number-columns-repeated="5" table:style-name="ce1"/>
          <table:table-cell office:value-type="float" office:value="2.3721156613283862" table:formula="of:=[.B54]/[.$F$2]" table:style-name="ce1">
            <text:p>2.372115661</text:p>
          </table:table-cell>
          <table:table-cell office:value-type="float" office:value="1.2959905220360428" table:formula="of:=[.C54]/[.$F$3]" table:style-name="ce1">
            <text:p>1.29599052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2039213379605099" table:style-name="ce1">
            <text:p>0.220392134</text:p>
          </table:table-cell>
          <table:table-cell office:value-type="float" office:value="1.0052868526013801" table:style-name="ce1">
            <text:p>1.005286853</text:p>
          </table:table-cell>
          <table:table-cell table:number-columns-repeated="5" table:style-name="ce1"/>
          <table:table-cell office:value-type="float" office:value="2.403403858190305" table:formula="of:=[.B55]/[.$F$2]" table:style-name="ce1">
            <text:p>2.403403858</text:p>
          </table:table-cell>
          <table:table-cell office:value-type="float" office:value="0.85921953213793179" table:formula="of:=[.C55]/[.$F$3]" table:style-name="ce1">
            <text:p>0.85921953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24636051781652" table:style-name="ce1">
            <text:p>0.224636052</text:p>
          </table:table-cell>
          <table:table-cell office:value-type="float" office:value="0.99975814147787101" table:style-name="ce1">
            <text:p>0.999758141</text:p>
          </table:table-cell>
          <table:table-cell table:number-columns-repeated="5" table:style-name="ce1"/>
          <table:table-cell office:value-type="float" office:value="2.4496843160485495" table:formula="of:=[.B56]/[.$F$2]" table:style-name="ce1">
            <text:p>2.449684316</text:p>
          </table:table-cell>
          <table:table-cell office:value-type="float" office:value="0.85449413801527441" table:formula="of:=[.C56]/[.$F$3]" table:style-name="ce1">
            <text:p>0.85449413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25054466230936" table:style-name="ce1">
            <text:p>0.225054466</text:p>
          </table:table-cell>
          <table:table-cell office:value-type="float" office:value="1.5172956212659701" table:style-name="ce1">
            <text:p>1.517295621</text:p>
          </table:table-cell>
          <table:table-cell table:number-columns-repeated="5" table:style-name="ce1"/>
          <table:table-cell office:value-type="float" office:value="2.4542471780909052" table:formula="of:=[.B57]/[.$F$2]" table:style-name="ce1">
            <text:p>2.454247178</text:p>
          </table:table-cell>
          <table:table-cell office:value-type="float" office:value="1.2968338643298891" table:formula="of:=[.C57]/[.$F$3]" table:style-name="ce1">
            <text:p>1.2968338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28282234839703" table:style-name="ce1">
            <text:p>0.228282235</text:p>
          </table:table-cell>
          <table:table-cell office:value-type="float" office:value="0.99518481669582004" table:style-name="ce1">
            <text:p>0.995184817</text:p>
          </table:table-cell>
          <table:table-cell table:number-columns-repeated="5" table:style-name="ce1"/>
          <table:table-cell office:value-type="float" office:value="2.4894463995605562" table:formula="of:=[.B58]/[.$F$2]" table:style-name="ce1">
            <text:p>2.4894464</text:p>
          </table:table-cell>
          <table:table-cell office:value-type="float" office:value="0.8505853134152308" table:formula="of:=[.C58]/[.$F$3]" table:style-name="ce1">
            <text:p>0.8505853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3222728536153001" table:style-name="ce1">
            <text:p>0.232227285</text:p>
          </table:table-cell>
          <table:table-cell office:value-type="float" office:value="1.5162619245686599" table:style-name="ce1">
            <text:p>1.516261925</text:p>
          </table:table-cell>
          <table:table-cell table:number-columns-repeated="5" table:style-name="ce1"/>
          <table:table-cell office:value-type="float" office:value="2.5324676702456923" table:formula="of:=[.B59]/[.$F$2]" table:style-name="ce1">
            <text:p>2.53246767</text:p>
          </table:table-cell>
          <table:table-cell office:value-type="float" office:value="1.2959503628791966" table:formula="of:=[.C59]/[.$F$3]" table:style-name="ce1">
            <text:p>1.29595036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3222728536153001" table:style-name="ce1">
            <text:p>0.232227285</text:p>
          </table:table-cell>
          <table:table-cell office:value-type="float" office:value="0.99097955058629505" table:style-name="ce1">
            <text:p>0.990979551</text:p>
          </table:table-cell>
          <table:table-cell table:number-columns-repeated="5" table:style-name="ce1"/>
          <table:table-cell office:value-type="float" office:value="2.5324676702456923" table:formula="of:=[.B60]/[.$F$2]" table:style-name="ce1">
            <text:p>2.53246767</text:p>
          </table:table-cell>
          <table:table-cell office:value-type="float" office:value="0.84699106887717535" table:formula="of:=[.C60]/[.$F$3]" table:style-name="ce1">
            <text:p>0.84699106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3652360011118101" table:style-name="ce1">
            <text:p>0.2365236</text:p>
          </table:table-cell>
          <table:table-cell office:value-type="float" office:value="0.98620351984096899" table:style-name="ce1">
            <text:p>0.98620352</text:p>
          </table:table-cell>
          <table:table-cell table:number-columns-repeated="5" table:style-name="ce1"/>
          <table:table-cell office:value-type="float" office:value="2.5793195213869247" table:formula="of:=[.B61]/[.$F$2]" table:style-name="ce1">
            <text:p>2.579319521</text:p>
          </table:table-cell>
          <table:table-cell office:value-type="float" office:value="0.84290899131706754" table:formula="of:=[.C61]/[.$F$3]" table:style-name="ce1">
            <text:p>0.84290899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3940010449212301" table:style-name="ce1">
            <text:p>0.239400104</text:p>
          </table:table-cell>
          <table:table-cell office:value-type="float" office:value="1.5147113795226901" table:style-name="ce1">
            <text:p>1.51471138</text:p>
          </table:table-cell>
          <table:table-cell table:number-columns-repeated="5" table:style-name="ce1"/>
          <table:table-cell office:value-type="float" office:value="2.6106881624004687" table:formula="of:=[.B62]/[.$F$2]" table:style-name="ce1">
            <text:p>2.610688162</text:p>
          </table:table-cell>
          <table:table-cell office:value-type="float" office:value="1.2946251107031539" table:formula="of:=[.C62]/[.$F$3]" table:style-name="ce1">
            <text:p>1.2946251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4011738640518199" table:style-name="ce1">
            <text:p>0.240117386</text:p>
          </table:table-cell>
          <table:table-cell office:value-type="float" office:value="0.98296840118211903" table:style-name="ce1">
            <text:p>0.982968401</text:p>
          </table:table-cell>
          <table:table-cell table:number-columns-repeated="5" table:style-name="ce1"/>
          <table:table-cell office:value-type="float" office:value="2.6185102116159431" table:formula="of:=[.B63]/[.$F$2]" table:style-name="ce1">
            <text:p>2.618510212</text:p>
          </table:table-cell>
          <table:table-cell office:value-type="float" office:value="0.84014393263428977" table:formula="of:=[.C63]/[.$F$3]" table:style-name="ce1">
            <text:p>0.84014393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4325689415424601" table:style-name="ce1">
            <text:p>0.243256894</text:p>
          </table:table-cell>
          <table:table-cell office:value-type="float" office:value="1.51393207362351" table:style-name="ce1">
            <text:p>1.513932074</text:p>
          </table:table-cell>
          <table:table-cell table:number-columns-repeated="5" table:style-name="ce1"/>
          <table:table-cell office:value-type="float" office:value="2.6527469373418322" table:formula="of:=[.B64]/[.$F$2]" table:style-name="ce1">
            <text:p>2.652746937</text:p>
          </table:table-cell>
          <table:table-cell office:value-type="float" office:value="1.2939590372850513" table:formula="of:=[.C64]/[.$F$3]" table:style-name="ce1">
            <text:p>1.29395903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43883116448744" table:style-name="ce1">
            <text:p>0.243883116</text:p>
          </table:table-cell>
          <table:table-cell office:value-type="float" office:value="0.98013513250721096" table:style-name="ce1">
            <text:p>0.980135133</text:p>
          </table:table-cell>
          <table:table-cell table:number-columns-repeated="5" table:style-name="ce1"/>
          <table:table-cell office:value-type="float" office:value="2.6595759699972081" table:formula="of:=[.B65]/[.$F$2]" table:style-name="ce1">
            <text:p>2.65957597</text:p>
          </table:table-cell>
          <table:table-cell office:value-type="float" office:value="0.83772233547624875" table:formula="of:=[.C65]/[.$F$3]" table:style-name="ce1">
            <text:p>0.8377223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4729020553577499" table:style-name="ce1">
            <text:p>0.247290206</text:p>
          </table:table-cell>
          <table:table-cell office:value-type="float" office:value="1.5119391929253501" table:style-name="ce1">
            <text:p>1.511939193</text:p>
          </table:table-cell>
          <table:table-cell table:number-columns-repeated="5" table:style-name="ce1"/>
          <table:table-cell office:value-type="float" office:value="2.6967307037707196" table:formula="of:=[.B66]/[.$F$2]" table:style-name="ce1">
            <text:p>2.696730704</text:p>
          </table:table-cell>
          <table:table-cell office:value-type="float" office:value="1.2922557204490173" table:formula="of:=[.C66]/[.$F$3]" table:style-name="ce1">
            <text:p>1.2922557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5015933318801298" table:style-name="ce1">
            <text:p>0.250159333</text:p>
          </table:table-cell>
          <table:table-cell office:value-type="float" office:value="0.97465184139009997" table:style-name="ce1">
            <text:p>0.974651841</text:p>
          </table:table-cell>
          <table:table-cell table:number-columns-repeated="5" table:style-name="ce1"/>
          <table:table-cell office:value-type="float" office:value="2.7280189006326387" table:formula="of:=[.B67]/[.$F$2]" table:style-name="ce1">
            <text:p>2.728018901</text:p>
          </table:table-cell>
          <table:table-cell office:value-type="float" office:value="0.83303576187188033" table:formula="of:=[.C67]/[.$F$3]" table:style-name="ce1">
            <text:p>0.83303576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5410438370983901" table:style-name="ce1">
            <text:p>0.254104384</text:p>
          </table:table-cell>
          <table:table-cell office:value-type="float" office:value="1.50808632341718" table:style-name="ce1">
            <text:p>1.508086323</text:p>
          </table:table-cell>
          <table:table-cell table:number-columns-repeated="5" table:style-name="ce1"/>
          <table:table-cell office:value-type="float" office:value="2.7710401713177646" table:formula="of:=[.B68]/[.$F$2]" table:style-name="ce1">
            <text:p>2.771040171</text:p>
          </table:table-cell>
          <table:table-cell office:value-type="float" office:value="1.2889626695873333" table:formula="of:=[.C68]/[.$F$3]" table:style-name="ce1">
            <text:p>1.288962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5410438370983901" table:style-name="ce1">
            <text:p>0.254104384</text:p>
          </table:table-cell>
          <table:table-cell office:value-type="float" office:value="0.97163297717180996" table:style-name="ce1">
            <text:p>0.971632977</text:p>
          </table:table-cell>
          <table:table-cell table:number-columns-repeated="5" table:style-name="ce1"/>
          <table:table-cell office:value-type="float" office:value="2.7710401713177646" table:formula="of:=[.B69]/[.$F$2]" table:style-name="ce1">
            <text:p>2.771040171</text:p>
          </table:table-cell>
          <table:table-cell office:value-type="float" office:value="0.83045553604428202" table:formula="of:=[.C69]/[.$F$3]" table:style-name="ce1">
            <text:p>0.83045553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5832837719785501" table:style-name="ce1">
            <text:p>0.258328377</text:p>
          </table:table-cell>
          <table:table-cell office:value-type="float" office:value="1.50523582646398" table:style-name="ce1">
            <text:p>1.505235826</text:p>
          </table:table-cell>
          <table:table-cell table:number-columns-repeated="5" table:style-name="ce1"/>
          <table:table-cell office:value-type="float" office:value="2.8171033500311342" table:formula="of:=[.B70]/[.$F$2]" table:style-name="ce1">
            <text:p>2.81710335</text:p>
          </table:table-cell>
          <table:table-cell office:value-type="float" office:value="1.2865263474051112" table:formula="of:=[.C70]/[.$F$3]" table:style-name="ce1">
            <text:p>1.28652634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5804943423166499" table:style-name="ce1">
            <text:p>0.258049434</text:p>
          </table:table-cell>
          <table:table-cell office:value-type="float" office:value="0.96971828897110501" table:style-name="ce1">
            <text:p>0.969718289</text:p>
          </table:table-cell>
          <table:table-cell table:number-columns-repeated="5" table:style-name="ce1"/>
          <table:table-cell office:value-type="float" office:value="2.8140614420028895" table:formula="of:=[.B71]/[.$F$2]" table:style-name="ce1">
            <text:p>2.814061442</text:p>
          </table:table-cell>
          <table:table-cell office:value-type="float" office:value="0.82881905040265391" table:formula="of:=[.C71]/[.$F$3]" table:style-name="ce1">
            <text:p>0.8288190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6205145948738801" table:style-name="ce1">
            <text:p>0.262051459</text:p>
          </table:table-cell>
          <table:table-cell office:value-type="float" office:value="1.5029484988277899" table:style-name="ce1">
            <text:p>1.502948499</text:p>
          </table:table-cell>
          <table:table-cell table:number-columns-repeated="5" table:style-name="ce1"/>
          <table:table-cell office:value-type="float" office:value="2.8577040293063032" table:formula="of:=[.B72]/[.$F$2]" table:style-name="ce1">
            <text:p>2.857704029</text:p>
          </table:table-cell>
          <table:table-cell office:value-type="float" office:value="1.2845713665194787" table:formula="of:=[.C72]/[.$F$3]" table:style-name="ce1">
            <text:p>1.2845713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6133977509204498" table:style-name="ce1">
            <text:p>0.261339775</text:p>
          </table:table-cell>
          <table:table-cell office:value-type="float" office:value="0.96788582664404998" table:style-name="ce1">
            <text:p>0.967885827</text:p>
          </table:table-cell>
          <table:table-cell table:number-columns-repeated="5" table:style-name="ce1"/>
          <table:table-cell office:value-type="float" office:value="2.8499430217235" table:formula="of:=[.B73]/[.$F$2]" table:style-name="ce1">
            <text:p>2.849943022</text:p>
          </table:table-cell>
          <table:table-cell office:value-type="float" office:value="0.82725284328551285" table:formula="of:=[.C73]/[.$F$3]" table:style-name="ce1">
            <text:p>0.8272528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6576021479705297" table:style-name="ce1">
            <text:p>0.265760215</text:p>
          </table:table-cell>
          <table:table-cell office:value-type="float" office:value="0.96571506357969294" table:style-name="ce1">
            <text:p>0.965715064</text:p>
          </table:table-cell>
          <table:table-cell table:number-columns-repeated="5" table:style-name="ce1"/>
          <table:table-cell office:value-type="float" office:value="2.89814847106928" table:formula="of:=[.B74]/[.$F$2]" table:style-name="ce1">
            <text:p>2.898148471</text:p>
          </table:table-cell>
          <table:table-cell office:value-type="float" office:value="0.82539749023905384" table:formula="of:=[.C74]/[.$F$3]" table:style-name="ce1">
            <text:p>0.8253974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6665681718837703" table:style-name="ce1">
            <text:p>0.266656817</text:p>
          </table:table-cell>
          <table:table-cell office:value-type="float" office:value="1.4995348325575899" table:style-name="ce1">
            <text:p>1.499534833</text:p>
          </table:table-cell>
          <table:table-cell table:number-columns-repeated="5" table:style-name="ce1"/>
          <table:table-cell office:value-type="float" office:value="2.9079260325886263" table:formula="of:=[.B75]/[.$F$2]" table:style-name="ce1">
            <text:p>2.907926033</text:p>
          </table:table-cell>
          <table:table-cell office:value-type="float" office:value="1.2816537030406752" table:formula="of:=[.C75]/[.$F$3]" table:style-name="ce1">
            <text:p>1.2816537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7024322675367402" table:style-name="ce1">
            <text:p>0.270243227</text:p>
          </table:table-cell>
          <table:table-cell office:value-type="float" office:value="1.4974256736398399" table:style-name="ce1">
            <text:p>1.497425674</text:p>
          </table:table-cell>
          <table:table-cell table:number-columns-repeated="5" table:style-name="ce1"/>
          <table:table-cell office:value-type="float" office:value="2.9470362786660198" table:formula="of:=[.B76]/[.$F$2]" table:style-name="ce1">
            <text:p>2.947036279</text:p>
          </table:table-cell>
          <table:table-cell office:value-type="float" office:value="1.2798510031109744" table:formula="of:=[.C76]/[.$F$3]" table:style-name="ce1">
            <text:p>1.2798510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72395072492852" table:style-name="ce1">
            <text:p>0.272395072</text:p>
          </table:table-cell>
          <table:table-cell office:value-type="float" office:value="0.96187159131422795" table:style-name="ce1">
            <text:p>0.961871591</text:p>
          </table:table-cell>
          <table:table-cell table:number-columns-repeated="5" table:style-name="ce1"/>
          <table:table-cell office:value-type="float" office:value="2.9705024263124535" table:formula="of:=[.B77]/[.$F$2]" table:style-name="ce1">
            <text:p>2.970502426</text:p>
          </table:table-cell>
          <table:table-cell office:value-type="float" office:value="0.82211247120874187" table:formula="of:=[.C77]/[.$F$3]" table:style-name="ce1">
            <text:p>0.82211247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7634012301467797" table:style-name="ce1">
            <text:p>0.276340123</text:p>
          </table:table-cell>
          <table:table-cell office:value-type="float" office:value="1.4907484106304301" table:style-name="ce1">
            <text:p>1.490748411</text:p>
          </table:table-cell>
          <table:table-cell table:number-columns-repeated="5" table:style-name="ce1"/>
          <table:table-cell office:value-type="float" office:value="3.0135236969975785" table:formula="of:=[.B78]/[.$F$2]" table:style-name="ce1">
            <text:p>3.013523697</text:p>
          </table:table-cell>
          <table:table-cell office:value-type="float" office:value="1.2741439407097694" table:formula="of:=[.C78]/[.$F$3]" table:style-name="ce1">
            <text:p>1.2741439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7634012301467797" table:style-name="ce1">
            <text:p>0.276340123</text:p>
          </table:table-cell>
          <table:table-cell office:value-type="float" office:value="0.96039152558853003" table:style-name="ce1">
            <text:p>0.960391526</text:p>
          </table:table-cell>
          <table:table-cell table:number-columns-repeated="5" table:style-name="ce1"/>
          <table:table-cell office:value-type="float" office:value="3.0135236969975785" table:formula="of:=[.B79]/[.$F$2]" table:style-name="ce1">
            <text:p>3.013523697</text:p>
          </table:table-cell>
          <table:table-cell office:value-type="float" office:value="0.82084745776797441" table:formula="of:=[.C79]/[.$F$3]" table:style-name="ce1">
            <text:p>0.82084745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050035811042201" table:style-name="ce1">
            <text:p>0.280500358</text:p>
          </table:table-cell>
          <table:table-cell office:value-type="float" office:value="1.4868015686952301" table:style-name="ce1">
            <text:p>1.486801569</text:p>
          </table:table-cell>
          <table:table-cell table:number-columns-repeated="5" table:style-name="ce1"/>
          <table:table-cell office:value-type="float" office:value="3.0588915824473499" table:formula="of:=[.B80]/[.$F$2]" table:style-name="ce1">
            <text:p>3.058891582</text:p>
          </table:table-cell>
          <table:table-cell office:value-type="float" office:value="1.2707705715343847" table:formula="of:=[.C80]/[.$F$3]" table:style-name="ce1">
            <text:p>1.27077057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028517353650401" table:style-name="ce1">
            <text:p>0.280285174</text:p>
          </table:table-cell>
          <table:table-cell office:value-type="float" office:value="0.95952228063851697" table:style-name="ce1">
            <text:p>0.959522281</text:p>
          </table:table-cell>
          <table:table-cell table:number-columns-repeated="5" table:style-name="ce1"/>
          <table:table-cell office:value-type="float" office:value="3.0565449676827043" table:formula="of:=[.B81]/[.$F$2]" table:style-name="ce1">
            <text:p>3.056544968</text:p>
          </table:table-cell>
          <table:table-cell office:value-type="float" office:value="0.8201045133662539" table:formula="of:=[.C81]/[.$F$3]" table:style-name="ce1">
            <text:p>0.8201045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405090358006602" table:style-name="ce1">
            <text:p>0.284050904</text:p>
          </table:table-cell>
          <table:table-cell office:value-type="float" office:value="1.4839072179427599" table:style-name="ce1">
            <text:p>1.483907218</text:p>
          </table:table-cell>
          <table:table-cell table:number-columns-repeated="5" table:style-name="ce1"/>
          <table:table-cell office:value-type="float" office:value="3.0976107260639694" table:formula="of:=[.B82]/[.$F$2]" table:style-name="ce1">
            <text:p>3.097610726</text:p>
          </table:table-cell>
          <table:table-cell office:value-type="float" office:value="1.2682967674724444" table:formula="of:=[.C82]/[.$F$3]" table:style-name="ce1">
            <text:p>1.26829676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444540863224799" table:style-name="ce1">
            <text:p>0.284445409</text:p>
          </table:table-cell>
          <table:table-cell office:value-type="float" office:value="0.95889266537742601" table:style-name="ce1">
            <text:p>0.958892665</text:p>
          </table:table-cell>
          <table:table-cell table:number-columns-repeated="5" table:style-name="ce1"/>
          <table:table-cell office:value-type="float" office:value="3.1019128531324753" table:formula="of:=[.B83]/[.$F$2]" table:style-name="ce1">
            <text:p>3.101912853</text:p>
          </table:table-cell>
          <table:table-cell office:value-type="float" office:value="0.81956638066446674" table:formula="of:=[.C83]/[.$F$3]" table:style-name="ce1">
            <text:p>0.81956638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781663362362703" table:style-name="ce1">
            <text:p>0.287816634</text:p>
          </table:table-cell>
          <table:table-cell office:value-type="float" office:value="0.95806570801957602" table:style-name="ce1">
            <text:p>0.958065708</text:p>
          </table:table-cell>
          <table:table-cell table:number-columns-repeated="5" table:style-name="ce1"/>
          <table:table-cell office:value-type="float" office:value="3.1386764844452237" table:formula="of:=[.B84]/[.$F$2]" table:style-name="ce1">
            <text:p>3.138676484</text:p>
          </table:table-cell>
          <table:table-cell office:value-type="float" office:value="0.81885957950391119" table:formula="of:=[.C84]/[.$F$3]" table:style-name="ce1">
            <text:p>0.8188595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8960983840627502" table:style-name="ce1">
            <text:p>0.289609838</text:p>
          </table:table-cell>
          <table:table-cell office:value-type="float" office:value="1.4769344638572399" table:style-name="ce1">
            <text:p>1.476934464</text:p>
          </table:table-cell>
          <table:table-cell table:number-columns-repeated="5" table:style-name="ce1"/>
          <table:table-cell office:value-type="float" office:value="3.158231607483915" table:formula="of:=[.B85]/[.$F$2]" table:style-name="ce1">
            <text:p>3.158231607</text:p>
          </table:table-cell>
          <table:table-cell office:value-type="float" office:value="1.2623371485959316" table:formula="of:=[.C85]/[.$F$3]" table:style-name="ce1">
            <text:p>1.26233714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9377007350202" table:style-name="ce1">
            <text:p>0.293770074</text:p>
          </table:table-cell>
          <table:table-cell office:value-type="float" office:value="1.4725365542723099" table:style-name="ce1">
            <text:p>1.472536554</text:p>
          </table:table-cell>
          <table:table-cell table:number-columns-repeated="5" table:style-name="ce1"/>
          <table:table-cell office:value-type="float" office:value="3.2035994929336966" table:formula="of:=[.B86]/[.$F$2]" table:style-name="ce1">
            <text:p>3.203599493</text:p>
          </table:table-cell>
          <table:table-cell office:value-type="float" office:value="1.258578251514795" table:formula="of:=[.C86]/[.$F$3]" table:style-name="ce1">
            <text:p>1.25857825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9463081179769102" table:style-name="ce1">
            <text:p>0.294630812</text:p>
          </table:table-cell>
          <table:table-cell office:value-type="float" office:value="0.95806570801957602" table:style-name="ce1">
            <text:p>0.958065708</text:p>
          </table:table-cell>
          <table:table-cell table:number-columns-repeated="5" table:style-name="ce1"/>
          <table:table-cell office:value-type="float" office:value="3.2129859519922683" table:formula="of:=[.B87]/[.$F$2]" table:style-name="ce1">
            <text:p>3.212985952</text:p>
          </table:table-cell>
          <table:table-cell office:value-type="float" office:value="0.81885957950391119" table:formula="of:=[.C87]/[.$F$3]" table:style-name="ce1">
            <text:p>0.8188595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9749993944992797" table:style-name="ce1">
            <text:p>0.297499939</text:p>
          </table:table-cell>
          <table:table-cell office:value-type="float" office:value="1.4679131108625101" table:style-name="ce1">
            <text:p>1.467913111</text:p>
          </table:table-cell>
          <table:table-cell table:number-columns-repeated="5" table:style-name="ce1"/>
          <table:table-cell office:value-type="float" office:value="3.2442741488541764" table:formula="of:=[.B88]/[.$F$2]" table:style-name="ce1">
            <text:p>3.244274149</text:p>
          </table:table-cell>
          <table:table-cell office:value-type="float" office:value="1.2546265904807778" table:formula="of:=[.C88]/[.$F$3]" table:style-name="ce1">
            <text:p>1.254626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29905405026155701" table:style-name="ce1">
            <text:p>0.29905405</text:p>
          </table:table-cell>
          <table:table-cell office:value-type="float" office:value="0.95806570801957602" table:style-name="ce1">
            <text:p>0.958065708</text:p>
          </table:table-cell>
          <table:table-cell table:number-columns-repeated="5" table:style-name="ce1"/>
          <table:table-cell office:value-type="float" office:value="3.2612219221543839" table:formula="of:=[.B89]/[.$F$2]" table:style-name="ce1">
            <text:p>3.261221922</text:p>
          </table:table-cell>
          <table:table-cell office:value-type="float" office:value="0.81885957950391119" table:formula="of:=[.C89]/[.$F$3]" table:style-name="ce1">
            <text:p>0.8188595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0129415686043798" table:style-name="ce1">
            <text:p>0.301294157</text:p>
          </table:table-cell>
          <table:table-cell office:value-type="float" office:value="1.46279676568502" table:style-name="ce1">
            <text:p>1.462796766</text:p>
          </table:table-cell>
          <table:table-cell table:number-columns-repeated="5" table:style-name="ce1"/>
          <table:table-cell office:value-type="float" office:value="3.2856505655445796" table:formula="of:=[.B90]/[.$F$2]" table:style-name="ce1">
            <text:p>3.285650566</text:p>
          </table:table-cell>
          <table:table-cell office:value-type="float" office:value="1.2502536458846325" table:formula="of:=[.C90]/[.$F$3]" table:style-name="ce1">
            <text:p>1.25025364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02341592363079" table:style-name="ce1">
            <text:p>0.302341592</text:p>
          </table:table-cell>
          <table:table-cell office:value-type="float" office:value="0.95811739285444097" table:style-name="ce1">
            <text:p>0.958117393</text:p>
          </table:table-cell>
          <table:table-cell table:number-columns-repeated="5" table:style-name="ce1"/>
          <table:table-cell office:value-type="float" office:value="3.2970729810586588" table:formula="of:=[.B91]/[.$F$2]" table:style-name="ce1">
            <text:p>3.297072981</text:p>
          </table:table-cell>
          <table:table-cell office:value-type="float" office:value="0.81890375457644538" table:formula="of:=[.C91]/[.$F$3]" table:style-name="ce1">
            <text:p>0.81890375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0574868145011003" table:style-name="ce1">
            <text:p>0.305748681</text:p>
          </table:table-cell>
          <table:table-cell office:value-type="float" office:value="1.4568125000613801" table:style-name="ce1">
            <text:p>1.4568125</text:p>
          </table:table-cell>
          <table:table-cell table:number-columns-repeated="5" table:style-name="ce1"/>
          <table:table-cell office:value-type="float" office:value="3.3342277148321702" table:formula="of:=[.B92]/[.$F$2]" table:style-name="ce1">
            <text:p>3.334227715</text:p>
          </table:table-cell>
          <table:table-cell office:value-type="float" office:value="1.2451388889413506" table:formula="of:=[.C92]/[.$F$3]" table:style-name="ce1">
            <text:p>1.24513888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0933509101540702" table:style-name="ce1">
            <text:p>0.309335091</text:p>
          </table:table-cell>
          <table:table-cell office:value-type="float" office:value="0.95919337714391695" table:style-name="ce1">
            <text:p>0.959193377</text:p>
          </table:table-cell>
          <table:table-cell table:number-columns-repeated="5" table:style-name="ce1"/>
          <table:table-cell office:value-type="float" office:value="3.3733379609095637" table:formula="of:=[.B93]/[.$F$2]" table:style-name="ce1">
            <text:p>3.373337961</text:p>
          </table:table-cell>
          <table:table-cell office:value-type="float" office:value="0.81982339926830516" table:formula="of:=[.C93]/[.$F$3]" table:style-name="ce1">
            <text:p>0.81982339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09693731971937" table:style-name="ce1">
            <text:p>0.309693732</text:p>
          </table:table-cell>
          <table:table-cell office:value-type="float" office:value="1.4508806084635999" table:style-name="ce1">
            <text:p>1.450880608</text:p>
          </table:table-cell>
          <table:table-cell table:number-columns-repeated="5" table:style-name="ce1"/>
          <table:table-cell office:value-type="float" office:value="3.3772489855173062" table:formula="of:=[.B94]/[.$F$2]" table:style-name="ce1">
            <text:p>3.377248986</text:p>
          </table:table-cell>
          <table:table-cell office:value-type="float" office:value="1.2400688961227351" table:formula="of:=[.C94]/[.$F$3]" table:style-name="ce1">
            <text:p>1.24006889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1379248576084701" table:style-name="ce1">
            <text:p>0.313792486</text:p>
          </table:table-cell>
          <table:table-cell office:value-type="float" office:value="0.960649949762858" table:style-name="ce1">
            <text:p>0.96064995</text:p>
          </table:table-cell>
          <table:table-cell table:number-columns-repeated="5" table:style-name="ce1"/>
          <table:table-cell office:value-type="float" office:value="3.4219464096057468" table:formula="of:=[.B95]/[.$F$2]" table:style-name="ce1">
            <text:p>3.42194641</text:p>
          </table:table-cell>
          <table:table-cell office:value-type="float" office:value="0.82106833313064786" table:formula="of:=[.C95]/[.$F$3]" table:style-name="ce1">
            <text:p>0.82106833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1363878249376298" table:style-name="ce1">
            <text:p>0.313638782</text:p>
          </table:table-cell>
          <table:table-cell office:value-type="float" office:value="1.4444788547306799" table:style-name="ce1">
            <text:p>1.444478855</text:p>
          </table:table-cell>
          <table:table-cell table:number-columns-repeated="5" table:style-name="ce1"/>
          <table:table-cell office:value-type="float" office:value="3.4202702562024316" table:formula="of:=[.B96]/[.$F$2]" table:style-name="ce1">
            <text:p>3.420270256</text:p>
          </table:table-cell>
          <table:table-cell office:value-type="float" office:value="1.2345973117356239" table:formula="of:=[.C96]/[.$F$3]" table:style-name="ce1">
            <text:p>1.23459731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17045871580795" table:style-name="ce1">
            <text:p>0.317045872</text:p>
          </table:table-cell>
          <table:table-cell office:value-type="float" office:value="0.96147690712070899" table:style-name="ce1">
            <text:p>0.961476907</text:p>
          </table:table-cell>
          <table:table-cell table:number-columns-repeated="5" table:style-name="ce1"/>
          <table:table-cell office:value-type="float" office:value="3.4574249899759542" table:formula="of:=[.B97]/[.$F$2]" table:style-name="ce1">
            <text:p>3.45742499</text:p>
          </table:table-cell>
          <table:table-cell office:value-type="float" office:value="0.8217751342912043" table:formula="of:=[.C97]/[.$F$3]" table:style-name="ce1">
            <text:p>0.8217751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17376025170376" table:style-name="ce1">
            <text:p>0.317376025</text:p>
          </table:table-cell>
          <table:table-cell office:value-type="float" office:value="1.4388637664989401" table:style-name="ce1">
            <text:p>1.438863766</text:p>
          </table:table-cell>
          <table:table-cell table:number-columns-repeated="5" table:style-name="ce1"/>
          <table:table-cell office:value-type="float" office:value="3.4610253562745474" table:formula="of:=[.B98]/[.$F$2]" table:style-name="ce1">
            <text:p>3.461025356</text:p>
          </table:table-cell>
          <table:table-cell office:value-type="float" office:value="1.2297980910247353" table:formula="of:=[.C98]/[.$F$3]" table:style-name="ce1">
            <text:p>1.22979809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2132107569220197" table:style-name="ce1">
            <text:p>0.321321076</text:p>
          </table:table-cell>
          <table:table-cell office:value-type="float" office:value="1.4322035885916899" table:style-name="ce1">
            <text:p>1.432203589</text:p>
          </table:table-cell>
          <table:table-cell table:number-columns-repeated="5" table:style-name="ce1"/>
          <table:table-cell office:value-type="float" office:value="3.5040466269596724" table:formula="of:=[.B99]/[.$F$2]" table:style-name="ce1">
            <text:p>3.504046627</text:p>
          </table:table-cell>
          <table:table-cell office:value-type="float" office:value="1.2241056312749488" table:formula="of:=[.C99]/[.$F$3]" table:style-name="ce1">
            <text:p>1.22410563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2368072927659303" table:style-name="ce1">
            <text:p>0.323680729</text:p>
          </table:table-cell>
          <table:table-cell office:value-type="float" office:value="0.96483172276562501" table:style-name="ce1">
            <text:p>0.964831723</text:p>
          </table:table-cell>
          <table:table-cell table:number-columns-repeated="5" table:style-name="ce1"/>
          <table:table-cell office:value-type="float" office:value="3.5297789452191166" table:formula="of:=[.B100]/[.$F$2]" table:style-name="ce1">
            <text:p>3.529778945</text:p>
          </table:table-cell>
          <table:table-cell office:value-type="float" office:value="0.82464249809027779" table:formula="of:=[.C100]/[.$F$3]" table:style-name="ce1">
            <text:p>0.82464249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2449186956707199" table:style-name="ce1">
            <text:p>0.32449187</text:p>
          </table:table-cell>
          <table:table-cell office:value-type="float" office:value="1.426670844092" table:style-name="ce1">
            <text:p>1.426670844</text:p>
          </table:table-cell>
          <table:table-cell table:number-columns-repeated="5" table:style-name="ce1"/>
          <table:table-cell office:value-type="float" office:value="3.5386245318110356" table:formula="of:=[.B101]/[.$F$2]" table:style-name="ce1">
            <text:p>3.538624532</text:p>
          </table:table-cell>
          <table:table-cell office:value-type="float" office:value="1.2193767898222223" table:formula="of:=[.C101]/[.$F$3]" table:style-name="ce1">
            <text:p>1.2193767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2789476051581701" table:style-name="ce1">
            <text:p>0.327894761</text:p>
          </table:table-cell>
          <table:table-cell office:value-type="float" office:value="1.4204511619364499" table:style-name="ce1">
            <text:p>1.420451162</text:p>
          </table:table-cell>
          <table:table-cell table:number-columns-repeated="5" table:style-name="ce1"/>
          <table:table-cell office:value-type="float" office:value="3.5757334843600543" table:formula="of:=[.B102]/[.$F$2]" table:style-name="ce1">
            <text:p>3.575733484</text:p>
          </table:table-cell>
          <table:table-cell office:value-type="float" office:value="1.2140608221679059" table:formula="of:=[.C102]/[.$F$3]" table:style-name="ce1">
            <text:p>1.21406082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2762577979842" table:style-name="ce1">
            <text:p>0.32762578</text:p>
          </table:table-cell>
          <table:table-cell office:value-type="float" office:value="0.96633528159808102" table:style-name="ce1">
            <text:p>0.966335282</text:p>
          </table:table-cell>
          <table:table-cell table:number-columns-repeated="5" table:style-name="ce1"/>
          <table:table-cell office:value-type="float" office:value="3.5728002159042527" table:formula="of:=[.B103]/[.$F$2]" table:style-name="ce1">
            <text:p>3.572800216</text:p>
          </table:table-cell>
          <table:table-cell office:value-type="float" office:value="0.825927591109471" table:formula="of:=[.C103]/[.$F$3]" table:style-name="ce1">
            <text:p>0.82592759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103286888545103" table:style-name="ce1">
            <text:p>0.331032869</text:p>
          </table:table-cell>
          <table:table-cell office:value-type="float" office:value="1.4157174187832799" table:style-name="ce1">
            <text:p>1.415717419</text:p>
          </table:table-cell>
          <table:table-cell table:number-columns-repeated="5" table:style-name="ce1"/>
          <table:table-cell office:value-type="float" office:value="3.6099549496777645" table:formula="of:=[.B104]/[.$F$2]" table:style-name="ce1">
            <text:p>3.60995495</text:p>
          </table:table-cell>
          <table:table-cell office:value-type="float" office:value="1.2100148878489574" table:formula="of:=[.C104]/[.$F$3]" table:style-name="ce1">
            <text:p>1.21001488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157083032024598" table:style-name="ce1">
            <text:p>0.33157083</text:p>
          </table:table-cell>
          <table:table-cell office:value-type="float" office:value="0.96835568877919298" table:style-name="ce1">
            <text:p>0.968355689</text:p>
          </table:table-cell>
          <table:table-cell table:number-columns-repeated="5" table:style-name="ce1"/>
          <table:table-cell office:value-type="float" office:value="3.6158214865893781" table:formula="of:=[.B105]/[.$F$2]" table:style-name="ce1">
            <text:p>3.615821487</text:p>
          </table:table-cell>
          <table:table-cell office:value-type="float" office:value="0.82765443485401113" table:formula="of:=[.C105]/[.$F$3]" table:style-name="ce1">
            <text:p>0.8276544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438298323858601" table:style-name="ce1">
            <text:p>0.334382983</text:p>
          </table:table-cell>
          <table:table-cell office:value-type="float" office:value="1.4093915462137401" table:style-name="ce1">
            <text:p>1.409391546</text:p>
          </table:table-cell>
          <table:table-cell table:number-columns-repeated="5" table:style-name="ce1"/>
          <table:table-cell office:value-type="float" office:value="3.6464883668329988" table:formula="of:=[.B106]/[.$F$2]" table:style-name="ce1">
            <text:p>3.646488367</text:p>
          </table:table-cell>
          <table:table-cell office:value-type="float" office:value="1.2046081591570428" table:formula="of:=[.C106]/[.$F$3]" table:style-name="ce1">
            <text:p>1.2046081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6143502515999" table:style-name="ce1">
            <text:p>0.336143503</text:p>
          </table:table-cell>
          <table:table-cell office:value-type="float" office:value="0.97176218925897495" table:style-name="ce1">
            <text:p>0.971762189</text:p>
          </table:table-cell>
          <table:table-cell table:number-columns-repeated="5" table:style-name="ce1"/>
          <table:table-cell office:value-type="float" office:value="3.6656870503380481" table:formula="of:=[.B107]/[.$F$2]" table:style-name="ce1">
            <text:p>3.66568705</text:p>
          </table:table-cell>
          <table:table-cell office:value-type="float" office:value="0.83056597372561969" table:formula="of:=[.C107]/[.$F$3]" table:style-name="ce1">
            <text:p>0.83056597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886319643634899" table:style-name="ce1">
            <text:p>0.338863196</text:p>
          </table:table-cell>
          <table:table-cell office:value-type="float" office:value="1.4013533417602" table:style-name="ce1">
            <text:p>1.401353342</text:p>
          </table:table-cell>
          <table:table-cell table:number-columns-repeated="5" table:style-name="ce1"/>
          <table:table-cell office:value-type="float" office:value="3.6953456536134022" table:formula="of:=[.B108]/[.$F$2]" table:style-name="ce1">
            <text:p>3.695345654</text:p>
          </table:table-cell>
          <table:table-cell office:value-type="float" office:value="1.197737898940342" table:formula="of:=[.C108]/[.$F$3]" table:style-name="ce1">
            <text:p>1.19773789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3928161088563402" table:style-name="ce1">
            <text:p>0.339281611</text:p>
          </table:table-cell>
          <table:table-cell office:value-type="float" office:value="0.97372621298386997" table:style-name="ce1">
            <text:p>0.973726213</text:p>
          </table:table-cell>
          <table:table-cell table:number-columns-repeated="5" table:style-name="ce1"/>
          <table:table-cell office:value-type="float" office:value="3.6999085156557689" table:formula="of:=[.B109]/[.$F$2]" table:style-name="ce1">
            <text:p>3.699908516</text:p>
          </table:table-cell>
          <table:table-cell office:value-type="float" office:value="0.8322446264819402" table:formula="of:=[.C109]/[.$F$3]" table:style-name="ce1">
            <text:p>0.83224462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41304753699609" table:style-name="ce1">
            <text:p>0.341304754</text:p>
          </table:table-cell>
          <table:table-cell office:value-type="float" office:value="1.3958454208575899" table:style-name="ce1">
            <text:p>1.395845421</text:p>
          </table:table-cell>
          <table:table-cell table:number-columns-repeated="5" table:style-name="ce1"/>
          <table:table-cell office:value-type="float" office:value="3.7219711417623662" table:formula="of:=[.B110]/[.$F$2]" table:style-name="ce1">
            <text:p>3.721971142</text:p>
          </table:table-cell>
          <table:table-cell office:value-type="float" office:value="1.1930302742372565" table:formula="of:=[.C110]/[.$F$3]" table:style-name="ce1">
            <text:p>1.19303027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45557827624903" table:style-name="ce1">
            <text:p>0.345557828</text:p>
          </table:table-cell>
          <table:table-cell office:value-type="float" office:value="0.97972635244963702" table:style-name="ce1">
            <text:p>0.979726352</text:p>
          </table:table-cell>
          <table:table-cell table:number-columns-repeated="5" table:style-name="ce1"/>
          <table:table-cell office:value-type="float" office:value="3.7683514462911996" table:formula="of:=[.B111]/[.$F$2]" table:style-name="ce1">
            <text:p>3.768351446</text:p>
          </table:table-cell>
          <table:table-cell office:value-type="float" office:value="0.83737295081165564" table:formula="of:=[.C111]/[.$F$3]" table:style-name="ce1">
            <text:p>0.83737295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4641118919186897" table:style-name="ce1">
            <text:p>0.346411189</text:p>
          </table:table-cell>
          <table:table-cell office:value-type="float" office:value="1.3855722388478899" table:style-name="ce1">
            <text:p>1.385572239</text:p>
          </table:table-cell>
          <table:table-cell table:number-columns-repeated="5" table:style-name="ce1"/>
          <table:table-cell office:value-type="float" office:value="3.7776574611981348" table:formula="of:=[.B112]/[.$F$2]" table:style-name="ce1">
            <text:p>3.777657461</text:p>
          </table:table-cell>
          <table:table-cell office:value-type="float" office:value="1.1842497767930684" table:formula="of:=[.C112]/[.$F$3]" table:style-name="ce1">
            <text:p>1.18424977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042059117629698" table:style-name="ce1">
            <text:p>0.350420591</text:p>
          </table:table-cell>
          <table:table-cell office:value-type="float" office:value="0.98419697280712104" table:style-name="ce1">
            <text:p>0.984196973</text:p>
          </table:table-cell>
          <table:table-cell table:number-columns-repeated="5" table:style-name="ce1"/>
          <table:table-cell office:value-type="float" office:value="3.821380492653184" table:formula="of:=[.B113]/[.$F$2]" table:style-name="ce1">
            <text:p>3.821380493</text:p>
          </table:table-cell>
          <table:table-cell office:value-type="float" office:value="0.84119399385224025" table:formula="of:=[.C113]/[.$F$3]" table:style-name="ce1">
            <text:p>0.8411939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007212570732998" table:style-name="ce1">
            <text:p>0.350072126</text:p>
          </table:table-cell>
          <table:table-cell office:value-type="float" office:value="1.37752314689772" table:style-name="ce1">
            <text:p>1.377523147</text:p>
          </table:table-cell>
          <table:table-cell table:number-columns-repeated="5" table:style-name="ce1"/>
          <table:table-cell office:value-type="float" office:value="3.8175804330134131" table:formula="of:=[.B114]/[.$F$2]" table:style-name="ce1">
            <text:p>3.817580433</text:p>
          </table:table-cell>
          <table:table-cell office:value-type="float" office:value="1.1773702110236923" table:formula="of:=[.C114]/[.$F$3]" table:style-name="ce1">
            <text:p>1.1773702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344792866855501" table:style-name="ce1">
            <text:p>0.353447929</text:p>
          </table:table-cell>
          <table:table-cell office:value-type="float" office:value="0.98733811903894297" table:style-name="ce1">
            <text:p>0.987338119</text:p>
          </table:table-cell>
          <table:table-cell table:number-columns-repeated="5" table:style-name="ce1"/>
          <table:table-cell office:value-type="float" office:value="3.8543939876614504" table:formula="of:=[.B115]/[.$F$2]" table:style-name="ce1">
            <text:p>3.854393988</text:p>
          </table:table-cell>
          <table:table-cell office:value-type="float" office:value="0.84387873422131887" table:formula="of:=[.C115]/[.$F$3]" table:style-name="ce1">
            <text:p>0.8438787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344792866855501" table:style-name="ce1">
            <text:p>0.353447929</text:p>
          </table:table-cell>
          <table:table-cell office:value-type="float" office:value="1.36910603818022" table:style-name="ce1">
            <text:p>1.369106038</text:p>
          </table:table-cell>
          <table:table-cell table:number-columns-repeated="5" table:style-name="ce1"/>
          <table:table-cell office:value-type="float" office:value="3.8543939876614504" table:formula="of:=[.B116]/[.$F$2]" table:style-name="ce1">
            <text:p>3.854393988</text:p>
          </table:table-cell>
          <table:table-cell office:value-type="float" office:value="1.170176101008735" table:formula="of:=[.C116]/[.$F$3]" table:style-name="ce1">
            <text:p>1.1701761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718804150093603" table:style-name="ce1">
            <text:p>0.357188042</text:p>
          </table:table-cell>
          <table:table-cell office:value-type="float" office:value="1.3594805587666501" table:style-name="ce1">
            <text:p>1.359480559</text:p>
          </table:table-cell>
          <table:table-cell table:number-columns-repeated="5" table:style-name="ce1"/>
          <table:table-cell office:value-type="float" office:value="3.8951803871421595" table:formula="of:=[.B117]/[.$F$2]" table:style-name="ce1">
            <text:p>3.895180387</text:p>
          </table:table-cell>
          <table:table-cell office:value-type="float" office:value="1.1619491955270513" table:formula="of:=[.C117]/[.$F$3]" table:style-name="ce1">
            <text:p>1.16194919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5882754301649999" table:style-name="ce1">
            <text:p>0.358827543</text:p>
          </table:table-cell>
          <table:table-cell office:value-type="float" office:value="0.99462098213364902" table:style-name="ce1">
            <text:p>0.994620982</text:p>
          </table:table-cell>
          <table:table-cell table:number-columns-repeated="5" table:style-name="ce1"/>
          <table:table-cell office:value-type="float" office:value="3.9130593567775351" table:formula="of:=[.B118]/[.$F$2]" table:style-name="ce1">
            <text:p>3.913059357</text:p>
          </table:table-cell>
          <table:table-cell office:value-type="float" office:value="0.85010340353303337" table:formula="of:=[.C118]/[.$F$3]" table:style-name="ce1">
            <text:p>0.85010340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029059420956699" table:style-name="ce1">
            <text:p>0.360290594</text:p>
          </table:table-cell>
          <table:table-cell office:value-type="float" office:value="1.3521746739987599" table:style-name="ce1">
            <text:p>1.352174674</text:p>
          </table:table-cell>
          <table:table-cell table:number-columns-repeated="5" table:style-name="ce1"/>
          <table:table-cell office:value-type="float" office:value="3.9290141135176335" table:formula="of:=[.B119]/[.$F$2]" table:style-name="ce1">
            <text:p>3.929014114</text:p>
          </table:table-cell>
          <table:table-cell office:value-type="float" office:value="1.1557048495715898" table:formula="of:=[.C119]/[.$F$3]" table:style-name="ce1">
            <text:p>1.1557048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187599114700197" table:style-name="ce1">
            <text:p>0.361875991</text:p>
          </table:table-cell>
          <table:table-cell office:value-type="float" office:value="0.99734618251747398" table:style-name="ce1">
            <text:p>0.997346183</text:p>
          </table:table-cell>
          <table:table-cell table:number-columns-repeated="5" table:style-name="ce1"/>
          <table:table-cell office:value-type="float" office:value="3.9463030659433147" table:formula="of:=[.B120]/[.$F$2]" table:style-name="ce1">
            <text:p>3.946303066</text:p>
          </table:table-cell>
          <table:table-cell office:value-type="float" office:value="0.85243263463031971" table:formula="of:=[.C120]/[.$F$3]" table:style-name="ce1">
            <text:p>0.8524326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329860027457" table:style-name="ce1">
            <text:p>0.3632986</text:p>
          </table:table-cell>
          <table:table-cell office:value-type="float" office:value="1.3431481509490999" table:style-name="ce1">
            <text:p>1.343148151</text:p>
          </table:table-cell>
          <table:table-cell table:number-columns-repeated="5" table:style-name="ce1"/>
          <table:table-cell office:value-type="float" office:value="3.9618167968873501" table:formula="of:=[.B121]/[.$F$2]" table:style-name="ce1">
            <text:p>3.961816797</text:p>
          </table:table-cell>
          <table:table-cell office:value-type="float" office:value="1.1479898726060684" table:formula="of:=[.C121]/[.$F$3]" table:style-name="ce1">
            <text:p>1.14798987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657418767754102" table:style-name="ce1">
            <text:p>0.366574188</text:p>
          </table:table-cell>
          <table:table-cell office:value-type="float" office:value="1.3328324456304399" table:style-name="ce1">
            <text:p>1.332832446</text:p>
          </table:table-cell>
          <table:table-cell table:number-columns-repeated="5" table:style-name="ce1"/>
          <table:table-cell office:value-type="float" office:value="3.9975374883047001" table:formula="of:=[.B122]/[.$F$2]" table:style-name="ce1">
            <text:p>3.997537488</text:p>
          </table:table-cell>
          <table:table-cell office:value-type="float" office:value="1.1391730304533676" table:formula="of:=[.C122]/[.$F$3]" table:style-name="ce1">
            <text:p>1.1391730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6717644060153" table:style-name="ce1">
            <text:p>0.366717644</text:p>
          </table:table-cell>
          <table:table-cell office:value-type="float" office:value="1.00749520463654" table:style-name="ce1">
            <text:p>1.007495205</text:p>
          </table:table-cell>
          <table:table-cell table:number-columns-repeated="5" table:style-name="ce1"/>
          <table:table-cell office:value-type="float" office:value="3.999101898147797" table:formula="of:=[.B123]/[.$F$2]" table:style-name="ce1">
            <text:p>3.999101898</text:p>
          </table:table-cell>
          <table:table-cell office:value-type="float" office:value="0.86110701250986332" table:formula="of:=[.C123]/[.$F$3]" table:style-name="ce1">
            <text:p>0.86110701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6904881027759601" table:style-name="ce1">
            <text:p>0.36904881</text:p>
          </table:table-cell>
          <table:table-cell office:value-type="float" office:value="1.32573330020202" table:style-name="ce1">
            <text:p>1.3257333</text:p>
          </table:table-cell>
          <table:table-cell table:number-columns-repeated="5" table:style-name="ce1"/>
          <table:table-cell office:value-type="float" office:value="4.0245235580981022" table:formula="of:=[.B124]/[.$F$2]" table:style-name="ce1">
            <text:p>4.024523558</text:p>
          </table:table-cell>
          <table:table-cell office:value-type="float" office:value="1.1331053847880512" table:formula="of:=[.C124]/[.$F$3]" table:style-name="ce1">
            <text:p>1.13310538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096156204575398" table:style-name="ce1">
            <text:p>0.370961562</text:p>
          </table:table-cell>
          <table:table-cell office:value-type="float" office:value="1.0141437538488101" table:style-name="ce1">
            <text:p>1.014143754</text:p>
          </table:table-cell>
          <table:table-cell table:number-columns-repeated="5" table:style-name="ce1"/>
          <table:table-cell office:value-type="float" office:value="4.0453823560060407" table:formula="of:=[.B125]/[.$F$2]" table:style-name="ce1">
            <text:p>4.045382356</text:p>
          </table:table-cell>
          <table:table-cell office:value-type="float" office:value="0.86678953320411123" table:formula="of:=[.C125]/[.$F$3]" table:style-name="ce1">
            <text:p>0.86678953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196276804939898" table:style-name="ce1">
            <text:p>0.371962768</text:p>
          </table:table-cell>
          <table:table-cell office:value-type="float" office:value="1.3194100106956399" table:style-name="ce1">
            <text:p>1.319410011</text:p>
          </table:table-cell>
          <table:table-cell table:number-columns-repeated="5" table:style-name="ce1"/>
          <table:table-cell office:value-type="float" office:value="4.0563006330359759" table:formula="of:=[.B126]/[.$F$2]" table:style-name="ce1">
            <text:p>4.056300633</text:p>
          </table:table-cell>
          <table:table-cell office:value-type="float" office:value="1.1277008638424273" table:formula="of:=[.C126]/[.$F$3]" table:style-name="ce1">
            <text:p>1.12770086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332688454477098" table:style-name="ce1">
            <text:p>0.373326885</text:p>
          </table:table-cell>
          <table:table-cell office:value-type="float" office:value="1.0186846357691499" table:style-name="ce1">
            <text:p>1.018684636</text:p>
          </table:table-cell>
          <table:table-cell table:number-columns-repeated="5" table:style-name="ce1"/>
          <table:table-cell office:value-type="float" office:value="4.0711764944904143" table:formula="of:=[.B127]/[.$F$2]" table:style-name="ce1">
            <text:p>4.071176494</text:p>
          </table:table-cell>
          <table:table-cell office:value-type="float" office:value="0.87067062886252133" table:formula="of:=[.C127]/[.$F$3]" table:style-name="ce1">
            <text:p>0.87067062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5235366777732" table:style-name="ce1">
            <text:p>0.375235367</text:p>
          </table:table-cell>
          <table:table-cell office:value-type="float" office:value="1.3086571378154199" table:style-name="ce1">
            <text:p>1.308657138</text:p>
          </table:table-cell>
          <table:table-cell table:number-columns-repeated="5" table:style-name="ce1"/>
          <table:table-cell office:value-type="float" office:value="4.0919887325815925" table:formula="of:=[.B128]/[.$F$2]" table:style-name="ce1">
            <text:p>4.091988733</text:p>
          </table:table-cell>
          <table:table-cell office:value-type="float" office:value="1.1185103742012137" table:formula="of:=[.C128]/[.$F$3]" table:style-name="ce1">
            <text:p>1.11851037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690304722559498" table:style-name="ce1">
            <text:p>0.376903047</text:p>
          </table:table-cell>
          <table:table-cell office:value-type="float" office:value="1.02394664419499" table:style-name="ce1">
            <text:p>1.023946644</text:p>
          </table:table-cell>
          <table:table-cell table:number-columns-repeated="5" table:style-name="ce1"/>
          <table:table-cell office:value-type="float" office:value="4.1101749970075785" table:formula="of:=[.B129]/[.$F$2]" table:style-name="ce1">
            <text:p>4.110174997</text:p>
          </table:table-cell>
          <table:table-cell office:value-type="float" office:value="0.87516807196153001" table:formula="of:=[.C129]/[.$F$3]" table:style-name="ce1">
            <text:p>0.87516807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873211610389701" table:style-name="ce1">
            <text:p>0.378732116</text:p>
          </table:table-cell>
          <table:table-cell office:value-type="float" office:value="1.2962998815195701" table:style-name="ce1">
            <text:p>1.296299882</text:p>
          </table:table-cell>
          <table:table-cell table:number-columns-repeated="5" table:style-name="ce1"/>
          <table:table-cell office:value-type="float" office:value="4.1301212225070554" table:formula="of:=[.B130]/[.$F$2]" table:style-name="ce1">
            <text:p>4.130121223</text:p>
          </table:table-cell>
          <table:table-cell office:value-type="float" office:value="1.1079486166833934" table:formula="of:=[.C130]/[.$F$3]" table:style-name="ce1">
            <text:p>1.10794861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7944939801695599" table:style-name="ce1">
            <text:p>0.379449398</text:p>
          </table:table-cell>
          <table:table-cell office:value-type="float" office:value="1.0312347532978201" table:style-name="ce1">
            <text:p>1.031234753</text:p>
          </table:table-cell>
          <table:table-cell table:number-columns-repeated="5" table:style-name="ce1"/>
          <table:table-cell office:value-type="float" office:value="4.1379432717225297" table:formula="of:=[.B131]/[.$F$2]" table:style-name="ce1">
            <text:p>4.137943272</text:p>
          </table:table-cell>
          <table:table-cell office:value-type="float" office:value="0.88139722504087192" table:formula="of:=[.C131]/[.$F$3]" table:style-name="ce1">
            <text:p>0.88139722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228266157354002" table:style-name="ce1">
            <text:p>0.382282662</text:p>
          </table:table-cell>
          <table:table-cell office:value-type="float" office:value="1.2812814036149101" table:style-name="ce1">
            <text:p>1.281281404</text:p>
          </table:table-cell>
          <table:table-cell table:number-columns-repeated="5" table:style-name="ce1"/>
          <table:table-cell office:value-type="float" office:value="4.1688403661236642" table:formula="of:=[.B132]/[.$F$2]" table:style-name="ce1">
            <text:p>4.168840366</text:p>
          </table:table-cell>
          <table:table-cell office:value-type="float" office:value="1.0951123107819745" table:formula="of:=[.C132]/[.$F$3]" table:style-name="ce1">
            <text:p>1.09511231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293333873752999" table:style-name="ce1">
            <text:p>0.382933339</text:p>
          </table:table-cell>
          <table:table-cell office:value-type="float" office:value="1.0406506905870501" table:style-name="ce1">
            <text:p>1.040650691</text:p>
          </table:table-cell>
          <table:table-cell table:number-columns-repeated="5" table:style-name="ce1"/>
          <table:table-cell office:value-type="float" office:value="4.1759360821977101" table:formula="of:=[.B133]/[.$F$2]" table:style-name="ce1">
            <text:p>4.175936082</text:p>
          </table:table-cell>
          <table:table-cell office:value-type="float" office:value="0.88944503468978642" table:formula="of:=[.C133]/[.$F$3]" table:style-name="ce1">
            <text:p>0.88944503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482901236490102" table:style-name="ce1">
            <text:p>0.384829012</text:p>
          </table:table-cell>
          <table:table-cell office:value-type="float" office:value="1.27146422359308" table:style-name="ce1">
            <text:p>1.271464224</text:p>
          </table:table-cell>
          <table:table-cell table:number-columns-repeated="5" table:style-name="ce1"/>
          <table:table-cell office:value-type="float" office:value="4.1966086408386154" table:formula="of:=[.B134]/[.$F$2]" table:style-name="ce1">
            <text:p>4.196608641</text:p>
          </table:table-cell>
          <table:table-cell office:value-type="float" office:value="1.0867215586265642" table:formula="of:=[.C134]/[.$F$3]" table:style-name="ce1">
            <text:p>1.086721559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687838925935603" table:style-name="ce1">
            <text:p>0.386878389</text:p>
          </table:table-cell>
          <table:table-cell office:value-type="float" office:value="1.2621161746102001" table:style-name="ce1">
            <text:p>1.262116175</text:p>
          </table:table-cell>
          <table:table-cell table:number-columns-repeated="5" table:style-name="ce1"/>
          <table:table-cell office:value-type="float" office:value="4.2189573528828355" table:formula="of:=[.B135]/[.$F$2]" table:style-name="ce1">
            <text:p>4.218957353</text:p>
          </table:table-cell>
          <table:table-cell office:value-type="float" office:value="1.0787317731711112" table:formula="of:=[.C135]/[.$F$3]" table:style-name="ce1">
            <text:p>1.07873177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623508882407098" table:style-name="ce1">
            <text:p>0.386235089</text:p>
          </table:table-cell>
          <table:table-cell office:value-type="float" office:value="1.0488547012240499" table:style-name="ce1">
            <text:p>1.048854701</text:p>
          </table:table-cell>
          <table:table-cell table:number-columns-repeated="5" table:style-name="ce1"/>
          <table:table-cell office:value-type="float" office:value="4.2119420809604247" table:formula="of:=[.B136]/[.$F$2]" table:style-name="ce1">
            <text:p>4.211942081</text:p>
          </table:table-cell>
          <table:table-cell office:value-type="float" office:value="0.89645700959320507" table:formula="of:=[.C136]/[.$F$3]" table:style-name="ce1">
            <text:p>0.8964570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8466656352559" table:style-name="ce1">
            <text:p>0.388466656</text:p>
          </table:table-cell>
          <table:table-cell office:value-type="float" office:value="1.0572636732224401" table:style-name="ce1">
            <text:p>1.057263673</text:p>
          </table:table-cell>
          <table:table-cell table:number-columns-repeated="5" table:style-name="ce1"/>
          <table:table-cell office:value-type="float" office:value="4.2362776047171096" table:formula="of:=[.B137]/[.$F$2]" table:style-name="ce1">
            <text:p>4.236277605</text:p>
          </table:table-cell>
          <table:table-cell office:value-type="float" office:value="0.90364416514738477" table:formula="of:=[.C137]/[.$F$3]" table:style-name="ce1">
            <text:p>0.903644165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8962284648384699" table:style-name="ce1">
            <text:p>0.389622846</text:p>
          </table:table-cell>
          <table:table-cell office:value-type="float" office:value="1.2489747581874899" table:style-name="ce1">
            <text:p>1.248974758</text:p>
          </table:table-cell>
          <table:table-cell table:number-columns-repeated="5" table:style-name="ce1"/>
          <table:table-cell office:value-type="float" office:value="4.2488860030953868" table:formula="of:=[.B138]/[.$F$2]" table:style-name="ce1">
            <text:p>4.248886003</text:p>
          </table:table-cell>
          <table:table-cell office:value-type="float" office:value="1.0674997933226411" table:formula="of:=[.C138]/[.$F$3]" table:style-name="ce1">
            <text:p>1.06749979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218115197375902" table:style-name="ce1">
            <text:p>0.392181152</text:p>
          </table:table-cell>
          <table:table-cell office:value-type="float" office:value="1.2362593316839701" table:style-name="ce1">
            <text:p>1.236259332</text:p>
          </table:table-cell>
          <table:table-cell table:number-columns-repeated="5" table:style-name="ce1"/>
          <table:table-cell office:value-type="float" office:value="4.2767846452972629" table:formula="of:=[.B139]/[.$F$2]" table:style-name="ce1">
            <text:p>4.276784645</text:p>
          </table:table-cell>
          <table:table-cell office:value-type="float" office:value="1.0566319074221966" table:formula="of:=[.C139]/[.$F$3]" table:style-name="ce1">
            <text:p>1.056631907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074658814764002" table:style-name="ce1">
            <text:p>0.390746588</text:p>
          </table:table-cell>
          <table:table-cell office:value-type="float" office:value="1.0674491416471299" table:style-name="ce1">
            <text:p>1.067449142</text:p>
          </table:table-cell>
          <table:table-cell table:number-columns-repeated="5" table:style-name="ce1"/>
          <table:table-cell office:value-type="float" office:value="4.2611405468663035" table:formula="of:=[.B140]/[.$F$2]" table:style-name="ce1">
            <text:p>4.261140547</text:p>
          </table:table-cell>
          <table:table-cell office:value-type="float" office:value="0.91234969371549568" table:formula="of:=[.C140]/[.$F$3]" table:style-name="ce1">
            <text:p>0.91234969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297528552035998" table:style-name="ce1">
            <text:p>0.392975286</text:p>
          </table:table-cell>
          <table:table-cell office:value-type="float" office:value="1.0769091844341301" table:style-name="ce1">
            <text:p>1.076909184</text:p>
          </table:table-cell>
          <table:table-cell table:number-columns-repeated="5" table:style-name="ce1"/>
          <table:table-cell office:value-type="float" office:value="4.2854447712143946" table:formula="of:=[.B141]/[.$F$2]" table:style-name="ce1">
            <text:p>4.285444771</text:p>
          </table:table-cell>
          <table:table-cell office:value-type="float" office:value="0.92043520037105142" table:formula="of:=[.C141]/[.$F$3]" table:style-name="ce1">
            <text:p>0.920435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502039287961899" table:style-name="ce1">
            <text:p>0.395020393</text:p>
          </table:table-cell>
          <table:table-cell office:value-type="float" office:value="1.2171790134793901" table:style-name="ce1">
            <text:p>1.217179013</text:p>
          </table:table-cell>
          <table:table-cell table:number-columns-repeated="5" table:style-name="ce1"/>
          <table:table-cell office:value-type="float" office:value="4.3077469234418642" table:formula="of:=[.B142]/[.$F$2]" table:style-name="ce1">
            <text:p>4.307746923</text:p>
          </table:table-cell>
          <table:table-cell office:value-type="float" office:value="1.0403239431447779" table:formula="of:=[.C142]/[.$F$3]" table:style-name="ce1">
            <text:p>1.040323943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576756153905601" table:style-name="ce1">
            <text:p>0.395767562</text:p>
          </table:table-cell>
          <table:table-cell office:value-type="float" office:value="1.09258949773662" table:style-name="ce1">
            <text:p>1.092589498</text:p>
          </table:table-cell>
          <table:table-cell table:number-columns-repeated="5" table:style-name="ce1"/>
          <table:table-cell office:value-type="float" office:value="4.3158948913746569" table:formula="of:=[.B143]/[.$F$2]" table:style-name="ce1">
            <text:p>4.315894891</text:p>
          </table:table-cell>
          <table:table-cell office:value-type="float" office:value="0.93383717755266671" table:formula="of:=[.C143]/[.$F$3]" table:style-name="ce1">
            <text:p>0.93383717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654001898388902" table:style-name="ce1">
            <text:p>0.396540019</text:p>
          </table:table-cell>
          <table:table-cell office:value-type="float" office:value="1.20579509728719" table:style-name="ce1">
            <text:p>1.205795097</text:p>
          </table:table-cell>
          <table:table-cell table:number-columns-repeated="5" table:style-name="ce1"/>
          <table:table-cell office:value-type="float" office:value="4.324318636683631" table:formula="of:=[.B144]/[.$F$2]" table:style-name="ce1">
            <text:p>4.324318637</text:p>
          </table:table-cell>
          <table:table-cell office:value-type="float" office:value="1.0305941002454617" table:formula="of:=[.C144]/[.$F$3]" table:style-name="ce1">
            <text:p>1.0305941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803148257714899" table:style-name="ce1">
            <text:p>0.398031483</text:p>
          </table:table-cell>
          <table:table-cell office:value-type="float" office:value="1.1103255397598799" table:style-name="ce1">
            <text:p>1.11032554</text:p>
          </table:table-cell>
          <table:table-cell table:number-columns-repeated="5" table:style-name="ce1"/>
          <table:table-cell office:value-type="float" office:value="4.3405832342110031" table:formula="of:=[.B145]/[.$F$2]" table:style-name="ce1">
            <text:p>4.340583234</text:p>
          </table:table-cell>
          <table:table-cell office:value-type="float" office:value="0.94899618782895723" table:formula="of:=[.C145]/[.$F$3]" table:style-name="ce1">
            <text:p>0.948996188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854702895215999" table:style-name="ce1">
            <text:p>0.398547029</text:p>
          </table:table-cell>
          <table:table-cell office:value-type="float" office:value="1.18560819351562" table:style-name="ce1">
            <text:p>1.185608194</text:p>
          </table:table-cell>
          <table:table-cell table:number-columns-repeated="5" table:style-name="ce1"/>
          <table:table-cell office:value-type="float" office:value="4.3462053320846232" table:formula="of:=[.B146]/[.$F$2]" table:style-name="ce1">
            <text:p>4.346205332</text:p>
          </table:table-cell>
          <table:table-cell office:value-type="float" office:value="1.0133403363381368" table:formula="of:=[.C146]/[.$F$3]" table:style-name="ce1">
            <text:p>1.01334033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9353971104352" table:style-name="ce1">
            <text:p>0.399353971</text:p>
          </table:table-cell>
          <table:table-cell office:value-type="float" office:value="1.17531429723821" table:style-name="ce1">
            <text:p>1.175314297</text:p>
          </table:table-cell>
          <table:table-cell table:number-columns-repeated="5" table:style-name="ce1"/>
          <table:table-cell office:value-type="float" office:value="4.3550051374520393" table:formula="of:=[.B147]/[.$F$2]" table:style-name="ce1">
            <text:p>4.355005137</text:p>
          </table:table-cell>
          <table:table-cell office:value-type="float" office:value="1.0045421343916325" table:formula="of:=[.C147]/[.$F$3]" table:style-name="ce1">
            <text:p>1.00454213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39951698972095701" table:style-name="ce1">
            <text:p>0.39951699</text:p>
          </table:table-cell>
          <table:table-cell office:value-type="float" office:value="1.1232379105932699" table:style-name="ce1">
            <text:p>1.123237911</text:p>
          </table:table-cell>
          <table:table-cell table:number-columns-repeated="5" table:style-name="ce1"/>
          <table:table-cell office:value-type="float" office:value="4.3567828759101088" table:formula="of:=[.B148]/[.$F$2]" table:style-name="ce1">
            <text:p>4.356782876</text:p>
          </table:table-cell>
          <table:table-cell office:value-type="float" office:value="0.96003240221647013" table:formula="of:=[.C148]/[.$F$3]" table:style-name="ce1">
            <text:p>0.960032402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400250573495676" table:style-name="ce1">
            <text:p>0.400250573</text:p>
          </table:table-cell>
          <table:table-cell office:value-type="float" office:value="1.1549849288577201" table:style-name="ce1">
            <text:p>1.154984929</text:p>
          </table:table-cell>
          <table:table-cell table:number-columns-repeated="5" table:style-name="ce1"/>
          <table:table-cell office:value-type="float" office:value="4.3647826989713847" table:formula="of:=[.B149]/[.$F$2]" table:style-name="ce1">
            <text:p>4.364782699</text:p>
          </table:table-cell>
          <table:table-cell office:value-type="float" office:value="0.98716660586129923" table:formula="of:=[.C149]/[.$F$3]" table:style-name="ce1">
            <text:p>0.98716660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0.40007125301741198" table:style-name="ce16">
            <text:p>0.400071253</text:p>
          </table:table-cell>
          <table:table-cell office:value-type="float" office:value="1.1447053894788899" table:style-name="ce1">
            <text:p>1.144705389</text:p>
          </table:table-cell>
          <table:table-cell table:number-columns-repeated="5" table:style-name="ce1"/>
          <table:table-cell office:value-type="float" office:value="4.3628271866675243" table:formula="of:=[.B150]/[.$F$2]" table:style-name="ce1">
            <text:p>4.362827187</text:p>
          </table:table-cell>
          <table:table-cell office:value-type="float" office:value="0.97838067476828205" table:formula="of:=[.C150]/[.$F$3]" table:style-name="ce1">
            <text:p>0.978380675</text:p>
          </table:table-cell>
          <table:table-cell table:number-columns-repeated="16374"/>
        </table:table-row>
        <table:table-row table:number-rows-repeated="1048426" table:style-name="ro1">
          <table:table-cell table:number-columns-repeated="16384"/>
        </table:table-row>
      </table:table>
      <table:table table:name="Sheet6" table:style-name="ta3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hZZ</text:p>
          </table:table-cell>
          <table:table-cell office:value-type="string" table:style-name="ce1">
            <text:p>Fig6b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.75636509186690604" table:style-name="ce1">
            <text:p>0.756365092</text:p>
          </table:table-cell>
          <table:table-cell office:value-type="float" office:value="9.7208118068738507" table:style-name="ce1">
            <text:p>9.7208118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5937636380069495" table:style-name="ce1">
            <text:p>0.759376364</text:p>
          </table:table-cell>
          <table:table-cell office:value-type="float" office:value="9.6046690696725605" table:style-name="ce1">
            <text:p>9.604669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163657257150996" table:style-name="ce1">
            <text:p>0.761636573</text:p>
          </table:table-cell>
          <table:table-cell office:value-type="float" office:value="9.4878224370942803" table:style-name="ce1">
            <text:p>9.4878224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486544224410402" table:style-name="ce1">
            <text:p>0.764865442</text:p>
          </table:table-cell>
          <table:table-cell office:value-type="float" office:value="9.3642008115125996" table:style-name="ce1">
            <text:p>9.3642008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6717478598819899" table:style-name="ce1">
            <text:p>0.767174786</text:p>
          </table:table-cell>
          <table:table-cell office:value-type="float" office:value="9.2494658650652593" table:style-name="ce1">
            <text:p>9.2494658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021179528894301" table:style-name="ce1">
            <text:p>0.770211795</text:p>
          </table:table-cell>
          <table:table-cell office:value-type="float" office:value="9.1291290845761406" table:style-name="ce1">
            <text:p>9.1291290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330027932359802" table:style-name="ce1">
            <text:p>0.773300279</text:p>
          </table:table-cell>
          <table:table-cell office:value-type="float" office:value="9.0008881455830405" table:style-name="ce1">
            <text:p>9.0008881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638876335825302" table:style-name="ce1">
            <text:p>0.776388763</text:p>
          </table:table-cell>
          <table:table-cell office:value-type="float" office:value="8.8738570267691195" table:style-name="ce1">
            <text:p>8.8738570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7947724739290802" table:style-name="ce1">
            <text:p>0.779477247</text:p>
          </table:table-cell>
          <table:table-cell office:value-type="float" office:value="8.7472291813482705" table:style-name="ce1">
            <text:p>8.7472291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256573142756303" table:style-name="ce1">
            <text:p>0.782565731</text:p>
          </table:table-cell>
          <table:table-cell office:value-type="float" office:value="8.6189882423551705" table:style-name="ce1">
            <text:p>8.6189882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565421546221803" table:style-name="ce1">
            <text:p>0.785654215</text:p>
          </table:table-cell>
          <table:table-cell office:value-type="float" office:value="8.4863112960384104" table:style-name="ce1">
            <text:p>8.4863112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8880119351268096" table:style-name="ce1">
            <text:p>0.788801194</text:p>
          </table:table-cell>
          <table:table-cell office:value-type="float" office:value="8.3611498993195905" table:style-name="ce1">
            <text:p>8.3611498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111053725677505" table:style-name="ce1">
            <text:p>0.791110537</text:p>
          </table:table-cell>
          <table:table-cell office:value-type="float" office:value="8.2453151163457203" table:style-name="ce1">
            <text:p>8.2453151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414754655751996" table:style-name="ce1">
            <text:p>0.794147547</text:p>
          </table:table-cell>
          <table:table-cell office:value-type="float" office:value="8.1298176165733196" table:style-name="ce1">
            <text:p>8.1298176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797542899198182" table:style-name="ce1">
            <text:p>0.797542899</text:p>
          </table:table-cell>
          <table:table-cell office:value-type="float" office:value="8.0066641265388299" table:style-name="ce1">
            <text:p>8.0066641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058188829638399" table:style-name="ce1">
            <text:p>0.800581888</text:p>
          </table:table-cell>
          <table:table-cell office:value-type="float" office:value="7.8838208468066799" table:style-name="ce1">
            <text:p>7.8838208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3670372331039" table:style-name="ce1">
            <text:p>0.803670372</text:p>
          </table:table-cell>
          <table:table-cell office:value-type="float" office:value="7.7668715628192704" table:style-name="ce1">
            <text:p>7.7668715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684074798782501" table:style-name="ce1">
            <text:p>0.806840748</text:p>
          </table:table-cell>
          <table:table-cell office:value-type="float" office:value="7.6554947838995897" table:style-name="ce1">
            <text:p>7.6554947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09847340400349" table:style-name="ce1">
            <text:p>0.80984734</text:p>
          </table:table-cell>
          <table:table-cell office:value-type="float" office:value="7.53700572877504" table:style-name="ce1">
            <text:p>7.5370057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293582443500401" table:style-name="ce1">
            <text:p>0.812935824</text:p>
          </table:table-cell>
          <table:table-cell office:value-type="float" office:value="7.4208629915737401" table:style-name="ce1">
            <text:p>7.4208629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1628168213921404" table:style-name="ce1">
            <text:p>0.816281682</text:p>
          </table:table-cell>
          <table:table-cell office:value-type="float" office:value="7.3118178660903004" table:style-name="ce1">
            <text:p>7.3118178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014228718253301" table:style-name="ce1">
            <text:p>0.820142287</text:p>
          </table:table-cell>
          <table:table-cell office:value-type="float" office:value="7.1942233446739898" table:style-name="ce1">
            <text:p>7.1942233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323077121718802" table:style-name="ce1">
            <text:p>0.823230771</text:p>
          </table:table-cell>
          <table:table-cell office:value-type="float" office:value="7.0853395285477703" table:style-name="ce1">
            <text:p>7.0853395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631925525184302" table:style-name="ce1">
            <text:p>0.826319255</text:p>
          </table:table-cell>
          <table:table-cell office:value-type="float" office:value="6.9764557124215596" table:style-name="ce1">
            <text:p>6.9764557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2940773928649802" table:style-name="ce1">
            <text:p>0.829407739</text:p>
          </table:table-cell>
          <table:table-cell office:value-type="float" office:value="6.8669669862057496" table:style-name="ce1">
            <text:p>6.8669669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249622332115303" table:style-name="ce1">
            <text:p>0.832496223</text:p>
          </table:table-cell>
          <table:table-cell office:value-type="float" office:value="6.7617126306170796" table:style-name="ce1">
            <text:p>6.7617126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558470735580803" table:style-name="ce1">
            <text:p>0.835584707</text:p>
          </table:table-cell>
          <table:table-cell office:value-type="float" office:value="6.6564582750284096" table:style-name="ce1">
            <text:p>6.6564582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3867319139046304" table:style-name="ce1">
            <text:p>0.838673191</text:p>
          </table:table-cell>
          <table:table-cell office:value-type="float" office:value="6.5499940992605499" table:style-name="ce1">
            <text:p>6.5499940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176167542511804" table:style-name="ce1">
            <text:p>0.841761675</text:p>
          </table:table-cell>
          <table:table-cell office:value-type="float" office:value="6.4453446537614703" table:style-name="ce1">
            <text:p>6.4453446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489305507136603" table:style-name="ce1">
            <text:p>0.844893055</text:p>
          </table:table-cell>
          <table:table-cell office:value-type="float" office:value="6.3357887153134804" table:style-name="ce1">
            <text:p>6.3357887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4866786889150003" table:style-name="ce1">
            <text:p>0.848667869</text:p>
          </table:table-cell>
          <table:table-cell office:value-type="float" office:value="6.2201836759695999" table:style-name="ce1">
            <text:p>6.2201836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184214414934001" table:style-name="ce1">
            <text:p>0.851842144</text:p>
          </table:table-cell>
          <table:table-cell office:value-type="float" office:value="6.1040409387682999" table:style-name="ce1">
            <text:p>6.1040409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597572126642896" table:style-name="ce1">
            <text:p>0.855975721</text:p>
          </table:table-cell>
          <table:table-cell office:value-type="float" office:value="5.9815435905248497" table:style-name="ce1">
            <text:p>5.9815435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5990651912871696" table:style-name="ce1">
            <text:p>0.859906519</text:p>
          </table:table-cell>
          <table:table-cell office:value-type="float" office:value="5.8532586580706898" table:style-name="ce1">
            <text:p>5.8532586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376712417203605" table:style-name="ce1">
            <text:p>0.863767124</text:p>
          </table:table-cell>
          <table:table-cell office:value-type="float" office:value="5.7342123524393598" table:style-name="ce1">
            <text:p>5.7342123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6762772921535403" table:style-name="ce1">
            <text:p>0.867627729</text:p>
          </table:table-cell>
          <table:table-cell office:value-type="float" office:value="5.6156499748797097" table:style-name="ce1">
            <text:p>5.6156499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1488334258673" table:style-name="ce1">
            <text:p>0.871488334</text:p>
          </table:table-cell>
          <table:table-cell office:value-type="float" office:value="5.5014429499651003" table:style-name="ce1">
            <text:p>5.501442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534893930199198" table:style-name="ce1">
            <text:p>0.875348939</text:p>
          </table:table-cell>
          <table:table-cell office:value-type="float" office:value="5.3853002127638003" table:style-name="ce1">
            <text:p>5.3853002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7920954434531096" table:style-name="ce1">
            <text:p>0.879209544</text:p>
          </table:table-cell>
          <table:table-cell office:value-type="float" office:value="5.2706092597775198" table:style-name="ce1">
            <text:p>5.270609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307014938863004" table:style-name="ce1">
            <text:p>0.883070149</text:p>
          </table:table-cell>
          <table:table-cell office:value-type="float" office:value="5.1578540190779298" table:style-name="ce1">
            <text:p>5.157854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8693075443194902" table:style-name="ce1">
            <text:p>0.886930754</text:p>
          </table:table-cell>
          <table:table-cell office:value-type="float" office:value="5.0446148503066697" table:style-name="ce1">
            <text:p>5.044614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0791359475267" table:style-name="ce1">
            <text:p>0.890791359</text:p>
          </table:table-cell>
          <table:table-cell office:value-type="float" office:value="4.9357310341804501" table:style-name="ce1">
            <text:p>4.9357310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465196451858597" table:style-name="ce1">
            <text:p>0.894651965</text:p>
          </table:table-cell>
          <table:table-cell office:value-type="float" office:value="4.8273311461259096" table:style-name="ce1">
            <text:p>4.8273311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89851256956190495" table:style-name="ce1">
            <text:p>0.89851257</text:p>
          </table:table-cell>
          <table:table-cell office:value-type="float" office:value="4.7203830422863797" table:style-name="ce1">
            <text:p>4.7203830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237317460522404" table:style-name="ce1">
            <text:p>0.902373175</text:p>
          </table:table-cell>
          <table:table-cell office:value-type="float" office:value="4.6139188665185298" table:style-name="ce1">
            <text:p>4.6139188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0623377964854301" table:style-name="ce1">
            <text:p>0.90623378</text:p>
          </table:table-cell>
          <table:table-cell office:value-type="float" office:value="4.5089064749656904" table:style-name="ce1">
            <text:p>4.5089064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009438469186199" table:style-name="ce1">
            <text:p>0.910094385</text:p>
          </table:table-cell>
          <table:table-cell office:value-type="float" office:value="4.4043780114845203" table:style-name="ce1">
            <text:p>4.4043780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4305953830028" table:style-name="ce1">
            <text:p>0.914305954</text:p>
          </table:table-cell>
          <table:table-cell office:value-type="float" office:value="4.2961540972742203" table:style-name="ce1">
            <text:p>4.2961540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18236751692316" table:style-name="ce1">
            <text:p>0.918236752</text:p>
          </table:table-cell>
          <table:table-cell office:value-type="float" office:value="4.18924998689576" table:style-name="ce1">
            <text:p>4.1892499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283438133481399" table:style-name="ce1">
            <text:p>0.922834381</text:p>
          </table:table-cell>
          <table:table-cell office:value-type="float" office:value="4.0849854841809599" table:style-name="ce1">
            <text:p>4.0849854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2811054156068296" table:style-name="ce1">
            <text:p>0.928110542</text:p>
          </table:table-cell>
          <table:table-cell office:value-type="float" office:value="3.9440817606457701" table:style-name="ce1">
            <text:p>3.94408176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254528786685398" table:style-name="ce1">
            <text:p>0.932545288</text:p>
          </table:table-cell>
          <table:table-cell office:value-type="float" office:value="3.82366432547804" table:style-name="ce1">
            <text:p>3.8236643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3750468049942504" table:style-name="ce1">
            <text:p>0.93750468</text:p>
          </table:table-cell>
          <table:table-cell office:value-type="float" office:value="3.7034888543461402" table:style-name="ce1">
            <text:p>3.70348885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213740655140799" table:style-name="ce1">
            <text:p>0.942137407</text:p>
          </table:table-cell>
          <table:table-cell office:value-type="float" office:value="3.5946050382199299" table:style-name="ce1">
            <text:p>3.5946050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4677013260339005" table:style-name="ce1">
            <text:p>0.946770133</text:p>
          </table:table-cell>
          <table:table-cell office:value-type="float" office:value="3.48451140191453" table:style-name="ce1">
            <text:p>3.48451140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172952523596199" table:style-name="ce1">
            <text:p>0.951729525</text:p>
          </table:table-cell>
          <table:table-cell office:value-type="float" office:value="3.3743557235486699" table:style-name="ce1">
            <text:p>3.3743557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5607068111684002" table:style-name="ce1">
            <text:p>0.956070681</text:p>
          </table:table-cell>
          <table:table-cell office:value-type="float" office:value="3.27198632377188" table:style-name="ce1">
            <text:p>3.2719863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0994977339927" table:style-name="ce1">
            <text:p>0.960994977</text:p>
          </table:table-cell>
          <table:table-cell office:value-type="float" office:value="3.1696169239951" table:style-name="ce1">
            <text:p>3.1696169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6574649123939604" table:style-name="ce1">
            <text:p>0.965746491</text:p>
          </table:table-cell>
          <table:table-cell office:value-type="float" office:value="3.0638972529528998" table:style-name="ce1">
            <text:p>3.0638972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109194437629898" table:style-name="ce1">
            <text:p>0.971091944</text:p>
          </table:table-cell>
          <table:table-cell office:value-type="float" office:value="2.9550134368266798" table:style-name="ce1">
            <text:p>2.9550134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7649679143694501" table:style-name="ce1">
            <text:p>0.976496791</text:p>
          </table:table-cell>
          <table:table-cell office:value-type="float" office:value="2.84405564325044" table:style-name="ce1">
            <text:p>2.8440556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190163849759204" table:style-name="ce1">
            <text:p>0.981901638</text:p>
          </table:table-cell>
          <table:table-cell office:value-type="float" office:value="2.7362088158492401" table:style-name="ce1">
            <text:p>2.7362088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8730648555823797" table:style-name="ce1">
            <text:p>0.987306486</text:p>
          </table:table-cell>
          <table:table-cell office:value-type="float" office:value="2.6293989771730502" table:style-name="ce1">
            <text:p>2.6293989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281428208670597" table:style-name="ce1">
            <text:p>0.992814282</text:p>
          </table:table-cell>
          <table:table-cell office:value-type="float" office:value="2.5225430501090802" table:style-name="ce1">
            <text:p>2.522543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99888830068819501" table:style-name="ce1">
            <text:p>0.998888301</text:p>
          </table:table-cell>
          <table:table-cell office:value-type="float" office:value="2.4142238167331498" table:style-name="ce1">
            <text:p>2.4142238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050652687574999" table:style-name="ce1">
            <text:p>1.005065269</text:p>
          </table:table-cell>
          <table:table-cell office:value-type="float" office:value="2.30231545015898" table:style-name="ce1">
            <text:p>2.302315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12422368268099" table:style-name="ce1">
            <text:p>1.011242237</text:p>
          </table:table-cell>
          <table:table-cell office:value-type="float" office:value="2.1919193588087902" table:style-name="ce1">
            <text:p>2.1919193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174192048961199" table:style-name="ce1">
            <text:p>1.017419205</text:p>
          </table:table-cell>
          <table:table-cell office:value-type="float" office:value="2.0845478179065502" table:style-name="ce1">
            <text:p>2.0845478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35961729654299" table:style-name="ce1">
            <text:p>1.023596173</text:p>
          </table:table-cell>
          <table:table-cell office:value-type="float" office:value="1.9814106476314399" table:style-name="ce1">
            <text:p>1.9814106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2990939768333" table:style-name="ce1">
            <text:p>1.029909398</text:p>
          </table:table-cell>
          <table:table-cell office:value-type="float" office:value="1.8774194866416201" table:style-name="ce1">
            <text:p>1.8774194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3703107851618" table:style-name="ce1">
            <text:p>1.037031079</text:p>
          </table:table-cell>
          <table:table-cell office:value-type="float" office:value="1.7740676325896101" table:style-name="ce1">
            <text:p>1.7740676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4389192519316" table:style-name="ce1">
            <text:p>1.043891925</text:p>
          </table:table-cell>
          <table:table-cell office:value-type="float" office:value="1.6722583839873699" table:style-name="ce1">
            <text:p>1.6722583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078586277052" table:style-name="ce1">
            <text:p>1.050785863</text:p>
          </table:table-cell>
          <table:table-cell office:value-type="float" office:value="1.56925083730288" table:style-name="ce1">
            <text:p>1.5692508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5872767885963" table:style-name="ce1">
            <text:p>1.058727679</text:p>
          </table:table-cell>
          <table:table-cell office:value-type="float" office:value="1.4751613936535" table:style-name="ce1">
            <text:p>1.4751613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6644888894627" table:style-name="ce1">
            <text:p>1.066448889</text:p>
          </table:table-cell>
          <table:table-cell office:value-type="float" office:value="1.3740204266740399" table:style-name="ce1">
            <text:p>1.3740204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7357346007167" table:style-name="ce1">
            <text:p>1.07357346</text:p>
          </table:table-cell>
          <table:table-cell office:value-type="float" office:value="1.2654445647752499" table:style-name="ce1">
            <text:p>1.2654445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15052486152099" table:style-name="ce1">
            <text:p>1.081505249</text:p>
          </table:table-cell>
          <table:table-cell office:value-type="float" office:value="1.1704186888832799" table:style-name="ce1">
            <text:p>1.17041868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899985797105101" table:style-name="ce1">
            <text:p>1.08999858</text:p>
          </table:table-cell>
          <table:table-cell office:value-type="float" office:value="1.0749528783807001" table:style-name="ce1">
            <text:p>1.0749528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09849191080582" table:style-name="ce1">
            <text:p>1.098491911</text:p>
          </table:table-cell>
          <table:table-cell office:value-type="float" office:value="0.97288804871895995" table:style-name="ce1">
            <text:p>0.9728880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069852419011199" table:style-name="ce1">
            <text:p>1.106985242</text:p>
          </table:table-cell>
          <table:table-cell office:value-type="float" office:value="0.88842060348165397" table:style-name="ce1">
            <text:p>0.8884206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154785729964201" table:style-name="ce1">
            <text:p>1.115478573</text:p>
          </table:table-cell>
          <table:table-cell office:value-type="float" office:value="0.80175348519129297" table:style-name="ce1">
            <text:p>0.8017534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2397190409172" table:style-name="ce1">
            <text:p>1.123971904</text:p>
          </table:table-cell>
          <table:table-cell office:value-type="float" office:value="0.72476492833437101" table:style-name="ce1">
            <text:p>0.7247649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324652351870199" table:style-name="ce1">
            <text:p>1.132465235</text:p>
          </table:table-cell>
          <table:table-cell office:value-type="float" office:value="0.64997604453050695" table:style-name="ce1">
            <text:p>0.6499760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06299629433501" table:style-name="ce1">
            <text:p>1.140629963</text:p>
          </table:table-cell>
          <table:table-cell office:value-type="float" office:value="0.57683066226527802" table:style-name="ce1">
            <text:p>0.5768306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497092710471799" table:style-name="ce1">
            <text:p>1.149709271</text:p>
          </table:table-cell>
          <table:table-cell office:value-type="float" office:value="0.50916030791744704" table:style-name="ce1">
            <text:p>0.5091603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577521982207599" table:style-name="ce1">
            <text:p>1.157752198</text:p>
          </table:table-cell>
          <table:table-cell office:value-type="float" office:value="0.44318478081282198" table:style-name="ce1">
            <text:p>0.4431847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670390981305201" table:style-name="ce1">
            <text:p>1.167039098</text:p>
          </table:table-cell>
          <table:table-cell office:value-type="float" office:value="0.38484584137560002" table:style-name="ce1">
            <text:p>0.3848458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7439734534984" table:style-name="ce1">
            <text:p>1.174397345</text:p>
          </table:table-cell>
          <table:table-cell office:value-type="float" office:value="0.33813250507824899" table:style-name="ce1">
            <text:p>0.3381325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834252217588299" table:style-name="ce1">
            <text:p>1.183425222</text:p>
          </table:table-cell>
          <table:table-cell office:value-type="float" office:value="0.28464183037040403" table:style-name="ce1">
            <text:p>0.2846418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1924530981678201" table:style-name="ce1">
            <text:p>1.192453098</text:p>
          </table:table-cell>
          <table:table-cell office:value-type="float" office:value="0.24483010928169799" table:style-name="ce1">
            <text:p>0.2448301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114374077066" table:style-name="ce1">
            <text:p>1.201143741</text:p>
          </table:table-cell>
          <table:table-cell office:value-type="float" office:value="0.19876245965535899" table:style-name="ce1">
            <text:p>0.198762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096290784903601" table:style-name="ce1">
            <text:p>1.209629078</text:p>
          </table:table-cell>
          <table:table-cell office:value-type="float" office:value="0.157304272472547" table:style-name="ce1">
            <text:p>0.1573042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166778998652801" table:style-name="ce1">
            <text:p>1.2166779</text:p>
          </table:table-cell>
          <table:table-cell office:value-type="float" office:value="0.12527092261714001" table:style-name="ce1">
            <text:p>0.1252709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2589187723534" table:style-name="ce1">
            <text:p>1.225891877</text:p>
          </table:table-cell>
          <table:table-cell office:value-type="float" office:value="9.1810110832747996E-2" table:style-name="ce1">
            <text:p>0.0918101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3379692565737" table:style-name="ce1">
            <text:p>1.233796926</text:p>
          </table:table-cell>
          <table:table-cell office:value-type="float" office:value="7.3402929410729401E-2" table:style-name="ce1">
            <text:p>0.0734029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421064184172801" table:style-name="ce1">
            <text:p>1.242106418</text:p>
          </table:table-cell>
          <table:table-cell office:value-type="float" office:value="5.0342963237937903E-2" table:style-name="ce1">
            <text:p>0.0503429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04215677413499" table:style-name="ce1">
            <text:p>1.250421568</text:p>
          </table:table-cell>
          <table:table-cell office:value-type="float" office:value="2.5945719940791499E-2" table:style-name="ce1">
            <text:p>0.025945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590930806078799" table:style-name="ce1">
            <text:p>1.259093081</text:p>
          </table:table-cell>
          <table:table-cell office:value-type="float" office:value="2.2189355188654499E-2" table:style-name="ce1">
            <text:p>0.0221893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675864117031801" table:style-name="ce1">
            <text:p>1.267586412</text:p>
          </table:table-cell>
          <table:table-cell office:value-type="float" office:value="1.16309245339927E-2" table:style-name="ce1">
            <text:p>0.0116309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7607974279848" table:style-name="ce1">
            <text:p>1.276079743</text:p>
          </table:table-cell>
          <table:table-cell office:value-type="float" office:value="8.1114476491030898E-3" table:style-name="ce1">
            <text:p>0.0081114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845730738937799" table:style-name="ce1">
            <text:p>1.284573074</text:p>
          </table:table-cell>
          <table:table-cell office:value-type="float" office:value="1.95236310055157E-3" table:style-name="ce1">
            <text:p>0.0019523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2930664049890801" table:style-name="ce1">
            <text:p>1.293066405</text:p>
          </table:table-cell>
          <table:table-cell office:value-type="float" office:value="1.0724938793273901E-3" table:style-name="ce1">
            <text:p>0.0010724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0126276646567" table:style-name="ce1">
            <text:p>1.301262766</text:p>
          </table:table-cell>
          <table:table-cell office:value-type="float" office:value="1.42321789239119E-2" table:style-name="ce1">
            <text:p>0.0142321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00530671796899" table:style-name="ce1">
            <text:p>1.310053067</text:p>
          </table:table-cell>
          <table:table-cell office:value-type="float" office:value="2.9668243569041401E-2" table:style-name="ce1">
            <text:p>0.0296682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185463982749901" table:style-name="ce1">
            <text:p>1.318546398</text:p>
          </table:table-cell>
          <table:table-cell office:value-type="float" office:value="3.5827328117596403E-2" table:style-name="ce1">
            <text:p>0.03582732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2703972937029" table:style-name="ce1">
            <text:p>1.327039729</text:p>
          </table:table-cell>
          <table:table-cell office:value-type="float" office:value="4.1986412666147999E-2" table:style-name="ce1">
            <text:p>0.0419864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360207158394799" table:style-name="ce1">
            <text:p>1.336020716</text:p>
          </table:table-cell>
          <table:table-cell office:value-type="float" office:value="5.5855984334739199E-2" table:style-name="ce1">
            <text:p>0.05585598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440263915608901" table:style-name="ce1">
            <text:p>1.344026392</text:p>
          </table:table-cell>
          <table:table-cell office:value-type="float" office:value="9.0058178736521499E-2" table:style-name="ce1">
            <text:p>0.0900581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5373923485132" table:style-name="ce1">
            <text:p>1.353739235</text:p>
          </table:table-cell>
          <table:table-cell office:value-type="float" office:value="0.108773611770585" table:style-name="ce1">
            <text:p>0.1087736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133477083844" table:style-name="ce1">
            <text:p>1.361334771</text:p>
          </table:table-cell>
          <table:table-cell office:value-type="float" office:value="0.14048777198194501" table:style-name="ce1">
            <text:p>0.1404877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690187294728999" table:style-name="ce1">
            <text:p>1.369018729</text:p>
          </table:table-cell>
          <table:table-cell office:value-type="float" office:value="0.173318471160119" table:style-name="ce1">
            <text:p>0.1733184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775040671926" table:style-name="ce1">
            <text:p>1.377504067</text:p>
          </table:table-cell>
          <table:table-cell office:value-type="float" office:value="0.20329504034420101" table:style-name="ce1">
            <text:p>0.203295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8581176379446" table:style-name="ce1">
            <text:p>1.385811764</text:p>
          </table:table-cell>
          <table:table-cell office:value-type="float" office:value="0.23755785947751301" table:style-name="ce1">
            <text:p>0.2375578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3949863781327001" table:style-name="ce1">
            <text:p>1.394986378</text:p>
          </table:table-cell>
          <table:table-cell office:value-type="float" office:value="0.27735142934301699" table:style-name="ce1">
            <text:p>0.2773514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054743551670501" table:style-name="ce1">
            <text:p>1.405474355</text:p>
          </table:table-cell>
          <table:table-cell office:value-type="float" office:value="0.33016453188350597" table:style-name="ce1">
            <text:p>0.3301645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142894033493001" table:style-name="ce1">
            <text:p>1.414289403</text:p>
          </table:table-cell>
          <table:table-cell office:value-type="float" office:value="0.37897632439415002" table:style-name="ce1">
            <text:p>0.3789763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227827344446" table:style-name="ce1">
            <text:p>1.422782734</text:p>
          </table:table-cell>
          <table:table-cell office:value-type="float" office:value="0.43132854305685697" table:style-name="ce1">
            <text:p>0.4313285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312760655398999" table:style-name="ce1">
            <text:p>1.431276066</text:p>
          </table:table-cell>
          <table:table-cell office:value-type="float" office:value="0.484560630940784" table:style-name="ce1">
            <text:p>0.4845606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131363865253" table:style-name="ce1">
            <text:p>1.441313639</text:p>
          </table:table-cell>
          <table:table-cell office:value-type="float" office:value="0.54923101870059698" table:style-name="ce1">
            <text:p>0.5492310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4980696974783" table:style-name="ce1">
            <text:p>1.44980697</text:p>
          </table:table-cell>
          <table:table-cell office:value-type="float" office:value="0.60818225652246605" table:style-name="ce1">
            <text:p>0.6081822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583003008431299" table:style-name="ce1">
            <text:p>1.458300301</text:p>
          </table:table-cell>
          <table:table-cell office:value-type="float" office:value="0.667133494344335" table:style-name="ce1">
            <text:p>0.6671334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6679363193843" table:style-name="ce1">
            <text:p>1.466793632</text:p>
          </table:table-cell>
          <table:table-cell office:value-type="float" office:value="0.73180388210414904" table:style-name="ce1">
            <text:p>0.7318038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7528696303373" table:style-name="ce1">
            <text:p>1.475286963</text:p>
          </table:table-cell>
          <table:table-cell office:value-type="float" office:value="0.80175348519129397" table:style-name="ce1">
            <text:p>0.8017534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837802941290299" table:style-name="ce1">
            <text:p>1.483780294</text:p>
          </table:table-cell>
          <table:table-cell office:value-type="float" office:value="0.86686380756171699" table:style-name="ce1">
            <text:p>0.8668638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49227362522434" table:style-name="ce1">
            <text:p>1.492273625</text:p>
          </table:table-cell>
          <table:table-cell office:value-type="float" office:value="0.93945301831252803" table:style-name="ce1">
            <text:p>0.9394530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19864685147599" table:style-name="ce1">
            <text:p>1.501986469</text:p>
          </table:table-cell>
          <table:table-cell office:value-type="float" office:value="1.0307394500142999" table:style-name="ce1">
            <text:p>1.030739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092602874149399" table:style-name="ce1">
            <text:p>1.509260287</text:p>
          </table:table-cell>
          <table:table-cell office:value-type="float" office:value="1.0982694127430901" table:style-name="ce1">
            <text:p>1.09826941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1775361851024" table:style-name="ce1">
            <text:p>1.517753619</text:p>
          </table:table-cell>
          <table:table-cell office:value-type="float" office:value="1.1787774464848899" table:style-name="ce1">
            <text:p>1.1787774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2624694960554" table:style-name="ce1">
            <text:p>1.52624695</text:p>
          </table:table-cell>
          <table:table-cell office:value-type="float" office:value="1.26148515327975" table:style-name="ce1">
            <text:p>1.2614851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347402807008399" table:style-name="ce1">
            <text:p>1.534740281</text:p>
          </table:table-cell>
          <table:table-cell office:value-type="float" office:value="1.3446327946852299" table:style-name="ce1">
            <text:p>1.3446327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4323361179614" table:style-name="ce1">
            <text:p>1.543233612</text:p>
          </table:table-cell>
          <table:table-cell office:value-type="float" office:value="1.4321797821968101" table:style-name="ce1">
            <text:p>1.4321797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5172694289145" table:style-name="ce1">
            <text:p>1.551726943</text:p>
          </table:table-cell>
          <table:table-cell office:value-type="float" office:value="1.5210465735402301" table:style-name="ce1">
            <text:p>1.5210465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02202739867499" table:style-name="ce1">
            <text:p>1.560220274</text:p>
          </table:table-cell>
          <table:table-cell office:value-type="float" office:value="1.6107932341048601" table:style-name="ce1">
            <text:p>1.6107932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6871360508205" table:style-name="ce1">
            <text:p>1.568713605</text:p>
          </table:table-cell>
          <table:table-cell office:value-type="float" office:value="1.7049392407756101" table:style-name="ce1">
            <text:p>1.7049392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7720693617735" table:style-name="ce1">
            <text:p>1.577206936</text:p>
          </table:table-cell>
          <table:table-cell office:value-type="float" office:value="1.7999651166675801" table:style-name="ce1">
            <text:p>1.7999651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857002672726499" table:style-name="ce1">
            <text:p>1.585700267</text:p>
          </table:table-cell>
          <table:table-cell office:value-type="float" office:value="1.89807053483383" table:style-name="ce1">
            <text:p>1.8980705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9419359836795" table:style-name="ce1">
            <text:p>1.594193598</text:p>
          </table:table-cell>
          <table:table-cell office:value-type="float" office:value="1.9948561491682399" table:style-name="ce1">
            <text:p>1.9948561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0268692946325" table:style-name="ce1">
            <text:p>1.602686929</text:p>
          </table:table-cell>
          <table:table-cell office:value-type="float" office:value="2.1008803903254898" table:style-name="ce1">
            <text:p>2.100880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11802605585599" table:style-name="ce1">
            <text:p>1.611180261</text:p>
          </table:table-cell>
          <table:table-cell office:value-type="float" office:value="2.2073445660933402" table:style-name="ce1">
            <text:p>2.2073445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1967359165386" table:style-name="ce1">
            <text:p>1.619673592</text:p>
          </table:table-cell>
          <table:table-cell office:value-type="float" office:value="2.3138087418611999" table:style-name="ce1">
            <text:p>2.3138087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2778086224483" table:style-name="ce1">
            <text:p>1.627780862</text:p>
          </table:table-cell>
          <table:table-cell office:value-type="float" office:value="2.4154336369123302" table:style-name="ce1">
            <text:p>2.4154336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3581794001683" table:style-name="ce1">
            <text:p>1.63581794</text:p>
          </table:table-cell>
          <table:table-cell office:value-type="float" office:value="2.5174984665740801" table:style-name="ce1">
            <text:p>2.5174984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433987644655299" table:style-name="ce1">
            <text:p>1.643398764</text:p>
          </table:table-cell>
          <table:table-cell office:value-type="float" office:value="2.62396264234193" table:style-name="ce1">
            <text:p>2.6239626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10497817331899" table:style-name="ce1">
            <text:p>1.651049782</text:p>
          </table:table-cell>
          <table:table-cell office:value-type="float" office:value="2.7304268181097799" table:style-name="ce1">
            <text:p>2.7304268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5870079900086" table:style-name="ce1">
            <text:p>1.658700799</text:p>
          </table:table-cell>
          <table:table-cell office:value-type="float" office:value="2.8368909938776401" table:style-name="ce1">
            <text:p>2.8368909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6635181626853" table:style-name="ce1">
            <text:p>1.666351816</text:p>
          </table:table-cell>
          <table:table-cell office:value-type="float" office:value="2.9433551696454998" table:style-name="ce1">
            <text:p>2.9433551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740028335362001" table:style-name="ce1">
            <text:p>1.674002834</text:p>
          </table:table-cell>
          <table:table-cell office:value-type="float" office:value="3.0498193454133502" table:style-name="ce1">
            <text:p>3.0498193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18293328512901" table:style-name="ce1">
            <text:p>1.681829333</text:p>
          </table:table-cell>
          <table:table-cell office:value-type="float" office:value="3.1628343009743198" table:style-name="ce1">
            <text:p>3.1628343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879449702384699" table:style-name="ce1">
            <text:p>1.68794497</text:p>
          </table:table-cell>
          <table:table-cell office:value-type="float" office:value="3.2581598074384002" table:style-name="ce1">
            <text:p>3.2581598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6953573319216499" table:style-name="ce1">
            <text:p>1.695357332</text:p>
          </table:table-cell>
          <table:table-cell office:value-type="float" office:value="3.3645778948184799" table:style-name="ce1">
            <text:p>3.3645778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030785420082799" table:style-name="ce1">
            <text:p>1.703078542</text:p>
          </table:table-cell>
          <table:table-cell office:value-type="float" office:value="3.4742682577308099" table:style-name="ce1">
            <text:p>3.4742682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00469341114699" table:style-name="ce1">
            <text:p>1.710046934</text:p>
          </table:table-cell>
          <table:table-cell office:value-type="float" office:value="3.5786757391940598" table:style-name="ce1">
            <text:p>3.5786757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169960231894501" table:style-name="ce1">
            <text:p>1.716996023</text:p>
          </table:table-cell>
          <table:table-cell office:value-type="float" office:value="3.6851399149619199" table:style-name="ce1">
            <text:p>3.6851399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241892387628099" table:style-name="ce1">
            <text:p>1.724189239</text:p>
          </table:table-cell>
          <table:table-cell office:value-type="float" office:value="3.7937746504630101" table:style-name="ce1">
            <text:p>3.793774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30977847788" table:style-name="ce1">
            <text:p>1.730977848</text:p>
          </table:table-cell>
          <table:table-cell office:value-type="float" office:value="3.8994797233733398" table:style-name="ce1">
            <text:p>3.8994797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370518663894901" table:style-name="ce1">
            <text:p>1.737051866</text:p>
          </table:table-cell>
          <table:table-cell office:value-type="float" office:value="4.0027177119967101" table:style-name="ce1">
            <text:p>4.0027177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443098038709299" table:style-name="ce1">
            <text:p>1.744309804</text:p>
          </table:table-cell>
          <table:table-cell office:value-type="float" office:value="4.1134834706238701" table:style-name="ce1">
            <text:p>4.11348347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512588929488999" table:style-name="ce1">
            <text:p>1.751258893</text:p>
          </table:table-cell>
          <table:table-cell office:value-type="float" office:value="4.22532462496586" table:style-name="ce1">
            <text:p>4.2253246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5807172537829" table:style-name="ce1">
            <text:p>1.758071725</text:p>
          </table:table-cell>
          <table:table-cell office:value-type="float" office:value="4.3366280814504403" table:style-name="ce1">
            <text:p>4.33662808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6452120674477" table:style-name="ce1">
            <text:p>1.764521207</text:p>
          </table:table-cell>
          <table:table-cell office:value-type="float" office:value="4.4462235565055801" table:style-name="ce1">
            <text:p>4.44622355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713340391741601" table:style-name="ce1">
            <text:p>1.771334039</text:p>
          </table:table-cell>
          <table:table-cell office:value-type="float" office:value="4.5546645626315803" table:style-name="ce1">
            <text:p>4.5546645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7804184043693" table:style-name="ce1">
            <text:p>1.77804184</text:p>
          </table:table-cell>
          <table:table-cell office:value-type="float" office:value="4.6669089903666299" table:style-name="ce1">
            <text:p>4.6669089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8352252081092" table:style-name="ce1">
            <text:p>1.783522521</text:p>
          </table:table-cell>
          <table:table-cell office:value-type="float" office:value="4.7770026266720196" table:style-name="ce1">
            <text:p>4.7770026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886454311869699" table:style-name="ce1">
            <text:p>1.788645431</text:p>
          </table:table-cell>
          <table:table-cell office:value-type="float" office:value="4.86334089751933" table:style-name="ce1">
            <text:p>4.8633408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405645742912" table:style-name="ce1">
            <text:p>1.794056457</text:p>
          </table:table-cell>
          <table:table-cell office:value-type="float" office:value="4.94791628753413" table:style-name="ce1">
            <text:p>4.9479162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7979108832909301" table:style-name="ce1">
            <text:p>1.797910883</text:p>
          </table:table-cell>
          <table:table-cell office:value-type="float" office:value="5.0190421919729804" table:style-name="ce1">
            <text:p>5.019042192</text:p>
          </table:table-cell>
          <table:table-cell table:number-columns-repeated="16381"/>
        </table:table-row>
        <table:table-row table:number-rows-repeated="1048407" table:style-name="ro1">
          <table:table-cell table:number-columns-repeated="16384"/>
        </table:table-row>
      </table:table>
      <table:table table:name="_HZZ_(36)" table:style-name="ta3">
        <table:table-column table:style-name="co1" table:number-columns-repeated="16384" table:default-cell-style-name="ce1"/>
        <table:table-row table:style-name="ro1">
          <table:table-cell/>
          <table:table-cell office:value-type="string" table:style-name="ce1">
            <text:p>HZZ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2D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VBF</text:p>
          </table:table-cell>
          <table:table-cell office:value-type="string" table:style-name="ce1">
            <text:p>ggF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6960304396696099" table:style-name="ce1">
            <text:p>0.169603044</text:p>
          </table:table-cell>
          <table:table-cell office:value-type="float" office:value="1.5075860713379501" table:style-name="ce1">
            <text:p>1.50758607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6910772980821301" table:style-name="ce1">
            <text:p>0.16910773</text:p>
          </table:table-cell>
          <table:table-cell office:value-type="float" office:value="1.47286956249354" table:style-name="ce1">
            <text:p>1.472869562</text:p>
          </table:table-cell>
          <table:table-cell table:style-name="ce1"/>
          <table:table-cell table:style-name="ce1">
            <draw:frame draw:z-index="1" draw:id="id16" draw:style-name="a16" draw:name="Chart 2" svg:x="0in" svg:y="0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/>
          <table:table-cell office:value-type="float" office:value="0.17033525233021601" table:style-name="ce1">
            <text:p>0.170335252</text:p>
          </table:table-cell>
          <table:table-cell office:value-type="float" office:value="1.53288510352158" table:style-name="ce1">
            <text:p>1.53288510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089924916464999" table:style-name="ce1">
            <text:p>0.170899249</text:p>
          </table:table-cell>
          <table:table-cell office:value-type="float" office:value="1.4310864310453" table:style-name="ce1">
            <text:p>1.43108643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1795008842868" table:style-name="ce1">
            <text:p>0.171795009</text:p>
          </table:table-cell>
          <table:table-cell office:value-type="float" office:value="1.5539664335790899" table:style-name="ce1">
            <text:p>1.55396643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239218196167999" table:style-name="ce1">
            <text:p>0.172392182</text:p>
          </table:table-cell>
          <table:table-cell office:value-type="float" office:value="1.4124013310737999" table:style-name="ce1">
            <text:p>1.41240133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358652819930501" table:style-name="ce1">
            <text:p>0.173586528</text:p>
          </table:table-cell>
          <table:table-cell office:value-type="float" office:value="1.57023906912541" table:style-name="ce1">
            <text:p>1.57023906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69908620847155" table:style-name="ce1">
            <text:p>0.169908621</text:p>
          </table:table-cell>
          <table:table-cell office:value-type="float" office:value="1.4549727635234799" table:style-name="ce1">
            <text:p>1.45497276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5915503362672" table:style-name="ce1">
            <text:p>0.175915503</text:p>
          </table:table-cell>
          <table:table-cell office:value-type="float" office:value="1.3812227627403699" table:style-name="ce1">
            <text:p>1.38122276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7846363113498" table:style-name="ce1">
            <text:p>0.177846363</text:p>
          </table:table-cell>
          <table:table-cell office:value-type="float" office:value="1.60199543458808" table:style-name="ce1">
            <text:p>1.60199543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7806532659039601" table:style-name="ce1">
            <text:p>0.178065327</text:p>
          </table:table-cell>
          <table:table-cell office:value-type="float" office:value="1.3633829927860099" table:style-name="ce1">
            <text:p>1.36338299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8129006143198201" table:style-name="ce1">
            <text:p>0.181290061</text:p>
          </table:table-cell>
          <table:table-cell office:value-type="float" office:value="1.3443884413342899" table:style-name="ce1">
            <text:p>1.34438844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81648365303269" table:style-name="ce1">
            <text:p>0.181648365</text:p>
          </table:table-cell>
          <table:table-cell office:value-type="float" office:value="1.6203133682703601" table:style-name="ce1">
            <text:p>1.62031336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85529990575549" table:style-name="ce1">
            <text:p>0.185529991</text:p>
          </table:table-cell>
          <table:table-cell office:value-type="float" office:value="1.3181453823287099" table:style-name="ce1">
            <text:p>1.31814538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0.18756037917950999" table:style-name="ce1">
            <text:p>0.187560379</text:p>
          </table:table-cell>
          <table:table-cell office:value-type="float" office:value="1.6440633527648401" table:style-name="ce1">
            <text:p>1.6440633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0578817852779" table:style-name="ce1">
            <text:p>0.190578818</text:p>
          </table:table-cell>
          <table:table-cell office:value-type="float" office:value="1.29347628223875" table:style-name="ce1">
            <text:p>1.2934762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150172176367" table:style-name="ce1">
            <text:p>0.191501722</text:p>
          </table:table-cell>
          <table:table-cell office:value-type="float" office:value="1.6568906875996501" table:style-name="ce1">
            <text:p>1.6568906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568193359535599" table:style-name="ce1">
            <text:p>0.195681934</text:p>
          </table:table-cell>
          <table:table-cell office:value-type="float" office:value="1.2698708577532301" table:style-name="ce1">
            <text:p>1.26987085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19627910671416801" table:style-name="ce1">
            <text:p>0.196279107</text:p>
          </table:table-cell>
          <table:table-cell office:value-type="float" office:value="1.66996763630554" table:style-name="ce1">
            <text:p>1.6699676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0459318545853" table:style-name="ce1">
            <text:p>0.200459319</text:p>
          </table:table-cell>
          <table:table-cell office:value-type="float" office:value="1.2537637396199099" table:style-name="ce1">
            <text:p>1.253763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523670349635101" table:style-name="ce1">
            <text:p>0.205236703</text:p>
          </table:table-cell>
          <table:table-cell office:value-type="float" office:value="1.69049442555652" table:style-name="ce1">
            <text:p>1.6904944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0702822285278699" table:style-name="ce1">
            <text:p>0.207028223</text:p>
          </table:table-cell>
          <table:table-cell office:value-type="float" office:value="1.23026145935345" table:style-name="ce1">
            <text:p>1.2302614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1805607803285" table:style-name="ce1">
            <text:p>0.211805608</text:p>
          </table:table-cell>
          <table:table-cell office:value-type="float" office:value="1.7017642356828699" table:style-name="ce1">
            <text:p>1.7017642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1805607803285" table:style-name="ce1">
            <text:p>0.211805608</text:p>
          </table:table-cell>
          <table:table-cell office:value-type="float" office:value="1.2174093302552" table:style-name="ce1">
            <text:p>1.2174093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8150572190664" table:style-name="ce1">
            <text:p>0.218150572</text:p>
          </table:table-cell>
          <table:table-cell office:value-type="float" office:value="1.7110569757643901" table:style-name="ce1">
            <text:p>1.71105697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18424276536787" table:style-name="ce1">
            <text:p>0.218424277</text:p>
          </table:table-cell>
          <table:table-cell office:value-type="float" office:value="1.1950160369960801" table:style-name="ce1">
            <text:p>1.1950160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2434624329834099" table:style-name="ce1">
            <text:p>0.224346243</text:p>
          </table:table-cell>
          <table:table-cell office:value-type="float" office:value="1.71739461201203" table:style-name="ce1">
            <text:p>1.7173946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2494341641715301" table:style-name="ce1">
            <text:p>0.224943416</text:p>
          </table:table-cell>
          <table:table-cell office:value-type="float" office:value="1.1777299851266501" table:style-name="ce1">
            <text:p>1.1777299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3031797448646299" table:style-name="ce1">
            <text:p>0.230317974</text:p>
          </table:table-cell>
          <table:table-cell office:value-type="float" office:value="1.1654394642292201" table:style-name="ce1">
            <text:p>1.16543946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3270666696171199" table:style-name="ce1">
            <text:p>0.232706667</text:p>
          </table:table-cell>
          <table:table-cell office:value-type="float" office:value="1.7264699481810699" table:style-name="ce1">
            <text:p>1.7264699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37484051912209" table:style-name="ce1">
            <text:p>0.237484052</text:p>
          </table:table-cell>
          <table:table-cell office:value-type="float" office:value="1.1473570124138199" table:style-name="ce1">
            <text:p>1.1473570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012867572409199" table:style-name="ce1">
            <text:p>0.240128676</text:p>
          </table:table-cell>
          <table:table-cell office:value-type="float" office:value="1.7324675715211999" table:style-name="ce1">
            <text:p>1.73246757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4052956219143" table:style-name="ce1">
            <text:p>0.244052956</text:p>
          </table:table-cell>
          <table:table-cell office:value-type="float" office:value="1.13250429498831" table:style-name="ce1">
            <text:p>1.1325042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533261290231201" table:style-name="ce1">
            <text:p>0.245332613</text:p>
          </table:table-cell>
          <table:table-cell office:value-type="float" office:value="1.7364012767783501" table:style-name="ce1">
            <text:p>1.7364012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4912892772904699" table:style-name="ce1">
            <text:p>0.249128928</text:p>
          </table:table-cell>
          <table:table-cell office:value-type="float" office:value="1.1221874383302901" table:style-name="ce1">
            <text:p>1.1221874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5151762020429602" table:style-name="ce1">
            <text:p>0.25151762</text:p>
          </table:table-cell>
          <table:table-cell office:value-type="float" office:value="1.74006805203592" table:style-name="ce1">
            <text:p>1.7400680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5659359171419899" table:style-name="ce1">
            <text:p>0.256593592</text:p>
          </table:table-cell>
          <table:table-cell office:value-type="float" office:value="1.1083060474973101" table:style-name="ce1">
            <text:p>1.1083060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017663042707201" table:style-name="ce1">
            <text:p>0.26017663</text:p>
          </table:table-cell>
          <table:table-cell office:value-type="float" office:value="1.74406433896762" table:style-name="ce1">
            <text:p>1.7440643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375966913994597" table:style-name="ce1">
            <text:p>0.263759669</text:p>
          </table:table-cell>
          <table:table-cell office:value-type="float" office:value="1.09637619228106" table:style-name="ce1">
            <text:p>1.0963761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700624516750598" table:style-name="ce1">
            <text:p>0.267006245</text:p>
          </table:table-cell>
          <table:table-cell office:value-type="float" office:value="1.0901216009221799" table:style-name="ce1">
            <text:p>1.09012160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6973140032806697" table:style-name="ce1">
            <text:p>0.2697314</text:p>
          </table:table-cell>
          <table:table-cell office:value-type="float" office:value="1.74685369360451" table:style-name="ce1">
            <text:p>1.74685369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72120092803316" table:style-name="ce1">
            <text:p>0.272120093</text:p>
          </table:table-cell>
          <table:table-cell office:value-type="float" office:value="1.0813075467920901" table:style-name="ce1">
            <text:p>1.0813075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7783589265480402" table:style-name="ce1">
            <text:p>0.277835893</text:p>
          </table:table-cell>
          <table:table-cell office:value-type="float" office:value="1.0735157451580399" table:style-name="ce1">
            <text:p>1.0735157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7898758366965598" table:style-name="ce1">
            <text:p>0.278987584</text:p>
          </table:table-cell>
          <table:table-cell office:value-type="float" office:value="1.74764043465595" table:style-name="ce1">
            <text:p>1.7476404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525790141718399" table:style-name="ce1">
            <text:p>0.285257901</text:p>
          </table:table-cell>
          <table:table-cell office:value-type="float" office:value="1.06260354460053" table:style-name="ce1">
            <text:p>1.0626035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8824376701124499" table:style-name="ce1">
            <text:p>0.288243767</text:p>
          </table:table-cell>
          <table:table-cell office:value-type="float" office:value="1.74764043465595" table:style-name="ce1">
            <text:p>1.7476404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9361832508055502" table:style-name="ce1">
            <text:p>0.293618325</text:p>
          </table:table-cell>
          <table:table-cell office:value-type="float" office:value="1.0492289467261999" table:style-name="ce1">
            <text:p>1.04922894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297499950352834" table:style-name="ce1">
            <text:p>0.29749995</text:p>
          </table:table-cell>
          <table:table-cell office:value-type="float" office:value="1.74764043465595" table:style-name="ce1">
            <text:p>1.7476404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042609863501402" table:style-name="ce1">
            <text:p>0.300426099</text:p>
          </table:table-cell>
          <table:table-cell office:value-type="float" office:value="1.04055129510307" table:style-name="ce1">
            <text:p>1.0405512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778941723469" table:style-name="ce1">
            <text:p>0.307789417</text:p>
          </table:table-cell>
          <table:table-cell office:value-type="float" office:value="1.03259261811609" table:style-name="ce1">
            <text:p>1.0325926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0705472025382902" table:style-name="ce1">
            <text:p>0.30705472</text:p>
          </table:table-cell>
          <table:table-cell office:value-type="float" office:value="1.7463816489736601" table:style-name="ce1">
            <text:p>1.7463816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1332503800135703" table:style-name="ce1">
            <text:p>0.313325038</text:p>
          </table:table-cell>
          <table:table-cell office:value-type="float" office:value="1.02684258771728" table:style-name="ce1">
            <text:p>1.0268425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1631090359541802" table:style-name="ce1">
            <text:p>0.316310904</text:p>
          </table:table-cell>
          <table:table-cell office:value-type="float" office:value="1.74370672939879" table:style-name="ce1">
            <text:p>1.7437067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2228263478354002" table:style-name="ce1">
            <text:p>0.322282635</text:p>
          </table:table-cell>
          <table:table-cell office:value-type="float" office:value="1.01711560744504" table:style-name="ce1">
            <text:p>1.0171156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2556708693700698" table:style-name="ce1">
            <text:p>0.325567087</text:p>
          </table:table-cell>
          <table:table-cell office:value-type="float" office:value="1.73985169824678" table:style-name="ce1">
            <text:p>1.73985169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124023156572302" table:style-name="ce1">
            <text:p>0.331240232</text:p>
          </table:table-cell>
          <table:table-cell office:value-type="float" office:value="1.0073886271728001" table:style-name="ce1">
            <text:p>1.0073886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482327027859599" table:style-name="ce1">
            <text:p>0.33482327</text:p>
          </table:table-cell>
          <table:table-cell office:value-type="float" office:value="1.73569627505694" table:style-name="ce1">
            <text:p>1.7356962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3866224032810299" table:style-name="ce1">
            <text:p>0.33866224</text:p>
          </table:table-cell>
          <table:table-cell office:value-type="float" office:value="1.00023643579615" table:style-name="ce1">
            <text:p>1.0002364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4437804017959101" table:style-name="ce1">
            <text:p>0.34437804</text:p>
          </table:table-cell>
          <table:table-cell office:value-type="float" office:value="1.73083278492082" table:style-name="ce1">
            <text:p>1.7308327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4437804017959101" table:style-name="ce1">
            <text:p>0.34437804</text:p>
          </table:table-cell>
          <table:table-cell office:value-type="float" office:value="0.99557320701857999" table:style-name="ce1">
            <text:p>0.99557320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064835792711901" table:style-name="ce1">
            <text:p>0.350648358</text:p>
          </table:table-cell>
          <table:table-cell office:value-type="float" office:value="0.990795543178979" table:style-name="ce1">
            <text:p>0.9907955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3335636961774" table:style-name="ce1">
            <text:p>0.353335637</text:p>
          </table:table-cell>
          <table:table-cell office:value-type="float" office:value="1.7250395099057401" table:style-name="ce1">
            <text:p>1.7250395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057636102737201" table:style-name="ce1">
            <text:p>0.360576361</text:p>
          </table:table-cell>
          <table:table-cell office:value-type="float" office:value="1.7208912389072799" table:style-name="ce1">
            <text:p>1.72089123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5990454126870802" table:style-name="ce1">
            <text:p>0.359904541</text:p>
          </table:table-cell>
          <table:table-cell office:value-type="float" office:value="0.98428704902622899" table:style-name="ce1">
            <text:p>0.9842870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597580130996499" table:style-name="ce1">
            <text:p>0.365975801</text:p>
          </table:table-cell>
          <table:table-cell office:value-type="float" office:value="1.7173509041758399" table:style-name="ce1">
            <text:p>1.71735090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68264964932079" table:style-name="ce1">
            <text:p>0.368264965</text:p>
          </table:table-cell>
          <table:table-cell office:value-type="float" office:value="0.97842225209737699" table:style-name="ce1">
            <text:p>0.97842225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7244517676376399" table:style-name="ce1">
            <text:p>0.372445177</text:p>
          </table:table-cell>
          <table:table-cell office:value-type="float" office:value="1.71337349108249" table:style-name="ce1">
            <text:p>1.7133734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7781973483307402" table:style-name="ce1">
            <text:p>0.377819735</text:p>
          </table:table-cell>
          <table:table-cell office:value-type="float" office:value="0.97327267430619002" table:style-name="ce1">
            <text:p>0.9732726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8080560042713502" table:style-name="ce1">
            <text:p>0.3808056</text:p>
          </table:table-cell>
          <table:table-cell office:value-type="float" office:value="1.7063722904126799" table:style-name="ce1">
            <text:p>1.7063722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8743422204595002" table:style-name="ce1">
            <text:p>0.387434222</text:p>
          </table:table-cell>
          <table:table-cell office:value-type="float" office:value="1.70056709507864" table:style-name="ce1">
            <text:p>1.7005670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8737450473406898" table:style-name="ce1">
            <text:p>0.387374505</text:p>
          </table:table-cell>
          <table:table-cell office:value-type="float" office:value="0.96798005268747001" table:style-name="ce1">
            <text:p>0.9679800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309030458555699" table:style-name="ce1">
            <text:p>0.393090305</text:p>
          </table:table-cell>
          <table:table-cell office:value-type="float" office:value="1.6959403084190301" table:style-name="ce1">
            <text:p>1.6959403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39633210151625198" table:style-name="ce1">
            <text:p>0.396332102</text:p>
          </table:table-cell>
          <table:table-cell office:value-type="float" office:value="0.96261590915498296" table:style-name="ce1">
            <text:p>0.9626159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021372678853101" table:style-name="ce1">
            <text:p>0.400213727</text:p>
          </table:table-cell>
          <table:table-cell office:value-type="float" office:value="1.68934292274488" table:style-name="ce1">
            <text:p>1.6893429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5886871417247" table:style-name="ce1">
            <text:p>0.405886871</text:p>
          </table:table-cell>
          <table:table-cell office:value-type="float" office:value="0.95896829155289198" table:style-name="ce1">
            <text:p>0.9589682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08872737011308" table:style-name="ce1">
            <text:p>0.408872737</text:p>
          </table:table-cell>
          <table:table-cell office:value-type="float" office:value="1.67983766040532" table:style-name="ce1">
            <text:p>1.679837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629474577368802" table:style-name="ce1">
            <text:p>0.416294746</text:p>
          </table:table-cell>
          <table:table-cell office:value-type="float" office:value="1.67256286003364" table:style-name="ce1">
            <text:p>1.672562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1514305475883601" table:style-name="ce1">
            <text:p>0.415143055</text:p>
          </table:table-cell>
          <table:table-cell office:value-type="float" office:value="0.955785566390284" table:style-name="ce1">
            <text:p>0.95578556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149868295190801" table:style-name="ce1">
            <text:p>0.421498683</text:p>
          </table:table-cell>
          <table:table-cell office:value-type="float" office:value="1.6664937147797401" table:style-name="ce1">
            <text:p>1.6664937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469782465983102" table:style-name="ce1">
            <text:p>0.424697825</text:p>
          </table:table-cell>
          <table:table-cell office:value-type="float" office:value="0.95279595039484399" table:style-name="ce1">
            <text:p>0.9527959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2828086337270399" table:style-name="ce1">
            <text:p>0.428280863</text:p>
          </table:table-cell>
          <table:table-cell office:value-type="float" office:value="1.65960411100078" table:style-name="ce1">
            <text:p>1.6596041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3395400800141998" table:style-name="ce1">
            <text:p>0.433954008</text:p>
          </table:table-cell>
          <table:table-cell office:value-type="float" office:value="0.95095783721104599" table:style-name="ce1">
            <text:p>0.9509578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3693987359548098" table:style-name="ce1">
            <text:p>0.436939874</text:p>
          </table:table-cell>
          <table:table-cell office:value-type="float" office:value="1.64908323748573" table:style-name="ce1">
            <text:p>1.64908323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341868836000398" table:style-name="ce1">
            <text:p>0.443418688</text:p>
          </table:table-cell>
          <table:table-cell office:value-type="float" office:value="1.6420049429741099" table:style-name="ce1">
            <text:p>1.64200494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321019134300899" table:style-name="ce1">
            <text:p>0.443210191</text:p>
          </table:table-cell>
          <table:table-cell office:value-type="float" office:value="0.94909826745311698" table:style-name="ce1">
            <text:p>0.94909826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4922457775390301" table:style-name="ce1">
            <text:p>0.449224578</text:p>
          </table:table-cell>
          <table:table-cell office:value-type="float" office:value="1.63446211482861" table:style-name="ce1">
            <text:p>1.63446211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067485532816098" table:style-name="ce1">
            <text:p>0.450674855</text:p>
          </table:table-cell>
          <table:table-cell office:value-type="float" office:value="0.94731021960895501" table:style-name="ce1">
            <text:p>0.947310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634799995687703" table:style-name="ce1">
            <text:p>0.456348</text:p>
          </table:table-cell>
          <table:table-cell office:value-type="float" office:value="1.6257742457892299" table:style-name="ce1">
            <text:p>1.62577424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57243759635095" table:style-name="ce1">
            <text:p>0.45724376</text:p>
          </table:table-cell>
          <table:table-cell office:value-type="float" office:value="0.94752478535025397" table:style-name="ce1">
            <text:p>0.9475247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6261831770440498" table:style-name="ce1">
            <text:p>0.462618318</text:p>
          </table:table-cell>
          <table:table-cell office:value-type="float" office:value="0.94752478535025397" table:style-name="ce1">
            <text:p>0.9475247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6500701017965401" table:style-name="ce1">
            <text:p>0.46500701</text:p>
          </table:table-cell>
          <table:table-cell office:value-type="float" office:value="1.61375141208508" table:style-name="ce1">
            <text:p>1.6137514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097874136777501" table:style-name="ce1">
            <text:p>0.470978741</text:p>
          </table:table-cell>
          <table:table-cell office:value-type="float" office:value="0.94895522362558404" table:style-name="ce1">
            <text:p>0.9489552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169534911034999" table:style-name="ce1">
            <text:p>0.471695349</text:p>
          </table:table-cell>
          <table:table-cell office:value-type="float" office:value="1.6030898788062899" table:style-name="ce1">
            <text:p>1.60308987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754764567470998" table:style-name="ce1">
            <text:p>0.477547646</text:p>
          </table:table-cell>
          <table:table-cell office:value-type="float" office:value="0.94981348659078202" table:style-name="ce1">
            <text:p>0.9498134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7763295612025403" table:style-name="ce1">
            <text:p>0.477632956</text:p>
          </table:table-cell>
          <table:table-cell office:value-type="float" office:value="1.59467549594193" table:style-name="ce1">
            <text:p>1.5946754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83618905715967" table:style-name="ce1">
            <text:p>0.483618906</text:p>
          </table:table-cell>
          <table:table-cell office:value-type="float" office:value="0.95014725552169299" table:style-name="ce1">
            <text:p>0.95014725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84116549981644" table:style-name="ce1">
            <text:p>0.48411655</text:p>
          </table:table-cell>
          <table:table-cell office:value-type="float" office:value="1.58530953104394" table:style-name="ce1">
            <text:p>1.58530953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008828116976599" table:style-name="ce1">
            <text:p>0.490088281</text:p>
          </table:table-cell>
          <table:table-cell office:value-type="float" office:value="0.95093399657312405" table:style-name="ce1">
            <text:p>0.9509339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1533779647158" table:style-name="ce1">
            <text:p>0.49153378</text:p>
          </table:table-cell>
          <table:table-cell office:value-type="float" office:value="1.57275129561565" table:style-name="ce1">
            <text:p>1.5727512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904587795194799" table:style-name="ce1">
            <text:p>0.499045878</text:p>
          </table:table-cell>
          <table:table-cell office:value-type="float" office:value="1.5612900883373599" table:style-name="ce1">
            <text:p>1.5612900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49874729139254198" table:style-name="ce1">
            <text:p>0.498747291</text:p>
          </table:table-cell>
          <table:table-cell office:value-type="float" office:value="0.95397606197199103" table:style-name="ce1">
            <text:p>0.95397606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570487180129298" table:style-name="ce1">
            <text:p>0.505704872</text:p>
          </table:table-cell>
          <table:table-cell office:value-type="float" office:value="1.5501558383791501" table:style-name="ce1">
            <text:p>1.5501558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0800347473413099" table:style-name="ce1">
            <text:p>0.508003475</text:p>
          </table:table-cell>
          <table:table-cell office:value-type="float" office:value="0.95718024370873001" table:style-name="ce1">
            <text:p>0.9571802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218368656581703" table:style-name="ce1">
            <text:p>0.512183687</text:p>
          </table:table-cell>
          <table:table-cell office:value-type="float" office:value="1.539654709423" table:style-name="ce1">
            <text:p>1.53965470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1696107151631399" table:style-name="ce1">
            <text:p>0.516961072</text:p>
          </table:table-cell>
          <table:table-cell office:value-type="float" office:value="0.96218677767238403" table:style-name="ce1">
            <text:p>0.96218677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054411022918701" table:style-name="ce1">
            <text:p>0.52054411</text:p>
          </table:table-cell>
          <table:table-cell office:value-type="float" office:value="1.52159542619696" table:style-name="ce1">
            <text:p>1.5215954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651584141730901" table:style-name="ce1">
            <text:p>0.526515841</text:p>
          </table:table-cell>
          <table:table-cell office:value-type="float" office:value="0.967336355463571" table:style-name="ce1">
            <text:p>0.96733635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2717273184800295" table:style-name="ce1">
            <text:p>0.527172732</text:p>
          </table:table-cell>
          <table:table-cell office:value-type="float" office:value="1.51067402996482" table:style-name="ce1">
            <text:p>1.5106740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218898604602505" table:style-name="ce1">
            <text:p>0.532188986</text:p>
          </table:table-cell>
          <table:table-cell office:value-type="float" office:value="1.50074100757734" table:style-name="ce1">
            <text:p>1.50074100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607061131830402" table:style-name="ce1">
            <text:p>0.536070611</text:p>
          </table:table-cell>
          <table:table-cell office:value-type="float" office:value="0.97298658665112403" table:style-name="ce1">
            <text:p>0.97298658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3965365003117705" table:style-name="ce1">
            <text:p>0.53965365</text:p>
          </table:table-cell>
          <table:table-cell office:value-type="float" office:value="1.4836734857763401" table:style-name="ce1">
            <text:p>1.4836734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502820810048702" table:style-name="ce1">
            <text:p>0.545028208</text:p>
          </table:table-cell>
          <table:table-cell office:value-type="float" office:value="0.98049638759660496" table:style-name="ce1">
            <text:p>0.98049638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4622255433811195" table:style-name="ce1">
            <text:p>0.546222554</text:p>
          </table:table-cell>
          <table:table-cell office:value-type="float" office:value="1.4705931494900799" table:style-name="ce1">
            <text:p>1.47059314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2241719845871" table:style-name="ce1">
            <text:p>0.55224172</text:p>
          </table:table-cell>
          <table:table-cell office:value-type="float" office:value="1.4553845527360201" table:style-name="ce1">
            <text:p>1.45538455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458297800148204" table:style-name="ce1">
            <text:p>0.554582978</text:p>
          </table:table-cell>
          <table:table-cell office:value-type="float" office:value="0.98850684193845195" table:style-name="ce1">
            <text:p>0.98850684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5816601671435495" table:style-name="ce1">
            <text:p>0.558166017</text:p>
          </table:table-cell>
          <table:table-cell office:value-type="float" office:value="1.4421703409592801" table:style-name="ce1">
            <text:p>1.44217034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354057478366504" table:style-name="ce1">
            <text:p>0.563540575</text:p>
          </table:table-cell>
          <table:table-cell office:value-type="float" office:value="0.99816230029692798" table:style-name="ce1">
            <text:p>0.998162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6473492102128897" table:style-name="ce1">
            <text:p>0.564734921</text:p>
          </table:table-cell>
          <table:table-cell office:value-type="float" office:value="1.4257059964102301" table:style-name="ce1">
            <text:p>1.42570599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044124193438395" table:style-name="ce1">
            <text:p>0.570441242</text:p>
          </table:table-cell>
          <table:table-cell office:value-type="float" office:value="1.00766676794856" table:style-name="ce1">
            <text:p>1.00766676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040806565000501" table:style-name="ce1">
            <text:p>0.570408066</text:p>
          </table:table-cell>
          <table:table-cell office:value-type="float" office:value="1.4125604480627501" table:style-name="ce1">
            <text:p>1.41256044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6166520724266" table:style-name="ce1">
            <text:p>0.576166521</text:p>
          </table:table-cell>
          <table:table-cell office:value-type="float" office:value="1.0157464736672299" table:style-name="ce1">
            <text:p>1.01574647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7727555651634499" table:style-name="ce1">
            <text:p>0.577275557</text:p>
          </table:table-cell>
          <table:table-cell office:value-type="float" office:value="1.39274851914384" table:style-name="ce1">
            <text:p>1.39274851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265011458565497" table:style-name="ce1">
            <text:p>0.582650115</text:p>
          </table:table-cell>
          <table:table-cell office:value-type="float" office:value="1.0263737218381499" table:style-name="ce1">
            <text:p>1.0263737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294870114506103" table:style-name="ce1">
            <text:p>0.582948701</text:p>
          </table:table-cell>
          <table:table-cell office:value-type="float" office:value="1.3766732969762601" table:style-name="ce1">
            <text:p>1.37667329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8690994949984898" table:style-name="ce1">
            <text:p>0.586909949</text:p>
          </table:table-cell>
          <table:table-cell office:value-type="float" office:value="1.36109792664476" table:style-name="ce1">
            <text:p>1.36109792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041336513021403" table:style-name="ce1">
            <text:p>0.590413365</text:p>
          </table:table-cell>
          <table:table-cell office:value-type="float" office:value="1.04371699123859" table:style-name="ce1">
            <text:p>1.04371699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071195168961999" table:style-name="ce1">
            <text:p>0.590711952</text:p>
          </table:table-cell>
          <table:table-cell office:value-type="float" office:value="1.34838776974135" table:style-name="ce1">
            <text:p>1.34838777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523668647446604" table:style-name="ce1">
            <text:p>0.595236686</text:p>
          </table:table-cell>
          <table:table-cell office:value-type="float" office:value="1.33225721007013" table:style-name="ce1">
            <text:p>1.332257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668368287774198" table:style-name="ce1">
            <text:p>0.596683683</text:p>
          </table:table-cell>
          <table:table-cell office:value-type="float" office:value="1.0582979253917899" table:style-name="ce1">
            <text:p>1.05829792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59932502551864197" table:style-name="ce1">
            <text:p>0.599325026</text:p>
          </table:table-cell>
          <table:table-cell office:value-type="float" office:value="1.31372248552034" table:style-name="ce1">
            <text:p>1.31372248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146106782823905" table:style-name="ce1">
            <text:p>0.601461068</text:p>
          </table:table-cell>
          <table:table-cell office:value-type="float" office:value="1.07129923787984" table:style-name="ce1">
            <text:p>1.0712992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538862949427297" table:style-name="ce1">
            <text:p>0.605388629</text:p>
          </table:table-cell>
          <table:table-cell office:value-type="float" office:value="1.2860748379228599" table:style-name="ce1">
            <text:p>1.2860748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7731385575767" table:style-name="ce1">
            <text:p>0.607731386</text:p>
          </table:table-cell>
          <table:table-cell office:value-type="float" office:value="1.0932966630226" table:style-name="ce1">
            <text:p>1.09329666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0862714525398498" table:style-name="ce1">
            <text:p>0.608627145</text:p>
          </table:table-cell>
          <table:table-cell office:value-type="float" office:value="1.2680234211771" table:style-name="ce1">
            <text:p>1.26802342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272592438765106" table:style-name="ce1">
            <text:p>0.612725924</text:p>
          </table:table-cell>
          <table:table-cell office:value-type="float" office:value="1.23669145880385" table:style-name="ce1">
            <text:p>1.236691459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310594364507698" table:style-name="ce1">
            <text:p>0.613105944</text:p>
          </table:table-cell>
          <table:table-cell office:value-type="float" office:value="1.1271163108179001" table:style-name="ce1">
            <text:p>1.1271163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410123217642998" table:style-name="ce1">
            <text:p>0.614101232</text:p>
          </table:table-cell>
          <table:table-cell office:value-type="float" office:value="1.22471988247123" table:style-name="ce1">
            <text:p>1.22471988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5196049560919" table:style-name="ce1">
            <text:p>0.61519605</text:p>
          </table:table-cell>
          <table:table-cell office:value-type="float" office:value="1.1458425358898101" table:style-name="ce1">
            <text:p>1.1458425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609180923913798" table:style-name="ce1">
            <text:p>0.616091809</text:p>
          </table:table-cell>
          <table:table-cell office:value-type="float" office:value="1.19438664415494" table:style-name="ce1">
            <text:p>1.19438664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0.61609180923913798" table:style-name="ce1">
            <text:p>0.616091809</text:p>
          </table:table-cell>
          <table:table-cell office:value-type="float" office:value="1.1777901543556899" table:style-name="ce1">
            <text:p>1.177790154</text:p>
          </table:table-cell>
          <table:table-cell table:number-columns-repeated="16381"/>
        </table:table-row>
        <table:table-row table:number-rows-repeated="10484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onsolas" svg:font-family="Consolas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0-17T06:51:40Z</meta:creation-date>
    <dc:date>2018-11-09T04:20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7a_HZZ.$C$4:.$C$178" chart:class="chart:scatter" chart:attached-axis="primary-y" chart:style-name="G0S0">
            <chart:domain table:cell-range-address="Fig_7a_HZZ.$B$4:.$B$178"/>
            <chart:data-point chart:repeated="17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WW.$N$3:.$N$81" chart:class="chart:scatter" chart:attached-axis="primary-y" chart:style-name="G0S0">
            <chart:domain table:cell-range-address="Fig_9_HWW.$M$3:.$M$81"/>
            <chart:data-point chart:repeated="79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WW.$K$3:.$K$81" chart:class="chart:scatter" chart:attached-axis="primary-y" chart:style-name="G0S0">
            <chart:domain table:cell-range-address="Fig_9_HWW.$J$3:.$J$81"/>
            <chart:data-point chart:repeated="79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tautau.$P$4:.$P$106" chart:class="chart:scatter" chart:attached-axis="primary-y" chart:style-name="G0S0">
            <chart:domain table:cell-range-address="Fig_9_Htautau.$O$4:.$O$106"/>
            <chart:data-point chart:repeated="10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9_Htautau.$S$4:.$S$106" chart:class="chart:scatter" chart:attached-axis="primary-y" chart:style-name="G0S0">
            <chart:domain table:cell-range-address="Fig_9_Htautau.$R$4:.$R$106"/>
            <chart:data-point chart:repeated="10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6_Aux__Hbb_(80).$C$4:.$C$143" chart:class="chart:scatter" chart:attached-axis="primary-y" chart:style-name="G0S0">
            <chart:domain table:cell-range-address="Fig_6_Aux__Hbb_(80).$B$4:.$B$143"/>
            <chart:data-point chart:repeated="140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4a_HZZ_(80).$C$3:.$C$150" chart:class="chart:scatter" chart:attached-axis="primary-y" chart:style-name="G0S0">
            <chart:domain table:cell-range-address="Fig_14a_HZZ_(80).$B$3:.$B$150"/>
            <chart:data-point chart:repeated="148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4a_HZZ_(80).$J$3:.$J$150" chart:class="chart:scatter" chart:attached-axis="primary-y" chart:style-name="G0S0">
            <chart:domain table:cell-range-address="Fig_14a_HZZ_(80).$I$3:.$I$150"/>
            <chart:data-point chart:repeated="14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_HZZ_(36).$C$3:.$C$142" chart:class="chart:scatter" chart:attached-axis="primary-y" chart:style-name="G0S0">
            <chart:domain table:cell-range-address="_HZZ_(36).$B$3:.$B$142"/>
            <chart:data-point chart:repeated="140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7b_HZZ.$C$3:.$C$186" chart:class="chart:scatter" chart:attached-axis="primary-y" chart:style-name="G0S0">
            <chart:domain table:cell-range-address="Fig_7b_HZZ.$B$3:.$B$186"/>
            <chart:data-point chart:repeated="18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2_b_HZZ_(80).$C$4:.$C$159" chart:class="chart:scatter" chart:attached-axis="primary-y" chart:style-name="G0S0">
            <chart:domain table:cell-range-address="Fig_12_b_HZZ_(80).$B$4:.$B$159"/>
            <chart:data-point chart:repeated="15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a.$C$3:.$C$174" chart:class="chart:scatter" chart:attached-axis="primary-y" chart:style-name="G0S0">
            <chart:domain table:cell-range-address="1a.$B$3:.$B$174"/>
            <chart:data-point chart:repeated="17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b.$C$2:.$C$157" chart:class="chart:scatter" chart:attached-axis="primary-y" chart:style-name="G0S0">
            <chart:domain table:cell-range-address="1b.$B$2:.$B$157"/>
            <chart:data-point chart:repeated="15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c.$C$2:.$C$174" chart:class="chart:scatter" chart:attached-axis="primary-y" chart:style-name="G0S0">
            <chart:domain table:cell-range-address="1c.$B$2:.$B$174"/>
            <chart:data-point chart:repeated="17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Chart Titl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1d.$C$2:.$C$183" chart:class="chart:scatter" chart:attached-axis="primary-y" chart:style-name="G0S0">
            <chart:domain table:cell-range-address="1d.$B$2:.$B$183"/>
            <chart:data-point chart:repeated="18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svg:x="145.4173228346457pt" svg:y="6.0pt" chart:style-name="CT00">
          <text:p text:style-name="a0" text:class-names="" text:cond-style-name="">Cross section x Br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5_Hgaga.$I$6:.$I$63" chart:class="chart:scatter" chart:attached-axis="primary-y" chart:style-name="G0S0">
            <chart:domain table:cell-range-address="Fig_15_Hgaga.$H$6:.$H$63"/>
            <chart:data-point chart:repeated="58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Signal Strength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Fig_15_Hgaga.$L$6:.$L$63" chart:class="chart:scatter" chart:attached-axis="primary-y" chart:style-name="G0S0">
            <chart:domain table:cell-range-address="Fig_15_Hgaga.$K$6:.$K$63"/>
            <chart:data-point chart:repeated="5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